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DejaVu Sans Mono" svg:font-family="DejaVu Sans Mono" style:font-family-generic="system"/>
  </office:font-face-decls>
  <office:automatic-styles>
    <text:list-style style:name="LFO4">
      <text:list-level-style-bullet text:level="1" text:style-name="WW_CharLFO4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style style:name="P1" style:parent-style-name="Обычный" style:master-page-name="MP0" style:family="paragraph">
      <style:paragraph-properties fo:break-before="page" fo:text-align="center" fo:margin-bottom="0.0833in" fo:text-indent="0.2916in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background-color="#FFFFFF" style:language-asian="ru" style:country-asian="RU"/>
    </style:style>
    <style:style style:name="P3" style:parent-style-name="Обычный" style:family="paragraph">
      <style:paragraph-properties fo:text-align="center" fo:margin-bottom="0.0833in" fo:text-indent="0.2916in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background-color="#FFFFFF" style:language-asian="ru" style:country-asian="RU"/>
    </style:style>
    <style:style style:name="P5" style:parent-style-name="Обычный" style:family="paragraph"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6" style:parent-style-name="Обычный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Обычный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10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11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12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13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 style:language-asian="ru" style:country-asian="RU"/>
    </style:style>
    <style:style style:name="P14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 style:language-asian="ru" style:country-asian="RU"/>
    </style:style>
    <style:style style:name="P15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16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17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18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19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20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21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22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23" style:parent-style-name="Обычный" style:family="paragraph">
      <style:paragraph-properties fo:margin-bottom="0.0833in"/>
      <style:text-properties style:font-name="Times New Roman" style:font-name-asian="Times New Roman" style:font-name-complex="Times New Roman" fo:font-size="12pt" style:font-size-asian="12pt" style:language-asian="ru" style:country-asian="RU"/>
    </style:style>
    <style:style style:name="P24" style:parent-style-name="Обычный" style:family="paragraph">
      <style:text-properties style:font-name="Times New Roman" style:font-name-asian="Times New Roman" style:font-name-complex="Times New Roman" fo:color="#000000" fo:font-size="16pt" style:font-size-asian="16pt" style:font-size-complex="16pt" style:language-asian="ru" style:country-asian="RU"/>
    </style:style>
    <style:style style:name="P25" style:parent-style-name="Обычный" style:family="paragraph">
      <style:paragraph-properties fo:text-align="center" fo:margin-bottom="0.0833in" fo:text-indent="0.291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TableColumn27" style:family="table-column">
      <style:table-column-properties style:column-width="1.4576in"/>
    </style:style>
    <style:style style:name="TableColumn28" style:family="table-column">
      <style:table-column-properties style:column-width="1.7312in"/>
    </style:style>
    <style:style style:name="Table26" style:family="table">
      <style:table-properties style:width="3.1888in" fo:margin-left="0in" table:align="right"/>
    </style:style>
    <style:style style:name="TableRow29" style:family="table-row">
      <style:table-row-properties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8in" fo:padding-bottom="0.0381in" fo:padding-right="0.0381in"/>
    </style:style>
    <style:style style:name="P31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Cell32" style:family="table-cell">
      <style:table-cell-properties fo:border="0.0034in solid #000000" style:writing-mode="lr-tb" fo:padding-top="0.0381in" fo:padding-left="0.0368in" fo:padding-bottom="0.0381in" fo:padding-right="0.0381in"/>
    </style:style>
    <style:style style:name="P33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Row34" style:family="table-row">
      <style:table-row-properties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8in" fo:padding-bottom="0.0381in" fo:padding-right="0.0381in"/>
    </style:style>
    <style:style style:name="P36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Cell37" style:family="table-cell">
      <style:table-cell-properties fo:border="0.0034in solid #000000" style:writing-mode="lr-tb" fo:padding-top="0.0381in" fo:padding-left="0.0368in" fo:padding-bottom="0.0381in" fo:padding-right="0.0381in"/>
    </style:style>
    <style:style style:name="P38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Row39" style:family="table-row">
      <style:table-row-properties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8in" fo:padding-bottom="0.0381in" fo:padding-right="0.0381in"/>
    </style:style>
    <style:style style:name="P41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Cell42" style:family="table-cell">
      <style:table-cell-properties fo:border="0.0034in solid #000000" style:writing-mode="lr-tb" fo:padding-top="0.0381in" fo:padding-left="0.0368in" fo:padding-bottom="0.0381in" fo:padding-right="0.0381in"/>
    </style:style>
    <style:style style:name="P43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Row44" style:family="table-row">
      <style:table-row-properties style:min-row-height="0.3847in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8in" fo:padding-bottom="0.0381in" fo:padding-right="0.0381in"/>
    </style:style>
    <style:style style:name="P46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Cell47" style:family="table-cell">
      <style:table-cell-properties fo:border="0.0034in solid #000000" style:writing-mode="lr-tb" fo:padding-top="0.0381in" fo:padding-left="0.0368in" fo:padding-bottom="0.0381in" fo:padding-right="0.0381in"/>
    </style:style>
    <style:style style:name="T48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ableRow49" style:family="table-row">
      <style:table-row-properties style:min-row-height="0.5in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8in" fo:padding-bottom="0.0381in" fo:padding-right="0.0381in"/>
    </style:style>
    <style:style style:name="P51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Cell52" style:family="table-cell">
      <style:table-cell-properties fo:border="0.0034in solid #000000" style:writing-mode="lr-tb" fo:padding-top="0.0381in" fo:padding-left="0.0368in" fo:padding-bottom="0.0381in" fo:padding-right="0.0381in"/>
    </style:style>
    <style:style style:name="P53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Row54" style:family="table-row">
      <style:table-row-properties style:min-row-height="0.559in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68in" fo:padding-bottom="0.0381in" fo:padding-right="0.0381in"/>
    </style:style>
    <style:style style:name="P56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TableCell57" style:family="table-cell">
      <style:table-cell-properties fo:border="0.0034in solid #000000" style:writing-mode="lr-tb" fo:padding-top="0.0381in" fo:padding-left="0.0368in" fo:padding-bottom="0.0381in" fo:padding-right="0.0381in"/>
    </style:style>
    <style:style style:name="P58" style:parent-style-name="Содержимоетаблицы" style:family="paragraph">
      <style:text-properties style:font-name="Times New Roman" fo:font-size="13pt" style:font-size-asian="13pt" style:font-size-complex="13pt"/>
    </style:style>
    <style:style style:name="P59" style:parent-style-name="Обычный" style:family="paragraph">
      <style:paragraph-properties fo:margin-bottom="0.1666in"/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60" style:parent-style-name="Обычный" style:family="paragraph">
      <style:paragraph-properties fo:text-align="center" fo:margin-bottom="0.0833in" fo:text-indent="0.2916in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62" style:parent-style-name="Заголовок1" style:family="paragraph">
      <style:paragraph-properties fo:break-before="page"/>
    </style:style>
    <style:style style:name="T63" style:parent-style-name="Основнойшрифтабзаца" style:family="text">
      <style:text-properties fo:font-weight="bold" style:font-weight-asian="bold" style:font-weight-complex="bold"/>
    </style:style>
    <style:style style:name="P64" style:parent-style-name="Абзацсписка" style:family="paragraph"/>
    <style:style style:name="P65" style:parent-style-name="Абзацсписка" style:family="paragraph"/>
    <style:style style:name="P66" style:parent-style-name="Абзацсписка" style:family="paragraph"/>
    <style:style style:name="P67" style:parent-style-name="Абзацсписка" style:family="paragraph"/>
    <style:style style:name="P68" style:parent-style-name="Абзацсписка" style:family="paragraph"/>
    <style:style style:name="P69" style:parent-style-name="Абзацсписка" style:family="paragraph">
      <style:paragraph-properties fo:margin-left="0in">
        <style:tab-stops/>
      </style:paragraph-properties>
    </style:style>
    <style:style style:name="P70" style:parent-style-name="Заголовок1" style:family="paragraph">
      <style:paragraph-properties fo:break-before="page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T72" style:parent-style-name="Основнойшрифтабзаца" style:family="text">
      <style:text-properties style:font-name="DejaVu Sans Mono" fo:font-weight="bold" style:font-weight-asian="bold" fo:color="#808000" fo:language="en" fo:country="US"/>
    </style:style>
    <style:style style:name="T7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74" style:parent-style-name="PreformattedText" style:family="paragraph">
      <style:paragraph-properties fo:background-color="#FFFFFF"/>
    </style:style>
    <style:style style:name="T75" style:parent-style-name="Основнойшрифтабзаца" style:family="text">
      <style:text-properties style:font-name="DejaVu Sans Mono" fo:color="#808000" fo:language="en" fo:country="US"/>
    </style:style>
    <style:style style:name="T7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77" style:parent-style-name="PreformattedText" style:family="paragraph">
      <style:paragraph-properties fo:background-color="#FFFFFF"/>
    </style:style>
    <style:style style:name="T78" style:parent-style-name="Основнойшрифтабзаца" style:family="text">
      <style:text-properties style:font-name="DejaVu Sans Mono" fo:color="#808000" fo:language="en" fo:country="US"/>
    </style:style>
    <style:style style:name="T7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80" style:parent-style-name="PreformattedText" style:family="paragraph">
      <style:paragraph-properties fo:background-color="#FFFFFF"/>
    </style:style>
    <style:style style:name="T81" style:parent-style-name="Основнойшрифтабзаца" style:family="text">
      <style:text-properties style:font-name="DejaVu Sans Mono" fo:color="#808000" fo:language="en" fo:country="US"/>
    </style:style>
    <style:style style:name="T82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83" style:parent-style-name="PreformattedText" style:family="paragraph">
      <style:paragraph-properties fo:background-color="#FFFFFF"/>
    </style:style>
    <style:style style:name="T84" style:parent-style-name="Основнойшрифтабзаца" style:family="text">
      <style:text-properties style:font-name="DejaVu Sans Mono" fo:color="#808000" fo:language="en" fo:country="US"/>
    </style:style>
    <style:style style:name="T8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86" style:parent-style-name="PreformattedText" style:family="paragraph">
      <style:paragraph-properties fo:background-color="#FFFFFF"/>
    </style:style>
    <style:style style:name="T87" style:parent-style-name="Основнойшрифтабзаца" style:family="text">
      <style:text-properties style:font-name="DejaVu Sans Mono" fo:color="#808000" fo:language="en" fo:country="US"/>
    </style:style>
    <style:style style:name="T8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89" style:parent-style-name="PreformattedText" style:family="paragraph">
      <style:paragraph-properties fo:background-color="#FFFFFF"/>
    </style:style>
    <style:style style:name="T90" style:parent-style-name="Основнойшрифтабзаца" style:family="text">
      <style:text-properties style:font-name="DejaVu Sans Mono" fo:color="#808000" fo:language="en" fo:country="US"/>
    </style:style>
    <style:style style:name="T9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92" style:parent-style-name="PreformattedText" style:family="paragraph">
      <style:paragraph-properties fo:background-color="#FFFFFF"/>
    </style:style>
    <style:style style:name="T93" style:parent-style-name="Основнойшрифтабзаца" style:family="text">
      <style:text-properties style:font-name="DejaVu Sans Mono" fo:color="#808000" fo:language="en" fo:country="US"/>
    </style:style>
    <style:style style:name="T9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95" style:parent-style-name="PreformattedText" style:family="paragraph">
      <style:paragraph-properties fo:background-color="#FFFFFF"/>
    </style:style>
    <style:style style:name="T96" style:parent-style-name="Основнойшрифтабзаца" style:family="text">
      <style:text-properties style:font-name="DejaVu Sans Mono" fo:color="#808000" fo:language="en" fo:country="US"/>
    </style:style>
    <style:style style:name="T9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98" style:parent-style-name="PreformattedText" style:family="paragraph">
      <style:paragraph-properties fo:background-color="#FFFFFF"/>
    </style:style>
    <style:style style:name="T99" style:parent-style-name="Основнойшрифтабзаца" style:family="text">
      <style:text-properties style:font-name="DejaVu Sans Mono" fo:color="#808000" fo:language="en" fo:country="US"/>
    </style:style>
    <style:style style:name="T10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101" style:parent-style-name="PreformattedText" style:family="paragraph">
      <style:paragraph-properties fo:background-color="#FFFFFF"/>
      <style:text-properties style:font-name="DejaVu Sans Mono" fo:color="#000000" fo:language="en" fo:country="US"/>
    </style:style>
    <style:style style:name="P102" style:parent-style-name="PreformattedText" style:family="paragraph">
      <style:paragraph-properties fo:background-color="#FFFFFF"/>
    </style:style>
    <style:style style:name="T10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04" style:parent-style-name="Основнойшрифтабзаца" style:family="text">
      <style:text-properties style:font-name="DejaVu Sans Mono" fo:color="#008080" fo:language="en" fo:country="US"/>
    </style:style>
    <style:style style:name="T105" style:parent-style-name="Основнойшрифтабзаца" style:family="text">
      <style:text-properties style:font-name="DejaVu Sans Mono" fo:color="#000000" fo:language="en" fo:country="US"/>
    </style:style>
    <style:style style:name="P106" style:parent-style-name="PreformattedText" style:family="paragraph">
      <style:paragraph-properties fo:background-color="#FFFFFF"/>
    </style:style>
    <style:style style:name="T10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08" style:parent-style-name="Основнойшрифтабзаца" style:family="text">
      <style:text-properties style:font-name="DejaVu Sans Mono" fo:color="#000000" fo:language="en" fo:country="US"/>
    </style:style>
    <style:style style:name="P109" style:parent-style-name="PreformattedText" style:family="paragraph">
      <style:paragraph-properties fo:background-color="#FFFFFF"/>
    </style:style>
    <style:style style:name="T110" style:parent-style-name="Основнойшрифтабзаца" style:family="text">
      <style:text-properties fo:color="#000000" fo:language="en" fo:country="US"/>
    </style:style>
    <style:style style:name="T111" style:parent-style-name="Основнойшрифтабзаца" style:family="text">
      <style:text-properties style:font-name="DejaVu Sans Mono" fo:color="#000000" fo:language="en" fo:country="US"/>
    </style:style>
    <style:style style:name="T11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3" style:parent-style-name="Основнойшрифтабзаца" style:family="text">
      <style:text-properties style:font-name="DejaVu Sans Mono" fo:color="#000000" fo:language="en" fo:country="US"/>
    </style:style>
    <style:style style:name="P114" style:parent-style-name="PreformattedText" style:family="paragraph">
      <style:paragraph-properties fo:background-color="#FFFFFF"/>
    </style:style>
    <style:style style:name="T115" style:parent-style-name="Основнойшрифтабзаца" style:family="text">
      <style:text-properties fo:color="#000000" fo:language="en" fo:country="US"/>
    </style:style>
    <style:style style:name="T116" style:parent-style-name="Основнойшрифтабзаца" style:family="text">
      <style:text-properties style:font-name="DejaVu Sans Mono" fo:color="#000000" fo:language="en" fo:country="US"/>
    </style:style>
    <style:style style:name="P117" style:parent-style-name="PreformattedText" style:family="paragraph">
      <style:paragraph-properties fo:background-color="#FFFFFF"/>
    </style:style>
    <style:style style:name="T118" style:parent-style-name="Основнойшрифтабзаца" style:family="text">
      <style:text-properties fo:color="#000000" fo:language="en" fo:country="US"/>
    </style:style>
    <style:style style:name="T119" style:parent-style-name="Основнойшрифтабзаца" style:family="text">
      <style:text-properties style:font-name="DejaVu Sans Mono" fo:color="#000000" fo:language="en" fo:country="US"/>
    </style:style>
    <style:style style:name="T120" style:parent-style-name="Основнойшрифтабзаца" style:family="text">
      <style:text-properties style:font-name="DejaVu Sans Mono" fo:color="#660E7A" fo:language="en" fo:country="US"/>
    </style:style>
    <style:style style:name="T121" style:parent-style-name="Основнойшрифтабзаца" style:family="text">
      <style:text-properties style:font-name="DejaVu Sans Mono" fo:color="#000000" fo:language="en" fo:country="US"/>
    </style:style>
    <style:style style:name="P122" style:parent-style-name="PreformattedText" style:family="paragraph">
      <style:paragraph-properties fo:background-color="#FFFFFF"/>
    </style:style>
    <style:style style:name="T123" style:parent-style-name="Основнойшрифтабзаца" style:family="text">
      <style:text-properties fo:color="#000000" fo:language="en" fo:country="US"/>
    </style:style>
    <style:style style:name="T124" style:parent-style-name="Основнойшрифтабзаца" style:family="text">
      <style:text-properties style:font-name="DejaVu Sans Mono" fo:color="#000000" fo:language="en" fo:country="US"/>
    </style:style>
    <style:style style:name="P125" style:parent-style-name="PreformattedText" style:family="paragraph">
      <style:paragraph-properties fo:background-color="#FFFFFF"/>
    </style:style>
    <style:style style:name="T126" style:parent-style-name="Основнойшрифтабзаца" style:family="text">
      <style:text-properties fo:color="#000000" fo:language="en" fo:country="US"/>
    </style:style>
    <style:style style:name="T12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8" style:parent-style-name="Основнойшрифтабзаца" style:family="text">
      <style:text-properties style:font-name="DejaVu Sans Mono" fo:color="#000000" fo:language="en" fo:country="US"/>
    </style:style>
    <style:style style:name="T12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0" style:parent-style-name="Основнойшрифтабзаца" style:family="text">
      <style:text-properties style:font-name="DejaVu Sans Mono" fo:color="#000000" fo:language="en" fo:country="US"/>
    </style:style>
    <style:style style:name="P131" style:parent-style-name="PreformattedText" style:family="paragraph">
      <style:paragraph-properties fo:background-color="#FFFFFF"/>
    </style:style>
    <style:style style:name="T132" style:parent-style-name="Основнойшрифтабзаца" style:family="text">
      <style:text-properties fo:color="#000000" fo:language="en" fo:country="US"/>
    </style:style>
    <style:style style:name="T133" style:parent-style-name="Основнойшрифтабзаца" style:family="text">
      <style:text-properties style:font-name="DejaVu Sans Mono" fo:color="#008080" fo:language="en" fo:country="US"/>
    </style:style>
    <style:style style:name="T134" style:parent-style-name="Основнойшрифтабзаца" style:family="text">
      <style:text-properties style:font-name="DejaVu Sans Mono" fo:color="#000000" fo:language="en" fo:country="US"/>
    </style:style>
    <style:style style:name="T135" style:parent-style-name="Основнойшрифтабзаца" style:family="text">
      <style:text-properties style:font-name="DejaVu Sans Mono" fo:color="#660E7A" fo:language="en" fo:country="US"/>
    </style:style>
    <style:style style:name="T136" style:parent-style-name="Основнойшрифтабзаца" style:family="text">
      <style:text-properties style:font-name="DejaVu Sans Mono" fo:color="#000000" fo:language="en" fo:country="US"/>
    </style:style>
    <style:style style:name="P137" style:parent-style-name="PreformattedText" style:family="paragraph">
      <style:paragraph-properties fo:background-color="#FFFFFF"/>
    </style:style>
    <style:style style:name="T138" style:parent-style-name="Основнойшрифтабзаца" style:family="text">
      <style:text-properties fo:color="#000000" fo:language="en" fo:country="US"/>
    </style:style>
    <style:style style:name="T13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0" style:parent-style-name="Основнойшрифтабзаца" style:family="text">
      <style:text-properties style:font-name="DejaVu Sans Mono" fo:color="#000000" fo:language="en" fo:country="US"/>
    </style:style>
    <style:style style:name="T14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2" style:parent-style-name="Основнойшрифтабзаца" style:family="text">
      <style:text-properties style:font-name="DejaVu Sans Mono" fo:color="#000000" fo:language="en" fo:country="US"/>
    </style:style>
    <style:style style:name="P143" style:parent-style-name="PreformattedText" style:family="paragraph">
      <style:paragraph-properties fo:background-color="#FFFFFF"/>
    </style:style>
    <style:style style:name="T144" style:parent-style-name="Основнойшрифтабзаца" style:family="text">
      <style:text-properties fo:color="#000000" fo:language="en" fo:country="US"/>
    </style:style>
    <style:style style:name="T14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6" style:parent-style-name="Основнойшрифтабзаца" style:family="text">
      <style:text-properties style:font-name="DejaVu Sans Mono" fo:color="#000000" fo:language="en" fo:country="US"/>
    </style:style>
    <style:style style:name="T147" style:parent-style-name="Основнойшрифтабзаца" style:family="text">
      <style:text-properties style:font-name="DejaVu Sans Mono" fo:color="#660E7A" fo:language="en" fo:country="US"/>
    </style:style>
    <style:style style:name="T148" style:parent-style-name="Основнойшрифтабзаца" style:family="text">
      <style:text-properties style:font-name="DejaVu Sans Mono" fo:color="#000000" fo:language="en" fo:country="US"/>
    </style:style>
    <style:style style:name="P149" style:parent-style-name="PreformattedText" style:family="paragraph">
      <style:paragraph-properties fo:background-color="#FFFFFF"/>
    </style:style>
    <style:style style:name="T150" style:parent-style-name="Основнойшрифтабзаца" style:family="text">
      <style:text-properties fo:color="#000000" fo:language="en" fo:country="US"/>
    </style:style>
    <style:style style:name="T15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2" style:parent-style-name="Основнойшрифтабзаца" style:family="text">
      <style:text-properties style:font-name="DejaVu Sans Mono" fo:color="#000000" fo:language="en" fo:country="US"/>
    </style:style>
    <style:style style:name="P153" style:parent-style-name="PreformattedText" style:family="paragraph">
      <style:paragraph-properties fo:background-color="#FFFFFF"/>
    </style:style>
    <style:style style:name="T154" style:parent-style-name="Основнойшрифтабзаца" style:family="text">
      <style:text-properties fo:color="#000000" fo:language="en" fo:country="US"/>
    </style:style>
    <style:style style:name="T155" style:parent-style-name="Основнойшрифтабзаца" style:family="text">
      <style:text-properties style:font-name="DejaVu Sans Mono" fo:color="#000000" fo:language="en" fo:country="US"/>
    </style:style>
    <style:style style:name="P156" style:parent-style-name="PreformattedText" style:family="paragraph">
      <style:paragraph-properties fo:background-color="#FFFFFF"/>
    </style:style>
    <style:style style:name="T157" style:parent-style-name="Основнойшрифтабзаца" style:family="text">
      <style:text-properties fo:color="#000000" fo:language="en" fo:country="US"/>
    </style:style>
    <style:style style:name="T15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9" style:parent-style-name="Основнойшрифтабзаца" style:family="text">
      <style:text-properties style:font-name="DejaVu Sans Mono" fo:color="#000000" fo:language="en" fo:country="US"/>
    </style:style>
    <style:style style:name="T160" style:parent-style-name="Основнойшрифтабзаца" style:family="text">
      <style:text-properties style:font-name="DejaVu Sans Mono" fo:color="#660E7A" fo:language="en" fo:country="US"/>
    </style:style>
    <style:style style:name="T161" style:parent-style-name="Основнойшрифтабзаца" style:family="text">
      <style:text-properties style:font-name="DejaVu Sans Mono" fo:color="#000000" fo:language="en" fo:country="US"/>
    </style:style>
    <style:style style:name="P162" style:parent-style-name="PreformattedText" style:family="paragraph">
      <style:paragraph-properties fo:background-color="#FFFFFF"/>
    </style:style>
    <style:style style:name="T163" style:parent-style-name="Основнойшрифтабзаца" style:family="text">
      <style:text-properties fo:color="#000000" fo:language="en" fo:country="US"/>
    </style:style>
    <style:style style:name="T164" style:parent-style-name="Основнойшрифтабзаца" style:family="text">
      <style:text-properties style:font-name="DejaVu Sans Mono" fo:color="#000000" fo:language="en" fo:country="US"/>
    </style:style>
    <style:style style:name="T165" style:parent-style-name="Основнойшрифтабзаца" style:family="text">
      <style:text-properties style:font-name="DejaVu Sans Mono" fo:color="#660E7A" fo:language="en" fo:country="US"/>
    </style:style>
    <style:style style:name="T166" style:parent-style-name="Основнойшрифтабзаца" style:family="text">
      <style:text-properties style:font-name="DejaVu Sans Mono" fo:color="#000000" fo:language="en" fo:country="US"/>
    </style:style>
    <style:style style:name="P167" style:parent-style-name="PreformattedText" style:family="paragraph">
      <style:paragraph-properties fo:background-color="#FFFFFF"/>
    </style:style>
    <style:style style:name="T168" style:parent-style-name="Основнойшрифтабзаца" style:family="text">
      <style:text-properties fo:color="#000000" fo:language="en" fo:country="US"/>
    </style:style>
    <style:style style:name="T169" style:parent-style-name="Основнойшрифтабзаца" style:family="text">
      <style:text-properties style:font-name="DejaVu Sans Mono" fo:color="#000000" fo:language="en" fo:country="US"/>
    </style:style>
    <style:style style:name="P170" style:parent-style-name="PreformattedText" style:family="paragraph">
      <style:paragraph-properties fo:background-color="#FFFFFF"/>
    </style:style>
    <style:style style:name="T171" style:parent-style-name="Основнойшрифтабзаца" style:family="text">
      <style:text-properties fo:color="#000000" fo:language="en" fo:country="US"/>
    </style:style>
    <style:style style:name="T17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73" style:parent-style-name="Основнойшрифтабзаца" style:family="text">
      <style:text-properties style:font-name="DejaVu Sans Mono" fo:color="#000000" fo:language="en" fo:country="US"/>
    </style:style>
    <style:style style:name="T174" style:parent-style-name="Основнойшрифтабзаца" style:family="text">
      <style:text-properties style:font-name="DejaVu Sans Mono" fo:color="#660E7A" fo:language="en" fo:country="US"/>
    </style:style>
    <style:style style:name="T175" style:parent-style-name="Основнойшрифтабзаца" style:family="text">
      <style:text-properties style:font-name="DejaVu Sans Mono" fo:color="#000000" fo:language="en" fo:country="US"/>
    </style:style>
    <style:style style:name="P176" style:parent-style-name="PreformattedText" style:family="paragraph">
      <style:paragraph-properties fo:background-color="#FFFFFF"/>
    </style:style>
    <style:style style:name="T177" style:parent-style-name="Основнойшрифтабзаца" style:family="text">
      <style:text-properties fo:color="#000000" fo:language="en" fo:country="US"/>
    </style:style>
    <style:style style:name="T178" style:parent-style-name="Основнойшрифтабзаца" style:family="text">
      <style:text-properties style:font-name="DejaVu Sans Mono" fo:color="#000000" fo:language="en" fo:country="US"/>
    </style:style>
    <style:style style:name="T179" style:parent-style-name="Основнойшрифтабзаца" style:family="text">
      <style:text-properties style:font-name="DejaVu Sans Mono" fo:color="#660E7A" fo:language="en" fo:country="US"/>
    </style:style>
    <style:style style:name="T180" style:parent-style-name="Основнойшрифтабзаца" style:family="text">
      <style:text-properties style:font-name="DejaVu Sans Mono" fo:color="#000000" fo:language="en" fo:country="US"/>
    </style:style>
    <style:style style:name="P181" style:parent-style-name="PreformattedText" style:family="paragraph">
      <style:paragraph-properties fo:background-color="#FFFFFF"/>
    </style:style>
    <style:style style:name="T182" style:parent-style-name="Основнойшрифтабзаца" style:family="text">
      <style:text-properties fo:color="#000000" fo:language="en" fo:country="US"/>
    </style:style>
    <style:style style:name="T183" style:parent-style-name="Основнойшрифтабзаца" style:family="text">
      <style:text-properties style:font-name="DejaVu Sans Mono" fo:color="#000000" fo:language="en" fo:country="US"/>
    </style:style>
    <style:style style:name="P184" style:parent-style-name="PreformattedText" style:family="paragraph">
      <style:paragraph-properties fo:background-color="#FFFFFF"/>
    </style:style>
    <style:style style:name="T185" style:parent-style-name="Основнойшрифтабзаца" style:family="text">
      <style:text-properties fo:color="#000000" fo:language="en" fo:country="US"/>
    </style:style>
    <style:style style:name="T186" style:parent-style-name="Основнойшрифтабзаца" style:family="text">
      <style:text-properties style:font-name="DejaVu Sans Mono" fo:color="#000000" fo:language="en" fo:country="US"/>
    </style:style>
    <style:style style:name="P187" style:parent-style-name="PreformattedText" style:family="paragraph">
      <style:paragraph-properties fo:background-color="#FFFFFF"/>
    </style:style>
    <style:style style:name="T188" style:parent-style-name="Основнойшрифтабзаца" style:family="text">
      <style:text-properties fo:color="#000000" fo:language="en" fo:country="US"/>
    </style:style>
    <style:style style:name="T189" style:parent-style-name="Основнойшрифтабзаца" style:family="text">
      <style:text-properties fo:color="#000000" fo:language="en" fo:country="US"/>
    </style:style>
    <style:style style:name="T19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1" style:parent-style-name="Основнойшрифтабзаца" style:family="text">
      <style:text-properties style:font-name="DejaVu Sans Mono" fo:color="#000000" fo:language="en" fo:country="US"/>
    </style:style>
    <style:style style:name="T19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3" style:parent-style-name="Основнойшрифтабзаца" style:family="text">
      <style:text-properties style:font-name="DejaVu Sans Mono" fo:color="#000000" fo:language="en" fo:country="US"/>
    </style:style>
    <style:style style:name="P194" style:parent-style-name="PreformattedText" style:family="paragraph">
      <style:paragraph-properties fo:background-color="#FFFFFF"/>
    </style:style>
    <style:style style:name="T195" style:parent-style-name="Основнойшрифтабзаца" style:family="text">
      <style:text-properties fo:color="#000000" fo:language="en" fo:country="US"/>
    </style:style>
    <style:style style:name="T196" style:parent-style-name="Основнойшрифтабзаца" style:family="text">
      <style:text-properties style:font-name="DejaVu Sans Mono" fo:color="#000000" fo:language="en" fo:country="US"/>
    </style:style>
    <style:style style:name="P197" style:parent-style-name="PreformattedText" style:family="paragraph">
      <style:paragraph-properties fo:background-color="#FFFFFF"/>
    </style:style>
    <style:style style:name="T198" style:parent-style-name="Основнойшрифтабзаца" style:family="text">
      <style:text-properties fo:color="#000000" fo:language="en" fo:country="US"/>
    </style:style>
    <style:style style:name="T19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00" style:parent-style-name="Основнойшрифтабзаца" style:family="text">
      <style:text-properties style:font-name="DejaVu Sans Mono" fo:color="#000000" fo:language="en" fo:country="US"/>
    </style:style>
    <style:style style:name="T20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02" style:parent-style-name="Основнойшрифтабзаца" style:family="text">
      <style:text-properties style:font-name="DejaVu Sans Mono" fo:color="#000000" fo:language="en" fo:country="US"/>
    </style:style>
    <style:style style:name="P203" style:parent-style-name="PreformattedText" style:family="paragraph">
      <style:paragraph-properties fo:background-color="#FFFFFF"/>
    </style:style>
    <style:style style:name="T204" style:parent-style-name="Основнойшрифтабзаца" style:family="text">
      <style:text-properties fo:color="#000000" fo:language="en" fo:country="US"/>
    </style:style>
    <style:style style:name="T20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06" style:parent-style-name="Основнойшрифтабзаца" style:family="text">
      <style:text-properties style:font-name="DejaVu Sans Mono" fo:color="#000000" fo:language="en" fo:country="US"/>
    </style:style>
    <style:style style:name="T207" style:parent-style-name="Основнойшрифтабзаца" style:family="text">
      <style:text-properties style:font-name="DejaVu Sans Mono" fo:color="#660E7A" fo:language="en" fo:country="US"/>
    </style:style>
    <style:style style:name="T208" style:parent-style-name="Основнойшрифтабзаца" style:family="text">
      <style:text-properties style:font-name="DejaVu Sans Mono" fo:color="#000000" fo:language="en" fo:country="US"/>
    </style:style>
    <style:style style:name="T20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0" style:parent-style-name="Основнойшрифтабзаца" style:family="text">
      <style:text-properties style:font-name="DejaVu Sans Mono" fo:color="#000000" fo:language="en" fo:country="US"/>
    </style:style>
    <style:style style:name="P211" style:parent-style-name="PreformattedText" style:family="paragraph">
      <style:paragraph-properties fo:background-color="#FFFFFF"/>
    </style:style>
    <style:style style:name="T212" style:parent-style-name="Основнойшрифтабзаца" style:family="text">
      <style:text-properties fo:color="#000000" fo:language="en" fo:country="US"/>
    </style:style>
    <style:style style:name="T213" style:parent-style-name="Основнойшрифтабзаца" style:family="text">
      <style:text-properties style:font-name="DejaVu Sans Mono" fo:color="#660E7A" fo:language="en" fo:country="US"/>
    </style:style>
    <style:style style:name="T214" style:parent-style-name="Основнойшрифтабзаца" style:family="text">
      <style:text-properties style:font-name="DejaVu Sans Mono" fo:color="#000000" fo:language="en" fo:country="US"/>
    </style:style>
    <style:style style:name="T21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6" style:parent-style-name="Основнойшрифтабзаца" style:family="text">
      <style:text-properties style:font-name="DejaVu Sans Mono" fo:color="#008080" fo:language="en" fo:country="US"/>
    </style:style>
    <style:style style:name="T217" style:parent-style-name="Основнойшрифтабзаца" style:family="text">
      <style:text-properties style:font-name="DejaVu Sans Mono" fo:color="#000000" fo:language="en" fo:country="US"/>
    </style:style>
    <style:style style:name="P218" style:parent-style-name="PreformattedText" style:family="paragraph">
      <style:paragraph-properties fo:background-color="#FFFFFF"/>
    </style:style>
    <style:style style:name="T219" style:parent-style-name="Основнойшрифтабзаца" style:family="text">
      <style:text-properties fo:color="#000000" fo:language="en" fo:country="US"/>
    </style:style>
    <style:style style:name="T22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21" style:parent-style-name="Основнойшрифтабзаца" style:family="text">
      <style:text-properties style:font-name="DejaVu Sans Mono" fo:color="#000000" fo:language="en" fo:country="US"/>
    </style:style>
    <style:style style:name="P222" style:parent-style-name="PreformattedText" style:family="paragraph">
      <style:paragraph-properties fo:background-color="#FFFFFF"/>
    </style:style>
    <style:style style:name="T223" style:parent-style-name="Основнойшрифтабзаца" style:family="text">
      <style:text-properties fo:color="#000000" fo:language="en" fo:country="US"/>
    </style:style>
    <style:style style:name="T224" style:parent-style-name="Основнойшрифтабзаца" style:family="text">
      <style:text-properties style:font-name="DejaVu Sans Mono" fo:color="#000000" fo:language="en" fo:country="US"/>
    </style:style>
    <style:style style:name="P225" style:parent-style-name="PreformattedText" style:family="paragraph">
      <style:paragraph-properties fo:background-color="#FFFFFF"/>
    </style:style>
    <style:style style:name="T226" style:parent-style-name="Основнойшрифтабзаца" style:family="text">
      <style:text-properties fo:color="#000000" fo:language="en" fo:country="US"/>
    </style:style>
    <style:style style:name="T227" style:parent-style-name="Основнойшрифтабзаца" style:family="text">
      <style:text-properties style:font-name="DejaVu Sans Mono" fo:color="#008080" fo:language="en" fo:country="US"/>
    </style:style>
    <style:style style:name="T228" style:parent-style-name="Основнойшрифтабзаца" style:family="text">
      <style:text-properties style:font-name="DejaVu Sans Mono" fo:color="#000000" fo:language="en" fo:country="US"/>
    </style:style>
    <style:style style:name="T229" style:parent-style-name="Основнойшрифтабзаца" style:family="text">
      <style:text-properties style:font-name="DejaVu Sans Mono" fo:color="#660E7A" fo:language="en" fo:country="US"/>
    </style:style>
    <style:style style:name="T230" style:parent-style-name="Основнойшрифтабзаца" style:family="text">
      <style:text-properties style:font-name="DejaVu Sans Mono" fo:color="#000000" fo:language="en" fo:country="US"/>
    </style:style>
    <style:style style:name="P231" style:parent-style-name="PreformattedText" style:family="paragraph">
      <style:paragraph-properties fo:background-color="#FFFFFF"/>
    </style:style>
    <style:style style:name="T232" style:parent-style-name="Основнойшрифтабзаца" style:family="text">
      <style:text-properties fo:color="#000000" fo:language="en" fo:country="US"/>
    </style:style>
    <style:style style:name="T23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4" style:parent-style-name="Основнойшрифтабзаца" style:family="text">
      <style:text-properties style:font-name="DejaVu Sans Mono" fo:color="#000000" fo:language="en" fo:country="US"/>
    </style:style>
    <style:style style:name="T23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6" style:parent-style-name="Основнойшрифтабзаца" style:family="text">
      <style:text-properties style:font-name="DejaVu Sans Mono" fo:color="#000000" fo:language="en" fo:country="US"/>
    </style:style>
    <style:style style:name="P237" style:parent-style-name="PreformattedText" style:family="paragraph">
      <style:paragraph-properties fo:background-color="#FFFFFF"/>
    </style:style>
    <style:style style:name="T238" style:parent-style-name="Основнойшрифтабзаца" style:family="text">
      <style:text-properties fo:color="#000000" fo:language="en" fo:country="US"/>
    </style:style>
    <style:style style:name="T23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0" style:parent-style-name="Основнойшрифтабзаца" style:family="text">
      <style:text-properties style:font-name="DejaVu Sans Mono" fo:color="#000000" fo:language="en" fo:country="US"/>
    </style:style>
    <style:style style:name="T241" style:parent-style-name="Основнойшрифтабзаца" style:family="text">
      <style:text-properties style:font-name="DejaVu Sans Mono" fo:color="#660E7A" fo:language="en" fo:country="US"/>
    </style:style>
    <style:style style:name="T242" style:parent-style-name="Основнойшрифтабзаца" style:family="text">
      <style:text-properties style:font-name="DejaVu Sans Mono" fo:color="#000000" fo:language="en" fo:country="US"/>
    </style:style>
    <style:style style:name="T243" style:parent-style-name="Основнойшрифтабзаца" style:family="text">
      <style:text-properties style:font-name="DejaVu Sans Mono" fo:color="#000000" fo:language="en" fo:country="US"/>
    </style:style>
    <style:style style:name="P244" style:parent-style-name="PreformattedText" style:family="paragraph">
      <style:paragraph-properties fo:background-color="#FFFFFF"/>
    </style:style>
    <style:style style:name="T245" style:parent-style-name="Основнойшрифтабзаца" style:family="text">
      <style:text-properties fo:color="#000000" fo:language="en" fo:country="US"/>
    </style:style>
    <style:style style:name="T24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7" style:parent-style-name="Основнойшрифтабзаца" style:family="text">
      <style:text-properties style:font-name="DejaVu Sans Mono" fo:color="#000000" fo:language="en" fo:country="US"/>
    </style:style>
    <style:style style:name="P248" style:parent-style-name="PreformattedText" style:family="paragraph">
      <style:paragraph-properties fo:background-color="#FFFFFF"/>
    </style:style>
    <style:style style:name="T249" style:parent-style-name="Основнойшрифтабзаца" style:family="text">
      <style:text-properties fo:color="#000000" fo:language="en" fo:country="US"/>
    </style:style>
    <style:style style:name="T250" style:parent-style-name="Основнойшрифтабзаца" style:family="text">
      <style:text-properties style:font-name="DejaVu Sans Mono" fo:color="#000000" fo:language="en" fo:country="US"/>
    </style:style>
    <style:style style:name="P251" style:parent-style-name="PreformattedText" style:family="paragraph">
      <style:paragraph-properties fo:background-color="#FFFFFF"/>
    </style:style>
    <style:style style:name="T252" style:parent-style-name="Основнойшрифтабзаца" style:family="text">
      <style:text-properties fo:color="#000000" fo:language="en" fo:country="US"/>
    </style:style>
    <style:style style:name="T25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54" style:parent-style-name="Основнойшрифтабзаца" style:family="text">
      <style:text-properties style:font-name="DejaVu Sans Mono" fo:color="#000000" fo:language="en" fo:country="US"/>
    </style:style>
    <style:style style:name="T255" style:parent-style-name="Основнойшрифтабзаца" style:family="text">
      <style:text-properties style:font-name="DejaVu Sans Mono" fo:color="#660E7A" fo:language="en" fo:country="US"/>
    </style:style>
    <style:style style:name="T256" style:parent-style-name="Основнойшрифтабзаца" style:family="text">
      <style:text-properties style:font-name="DejaVu Sans Mono" fo:color="#000000" fo:language="en" fo:country="US"/>
    </style:style>
    <style:style style:name="P257" style:parent-style-name="PreformattedText" style:family="paragraph">
      <style:paragraph-properties fo:background-color="#FFFFFF"/>
    </style:style>
    <style:style style:name="T258" style:parent-style-name="Основнойшрифтабзаца" style:family="text">
      <style:text-properties fo:color="#000000" fo:language="en" fo:country="US"/>
    </style:style>
    <style:style style:name="T25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60" style:parent-style-name="Основнойшрифтабзаца" style:family="text">
      <style:text-properties style:font-name="DejaVu Sans Mono" fo:color="#000000" fo:language="en" fo:country="US"/>
    </style:style>
    <style:style style:name="T261" style:parent-style-name="Основнойшрифтабзаца" style:family="text">
      <style:text-properties style:font-name="DejaVu Sans Mono" fo:color="#660E7A" fo:language="en" fo:country="US"/>
    </style:style>
    <style:style style:name="T262" style:parent-style-name="Основнойшрифтабзаца" style:family="text">
      <style:text-properties style:font-name="DejaVu Sans Mono" fo:color="#000000" fo:language="en" fo:country="US"/>
    </style:style>
    <style:style style:name="T26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64" style:parent-style-name="Основнойшрифтабзаца" style:family="text">
      <style:text-properties style:font-name="DejaVu Sans Mono" fo:color="#000000" fo:language="en" fo:country="US"/>
    </style:style>
    <style:style style:name="P265" style:parent-style-name="PreformattedText" style:family="paragraph">
      <style:paragraph-properties fo:background-color="#FFFFFF"/>
    </style:style>
    <style:style style:name="T266" style:parent-style-name="Основнойшрифтабзаца" style:family="text">
      <style:text-properties fo:color="#000000" fo:language="en" fo:country="US"/>
    </style:style>
    <style:style style:name="T267" style:parent-style-name="Основнойшрифтабзаца" style:family="text">
      <style:text-properties style:font-name="DejaVu Sans Mono" fo:color="#000000" fo:language="en" fo:country="US"/>
    </style:style>
    <style:style style:name="T268" style:parent-style-name="Основнойшрифтабзаца" style:family="text">
      <style:text-properties style:font-name="DejaVu Sans Mono" fo:color="#660E7A" fo:language="en" fo:country="US"/>
    </style:style>
    <style:style style:name="T269" style:parent-style-name="Основнойшрифтабзаца" style:family="text">
      <style:text-properties style:font-name="DejaVu Sans Mono" fo:color="#000000" fo:language="en" fo:country="US"/>
    </style:style>
    <style:style style:name="T27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71" style:parent-style-name="Основнойшрифтабзаца" style:family="text">
      <style:text-properties style:font-name="DejaVu Sans Mono" fo:color="#008080" fo:language="en" fo:country="US"/>
    </style:style>
    <style:style style:name="T272" style:parent-style-name="Основнойшрифтабзаца" style:family="text">
      <style:text-properties style:font-name="DejaVu Sans Mono" fo:color="#000000" fo:language="en" fo:country="US"/>
    </style:style>
    <style:style style:name="P273" style:parent-style-name="PreformattedText" style:family="paragraph">
      <style:paragraph-properties fo:background-color="#FFFFFF"/>
    </style:style>
    <style:style style:name="T274" style:parent-style-name="Основнойшрифтабзаца" style:family="text">
      <style:text-properties fo:color="#000000" fo:language="en" fo:country="US"/>
    </style:style>
    <style:style style:name="T27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76" style:parent-style-name="Основнойшрифтабзаца" style:family="text">
      <style:text-properties style:font-name="DejaVu Sans Mono" fo:color="#000000" fo:language="en" fo:country="US"/>
    </style:style>
    <style:style style:name="P277" style:parent-style-name="PreformattedText" style:family="paragraph">
      <style:paragraph-properties fo:background-color="#FFFFFF"/>
    </style:style>
    <style:style style:name="T278" style:parent-style-name="Основнойшрифтабзаца" style:family="text">
      <style:text-properties fo:color="#000000" fo:language="en" fo:country="US"/>
    </style:style>
    <style:style style:name="T279" style:parent-style-name="Основнойшрифтабзаца" style:family="text">
      <style:text-properties style:font-name="DejaVu Sans Mono" fo:color="#000000" fo:language="en" fo:country="US"/>
    </style:style>
    <style:style style:name="P280" style:parent-style-name="PreformattedText" style:family="paragraph">
      <style:paragraph-properties fo:background-color="#FFFFFF"/>
    </style:style>
    <style:style style:name="T281" style:parent-style-name="Основнойшрифтабзаца" style:family="text">
      <style:text-properties fo:color="#000000" fo:language="en" fo:country="US"/>
    </style:style>
    <style:style style:name="T282" style:parent-style-name="Основнойшрифтабзаца" style:family="text">
      <style:text-properties style:font-name="DejaVu Sans Mono" fo:color="#000000" fo:language="en" fo:country="US"/>
    </style:style>
    <style:style style:name="T283" style:parent-style-name="Основнойшрифтабзаца" style:family="text">
      <style:text-properties style:font-name="DejaVu Sans Mono" fo:color="#660E7A" fo:language="en" fo:country="US"/>
    </style:style>
    <style:style style:name="T284" style:parent-style-name="Основнойшрифтабзаца" style:family="text">
      <style:text-properties style:font-name="DejaVu Sans Mono" fo:color="#000000" fo:language="en" fo:country="US"/>
    </style:style>
    <style:style style:name="P285" style:parent-style-name="PreformattedText" style:family="paragraph">
      <style:paragraph-properties fo:background-color="#FFFFFF"/>
    </style:style>
    <style:style style:name="T286" style:parent-style-name="Основнойшрифтабзаца" style:family="text">
      <style:text-properties fo:color="#000000" fo:language="en" fo:country="US"/>
    </style:style>
    <style:style style:name="T287" style:parent-style-name="Основнойшрифтабзаца" style:family="text">
      <style:text-properties style:font-name="DejaVu Sans Mono" fo:color="#000000" fo:language="en" fo:country="US"/>
    </style:style>
    <style:style style:name="P288" style:parent-style-name="PreformattedText" style:family="paragraph">
      <style:paragraph-properties fo:background-color="#FFFFFF"/>
    </style:style>
    <style:style style:name="T289" style:parent-style-name="Основнойшрифтабзаца" style:family="text">
      <style:text-properties fo:color="#000000" fo:language="en" fo:country="US"/>
    </style:style>
    <style:style style:name="T29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91" style:parent-style-name="Основнойшрифтабзаца" style:family="text">
      <style:text-properties style:font-name="DejaVu Sans Mono" fo:color="#000000" fo:language="en" fo:country="US"/>
    </style:style>
    <style:style style:name="T292" style:parent-style-name="Основнойшрифтабзаца" style:family="text">
      <style:text-properties style:font-name="DejaVu Sans Mono" fo:color="#660E7A" fo:language="en" fo:country="US"/>
    </style:style>
    <style:style style:name="T293" style:parent-style-name="Основнойшрифтабзаца" style:family="text">
      <style:text-properties style:font-name="DejaVu Sans Mono" fo:color="#000000" fo:language="en" fo:country="US"/>
    </style:style>
    <style:style style:name="P294" style:parent-style-name="PreformattedText" style:family="paragraph">
      <style:paragraph-properties fo:background-color="#FFFFFF"/>
    </style:style>
    <style:style style:name="T295" style:parent-style-name="Основнойшрифтабзаца" style:family="text">
      <style:text-properties fo:color="#000000" fo:language="en" fo:country="US"/>
    </style:style>
    <style:style style:name="T29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97" style:parent-style-name="Основнойшрифтабзаца" style:family="text">
      <style:text-properties style:font-name="DejaVu Sans Mono" fo:color="#000000" fo:language="en" fo:country="US"/>
    </style:style>
    <style:style style:name="T298" style:parent-style-name="Основнойшрифтабзаца" style:family="text">
      <style:text-properties style:font-name="DejaVu Sans Mono" fo:color="#660E7A" fo:language="en" fo:country="US"/>
    </style:style>
    <style:style style:name="T299" style:parent-style-name="Основнойшрифтабзаца" style:family="text">
      <style:text-properties style:font-name="DejaVu Sans Mono" fo:color="#000000" fo:language="en" fo:country="US"/>
    </style:style>
    <style:style style:name="T30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01" style:parent-style-name="Основнойшрифтабзаца" style:family="text">
      <style:text-properties style:font-name="DejaVu Sans Mono" fo:color="#000000" fo:language="en" fo:country="US"/>
    </style:style>
    <style:style style:name="P302" style:parent-style-name="PreformattedText" style:family="paragraph">
      <style:paragraph-properties fo:background-color="#FFFFFF"/>
    </style:style>
    <style:style style:name="T303" style:parent-style-name="Основнойшрифтабзаца" style:family="text">
      <style:text-properties fo:color="#000000" fo:language="en" fo:country="US"/>
    </style:style>
    <style:style style:name="T304" style:parent-style-name="Основнойшрифтабзаца" style:family="text">
      <style:text-properties style:font-name="DejaVu Sans Mono" fo:color="#000000" fo:language="en" fo:country="US"/>
    </style:style>
    <style:style style:name="T305" style:parent-style-name="Основнойшрифтабзаца" style:family="text">
      <style:text-properties style:font-name="DejaVu Sans Mono" fo:color="#660E7A" fo:language="en" fo:country="US"/>
    </style:style>
    <style:style style:name="T306" style:parent-style-name="Основнойшрифтабзаца" style:family="text">
      <style:text-properties style:font-name="DejaVu Sans Mono" fo:color="#000000" fo:language="en" fo:country="US"/>
    </style:style>
    <style:style style:name="T30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08" style:parent-style-name="Основнойшрифтабзаца" style:family="text">
      <style:text-properties style:font-name="DejaVu Sans Mono" fo:color="#008080" fo:language="en" fo:country="US"/>
    </style:style>
    <style:style style:name="T309" style:parent-style-name="Основнойшрифтабзаца" style:family="text">
      <style:text-properties style:font-name="DejaVu Sans Mono" fo:color="#000000" fo:language="en" fo:country="US"/>
    </style:style>
    <style:style style:name="P310" style:parent-style-name="PreformattedText" style:family="paragraph">
      <style:paragraph-properties fo:background-color="#FFFFFF"/>
    </style:style>
    <style:style style:name="T311" style:parent-style-name="Основнойшрифтабзаца" style:family="text">
      <style:text-properties fo:color="#000000" fo:language="en" fo:country="US"/>
    </style:style>
    <style:style style:name="T31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13" style:parent-style-name="Основнойшрифтабзаца" style:family="text">
      <style:text-properties style:font-name="DejaVu Sans Mono" fo:color="#000000" fo:language="en" fo:country="US"/>
    </style:style>
    <style:style style:name="P314" style:parent-style-name="PreformattedText" style:family="paragraph">
      <style:paragraph-properties fo:background-color="#FFFFFF"/>
    </style:style>
    <style:style style:name="T315" style:parent-style-name="Основнойшрифтабзаца" style:family="text">
      <style:text-properties fo:color="#000000" fo:language="en" fo:country="US"/>
    </style:style>
    <style:style style:name="T316" style:parent-style-name="Основнойшрифтабзаца" style:family="text">
      <style:text-properties style:font-name="DejaVu Sans Mono" fo:color="#000000" fo:language="en" fo:country="US"/>
    </style:style>
    <style:style style:name="P317" style:parent-style-name="PreformattedText" style:family="paragraph">
      <style:paragraph-properties fo:background-color="#FFFFFF"/>
    </style:style>
    <style:style style:name="T318" style:parent-style-name="Основнойшрифтабзаца" style:family="text">
      <style:text-properties fo:color="#000000" fo:language="en" fo:country="US"/>
    </style:style>
    <style:style style:name="T319" style:parent-style-name="Основнойшрифтабзаца" style:family="text">
      <style:text-properties style:font-name="DejaVu Sans Mono" fo:color="#000000" fo:language="en" fo:country="US"/>
    </style:style>
    <style:style style:name="T320" style:parent-style-name="Основнойшрифтабзаца" style:family="text">
      <style:text-properties style:font-name="DejaVu Sans Mono" fo:color="#660E7A" fo:language="en" fo:country="US"/>
    </style:style>
    <style:style style:name="T321" style:parent-style-name="Основнойшрифтабзаца" style:family="text">
      <style:text-properties style:font-name="DejaVu Sans Mono" fo:color="#000000" fo:language="en" fo:country="US"/>
    </style:style>
    <style:style style:name="P322" style:parent-style-name="PreformattedText" style:family="paragraph">
      <style:paragraph-properties fo:background-color="#FFFFFF"/>
    </style:style>
    <style:style style:name="T323" style:parent-style-name="Основнойшрифтабзаца" style:family="text">
      <style:text-properties fo:color="#000000" fo:language="en" fo:country="US"/>
    </style:style>
    <style:style style:name="T324" style:parent-style-name="Основнойшрифтабзаца" style:family="text">
      <style:text-properties style:font-name="DejaVu Sans Mono" fo:color="#000000" fo:language="en" fo:country="US"/>
    </style:style>
    <style:style style:name="P325" style:parent-style-name="PreformattedText" style:family="paragraph">
      <style:paragraph-properties fo:background-color="#FFFFFF"/>
    </style:style>
    <style:style style:name="T326" style:parent-style-name="Основнойшрифтабзаца" style:family="text">
      <style:text-properties fo:color="#000000" fo:language="en" fo:country="US"/>
    </style:style>
    <style:style style:name="T327" style:parent-style-name="Основнойшрифтабзаца" style:family="text">
      <style:text-properties style:font-name="DejaVu Sans Mono" fo:color="#000000" fo:language="en" fo:country="US"/>
    </style:style>
    <style:style style:name="P328" style:parent-style-name="PreformattedText" style:family="paragraph">
      <style:paragraph-properties fo:background-color="#FFFFFF"/>
    </style:style>
    <style:style style:name="T329" style:parent-style-name="Основнойшрифтабзаца" style:family="text">
      <style:text-properties fo:color="#000000" fo:language="en" fo:country="US"/>
    </style:style>
    <style:style style:name="T330" style:parent-style-name="Основнойшрифтабзаца" style:family="text">
      <style:text-properties style:font-name="DejaVu Sans Mono" fo:color="#000000" fo:language="en" fo:country="US"/>
    </style:style>
    <style:style style:name="P331" style:parent-style-name="PreformattedText" style:family="paragraph">
      <style:paragraph-properties fo:background-color="#FFFFFF"/>
    </style:style>
    <style:style style:name="T332" style:parent-style-name="Основнойшрифтабзаца" style:family="text">
      <style:text-properties fo:color="#000000" fo:language="en" fo:country="US"/>
    </style:style>
    <style:style style:name="T33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34" style:parent-style-name="Основнойшрифтабзаца" style:family="text">
      <style:text-properties style:font-name="DejaVu Sans Mono" fo:color="#000000" fo:language="en" fo:country="US"/>
    </style:style>
    <style:style style:name="T33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36" style:parent-style-name="Основнойшрифтабзаца" style:family="text">
      <style:text-properties style:font-name="DejaVu Sans Mono" fo:color="#000000" fo:language="en" fo:country="US"/>
    </style:style>
    <style:style style:name="P337" style:parent-style-name="PreformattedText" style:family="paragraph">
      <style:paragraph-properties fo:background-color="#FFFFFF"/>
    </style:style>
    <style:style style:name="T338" style:parent-style-name="Основнойшрифтабзаца" style:family="text">
      <style:text-properties fo:color="#000000" fo:language="en" fo:country="US"/>
    </style:style>
    <style:style style:name="T339" style:parent-style-name="Основнойшрифтабзаца" style:family="text">
      <style:text-properties style:font-name="DejaVu Sans Mono" fo:color="#008080" fo:language="en" fo:country="US"/>
    </style:style>
    <style:style style:name="T340" style:parent-style-name="Основнойшрифтабзаца" style:family="text">
      <style:text-properties style:font-name="DejaVu Sans Mono" fo:color="#000000" fo:language="en" fo:country="US"/>
    </style:style>
    <style:style style:name="T34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42" style:parent-style-name="Основнойшрифтабзаца" style:family="text">
      <style:text-properties style:font-name="DejaVu Sans Mono" fo:color="#000000" fo:language="en" fo:country="US"/>
    </style:style>
    <style:style style:name="P343" style:parent-style-name="PreformattedText" style:family="paragraph">
      <style:paragraph-properties fo:background-color="#FFFFFF"/>
    </style:style>
    <style:style style:name="T344" style:parent-style-name="Основнойшрифтабзаца" style:family="text">
      <style:text-properties fo:color="#000000" fo:language="en" fo:country="US"/>
    </style:style>
    <style:style style:name="T345" style:parent-style-name="Основнойшрифтабзаца" style:family="text">
      <style:text-properties style:font-name="DejaVu Sans Mono" fo:color="#008080" fo:language="en" fo:country="US"/>
    </style:style>
    <style:style style:name="T346" style:parent-style-name="Основнойшрифтабзаца" style:family="text">
      <style:text-properties style:font-name="DejaVu Sans Mono" fo:color="#000000" fo:language="en" fo:country="US"/>
    </style:style>
    <style:style style:name="T347" style:parent-style-name="Основнойшрифтабзаца" style:family="text">
      <style:text-properties style:font-name="DejaVu Sans Mono" fo:color="#660E7A" fo:language="en" fo:country="US"/>
    </style:style>
    <style:style style:name="T348" style:parent-style-name="Основнойшрифтабзаца" style:family="text">
      <style:text-properties style:font-name="DejaVu Sans Mono" fo:color="#000000" fo:language="en" fo:country="US"/>
    </style:style>
    <style:style style:name="P349" style:parent-style-name="PreformattedText" style:family="paragraph">
      <style:paragraph-properties fo:background-color="#FFFFFF"/>
    </style:style>
    <style:style style:name="T350" style:parent-style-name="Основнойшрифтабзаца" style:family="text">
      <style:text-properties fo:color="#000000" fo:language="en" fo:country="US"/>
    </style:style>
    <style:style style:name="T35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52" style:parent-style-name="Основнойшрифтабзаца" style:family="text">
      <style:text-properties style:font-name="DejaVu Sans Mono" fo:color="#000000" fo:language="en" fo:country="US"/>
    </style:style>
    <style:style style:name="T35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54" style:parent-style-name="Основнойшрифтабзаца" style:family="text">
      <style:text-properties style:font-name="DejaVu Sans Mono" fo:color="#000000" fo:language="en" fo:country="US"/>
    </style:style>
    <style:style style:name="P355" style:parent-style-name="PreformattedText" style:family="paragraph">
      <style:paragraph-properties fo:background-color="#FFFFFF"/>
    </style:style>
    <style:style style:name="T356" style:parent-style-name="Основнойшрифтабзаца" style:family="text">
      <style:text-properties fo:color="#000000" fo:language="en" fo:country="US"/>
    </style:style>
    <style:style style:name="T35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58" style:parent-style-name="Основнойшрифтабзаца" style:family="text">
      <style:text-properties style:font-name="DejaVu Sans Mono" fo:color="#000000" fo:language="en" fo:country="US"/>
    </style:style>
    <style:style style:name="T359" style:parent-style-name="Основнойшрифтабзаца" style:family="text">
      <style:text-properties style:font-name="DejaVu Sans Mono" fo:color="#660E7A" fo:language="en" fo:country="US"/>
    </style:style>
    <style:style style:name="T360" style:parent-style-name="Основнойшрифтабзаца" style:family="text">
      <style:text-properties style:font-name="DejaVu Sans Mono" fo:color="#000000" fo:language="en" fo:country="US"/>
    </style:style>
    <style:style style:name="P361" style:parent-style-name="PreformattedText" style:family="paragraph">
      <style:paragraph-properties fo:background-color="#FFFFFF"/>
    </style:style>
    <style:style style:name="T362" style:parent-style-name="Основнойшрифтабзаца" style:family="text">
      <style:text-properties fo:color="#000000" fo:language="en" fo:country="US"/>
    </style:style>
    <style:style style:name="T36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64" style:parent-style-name="Основнойшрифтабзаца" style:family="text">
      <style:text-properties style:font-name="DejaVu Sans Mono" fo:color="#000000" fo:language="en" fo:country="US"/>
    </style:style>
    <style:style style:name="T36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66" style:parent-style-name="Основнойшрифтабзаца" style:family="text">
      <style:text-properties style:font-name="DejaVu Sans Mono" fo:color="#000000" fo:language="en" fo:country="US"/>
    </style:style>
    <style:style style:name="P367" style:parent-style-name="PreformattedText" style:family="paragraph">
      <style:paragraph-properties fo:background-color="#FFFFFF"/>
    </style:style>
    <style:style style:name="T368" style:parent-style-name="Основнойшрифтабзаца" style:family="text">
      <style:text-properties fo:color="#000000" fo:language="en" fo:country="US"/>
    </style:style>
    <style:style style:name="T369" style:parent-style-name="Основнойшрифтабзаца" style:family="text">
      <style:text-properties style:font-name="DejaVu Sans Mono" fo:color="#660E7A" fo:language="en" fo:country="US"/>
    </style:style>
    <style:style style:name="T370" style:parent-style-name="Основнойшрифтабзаца" style:family="text">
      <style:text-properties style:font-name="DejaVu Sans Mono" fo:color="#000000" fo:language="en" fo:country="US"/>
    </style:style>
    <style:style style:name="T37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72" style:parent-style-name="Основнойшрифтабзаца" style:family="text">
      <style:text-properties style:font-name="DejaVu Sans Mono" fo:color="#000000" fo:language="en" fo:country="US"/>
    </style:style>
    <style:style style:name="P373" style:parent-style-name="PreformattedText" style:family="paragraph">
      <style:paragraph-properties fo:background-color="#FFFFFF"/>
    </style:style>
    <style:style style:name="T374" style:parent-style-name="Основнойшрифтабзаца" style:family="text">
      <style:text-properties fo:color="#000000" fo:language="en" fo:country="US"/>
    </style:style>
    <style:style style:name="T375" style:parent-style-name="Основнойшрифтабзаца" style:family="text">
      <style:text-properties style:font-name="DejaVu Sans Mono" fo:color="#000000" fo:language="en" fo:country="US"/>
    </style:style>
    <style:style style:name="T37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77" style:parent-style-name="Основнойшрифтабзаца" style:family="text">
      <style:text-properties style:font-name="DejaVu Sans Mono" fo:color="#000000" fo:language="en" fo:country="US"/>
    </style:style>
    <style:style style:name="P378" style:parent-style-name="PreformattedText" style:family="paragraph">
      <style:paragraph-properties fo:background-color="#FFFFFF"/>
    </style:style>
    <style:style style:name="T379" style:parent-style-name="Основнойшрифтабзаца" style:family="text">
      <style:text-properties fo:color="#000000" fo:language="en" fo:country="US"/>
    </style:style>
    <style:style style:name="T38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81" style:parent-style-name="Основнойшрифтабзаца" style:family="text">
      <style:text-properties style:font-name="DejaVu Sans Mono" fo:color="#000000" fo:language="en" fo:country="US"/>
    </style:style>
    <style:style style:name="T382" style:parent-style-name="Основнойшрифтабзаца" style:family="text">
      <style:text-properties style:font-name="DejaVu Sans Mono" fo:color="#660E7A" fo:language="en" fo:country="US"/>
    </style:style>
    <style:style style:name="T383" style:parent-style-name="Основнойшрифтабзаца" style:family="text">
      <style:text-properties style:font-name="DejaVu Sans Mono" fo:color="#000000" fo:language="en" fo:country="US"/>
    </style:style>
    <style:style style:name="P384" style:parent-style-name="PreformattedText" style:family="paragraph">
      <style:paragraph-properties fo:background-color="#FFFFFF"/>
    </style:style>
    <style:style style:name="T385" style:parent-style-name="Основнойшрифтабзаца" style:family="text">
      <style:text-properties fo:color="#000000" fo:language="en" fo:country="US"/>
    </style:style>
    <style:style style:name="T386" style:parent-style-name="Основнойшрифтабзаца" style:family="text">
      <style:text-properties style:font-name="DejaVu Sans Mono" fo:color="#000000" fo:language="en" fo:country="US"/>
    </style:style>
    <style:style style:name="T387" style:parent-style-name="Основнойшрифтабзаца" style:family="text">
      <style:text-properties style:font-name="DejaVu Sans Mono" fo:color="#660E7A" fo:language="en" fo:country="US"/>
    </style:style>
    <style:style style:name="T388" style:parent-style-name="Основнойшрифтабзаца" style:family="text">
      <style:text-properties style:font-name="DejaVu Sans Mono" fo:color="#000000" fo:language="en" fo:country="US"/>
    </style:style>
    <style:style style:name="T38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90" style:parent-style-name="Основнойшрифтабзаца" style:family="text">
      <style:text-properties style:font-name="DejaVu Sans Mono" fo:color="#000000" fo:language="en" fo:country="US"/>
    </style:style>
    <style:style style:name="P391" style:parent-style-name="PreformattedText" style:family="paragraph">
      <style:paragraph-properties fo:background-color="#FFFFFF"/>
    </style:style>
    <style:style style:name="T392" style:parent-style-name="Основнойшрифтабзаца" style:family="text">
      <style:text-properties fo:color="#000000" fo:language="en" fo:country="US"/>
    </style:style>
    <style:style style:name="T393" style:parent-style-name="Основнойшрифтабзаца" style:family="text">
      <style:text-properties style:font-name="DejaVu Sans Mono" fo:color="#000000" fo:language="en" fo:country="US"/>
    </style:style>
    <style:style style:name="T39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395" style:parent-style-name="Основнойшрифтабзаца" style:family="text">
      <style:text-properties style:font-name="DejaVu Sans Mono" fo:color="#000000" fo:language="en" fo:country="US"/>
    </style:style>
    <style:style style:name="P396" style:parent-style-name="PreformattedText" style:family="paragraph">
      <style:paragraph-properties fo:background-color="#FFFFFF"/>
    </style:style>
    <style:style style:name="T397" style:parent-style-name="Основнойшрифтабзаца" style:family="text">
      <style:text-properties fo:color="#000000" fo:language="en" fo:country="US"/>
    </style:style>
    <style:style style:name="T398" style:parent-style-name="Основнойшрифтабзаца" style:family="text">
      <style:text-properties style:font-name="DejaVu Sans Mono" fo:color="#000000" fo:language="en" fo:country="US"/>
    </style:style>
    <style:style style:name="T399" style:parent-style-name="Основнойшрифтабзаца" style:family="text">
      <style:text-properties style:font-name="DejaVu Sans Mono" fo:color="#660E7A" fo:language="en" fo:country="US"/>
    </style:style>
    <style:style style:name="T400" style:parent-style-name="Основнойшрифтабзаца" style:family="text">
      <style:text-properties style:font-name="DejaVu Sans Mono" fo:color="#000000" fo:language="en" fo:country="US"/>
    </style:style>
    <style:style style:name="T40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02" style:parent-style-name="Основнойшрифтабзаца" style:family="text">
      <style:text-properties style:font-name="DejaVu Sans Mono" fo:color="#000000" fo:language="en" fo:country="US"/>
    </style:style>
    <style:style style:name="P403" style:parent-style-name="PreformattedText" style:family="paragraph">
      <style:paragraph-properties fo:background-color="#FFFFFF"/>
    </style:style>
    <style:style style:name="T404" style:parent-style-name="Основнойшрифтабзаца" style:family="text">
      <style:text-properties fo:color="#000000" fo:language="en" fo:country="US"/>
    </style:style>
    <style:style style:name="T405" style:parent-style-name="Основнойшрифтабзаца" style:family="text">
      <style:text-properties style:font-name="DejaVu Sans Mono" fo:color="#000000" fo:language="en" fo:country="US"/>
    </style:style>
    <style:style style:name="P406" style:parent-style-name="PreformattedText" style:family="paragraph">
      <style:paragraph-properties fo:background-color="#FFFFFF"/>
    </style:style>
    <style:style style:name="T407" style:parent-style-name="Основнойшрифтабзаца" style:family="text">
      <style:text-properties fo:color="#000000" fo:language="en" fo:country="US"/>
    </style:style>
    <style:style style:name="T408" style:parent-style-name="Основнойшрифтабзаца" style:family="text">
      <style:text-properties style:font-name="DejaVu Sans Mono" fo:color="#000000" fo:language="en" fo:country="US"/>
    </style:style>
    <style:style style:name="P409" style:parent-style-name="PreformattedText" style:family="paragraph">
      <style:paragraph-properties fo:background-color="#FFFFFF"/>
    </style:style>
    <style:style style:name="T410" style:parent-style-name="Основнойшрифтабзаца" style:family="text">
      <style:text-properties fo:color="#000000" fo:language="en" fo:country="US"/>
    </style:style>
    <style:style style:name="T411" style:parent-style-name="Основнойшрифтабзаца" style:family="text">
      <style:text-properties fo:color="#000000" fo:language="en" fo:country="US"/>
    </style:style>
    <style:style style:name="T412" style:parent-style-name="Основнойшрифтабзаца" style:family="text">
      <style:text-properties style:font-name="DejaVu Sans Mono" fo:color="#000000" fo:language="en" fo:country="US"/>
    </style:style>
    <style:style style:name="P413" style:parent-style-name="PreformattedText" style:family="paragraph">
      <style:paragraph-properties fo:background-color="#FFFFFF"/>
    </style:style>
    <style:style style:name="T414" style:parent-style-name="Основнойшрифтабзаца" style:family="text">
      <style:text-properties fo:color="#000000" fo:language="en" fo:country="US"/>
    </style:style>
    <style:style style:name="T415" style:parent-style-name="Основнойшрифтабзаца" style:family="text">
      <style:text-properties style:font-name="DejaVu Sans Mono" fo:color="#000000" fo:language="en" fo:country="US"/>
    </style:style>
    <style:style style:name="T41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17" style:parent-style-name="Основнойшрифтабзаца" style:family="text">
      <style:text-properties style:font-name="DejaVu Sans Mono" fo:color="#000000" fo:language="en" fo:country="US"/>
    </style:style>
    <style:style style:name="T418" style:parent-style-name="Основнойшрифтабзаца" style:family="text">
      <style:text-properties style:font-name="DejaVu Sans Mono" fo:color="#660E7A" fo:language="en" fo:country="US"/>
    </style:style>
    <style:style style:name="T419" style:parent-style-name="Основнойшрифтабзаца" style:family="text">
      <style:text-properties style:font-name="DejaVu Sans Mono" fo:color="#000000" fo:language="en" fo:country="US"/>
    </style:style>
    <style:style style:name="P420" style:parent-style-name="PreformattedText" style:family="paragraph">
      <style:paragraph-properties fo:background-color="#FFFFFF"/>
    </style:style>
    <style:style style:name="T421" style:parent-style-name="Основнойшрифтабзаца" style:family="text">
      <style:text-properties fo:color="#000000" fo:language="en" fo:country="US"/>
    </style:style>
    <style:style style:name="T422" style:parent-style-name="Основнойшрифтабзаца" style:family="text">
      <style:text-properties style:font-name="DejaVu Sans Mono" fo:color="#000000" fo:language="en" fo:country="US"/>
    </style:style>
    <style:style style:name="P423" style:parent-style-name="PreformattedText" style:family="paragraph">
      <style:paragraph-properties fo:background-color="#FFFFFF"/>
    </style:style>
    <style:style style:name="T424" style:parent-style-name="Основнойшрифтабзаца" style:family="text">
      <style:text-properties fo:color="#000000" fo:language="en" fo:country="US"/>
    </style:style>
    <style:style style:name="T425" style:parent-style-name="Основнойшрифтабзаца" style:family="text">
      <style:text-properties style:font-name="DejaVu Sans Mono" fo:color="#000000" fo:language="en" fo:country="US"/>
    </style:style>
    <style:style style:name="T426" style:parent-style-name="Основнойшрифтабзаца" style:family="text">
      <style:text-properties style:font-name="DejaVu Sans Mono" fo:color="#660E7A" fo:language="en" fo:country="US"/>
    </style:style>
    <style:style style:name="T427" style:parent-style-name="Основнойшрифтабзаца" style:family="text">
      <style:text-properties style:font-name="DejaVu Sans Mono" fo:color="#000000" fo:language="en" fo:country="US"/>
    </style:style>
    <style:style style:name="P428" style:parent-style-name="PreformattedText" style:family="paragraph">
      <style:paragraph-properties fo:background-color="#FFFFFF"/>
    </style:style>
    <style:style style:name="T429" style:parent-style-name="Основнойшрифтабзаца" style:family="text">
      <style:text-properties fo:color="#000000" fo:language="en" fo:country="US"/>
    </style:style>
    <style:style style:name="T430" style:parent-style-name="Основнойшрифтабзаца" style:family="text">
      <style:text-properties style:font-name="DejaVu Sans Mono" fo:color="#000000" fo:language="en" fo:country="US"/>
    </style:style>
    <style:style style:name="T43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32" style:parent-style-name="Основнойшрифтабзаца" style:family="text">
      <style:text-properties style:font-name="DejaVu Sans Mono" fo:color="#000000" fo:language="en" fo:country="US"/>
    </style:style>
    <style:style style:name="T433" style:parent-style-name="Основнойшрифтабзаца" style:family="text">
      <style:text-properties style:font-name="DejaVu Sans Mono" fo:color="#660E7A" fo:language="en" fo:country="US"/>
    </style:style>
    <style:style style:name="T434" style:parent-style-name="Основнойшрифтабзаца" style:family="text">
      <style:text-properties style:font-name="DejaVu Sans Mono" fo:color="#000000" fo:language="en" fo:country="US"/>
    </style:style>
    <style:style style:name="P435" style:parent-style-name="PreformattedText" style:family="paragraph">
      <style:paragraph-properties fo:background-color="#FFFFFF"/>
    </style:style>
    <style:style style:name="T436" style:parent-style-name="Основнойшрифтабзаца" style:family="text">
      <style:text-properties fo:color="#000000" fo:language="en" fo:country="US"/>
    </style:style>
    <style:style style:name="T437" style:parent-style-name="Основнойшрифтабзаца" style:family="text">
      <style:text-properties style:font-name="DejaVu Sans Mono" fo:color="#000000" fo:language="en" fo:country="US"/>
    </style:style>
    <style:style style:name="P438" style:parent-style-name="PreformattedText" style:family="paragraph">
      <style:paragraph-properties fo:background-color="#FFFFFF"/>
    </style:style>
    <style:style style:name="T439" style:parent-style-name="Основнойшрифтабзаца" style:family="text">
      <style:text-properties fo:color="#000000" fo:language="en" fo:country="US"/>
    </style:style>
    <style:style style:name="T440" style:parent-style-name="Основнойшрифтабзаца" style:family="text">
      <style:text-properties style:font-name="DejaVu Sans Mono" fo:color="#000000" fo:language="en" fo:country="US"/>
    </style:style>
    <style:style style:name="T441" style:parent-style-name="Основнойшрифтабзаца" style:family="text">
      <style:text-properties style:font-name="DejaVu Sans Mono" fo:color="#660E7A" fo:language="en" fo:country="US"/>
    </style:style>
    <style:style style:name="T442" style:parent-style-name="Основнойшрифтабзаца" style:family="text">
      <style:text-properties style:font-name="DejaVu Sans Mono" fo:color="#000000" fo:language="en" fo:country="US"/>
    </style:style>
    <style:style style:name="P443" style:parent-style-name="PreformattedText" style:family="paragraph">
      <style:paragraph-properties fo:background-color="#FFFFFF"/>
    </style:style>
    <style:style style:name="T444" style:parent-style-name="Основнойшрифтабзаца" style:family="text">
      <style:text-properties fo:color="#000000" fo:language="en" fo:country="US"/>
    </style:style>
    <style:style style:name="T445" style:parent-style-name="Основнойшрифтабзаца" style:family="text">
      <style:text-properties style:font-name="DejaVu Sans Mono" fo:color="#000000" fo:language="en" fo:country="US"/>
    </style:style>
    <style:style style:name="P446" style:parent-style-name="PreformattedText" style:family="paragraph">
      <style:paragraph-properties fo:background-color="#FFFFFF"/>
    </style:style>
    <style:style style:name="T447" style:parent-style-name="Основнойшрифтабзаца" style:family="text">
      <style:text-properties fo:color="#000000" fo:language="en" fo:country="US"/>
    </style:style>
    <style:style style:name="T448" style:parent-style-name="Основнойшрифтабзаца" style:family="text">
      <style:text-properties style:font-name="DejaVu Sans Mono" fo:color="#000000" fo:language="en" fo:country="US"/>
    </style:style>
    <style:style style:name="P449" style:parent-style-name="PreformattedText" style:family="paragraph">
      <style:paragraph-properties fo:background-color="#FFFFFF"/>
    </style:style>
    <style:style style:name="T450" style:parent-style-name="Основнойшрифтабзаца" style:family="text">
      <style:text-properties fo:color="#000000" fo:language="en" fo:country="US"/>
    </style:style>
    <style:style style:name="T451" style:parent-style-name="Основнойшрифтабзаца" style:family="text">
      <style:text-properties style:font-name="DejaVu Sans Mono" fo:color="#000000" fo:language="en" fo:country="US"/>
    </style:style>
    <style:style style:name="P452" style:parent-style-name="PreformattedText" style:family="paragraph">
      <style:paragraph-properties fo:background-color="#FFFFFF"/>
    </style:style>
    <style:style style:name="T453" style:parent-style-name="Основнойшрифтабзаца" style:family="text">
      <style:text-properties fo:color="#000000" fo:language="en" fo:country="US"/>
    </style:style>
    <style:style style:name="T454" style:parent-style-name="Основнойшрифтабзаца" style:family="text">
      <style:text-properties style:font-name="DejaVu Sans Mono" fo:color="#008080" fo:language="en" fo:country="US"/>
    </style:style>
    <style:style style:name="T455" style:parent-style-name="Основнойшрифтабзаца" style:family="text">
      <style:text-properties style:font-name="DejaVu Sans Mono" fo:color="#000000" fo:language="en" fo:country="US"/>
    </style:style>
    <style:style style:name="T456" style:parent-style-name="Основнойшрифтабзаца" style:family="text">
      <style:text-properties style:font-name="DejaVu Sans Mono" fo:color="#008080" fo:language="en" fo:country="US"/>
    </style:style>
    <style:style style:name="T457" style:parent-style-name="Основнойшрифтабзаца" style:family="text">
      <style:text-properties style:font-name="DejaVu Sans Mono" fo:color="#000000" fo:language="en" fo:country="US"/>
    </style:style>
    <style:style style:name="T45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59" style:parent-style-name="Основнойшрифтабзаца" style:family="text">
      <style:text-properties style:font-name="DejaVu Sans Mono" fo:color="#000000" fo:language="en" fo:country="US"/>
    </style:style>
    <style:style style:name="T46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61" style:parent-style-name="Основнойшрифтабзаца" style:family="text">
      <style:text-properties style:font-name="DejaVu Sans Mono" fo:color="#000000" fo:language="en" fo:country="US"/>
    </style:style>
    <style:style style:name="P462" style:parent-style-name="PreformattedText" style:family="paragraph">
      <style:paragraph-properties fo:background-color="#FFFFFF"/>
    </style:style>
    <style:style style:name="T463" style:parent-style-name="Основнойшрифтабзаца" style:family="text">
      <style:text-properties fo:color="#000000" fo:language="en" fo:country="US"/>
    </style:style>
    <style:style style:name="T464" style:parent-style-name="Основнойшрифтабзаца" style:family="text">
      <style:text-properties style:font-name="DejaVu Sans Mono" fo:color="#008080" fo:language="en" fo:country="US"/>
    </style:style>
    <style:style style:name="T465" style:parent-style-name="Основнойшрифтабзаца" style:family="text">
      <style:text-properties style:font-name="DejaVu Sans Mono" fo:color="#000000" fo:language="en" fo:country="US"/>
    </style:style>
    <style:style style:name="T466" style:parent-style-name="Основнойшрифтабзаца" style:family="text">
      <style:text-properties style:font-name="DejaVu Sans Mono" fo:color="#008080" fo:language="en" fo:country="US"/>
    </style:style>
    <style:style style:name="T467" style:parent-style-name="Основнойшрифтабзаца" style:family="text">
      <style:text-properties style:font-name="DejaVu Sans Mono" fo:color="#000000" fo:language="en" fo:country="US"/>
    </style:style>
    <style:style style:name="T46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69" style:parent-style-name="Основнойшрифтабзаца" style:family="text">
      <style:text-properties style:font-name="DejaVu Sans Mono" fo:color="#000000" fo:language="en" fo:country="US"/>
    </style:style>
    <style:style style:name="P470" style:parent-style-name="PreformattedText" style:family="paragraph">
      <style:paragraph-properties fo:background-color="#FFFFFF"/>
    </style:style>
    <style:style style:name="T471" style:parent-style-name="Основнойшрифтабзаца" style:family="text">
      <style:text-properties fo:color="#000000" fo:language="en" fo:country="US"/>
    </style:style>
    <style:style style:name="T472" style:parent-style-name="Основнойшрифтабзаца" style:family="text">
      <style:text-properties style:font-name="DejaVu Sans Mono" fo:color="#000000" fo:language="en" fo:country="US"/>
    </style:style>
    <style:style style:name="T473" style:parent-style-name="Основнойшрифтабзаца" style:family="text">
      <style:text-properties style:font-name="DejaVu Sans Mono" fo:color="#660E7A" fo:language="en" fo:country="US"/>
    </style:style>
    <style:style style:name="T474" style:parent-style-name="Основнойшрифтабзаца" style:family="text">
      <style:text-properties style:font-name="DejaVu Sans Mono" fo:color="#000000" fo:language="en" fo:country="US"/>
    </style:style>
    <style:style style:name="P475" style:parent-style-name="PreformattedText" style:family="paragraph">
      <style:paragraph-properties fo:background-color="#FFFFFF"/>
    </style:style>
    <style:style style:name="T476" style:parent-style-name="Основнойшрифтабзаца" style:family="text">
      <style:text-properties fo:color="#000000" fo:language="en" fo:country="US"/>
    </style:style>
    <style:style style:name="T47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78" style:parent-style-name="Основнойшрифтабзаца" style:family="text">
      <style:text-properties style:font-name="DejaVu Sans Mono" fo:color="#000000" fo:language="en" fo:country="US"/>
    </style:style>
    <style:style style:name="P479" style:parent-style-name="PreformattedText" style:family="paragraph">
      <style:paragraph-properties fo:background-color="#FFFFFF"/>
    </style:style>
    <style:style style:name="T480" style:parent-style-name="Основнойшрифтабзаца" style:family="text">
      <style:text-properties fo:color="#000000" fo:language="en" fo:country="US"/>
    </style:style>
    <style:style style:name="T481" style:parent-style-name="Основнойшрифтабзаца" style:family="text">
      <style:text-properties style:font-name="DejaVu Sans Mono" fo:color="#000000" fo:language="en" fo:country="US"/>
    </style:style>
    <style:style style:name="P482" style:parent-style-name="PreformattedText" style:family="paragraph">
      <style:paragraph-properties fo:background-color="#FFFFFF"/>
    </style:style>
    <style:style style:name="T48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84" style:parent-style-name="Основнойшрифтабзаца" style:family="text">
      <style:text-properties style:font-name="DejaVu Sans Mono" fo:color="#000000" fo:language="en" fo:country="US"/>
    </style:style>
    <style:style style:name="P485" style:parent-style-name="PreformattedText" style:family="paragraph">
      <style:paragraph-properties fo:background-color="#FFFFFF"/>
    </style:style>
    <style:style style:name="T486" style:parent-style-name="Основнойшрифтабзаца" style:family="text">
      <style:text-properties fo:color="#000000" fo:language="en" fo:country="US"/>
    </style:style>
    <style:style style:name="T48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88" style:parent-style-name="Основнойшрифтабзаца" style:family="text">
      <style:text-properties style:font-name="DejaVu Sans Mono" fo:color="#008080" fo:language="en" fo:country="US"/>
    </style:style>
    <style:style style:name="T489" style:parent-style-name="Основнойшрифтабзаца" style:family="text">
      <style:text-properties style:font-name="DejaVu Sans Mono" fo:color="#000000" fo:language="en" fo:country="US"/>
    </style:style>
    <style:style style:name="P490" style:parent-style-name="PreformattedText" style:family="paragraph">
      <style:paragraph-properties fo:background-color="#FFFFFF"/>
    </style:style>
    <style:style style:name="T491" style:parent-style-name="Основнойшрифтабзаца" style:family="text">
      <style:text-properties fo:color="#000000" fo:language="en" fo:country="US"/>
    </style:style>
    <style:style style:name="T492" style:parent-style-name="Основнойшрифтабзаца" style:family="text">
      <style:text-properties style:font-name="DejaVu Sans Mono" fo:color="#000000" fo:language="en" fo:country="US"/>
    </style:style>
    <style:style style:name="T49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494" style:parent-style-name="Основнойшрифтабзаца" style:family="text">
      <style:text-properties style:font-name="DejaVu Sans Mono" fo:color="#000000" fo:language="en" fo:country="US"/>
    </style:style>
    <style:style style:name="T495" style:parent-style-name="Основнойшрифтабзаца" style:family="text">
      <style:text-properties style:font-name="DejaVu Sans Mono" fo:color="#660E7A" fo:language="en" fo:country="US"/>
    </style:style>
    <style:style style:name="T496" style:parent-style-name="Основнойшрифтабзаца" style:family="text">
      <style:text-properties style:font-name="DejaVu Sans Mono" fo:color="#000000" fo:language="en" fo:country="US"/>
    </style:style>
    <style:style style:name="P497" style:parent-style-name="PreformattedText" style:family="paragraph">
      <style:paragraph-properties fo:background-color="#FFFFFF"/>
    </style:style>
    <style:style style:name="T498" style:parent-style-name="Основнойшрифтабзаца" style:family="text">
      <style:text-properties fo:color="#000000" fo:language="en" fo:country="US"/>
    </style:style>
    <style:style style:name="T49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00" style:parent-style-name="Основнойшрифтабзаца" style:family="text">
      <style:text-properties style:font-name="DejaVu Sans Mono" fo:color="#660E7A" fo:language="en" fo:country="US"/>
    </style:style>
    <style:style style:name="T501" style:parent-style-name="Основнойшрифтабзаца" style:family="text">
      <style:text-properties style:font-name="DejaVu Sans Mono" fo:color="#000000" fo:language="en" fo:country="US"/>
    </style:style>
    <style:style style:name="P502" style:parent-style-name="PreformattedText" style:family="paragraph">
      <style:paragraph-properties fo:background-color="#FFFFFF"/>
    </style:style>
    <style:style style:name="T503" style:parent-style-name="Основнойшрифтабзаца" style:family="text">
      <style:text-properties fo:color="#000000" fo:language="en" fo:country="US"/>
    </style:style>
    <style:style style:name="T504" style:parent-style-name="Основнойшрифтабзаца" style:family="text">
      <style:text-properties style:font-name="DejaVu Sans Mono" fo:color="#008080" fo:language="en" fo:country="US"/>
    </style:style>
    <style:style style:name="T505" style:parent-style-name="Основнойшрифтабзаца" style:family="text">
      <style:text-properties style:font-name="DejaVu Sans Mono" fo:color="#000000" fo:language="en" fo:country="US"/>
    </style:style>
    <style:style style:name="T506" style:parent-style-name="Основнойшрифтабзаца" style:family="text">
      <style:text-properties style:font-name="DejaVu Sans Mono" fo:color="#660E7A" fo:language="en" fo:country="US"/>
    </style:style>
    <style:style style:name="T507" style:parent-style-name="Основнойшрифтабзаца" style:family="text">
      <style:text-properties style:font-name="DejaVu Sans Mono" fo:color="#000000" fo:language="en" fo:country="US"/>
    </style:style>
    <style:style style:name="T50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09" style:parent-style-name="Основнойшрифтабзаца" style:family="text">
      <style:text-properties style:font-name="DejaVu Sans Mono" fo:color="#000000" fo:language="en" fo:country="US"/>
    </style:style>
    <style:style style:name="P510" style:parent-style-name="PreformattedText" style:family="paragraph">
      <style:paragraph-properties fo:background-color="#FFFFFF"/>
    </style:style>
    <style:style style:name="T511" style:parent-style-name="Основнойшрифтабзаца" style:family="text">
      <style:text-properties fo:color="#000000" fo:language="en" fo:country="US"/>
    </style:style>
    <style:style style:name="T512" style:parent-style-name="Основнойшрифтабзаца" style:family="text">
      <style:text-properties style:font-name="DejaVu Sans Mono" fo:color="#008080" fo:language="en" fo:country="US"/>
    </style:style>
    <style:style style:name="T513" style:parent-style-name="Основнойшрифтабзаца" style:family="text">
      <style:text-properties style:font-name="DejaVu Sans Mono" fo:color="#000000" fo:language="en" fo:country="US"/>
    </style:style>
    <style:style style:name="T514" style:parent-style-name="Основнойшрифтабзаца" style:family="text">
      <style:text-properties style:font-name="DejaVu Sans Mono" fo:color="#660E7A" fo:language="en" fo:country="US"/>
    </style:style>
    <style:style style:name="T515" style:parent-style-name="Основнойшрифтабзаца" style:family="text">
      <style:text-properties style:font-name="DejaVu Sans Mono" fo:color="#000000" fo:language="en" fo:country="US"/>
    </style:style>
    <style:style style:name="T51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17" style:parent-style-name="Основнойшрифтабзаца" style:family="text">
      <style:text-properties style:font-name="DejaVu Sans Mono" fo:color="#000000" fo:language="en" fo:country="US"/>
    </style:style>
    <style:style style:name="P518" style:parent-style-name="PreformattedText" style:family="paragraph">
      <style:paragraph-properties fo:background-color="#FFFFFF"/>
    </style:style>
    <style:style style:name="T519" style:parent-style-name="Основнойшрифтабзаца" style:family="text">
      <style:text-properties fo:color="#000000" fo:language="en" fo:country="US"/>
    </style:style>
    <style:style style:name="T520" style:parent-style-name="Основнойшрифтабзаца" style:family="text">
      <style:text-properties style:font-name="DejaVu Sans Mono" fo:color="#000000" fo:language="en" fo:country="US"/>
    </style:style>
    <style:style style:name="P521" style:parent-style-name="PreformattedText" style:family="paragraph">
      <style:paragraph-properties fo:background-color="#FFFFFF"/>
    </style:style>
    <style:style style:name="T522" style:parent-style-name="Основнойшрифтабзаца" style:family="text">
      <style:text-properties fo:color="#000000" fo:language="en" fo:country="US"/>
    </style:style>
    <style:style style:name="T52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24" style:parent-style-name="Основнойшрифтабзаца" style:family="text">
      <style:text-properties style:font-name="DejaVu Sans Mono" fo:color="#000000" fo:language="en" fo:country="US"/>
    </style:style>
    <style:style style:name="T525" style:parent-style-name="Основнойшрифтабзаца" style:family="text">
      <style:text-properties style:font-name="DejaVu Sans Mono" fo:color="#008080" fo:language="en" fo:country="US"/>
    </style:style>
    <style:style style:name="T526" style:parent-style-name="Основнойшрифтабзаца" style:family="text">
      <style:text-properties style:font-name="DejaVu Sans Mono" fo:color="#000000" fo:language="en" fo:country="US"/>
    </style:style>
    <style:style style:name="T527" style:parent-style-name="Основнойшрифтабзаца" style:family="text">
      <style:text-properties style:font-name="DejaVu Sans Mono" fo:color="#008080" fo:language="en" fo:country="US"/>
    </style:style>
    <style:style style:name="T528" style:parent-style-name="Основнойшрифтабзаца" style:family="text">
      <style:text-properties style:font-name="DejaVu Sans Mono" fo:color="#000000" fo:language="en" fo:country="US"/>
    </style:style>
    <style:style style:name="T529" style:parent-style-name="Основнойшрифтабзаца" style:family="text">
      <style:text-properties style:font-name="DejaVu Sans Mono" fo:color="#008080" fo:language="en" fo:country="US"/>
    </style:style>
    <style:style style:name="T530" style:parent-style-name="Основнойшрифтабзаца" style:family="text">
      <style:text-properties style:font-name="DejaVu Sans Mono" fo:color="#000000" fo:language="en" fo:country="US"/>
    </style:style>
    <style:style style:name="T53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32" style:parent-style-name="Основнойшрифтабзаца" style:family="text">
      <style:text-properties style:font-name="DejaVu Sans Mono" fo:color="#000000" fo:language="en" fo:country="US"/>
    </style:style>
    <style:style style:name="T53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34" style:parent-style-name="Основнойшрифтабзаца" style:family="text">
      <style:text-properties style:font-name="DejaVu Sans Mono" fo:color="#000000" fo:language="en" fo:country="US"/>
    </style:style>
    <style:style style:name="P535" style:parent-style-name="PreformattedText" style:family="paragraph">
      <style:paragraph-properties fo:background-color="#FFFFFF"/>
    </style:style>
    <style:style style:name="T536" style:parent-style-name="Основнойшрифтабзаца" style:family="text">
      <style:text-properties fo:color="#000000" fo:language="en" fo:country="US"/>
    </style:style>
    <style:style style:name="T53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38" style:parent-style-name="Основнойшрифтабзаца" style:family="text">
      <style:text-properties style:font-name="DejaVu Sans Mono" fo:color="#000000" fo:language="en" fo:country="US"/>
    </style:style>
    <style:style style:name="T53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40" style:parent-style-name="Основнойшрифтабзаца" style:family="text">
      <style:text-properties style:font-name="DejaVu Sans Mono" fo:color="#000000" fo:language="en" fo:country="US"/>
    </style:style>
    <style:style style:name="P541" style:parent-style-name="PreformattedText" style:family="paragraph">
      <style:paragraph-properties fo:background-color="#FFFFFF"/>
    </style:style>
    <style:style style:name="T542" style:parent-style-name="Основнойшрифтабзаца" style:family="text">
      <style:text-properties fo:color="#000000" fo:language="en" fo:country="US"/>
    </style:style>
    <style:style style:name="T54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44" style:parent-style-name="Основнойшрифтабзаца" style:family="text">
      <style:text-properties style:font-name="DejaVu Sans Mono" fo:color="#000000" fo:language="en" fo:country="US"/>
    </style:style>
    <style:style style:name="P545" style:parent-style-name="PreformattedText" style:family="paragraph">
      <style:paragraph-properties fo:background-color="#FFFFFF"/>
    </style:style>
    <style:style style:name="T546" style:parent-style-name="Основнойшрифтабзаца" style:family="text">
      <style:text-properties fo:color="#000000" fo:language="en" fo:country="US"/>
    </style:style>
    <style:style style:name="T547" style:parent-style-name="Основнойшрифтабзаца" style:family="text">
      <style:text-properties style:font-name="DejaVu Sans Mono" fo:color="#000000" fo:language="en" fo:country="US"/>
    </style:style>
    <style:style style:name="P548" style:parent-style-name="PreformattedText" style:family="paragraph">
      <style:paragraph-properties fo:background-color="#FFFFFF"/>
    </style:style>
    <style:style style:name="T549" style:parent-style-name="Основнойшрифтабзаца" style:family="text">
      <style:text-properties fo:color="#000000" fo:language="en" fo:country="US"/>
    </style:style>
    <style:style style:name="T550" style:parent-style-name="Основнойшрифтабзаца" style:family="text">
      <style:text-properties style:font-name="DejaVu Sans Mono" fo:color="#000000" fo:language="en" fo:country="US"/>
    </style:style>
    <style:style style:name="T551" style:parent-style-name="Основнойшрифтабзаца" style:family="text">
      <style:text-properties style:font-name="DejaVu Sans Mono" fo:color="#660E7A" fo:language="en" fo:country="US"/>
    </style:style>
    <style:style style:name="T552" style:parent-style-name="Основнойшрифтабзаца" style:family="text">
      <style:text-properties style:font-name="DejaVu Sans Mono" fo:color="#000000" fo:language="en" fo:country="US"/>
    </style:style>
    <style:style style:name="P553" style:parent-style-name="PreformattedText" style:family="paragraph">
      <style:paragraph-properties fo:background-color="#FFFFFF"/>
    </style:style>
    <style:style style:name="T554" style:parent-style-name="Основнойшрифтабзаца" style:family="text">
      <style:text-properties fo:color="#000000" fo:language="en" fo:country="US"/>
    </style:style>
    <style:style style:name="T555" style:parent-style-name="Основнойшрифтабзаца" style:family="text">
      <style:text-properties style:font-name="DejaVu Sans Mono" fo:color="#000000" fo:language="en" fo:country="US"/>
    </style:style>
    <style:style style:name="T556" style:parent-style-name="Основнойшрифтабзаца" style:family="text">
      <style:text-properties style:font-name="DejaVu Sans Mono" fo:color="#660E7A" fo:language="en" fo:country="US"/>
    </style:style>
    <style:style style:name="T557" style:parent-style-name="Основнойшрифтабзаца" style:family="text">
      <style:text-properties style:font-name="DejaVu Sans Mono" fo:color="#000000" fo:language="en" fo:country="US"/>
    </style:style>
    <style:style style:name="P558" style:parent-style-name="PreformattedText" style:family="paragraph">
      <style:paragraph-properties fo:background-color="#FFFFFF"/>
    </style:style>
    <style:style style:name="T559" style:parent-style-name="Основнойшрифтабзаца" style:family="text">
      <style:text-properties fo:color="#000000" fo:language="en" fo:country="US"/>
    </style:style>
    <style:style style:name="T560" style:parent-style-name="Основнойшрифтабзаца" style:family="text">
      <style:text-properties style:font-name="DejaVu Sans Mono" fo:color="#000000" fo:language="en" fo:country="US"/>
    </style:style>
    <style:style style:name="T561" style:parent-style-name="Основнойшрифтабзаца" style:family="text">
      <style:text-properties style:font-name="DejaVu Sans Mono" fo:color="#660E7A" fo:language="en" fo:country="US"/>
    </style:style>
    <style:style style:name="T562" style:parent-style-name="Основнойшрифтабзаца" style:family="text">
      <style:text-properties style:font-name="DejaVu Sans Mono" fo:color="#000000" fo:language="en" fo:country="US"/>
    </style:style>
    <style:style style:name="P563" style:parent-style-name="PreformattedText" style:family="paragraph">
      <style:paragraph-properties fo:background-color="#FFFFFF"/>
    </style:style>
    <style:style style:name="T564" style:parent-style-name="Основнойшрифтабзаца" style:family="text">
      <style:text-properties fo:color="#000000" fo:language="en" fo:country="US"/>
    </style:style>
    <style:style style:name="T565" style:parent-style-name="Основнойшрифтабзаца" style:family="text">
      <style:text-properties style:font-name="DejaVu Sans Mono" fo:color="#000000" fo:language="en" fo:country="US"/>
    </style:style>
    <style:style style:name="P566" style:parent-style-name="PreformattedText" style:family="paragraph">
      <style:paragraph-properties fo:background-color="#FFFFFF"/>
    </style:style>
    <style:style style:name="T567" style:parent-style-name="Основнойшрифтабзаца" style:family="text">
      <style:text-properties fo:color="#000000" fo:language="en" fo:country="US"/>
    </style:style>
    <style:style style:name="T56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69" style:parent-style-name="Основнойшрифтабзаца" style:family="text">
      <style:text-properties style:font-name="DejaVu Sans Mono" fo:color="#000000" fo:language="en" fo:country="US"/>
    </style:style>
    <style:style style:name="T570" style:parent-style-name="Основнойшрифтабзаца" style:family="text">
      <style:text-properties style:font-name="DejaVu Sans Mono" fo:color="#008080" fo:language="en" fo:country="US"/>
    </style:style>
    <style:style style:name="T571" style:parent-style-name="Основнойшрифтабзаца" style:family="text">
      <style:text-properties style:font-name="DejaVu Sans Mono" fo:color="#000000" fo:language="en" fo:country="US"/>
    </style:style>
    <style:style style:name="P572" style:parent-style-name="PreformattedText" style:family="paragraph">
      <style:paragraph-properties fo:background-color="#FFFFFF"/>
    </style:style>
    <style:style style:name="T573" style:parent-style-name="Основнойшрифтабзаца" style:family="text">
      <style:text-properties fo:color="#000000" fo:language="en" fo:country="US"/>
    </style:style>
    <style:style style:name="T57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75" style:parent-style-name="Основнойшрифтабзаца" style:family="text">
      <style:text-properties style:font-name="DejaVu Sans Mono" fo:color="#000000" fo:language="en" fo:country="US"/>
    </style:style>
    <style:style style:name="T57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77" style:parent-style-name="Основнойшрифтабзаца" style:family="text">
      <style:text-properties style:font-name="DejaVu Sans Mono" fo:color="#000000" fo:language="en" fo:country="US"/>
    </style:style>
    <style:style style:name="P578" style:parent-style-name="PreformattedText" style:family="paragraph">
      <style:paragraph-properties fo:background-color="#FFFFFF"/>
    </style:style>
    <style:style style:name="T579" style:parent-style-name="Основнойшрифтабзаца" style:family="text">
      <style:text-properties fo:color="#000000" fo:language="en" fo:country="US"/>
    </style:style>
    <style:style style:name="T58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81" style:parent-style-name="Основнойшрифтабзаца" style:family="text">
      <style:text-properties style:font-name="DejaVu Sans Mono" fo:color="#000000" fo:language="en" fo:country="US"/>
    </style:style>
    <style:style style:name="P582" style:parent-style-name="PreformattedText" style:family="paragraph">
      <style:paragraph-properties fo:background-color="#FFFFFF"/>
    </style:style>
    <style:style style:name="T583" style:parent-style-name="Основнойшрифтабзаца" style:family="text">
      <style:text-properties fo:color="#000000" fo:language="en" fo:country="US"/>
    </style:style>
    <style:style style:name="T584" style:parent-style-name="Основнойшрифтабзаца" style:family="text">
      <style:text-properties style:font-name="DejaVu Sans Mono" fo:color="#000000" fo:language="en" fo:country="US"/>
    </style:style>
    <style:style style:name="P585" style:parent-style-name="PreformattedText" style:family="paragraph">
      <style:paragraph-properties fo:background-color="#FFFFFF"/>
    </style:style>
    <style:style style:name="T586" style:parent-style-name="Основнойшрифтабзаца" style:family="text">
      <style:text-properties fo:color="#000000" fo:language="en" fo:country="US"/>
    </style:style>
    <style:style style:name="T587" style:parent-style-name="Основнойшрифтабзаца" style:family="text">
      <style:text-properties style:font-name="DejaVu Sans Mono" fo:color="#000000" fo:language="en" fo:country="US"/>
    </style:style>
    <style:style style:name="T588" style:parent-style-name="Основнойшрифтабзаца" style:family="text">
      <style:text-properties style:font-name="DejaVu Sans Mono" fo:color="#660E7A" fo:language="en" fo:country="US"/>
    </style:style>
    <style:style style:name="T589" style:parent-style-name="Основнойшрифтабзаца" style:family="text">
      <style:text-properties style:font-name="DejaVu Sans Mono" fo:color="#000000" fo:language="en" fo:country="US"/>
    </style:style>
    <style:style style:name="P590" style:parent-style-name="PreformattedText" style:family="paragraph">
      <style:paragraph-properties fo:background-color="#FFFFFF"/>
    </style:style>
    <style:style style:name="T591" style:parent-style-name="Основнойшрифтабзаца" style:family="text">
      <style:text-properties fo:color="#000000" fo:language="en" fo:country="US"/>
    </style:style>
    <style:style style:name="T592" style:parent-style-name="Основнойшрифтабзаца" style:family="text">
      <style:text-properties style:font-name="DejaVu Sans Mono" fo:color="#000000" fo:language="en" fo:country="US"/>
    </style:style>
    <style:style style:name="T593" style:parent-style-name="Основнойшрифтабзаца" style:family="text">
      <style:text-properties style:font-name="DejaVu Sans Mono" fo:color="#660E7A" fo:language="en" fo:country="US"/>
    </style:style>
    <style:style style:name="T594" style:parent-style-name="Основнойшрифтабзаца" style:family="text">
      <style:text-properties style:font-name="DejaVu Sans Mono" fo:color="#000000" fo:language="en" fo:country="US"/>
    </style:style>
    <style:style style:name="P595" style:parent-style-name="PreformattedText" style:family="paragraph">
      <style:paragraph-properties fo:background-color="#FFFFFF"/>
    </style:style>
    <style:style style:name="T596" style:parent-style-name="Основнойшрифтабзаца" style:family="text">
      <style:text-properties fo:color="#000000" fo:language="en" fo:country="US"/>
    </style:style>
    <style:style style:name="T59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598" style:parent-style-name="Основнойшрифтабзаца" style:family="text">
      <style:text-properties style:font-name="DejaVu Sans Mono" fo:color="#000000" fo:language="en" fo:country="US"/>
    </style:style>
    <style:style style:name="P599" style:parent-style-name="PreformattedText" style:family="paragraph">
      <style:paragraph-properties fo:background-color="#FFFFFF"/>
    </style:style>
    <style:style style:name="T600" style:parent-style-name="Основнойшрифтабзаца" style:family="text">
      <style:text-properties fo:color="#000000" fo:language="en" fo:country="US"/>
    </style:style>
    <style:style style:name="T601" style:parent-style-name="Основнойшрифтабзаца" style:family="text">
      <style:text-properties style:font-name="DejaVu Sans Mono" fo:color="#000000" fo:language="en" fo:country="US"/>
    </style:style>
    <style:style style:name="P602" style:parent-style-name="PreformattedText" style:family="paragraph">
      <style:paragraph-properties fo:background-color="#FFFFFF"/>
    </style:style>
    <style:style style:name="T603" style:parent-style-name="Основнойшрифтабзаца" style:family="text">
      <style:text-properties fo:color="#000000" fo:language="en" fo:country="US"/>
    </style:style>
    <style:style style:name="T604" style:parent-style-name="Основнойшрифтабзаца" style:family="text">
      <style:text-properties style:font-name="DejaVu Sans Mono" fo:color="#008080" fo:language="en" fo:country="US"/>
    </style:style>
    <style:style style:name="T605" style:parent-style-name="Основнойшрифтабзаца" style:family="text">
      <style:text-properties style:font-name="DejaVu Sans Mono" fo:color="#000000" fo:language="en" fo:country="US"/>
    </style:style>
    <style:style style:name="T606" style:parent-style-name="Основнойшрифтабзаца" style:family="text">
      <style:text-properties style:font-name="DejaVu Sans Mono" fo:color="#660E7A" fo:language="en" fo:country="US"/>
    </style:style>
    <style:style style:name="T607" style:parent-style-name="Основнойшрифтабзаца" style:family="text">
      <style:text-properties style:font-name="DejaVu Sans Mono" fo:color="#000000" fo:language="en" fo:country="US"/>
    </style:style>
    <style:style style:name="T60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09" style:parent-style-name="Основнойшрифтабзаца" style:family="text">
      <style:text-properties style:font-name="DejaVu Sans Mono" fo:color="#000000" fo:language="en" fo:country="US"/>
    </style:style>
    <style:style style:name="P610" style:parent-style-name="PreformattedText" style:family="paragraph">
      <style:paragraph-properties fo:background-color="#FFFFFF"/>
      <style:text-properties style:font-name="DejaVu Sans Mono" fo:color="#000000" fo:language="en" fo:country="US"/>
    </style:style>
    <style:style style:name="P611" style:parent-style-name="PreformattedText" style:family="paragraph">
      <style:paragraph-properties fo:background-color="#FFFFFF"/>
    </style:style>
    <style:style style:name="T61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13" style:parent-style-name="Основнойшрифтабзаца" style:family="text">
      <style:text-properties style:font-name="DejaVu Sans Mono" fo:color="#000000" fo:language="en" fo:country="US"/>
    </style:style>
    <style:style style:name="P614" style:parent-style-name="PreformattedText" style:family="paragraph">
      <style:paragraph-properties fo:background-color="#FFFFFF"/>
    </style:style>
    <style:style style:name="T615" style:parent-style-name="Основнойшрифтабзаца" style:family="text">
      <style:text-properties fo:color="#000000" fo:language="en" fo:country="US"/>
    </style:style>
    <style:style style:name="T616" style:parent-style-name="Основнойшрифтабзаца" style:family="text">
      <style:text-properties style:font-name="DejaVu Sans Mono" fo:color="#008080" fo:language="en" fo:country="US"/>
    </style:style>
    <style:style style:name="T617" style:parent-style-name="Основнойшрифтабзаца" style:family="text">
      <style:text-properties style:font-name="DejaVu Sans Mono" fo:color="#000000" fo:language="en" fo:country="US"/>
    </style:style>
    <style:style style:name="T618" style:parent-style-name="Основнойшрифтабзаца" style:family="text">
      <style:text-properties style:font-name="DejaVu Sans Mono" fo:color="#371F80" fo:language="en" fo:country="US"/>
    </style:style>
    <style:style style:name="T619" style:parent-style-name="Основнойшрифтабзаца" style:family="text">
      <style:text-properties style:font-name="DejaVu Sans Mono" fo:color="#000000" fo:language="en" fo:country="US"/>
    </style:style>
    <style:style style:name="P620" style:parent-style-name="PreformattedText" style:family="paragraph">
      <style:paragraph-properties fo:background-color="#FFFFFF"/>
    </style:style>
    <style:style style:name="T621" style:parent-style-name="Основнойшрифтабзаца" style:family="text">
      <style:text-properties fo:color="#000000" fo:language="en" fo:country="US"/>
    </style:style>
    <style:style style:name="T622" style:parent-style-name="Основнойшрифтабзаца" style:family="text">
      <style:text-properties style:font-name="DejaVu Sans Mono" fo:color="#008080" fo:language="en" fo:country="US"/>
    </style:style>
    <style:style style:name="T623" style:parent-style-name="Основнойшрифтабзаца" style:family="text">
      <style:text-properties style:font-name="DejaVu Sans Mono" fo:color="#000000" fo:language="en" fo:country="US"/>
    </style:style>
    <style:style style:name="P624" style:parent-style-name="PreformattedText" style:family="paragraph">
      <style:paragraph-properties fo:background-color="#FFFFFF"/>
    </style:style>
    <style:style style:name="T625" style:parent-style-name="Основнойшрифтабзаца" style:family="text">
      <style:text-properties fo:color="#000000" fo:language="en" fo:country="US"/>
    </style:style>
    <style:style style:name="T626" style:parent-style-name="Основнойшрифтабзаца" style:family="text">
      <style:text-properties style:font-name="DejaVu Sans Mono" fo:color="#371F80" fo:language="en" fo:country="US"/>
    </style:style>
    <style:style style:name="T627" style:parent-style-name="Основнойшрифтабзаца" style:family="text">
      <style:text-properties style:font-name="DejaVu Sans Mono" fo:color="#000000" fo:language="en" fo:country="US"/>
    </style:style>
    <style:style style:name="T628" style:parent-style-name="Основнойшрифтабзаца" style:family="text">
      <style:text-properties style:font-name="DejaVu Sans Mono" fo:color="#0000FF" fo:language="en" fo:country="US"/>
    </style:style>
    <style:style style:name="T629" style:parent-style-name="Основнойшрифтабзаца" style:family="text">
      <style:text-properties style:font-name="DejaVu Sans Mono" fo:color="#000000" fo:language="en" fo:country="US"/>
    </style:style>
    <style:style style:name="P630" style:parent-style-name="PreformattedText" style:family="paragraph">
      <style:paragraph-properties fo:background-color="#FFFFFF"/>
    </style:style>
    <style:style style:name="T631" style:parent-style-name="Основнойшрифтабзаца" style:family="text">
      <style:text-properties fo:color="#000000" fo:language="en" fo:country="US"/>
    </style:style>
    <style:style style:name="T63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33" style:parent-style-name="Основнойшрифтабзаца" style:family="text">
      <style:text-properties style:font-name="DejaVu Sans Mono" fo:color="#000000" fo:language="en" fo:country="US"/>
    </style:style>
    <style:style style:name="T634" style:parent-style-name="Основнойшрифтабзаца" style:family="text">
      <style:text-properties style:font-name="DejaVu Sans Mono" fo:color="#0000FF" fo:language="en" fo:country="US"/>
    </style:style>
    <style:style style:name="T635" style:parent-style-name="Основнойшрифтабзаца" style:family="text">
      <style:text-properties style:font-name="DejaVu Sans Mono" fo:color="#000000" fo:language="en" fo:country="US"/>
    </style:style>
    <style:style style:name="P636" style:parent-style-name="PreformattedText" style:family="paragraph">
      <style:paragraph-properties fo:background-color="#FFFFFF"/>
    </style:style>
    <style:style style:name="T637" style:parent-style-name="Основнойшрифтабзаца" style:family="text">
      <style:text-properties fo:color="#000000" fo:language="en" fo:country="US"/>
    </style:style>
    <style:style style:name="T638" style:parent-style-name="Основнойшрифтабзаца" style:family="text">
      <style:text-properties style:font-name="DejaVu Sans Mono" fo:color="#008080" fo:language="en" fo:country="US"/>
    </style:style>
    <style:style style:name="T639" style:parent-style-name="Основнойшрифтабзаца" style:family="text">
      <style:text-properties style:font-name="DejaVu Sans Mono" fo:color="#000000" fo:language="en" fo:country="US"/>
    </style:style>
    <style:style style:name="T640" style:parent-style-name="Основнойшрифтабзаца" style:family="text">
      <style:text-properties style:font-name="DejaVu Sans Mono" fo:color="#008080" fo:language="en" fo:country="US"/>
    </style:style>
    <style:style style:name="T641" style:parent-style-name="Основнойшрифтабзаца" style:family="text">
      <style:text-properties style:font-name="DejaVu Sans Mono" fo:color="#000000" fo:language="en" fo:country="US"/>
    </style:style>
    <style:style style:name="T642" style:parent-style-name="Основнойшрифтабзаца" style:family="text">
      <style:text-properties style:font-name="DejaVu Sans Mono" fo:color="#0000FF" fo:language="en" fo:country="US"/>
    </style:style>
    <style:style style:name="T643" style:parent-style-name="Основнойшрифтабзаца" style:family="text">
      <style:text-properties style:font-name="DejaVu Sans Mono" fo:color="#000000" fo:language="en" fo:country="US"/>
    </style:style>
    <style:style style:name="P644" style:parent-style-name="PreformattedText" style:family="paragraph">
      <style:paragraph-properties fo:background-color="#FFFFFF"/>
    </style:style>
    <style:style style:name="T645" style:parent-style-name="Основнойшрифтабзаца" style:family="text">
      <style:text-properties fo:color="#000000" fo:language="en" fo:country="US"/>
    </style:style>
    <style:style style:name="T646" style:parent-style-name="Основнойшрифтабзаца" style:family="text">
      <style:text-properties style:font-name="DejaVu Sans Mono" fo:color="#008080" fo:language="en" fo:country="US"/>
    </style:style>
    <style:style style:name="T647" style:parent-style-name="Основнойшрифтабзаца" style:family="text">
      <style:text-properties style:font-name="DejaVu Sans Mono" fo:color="#000000" fo:language="en" fo:country="US"/>
    </style:style>
    <style:style style:name="T648" style:parent-style-name="Основнойшрифтабзаца" style:family="text">
      <style:text-properties style:font-name="DejaVu Sans Mono" fo:color="#008080" fo:language="en" fo:country="US"/>
    </style:style>
    <style:style style:name="T649" style:parent-style-name="Основнойшрифтабзаца" style:family="text">
      <style:text-properties style:font-name="DejaVu Sans Mono" fo:color="#000000" fo:language="en" fo:country="US"/>
    </style:style>
    <style:style style:name="P650" style:parent-style-name="PreformattedText" style:family="paragraph">
      <style:paragraph-properties fo:background-color="#FFFFFF"/>
    </style:style>
    <style:style style:name="T651" style:parent-style-name="Основнойшрифтабзаца" style:family="text">
      <style:text-properties fo:color="#000000" fo:language="en" fo:country="US"/>
    </style:style>
    <style:style style:name="T65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53" style:parent-style-name="Основнойшрифтабзаца" style:family="text">
      <style:text-properties style:font-name="DejaVu Sans Mono" fo:color="#000000" fo:language="en" fo:country="US"/>
    </style:style>
    <style:style style:name="T654" style:parent-style-name="Основнойшрифтабзаца" style:family="text">
      <style:text-properties style:font-name="DejaVu Sans Mono" fo:color="#0000FF" fo:language="en" fo:country="US"/>
    </style:style>
    <style:style style:name="T655" style:parent-style-name="Основнойшрифтабзаца" style:family="text">
      <style:text-properties style:font-name="DejaVu Sans Mono" fo:color="#000000" fo:language="en" fo:country="US"/>
    </style:style>
    <style:style style:name="P656" style:parent-style-name="PreformattedText" style:family="paragraph">
      <style:paragraph-properties fo:background-color="#FFFFFF"/>
    </style:style>
    <style:style style:name="T657" style:parent-style-name="Основнойшрифтабзаца" style:family="text">
      <style:text-properties fo:color="#000000" fo:language="en" fo:country="US"/>
    </style:style>
    <style:style style:name="T658" style:parent-style-name="Основнойшрифтабзаца" style:family="text">
      <style:text-properties style:font-name="DejaVu Sans Mono" fo:color="#000000" fo:language="en" fo:country="US"/>
    </style:style>
    <style:style style:name="T659" style:parent-style-name="Основнойшрифтабзаца" style:family="text">
      <style:text-properties style:font-name="DejaVu Sans Mono" fo:color="#0000FF" fo:language="en" fo:country="US"/>
    </style:style>
    <style:style style:name="T660" style:parent-style-name="Основнойшрифтабзаца" style:family="text">
      <style:text-properties style:font-name="DejaVu Sans Mono" fo:color="#000000" fo:language="en" fo:country="US"/>
    </style:style>
    <style:style style:name="P661" style:parent-style-name="PreformattedText" style:family="paragraph">
      <style:paragraph-properties fo:background-color="#FFFFFF"/>
    </style:style>
    <style:style style:name="T662" style:parent-style-name="Основнойшрифтабзаца" style:family="text">
      <style:text-properties fo:color="#000000" fo:language="en" fo:country="US"/>
    </style:style>
    <style:style style:name="T663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P664" style:parent-style-name="PreformattedText" style:family="paragraph">
      <style:paragraph-properties fo:background-color="#FFFFFF"/>
    </style:style>
    <style:style style:name="T665" style:parent-style-name="Основнойшрифтабзаца" style:family="text">
      <style:text-properties fo:color="#808080" fo:language="en" fo:country="US"/>
    </style:style>
    <style:style style:name="T666" style:parent-style-name="Основнойшрифтабзаца" style:family="text">
      <style:text-properties style:font-name="DejaVu Sans Mono" fo:color="#000000" fo:language="en" fo:country="US"/>
    </style:style>
    <style:style style:name="T66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68" style:parent-style-name="Основнойшрифтабзаца" style:family="text">
      <style:text-properties style:font-name="DejaVu Sans Mono" fo:color="#000000" fo:language="en" fo:country="US"/>
    </style:style>
    <style:style style:name="P669" style:parent-style-name="PreformattedText" style:family="paragraph">
      <style:paragraph-properties fo:background-color="#FFFFFF"/>
    </style:style>
    <style:style style:name="T670" style:parent-style-name="Основнойшрифтабзаца" style:family="text">
      <style:text-properties fo:color="#000000" fo:language="en" fo:country="US"/>
    </style:style>
    <style:style style:name="T671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P672" style:parent-style-name="PreformattedText" style:family="paragraph">
      <style:paragraph-properties fo:background-color="#FFFFFF"/>
    </style:style>
    <style:style style:name="T673" style:parent-style-name="Основнойшрифтабзаца" style:family="text">
      <style:text-properties fo:color="#808080" fo:language="en" fo:country="US"/>
    </style:style>
    <style:style style:name="T67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75" style:parent-style-name="Основнойшрифтабзаца" style:family="text">
      <style:text-properties style:font-name="DejaVu Sans Mono" fo:color="#000000" fo:language="en" fo:country="US"/>
    </style:style>
    <style:style style:name="P676" style:parent-style-name="PreformattedText" style:family="paragraph">
      <style:paragraph-properties fo:background-color="#FFFFFF"/>
    </style:style>
    <style:style style:name="T677" style:parent-style-name="Основнойшрифтабзаца" style:family="text">
      <style:text-properties fo:color="#000000" fo:language="en" fo:country="US"/>
    </style:style>
    <style:style style:name="T67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79" style:parent-style-name="Основнойшрифтабзаца" style:family="text">
      <style:text-properties style:font-name="DejaVu Sans Mono" fo:color="#000000" fo:language="en" fo:country="US"/>
    </style:style>
    <style:style style:name="T68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81" style:parent-style-name="Основнойшрифтабзаца" style:family="text">
      <style:text-properties style:font-name="DejaVu Sans Mono" fo:color="#000000" fo:language="en" fo:country="US"/>
    </style:style>
    <style:style style:name="P682" style:parent-style-name="PreformattedText" style:family="paragraph">
      <style:paragraph-properties fo:background-color="#FFFFFF"/>
    </style:style>
    <style:style style:name="T683" style:parent-style-name="Основнойшрифтабзаца" style:family="text">
      <style:text-properties fo:color="#000000" fo:language="en" fo:country="US"/>
    </style:style>
    <style:style style:name="T684" style:parent-style-name="Основнойшрифтабзаца" style:family="text">
      <style:text-properties style:font-name="DejaVu Sans Mono" fo:color="#008080" fo:language="en" fo:country="US"/>
    </style:style>
    <style:style style:name="T685" style:parent-style-name="Основнойшрифтабзаца" style:family="text">
      <style:text-properties style:font-name="DejaVu Sans Mono" fo:color="#000000" fo:language="en" fo:country="US"/>
    </style:style>
    <style:style style:name="T686" style:parent-style-name="Основнойшрифтабзаца" style:family="text">
      <style:text-properties style:font-name="DejaVu Sans Mono" fo:color="#008080" fo:language="en" fo:country="US"/>
    </style:style>
    <style:style style:name="T687" style:parent-style-name="Основнойшрифтабзаца" style:family="text">
      <style:text-properties style:font-name="DejaVu Sans Mono" fo:color="#000000" fo:language="en" fo:country="US"/>
    </style:style>
    <style:style style:name="P688" style:parent-style-name="PreformattedText" style:family="paragraph">
      <style:paragraph-properties fo:background-color="#FFFFFF"/>
    </style:style>
    <style:style style:name="T689" style:parent-style-name="Основнойшрифтабзаца" style:family="text">
      <style:text-properties fo:color="#000000" fo:language="en" fo:country="US"/>
    </style:style>
    <style:style style:name="T69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691" style:parent-style-name="Основнойшрифтабзаца" style:family="text">
      <style:text-properties style:font-name="DejaVu Sans Mono" fo:color="#000000" fo:language="en" fo:country="US"/>
    </style:style>
    <style:style style:name="T692" style:parent-style-name="Основнойшрифтабзаца" style:family="text">
      <style:text-properties style:font-name="DejaVu Sans Mono" fo:color="#008080" fo:language="en" fo:country="US"/>
    </style:style>
    <style:style style:name="T69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694" style:parent-style-name="Основнойшрифтабзаца" style:family="text">
      <style:text-properties style:font-name="DejaVu Sans Mono" fo:color="#000000" fo:language="en" fo:country="US"/>
    </style:style>
    <style:style style:name="P695" style:parent-style-name="PreformattedText" style:family="paragraph">
      <style:paragraph-properties fo:background-color="#FFFFFF"/>
    </style:style>
    <style:style style:name="T696" style:parent-style-name="Основнойшрифтабзаца" style:family="text">
      <style:text-properties fo:color="#000000" fo:language="en" fo:country="US"/>
    </style:style>
    <style:style style:name="T697" style:parent-style-name="Основнойшрифтабзаца" style:family="text">
      <style:text-properties style:font-name="DejaVu Sans Mono" fo:color="#371F80" fo:language="en" fo:country="US"/>
    </style:style>
    <style:style style:name="T698" style:parent-style-name="Основнойшрифтабзаца" style:family="text">
      <style:text-properties style:font-name="DejaVu Sans Mono" fo:color="#000000" fo:language="en" fo:country="US"/>
    </style:style>
    <style:style style:name="P699" style:parent-style-name="PreformattedText" style:family="paragraph">
      <style:paragraph-properties fo:background-color="#FFFFFF"/>
    </style:style>
    <style:style style:name="T700" style:parent-style-name="Основнойшрифтабзаца" style:family="text">
      <style:text-properties fo:color="#000000" fo:language="en" fo:country="US"/>
    </style:style>
    <style:style style:name="T701" style:parent-style-name="Основнойшрифтабзаца" style:family="text">
      <style:text-properties style:font-name="DejaVu Sans Mono" fo:color="#008080" fo:language="en" fo:country="US"/>
    </style:style>
    <style:style style:name="T702" style:parent-style-name="Основнойшрифтабзаца" style:family="text">
      <style:text-properties style:font-name="DejaVu Sans Mono" fo:color="#000000" fo:language="en" fo:country="US"/>
    </style:style>
    <style:style style:name="T703" style:parent-style-name="Основнойшрифтабзаца" style:family="text">
      <style:text-properties style:font-name="DejaVu Sans Mono" fo:color="#371F80" fo:language="en" fo:country="US"/>
    </style:style>
    <style:style style:name="T704" style:parent-style-name="Основнойшрифтабзаца" style:family="text">
      <style:text-properties style:font-name="DejaVu Sans Mono" fo:color="#000000" fo:language="en" fo:country="US"/>
    </style:style>
    <style:style style:name="P705" style:parent-style-name="PreformattedText" style:family="paragraph">
      <style:paragraph-properties fo:background-color="#FFFFFF"/>
    </style:style>
    <style:style style:name="T706" style:parent-style-name="Основнойшрифтабзаца" style:family="text">
      <style:text-properties fo:color="#000000" fo:language="en" fo:country="US"/>
    </style:style>
    <style:style style:name="T707" style:parent-style-name="Основнойшрифтабзаца" style:family="text">
      <style:text-properties style:font-name="DejaVu Sans Mono" fo:color="#008080" fo:language="en" fo:country="US"/>
    </style:style>
    <style:style style:name="T708" style:parent-style-name="Основнойшрифтабзаца" style:family="text">
      <style:text-properties style:font-name="DejaVu Sans Mono" fo:color="#000000" fo:language="en" fo:country="US"/>
    </style:style>
    <style:style style:name="T709" style:parent-style-name="Основнойшрифтабзаца" style:family="text">
      <style:text-properties style:font-name="DejaVu Sans Mono" fo:color="#008080" fo:language="en" fo:country="US"/>
    </style:style>
    <style:style style:name="T710" style:parent-style-name="Основнойшрифтабзаца" style:family="text">
      <style:text-properties style:font-name="DejaVu Sans Mono" fo:color="#000000" fo:language="en" fo:country="US"/>
    </style:style>
    <style:style style:name="P711" style:parent-style-name="PreformattedText" style:family="paragraph">
      <style:paragraph-properties fo:background-color="#FFFFFF"/>
    </style:style>
    <style:style style:name="T712" style:parent-style-name="Основнойшрифтабзаца" style:family="text">
      <style:text-properties fo:color="#000000" fo:language="en" fo:country="US"/>
    </style:style>
    <style:style style:name="T71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714" style:parent-style-name="Основнойшрифтабзаца" style:family="text">
      <style:text-properties style:font-name="DejaVu Sans Mono" fo:color="#000000" fo:language="en" fo:country="US"/>
    </style:style>
    <style:style style:name="T715" style:parent-style-name="Основнойшрифтабзаца" style:family="text">
      <style:text-properties style:font-name="DejaVu Sans Mono" fo:color="#0000FF" fo:language="en" fo:country="US"/>
    </style:style>
    <style:style style:name="T716" style:parent-style-name="Основнойшрифтабзаца" style:family="text">
      <style:text-properties style:font-name="DejaVu Sans Mono" fo:color="#000000" fo:language="en" fo:country="US"/>
    </style:style>
    <style:style style:name="P717" style:parent-style-name="PreformattedText" style:family="paragraph">
      <style:paragraph-properties fo:background-color="#FFFFFF"/>
    </style:style>
    <style:style style:name="T718" style:parent-style-name="Основнойшрифтабзаца" style:family="text">
      <style:text-properties fo:color="#000000" fo:language="en" fo:country="US"/>
    </style:style>
    <style:style style:name="T719" style:parent-style-name="Основнойшрифтабзаца" style:family="text">
      <style:text-properties style:font-name="DejaVu Sans Mono" fo:color="#000000" fo:language="en" fo:country="US"/>
    </style:style>
    <style:style style:name="P720" style:parent-style-name="PreformattedText" style:family="paragraph">
      <style:paragraph-properties fo:background-color="#FFFFFF"/>
    </style:style>
    <style:style style:name="T721" style:parent-style-name="Основнойшрифтабзаца" style:family="text">
      <style:text-properties fo:color="#000000" fo:language="en" fo:country="US"/>
    </style:style>
    <style:style style:name="T72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723" style:parent-style-name="Основнойшрифтабзаца" style:family="text">
      <style:text-properties style:font-name="DejaVu Sans Mono" fo:color="#000000" fo:language="en" fo:country="US"/>
    </style:style>
    <style:style style:name="T724" style:parent-style-name="Основнойшрифтабзаца" style:family="text">
      <style:text-properties style:font-name="DejaVu Sans Mono" fo:color="#0000FF" fo:language="en" fo:country="US"/>
    </style:style>
    <style:style style:name="T725" style:parent-style-name="Основнойшрифтабзаца" style:family="text">
      <style:text-properties style:font-name="DejaVu Sans Mono" fo:color="#000000" fo:language="en" fo:country="US"/>
    </style:style>
    <style:style style:name="P726" style:parent-style-name="PreformattedText" style:family="paragraph">
      <style:paragraph-properties fo:background-color="#FFFFFF"/>
    </style:style>
    <style:style style:name="T727" style:parent-style-name="Основнойшрифтабзаца" style:family="text">
      <style:text-properties fo:color="#000000" fo:language="en" fo:country="US"/>
    </style:style>
    <style:style style:name="T728" style:parent-style-name="Основнойшрифтабзаца" style:family="text">
      <style:text-properties style:font-name="DejaVu Sans Mono" fo:color="#008080" fo:language="en" fo:country="US"/>
    </style:style>
    <style:style style:name="T729" style:parent-style-name="Основнойшрифтабзаца" style:family="text">
      <style:text-properties style:font-name="DejaVu Sans Mono" fo:color="#000000" fo:language="en" fo:country="US"/>
    </style:style>
    <style:style style:name="T730" style:parent-style-name="Основнойшрифтабзаца" style:family="text">
      <style:text-properties style:font-name="DejaVu Sans Mono" fo:color="#008080" fo:language="en" fo:country="US"/>
    </style:style>
    <style:style style:name="T73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73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73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734" style:parent-style-name="Основнойшрифтабзаца" style:family="text">
      <style:text-properties style:font-name="DejaVu Sans Mono" fo:color="#000000" fo:language="en" fo:country="US"/>
    </style:style>
    <style:style style:name="P735" style:parent-style-name="PreformattedText" style:family="paragraph">
      <style:paragraph-properties fo:background-color="#FFFFFF"/>
    </style:style>
    <style:style style:name="T736" style:parent-style-name="Основнойшрифтабзаца" style:family="text">
      <style:text-properties fo:color="#000000" fo:language="en" fo:country="US"/>
    </style:style>
    <style:style style:name="T737" style:parent-style-name="Основнойшрифтабзаца" style:family="text">
      <style:text-properties style:font-name="DejaVu Sans Mono" fo:color="#000000" fo:language="en" fo:country="US"/>
    </style:style>
    <style:style style:name="T738" style:parent-style-name="Основнойшрифтабзаца" style:family="text">
      <style:text-properties style:font-name="DejaVu Sans Mono" fo:color="#0000FF" fo:language="en" fo:country="US"/>
    </style:style>
    <style:style style:name="T739" style:parent-style-name="Основнойшрифтабзаца" style:family="text">
      <style:text-properties style:font-name="DejaVu Sans Mono" fo:color="#000000" fo:language="en" fo:country="US"/>
    </style:style>
    <style:style style:name="P740" style:parent-style-name="PreformattedText" style:family="paragraph">
      <style:paragraph-properties fo:background-color="#FFFFFF"/>
    </style:style>
    <style:style style:name="T741" style:parent-style-name="Основнойшрифтабзаца" style:family="text">
      <style:text-properties fo:color="#000000" fo:language="en" fo:country="US"/>
    </style:style>
    <style:style style:name="T742" style:parent-style-name="Основнойшрифтабзаца" style:family="text">
      <style:text-properties style:font-name="DejaVu Sans Mono" fo:color="#000000" fo:language="en" fo:country="US"/>
    </style:style>
    <style:style style:name="T743" style:parent-style-name="Основнойшрифтабзаца" style:family="text">
      <style:text-properties style:font-name="DejaVu Sans Mono" fo:color="#0000FF" fo:language="en" fo:country="US"/>
    </style:style>
    <style:style style:name="T744" style:parent-style-name="Основнойшрифтабзаца" style:family="text">
      <style:text-properties style:font-name="DejaVu Sans Mono" fo:color="#000000" fo:language="en" fo:country="US"/>
    </style:style>
    <style:style style:name="P745" style:parent-style-name="PreformattedText" style:family="paragraph">
      <style:paragraph-properties fo:background-color="#FFFFFF"/>
    </style:style>
    <style:style style:name="T746" style:parent-style-name="Основнойшрифтабзаца" style:family="text">
      <style:text-properties fo:color="#000000" fo:language="en" fo:country="US"/>
    </style:style>
    <style:style style:name="T747" style:parent-style-name="Основнойшрифтабзаца" style:family="text">
      <style:text-properties style:font-name="DejaVu Sans Mono" fo:color="#000000" fo:language="en" fo:country="US"/>
    </style:style>
    <style:style style:name="T74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749" style:parent-style-name="Основнойшрифтабзаца" style:family="text">
      <style:text-properties style:font-name="DejaVu Sans Mono" fo:color="#000000" fo:language="en" fo:country="US"/>
    </style:style>
    <style:style style:name="T750" style:parent-style-name="Основнойшрифтабзаца" style:family="text">
      <style:text-properties style:font-name="DejaVu Sans Mono" fo:color="#0000FF" fo:language="en" fo:country="US"/>
    </style:style>
    <style:style style:name="T751" style:parent-style-name="Основнойшрифтабзаца" style:family="text">
      <style:text-properties style:font-name="DejaVu Sans Mono" fo:color="#000000" fo:language="en" fo:country="US"/>
    </style:style>
    <style:style style:name="P752" style:parent-style-name="PreformattedText" style:family="paragraph">
      <style:paragraph-properties fo:background-color="#FFFFFF"/>
    </style:style>
    <style:style style:name="T753" style:parent-style-name="Основнойшрифтабзаца" style:family="text">
      <style:text-properties fo:color="#000000" fo:language="en" fo:country="US"/>
    </style:style>
    <style:style style:name="T754" style:parent-style-name="Основнойшрифтабзаца" style:family="text">
      <style:text-properties style:font-name="DejaVu Sans Mono" fo:color="#000000" fo:language="en" fo:country="US"/>
    </style:style>
    <style:style style:name="P755" style:parent-style-name="PreformattedText" style:family="paragraph">
      <style:paragraph-properties fo:background-color="#FFFFFF"/>
    </style:style>
    <style:style style:name="T756" style:parent-style-name="Основнойшрифтабзаца" style:family="text">
      <style:text-properties fo:color="#000000" fo:language="en" fo:country="US"/>
    </style:style>
    <style:style style:name="T757" style:parent-style-name="Основнойшрифтабзаца" style:family="text">
      <style:text-properties style:font-name="DejaVu Sans Mono" fo:color="#000000" fo:language="en" fo:country="US"/>
    </style:style>
    <style:style style:name="T75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759" style:parent-style-name="Основнойшрифтабзаца" style:family="text">
      <style:text-properties style:font-name="DejaVu Sans Mono" fo:color="#000000" fo:language="en" fo:country="US"/>
    </style:style>
    <style:style style:name="P760" style:parent-style-name="PreformattedText" style:family="paragraph">
      <style:paragraph-properties fo:background-color="#FFFFFF"/>
    </style:style>
    <style:style style:name="T761" style:parent-style-name="Основнойшрифтабзаца" style:family="text">
      <style:text-properties fo:color="#000000" fo:language="en" fo:country="US"/>
    </style:style>
    <style:style style:name="T762" style:parent-style-name="Основнойшрифтабзаца" style:family="text">
      <style:text-properties style:font-name="DejaVu Sans Mono" fo:color="#000000" fo:language="en" fo:country="US"/>
    </style:style>
    <style:style style:name="P763" style:parent-style-name="PreformattedText" style:family="paragraph">
      <style:paragraph-properties fo:background-color="#FFFFFF"/>
    </style:style>
    <style:style style:name="T764" style:parent-style-name="Основнойшрифтабзаца" style:family="text">
      <style:text-properties fo:color="#000000" fo:language="en" fo:country="US"/>
    </style:style>
    <style:style style:name="T765" style:parent-style-name="Основнойшрифтабзаца" style:family="text">
      <style:text-properties style:font-name="DejaVu Sans Mono" fo:color="#000000" fo:language="en" fo:country="US"/>
    </style:style>
    <style:style style:name="T76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767" style:parent-style-name="Основнойшрифтабзаца" style:family="text">
      <style:text-properties style:font-name="DejaVu Sans Mono" fo:color="#000000" fo:language="en" fo:country="US"/>
    </style:style>
    <style:style style:name="P768" style:parent-style-name="PreformattedText" style:family="paragraph">
      <style:paragraph-properties fo:background-color="#FFFFFF"/>
    </style:style>
    <style:style style:name="T769" style:parent-style-name="Основнойшрифтабзаца" style:family="text">
      <style:text-properties fo:color="#000000" fo:language="en" fo:country="US"/>
    </style:style>
    <style:style style:name="T770" style:parent-style-name="Основнойшрифтабзаца" style:family="text">
      <style:text-properties fo:color="#000000" fo:language="en" fo:country="US"/>
    </style:style>
    <style:style style:name="T771" style:parent-style-name="Основнойшрифтабзаца" style:family="text">
      <style:text-properties style:font-name="DejaVu Sans Mono" fo:color="#000000" fo:language="en" fo:country="US"/>
    </style:style>
    <style:style style:name="T772" style:parent-style-name="Основнойшрифтабзаца" style:family="text">
      <style:text-properties style:font-name="DejaVu Sans Mono" fo:color="#008080" fo:language="en" fo:country="US"/>
    </style:style>
    <style:style style:name="T773" style:parent-style-name="Основнойшрифтабзаца" style:family="text">
      <style:text-properties style:font-name="DejaVu Sans Mono" fo:color="#000000" fo:language="en" fo:country="US"/>
    </style:style>
    <style:style style:name="P774" style:parent-style-name="PreformattedText" style:family="paragraph">
      <style:paragraph-properties fo:background-color="#FFFFFF"/>
    </style:style>
    <style:style style:name="T775" style:parent-style-name="Основнойшрифтабзаца" style:family="text">
      <style:text-properties fo:color="#000000" fo:language="en" fo:country="US"/>
    </style:style>
    <style:style style:name="T776" style:parent-style-name="Основнойшрифтабзаца" style:family="text">
      <style:text-properties style:font-name="DejaVu Sans Mono" fo:color="#000000" fo:language="en" fo:country="US"/>
    </style:style>
    <style:style style:name="P777" style:parent-style-name="PreformattedText" style:family="paragraph">
      <style:paragraph-properties fo:background-color="#FFFFFF"/>
    </style:style>
    <style:style style:name="T778" style:parent-style-name="Основнойшрифтабзаца" style:family="text">
      <style:text-properties fo:color="#000000" fo:language="en" fo:country="US"/>
    </style:style>
    <style:style style:name="T779" style:parent-style-name="Основнойшрифтабзаца" style:family="text">
      <style:text-properties style:font-name="DejaVu Sans Mono" fo:color="#000000" fo:language="en" fo:country="US"/>
    </style:style>
    <style:style style:name="T78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781" style:parent-style-name="Основнойшрифтабзаца" style:family="text">
      <style:text-properties style:font-name="DejaVu Sans Mono" fo:color="#000000" fo:language="en" fo:country="US"/>
    </style:style>
    <style:style style:name="P782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783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784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785" style:parent-style-name="PreformattedText" style:family="paragraph">
      <style:paragraph-properties fo:background-color="#FFFFFF"/>
    </style:style>
    <style:style style:name="T786" style:parent-style-name="Основнойшрифтабзаца" style:family="text">
      <style:text-properties fo:color="#808080" fo:language="en" fo:country="US"/>
    </style:style>
    <style:style style:name="T787" style:parent-style-name="Основнойшрифтабзаца" style:family="text">
      <style:text-properties style:font-name="DejaVu Sans Mono" fo:color="#008080" fo:language="en" fo:country="US"/>
    </style:style>
    <style:style style:name="T788" style:parent-style-name="Основнойшрифтабзаца" style:family="text">
      <style:text-properties style:font-name="DejaVu Sans Mono" fo:color="#000000" fo:language="en" fo:country="US"/>
    </style:style>
    <style:style style:name="T789" style:parent-style-name="Основнойшрифтабзаца" style:family="text">
      <style:text-properties style:font-name="DejaVu Sans Mono" fo:color="#371F80" fo:language="en" fo:country="US"/>
    </style:style>
    <style:style style:name="T790" style:parent-style-name="Основнойшрифтабзаца" style:family="text">
      <style:text-properties style:font-name="DejaVu Sans Mono" fo:color="#000000" fo:language="en" fo:country="US"/>
    </style:style>
    <style:style style:name="P791" style:parent-style-name="PreformattedText" style:family="paragraph">
      <style:paragraph-properties fo:background-color="#FFFFFF"/>
    </style:style>
    <style:style style:name="T792" style:parent-style-name="Основнойшрифтабзаца" style:family="text">
      <style:text-properties fo:color="#000000" fo:language="en" fo:country="US"/>
    </style:style>
    <style:style style:name="T793" style:parent-style-name="Основнойшрифтабзаца" style:family="text">
      <style:text-properties style:font-name="DejaVu Sans Mono" fo:color="#000000" fo:language="en" fo:country="US"/>
    </style:style>
    <style:style style:name="T794" style:parent-style-name="Основнойшрифтабзаца" style:family="text">
      <style:text-properties style:font-name="DejaVu Sans Mono" fo:color="#008080" fo:language="en" fo:country="US"/>
    </style:style>
    <style:style style:name="T79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796" style:parent-style-name="Основнойшрифтабзаца" style:family="text">
      <style:text-properties style:font-name="DejaVu Sans Mono" fo:color="#008080" fo:language="en" fo:country="US"/>
    </style:style>
    <style:style style:name="T797" style:parent-style-name="Основнойшрифтабзаца" style:family="text">
      <style:text-properties style:font-name="DejaVu Sans Mono" fo:color="#000000" fo:language="en" fo:country="US"/>
    </style:style>
    <style:style style:name="P798" style:parent-style-name="PreformattedText" style:family="paragraph">
      <style:paragraph-properties fo:background-color="#FFFFFF"/>
    </style:style>
    <style:style style:name="T799" style:parent-style-name="Основнойшрифтабзаца" style:family="text">
      <style:text-properties fo:color="#000000" fo:language="en" fo:country="US"/>
    </style:style>
    <style:style style:name="T800" style:parent-style-name="Основнойшрифтабзаца" style:family="text">
      <style:text-properties style:font-name="DejaVu Sans Mono" fo:color="#000000" fo:language="en" fo:country="US"/>
    </style:style>
    <style:style style:name="P801" style:parent-style-name="PreformattedText" style:family="paragraph">
      <style:paragraph-properties fo:background-color="#FFFFFF"/>
    </style:style>
    <style:style style:name="T802" style:parent-style-name="Основнойшрифтабзаца" style:family="text">
      <style:text-properties fo:color="#000000" fo:language="en" fo:country="US"/>
    </style:style>
    <style:style style:name="T803" style:parent-style-name="Основнойшрифтабзаца" style:family="text">
      <style:text-properties style:font-name="DejaVu Sans Mono" fo:color="#000000" fo:language="en" fo:country="US"/>
    </style:style>
    <style:style style:name="T804" style:parent-style-name="Основнойшрифтабзаца" style:family="text">
      <style:text-properties style:font-name="DejaVu Sans Mono" fo:color="#008080" fo:language="en" fo:country="US"/>
    </style:style>
    <style:style style:name="T805" style:parent-style-name="Основнойшрифтабзаца" style:family="text">
      <style:text-properties style:font-name="DejaVu Sans Mono" fo:color="#000000" fo:language="en" fo:country="US"/>
    </style:style>
    <style:style style:name="P806" style:parent-style-name="PreformattedText" style:family="paragraph">
      <style:paragraph-properties fo:background-color="#FFFFFF"/>
    </style:style>
    <style:style style:name="T807" style:parent-style-name="Основнойшрифтабзаца" style:family="text">
      <style:text-properties fo:color="#000000" fo:language="en" fo:country="US"/>
    </style:style>
    <style:style style:name="T808" style:parent-style-name="Основнойшрифтабзаца" style:family="text">
      <style:text-properties style:font-name="DejaVu Sans Mono" fo:color="#000000" fo:language="en" fo:country="US"/>
    </style:style>
    <style:style style:name="P809" style:parent-style-name="PreformattedText" style:family="paragraph">
      <style:paragraph-properties fo:background-color="#FFFFFF"/>
    </style:style>
    <style:style style:name="T810" style:parent-style-name="Основнойшрифтабзаца" style:family="text">
      <style:text-properties fo:color="#000000" fo:language="en" fo:country="US"/>
    </style:style>
    <style:style style:name="T81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812" style:parent-style-name="Основнойшрифтабзаца" style:family="text">
      <style:text-properties style:font-name="DejaVu Sans Mono" fo:color="#000000" fo:language="en" fo:country="US"/>
    </style:style>
    <style:style style:name="T813" style:parent-style-name="Основнойшрифтабзаца" style:family="text">
      <style:text-properties style:font-name="DejaVu Sans Mono" fo:color="#0000FF" fo:language="en" fo:country="US"/>
    </style:style>
    <style:style style:name="T814" style:parent-style-name="Основнойшрифтабзаца" style:family="text">
      <style:text-properties style:font-name="DejaVu Sans Mono" fo:color="#000000" fo:language="en" fo:country="US"/>
    </style:style>
    <style:style style:name="T815" style:parent-style-name="Основнойшрифтабзаца" style:family="text">
      <style:text-properties style:font-name="DejaVu Sans Mono" fo:color="#0000FF" fo:language="en" fo:country="US"/>
    </style:style>
    <style:style style:name="T816" style:parent-style-name="Основнойшрифтабзаца" style:family="text">
      <style:text-properties style:font-name="DejaVu Sans Mono" fo:color="#000000" fo:language="en" fo:country="US"/>
    </style:style>
    <style:style style:name="T817" style:parent-style-name="Основнойшрифтабзаца" style:family="text">
      <style:text-properties style:font-name="DejaVu Sans Mono" fo:color="#008080" fo:language="en" fo:country="US"/>
    </style:style>
    <style:style style:name="T81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819" style:parent-style-name="Основнойшрифтабзаца" style:family="text">
      <style:text-properties style:font-name="DejaVu Sans Mono" fo:color="#000000" fo:language="en" fo:country="US"/>
    </style:style>
    <style:style style:name="P820" style:parent-style-name="PreformattedText" style:family="paragraph">
      <style:paragraph-properties fo:background-color="#FFFFFF"/>
    </style:style>
    <style:style style:name="T821" style:parent-style-name="Основнойшрифтабзаца" style:family="text">
      <style:text-properties fo:color="#000000" fo:language="en" fo:country="US"/>
    </style:style>
    <style:style style:name="T822" style:parent-style-name="Основнойшрифтабзаца" style:family="text">
      <style:text-properties style:font-name="DejaVu Sans Mono" fo:color="#000000" fo:language="en" fo:country="US"/>
    </style:style>
    <style:style style:name="P823" style:parent-style-name="PreformattedText" style:family="paragraph">
      <style:paragraph-properties fo:background-color="#FFFFFF"/>
    </style:style>
    <style:style style:name="T824" style:parent-style-name="Основнойшрифтабзаца" style:family="text">
      <style:text-properties fo:color="#000000" fo:language="en" fo:country="US"/>
    </style:style>
    <style:style style:name="T825" style:parent-style-name="Основнойшрифтабзаца" style:family="text">
      <style:text-properties style:font-name="DejaVu Sans Mono" fo:color="#000000" fo:language="en" fo:country="US"/>
    </style:style>
    <style:style style:name="P826" style:parent-style-name="PreformattedText" style:family="paragraph">
      <style:paragraph-properties fo:background-color="#FFFFFF"/>
    </style:style>
    <style:style style:name="T827" style:parent-style-name="Основнойшрифтабзаца" style:family="text">
      <style:text-properties fo:color="#000000" fo:language="en" fo:country="US"/>
    </style:style>
    <style:style style:name="T828" style:parent-style-name="Основнойшрифтабзаца" style:family="text">
      <style:text-properties style:font-name="DejaVu Sans Mono" fo:color="#008080" fo:language="en" fo:country="US"/>
    </style:style>
    <style:style style:name="T829" style:parent-style-name="Основнойшрифтабзаца" style:family="text">
      <style:text-properties style:font-name="DejaVu Sans Mono" fo:color="#000000" fo:language="en" fo:country="US"/>
    </style:style>
    <style:style style:name="T830" style:parent-style-name="Основнойшрифтабзаца" style:family="text">
      <style:text-properties style:font-name="DejaVu Sans Mono" fo:color="#008080" fo:language="en" fo:country="US"/>
    </style:style>
    <style:style style:name="T831" style:parent-style-name="Основнойшрифтабзаца" style:family="text">
      <style:text-properties style:font-name="DejaVu Sans Mono" fo:color="#000000" fo:language="en" fo:country="US"/>
    </style:style>
    <style:style style:name="T832" style:parent-style-name="Основнойшрифтабзаца" style:family="text">
      <style:text-properties style:font-name="DejaVu Sans Mono" fo:color="#008080" fo:language="en" fo:country="US"/>
    </style:style>
    <style:style style:name="T83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83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83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836" style:parent-style-name="Основнойшрифтабзаца" style:family="text">
      <style:text-properties style:font-name="DejaVu Sans Mono" fo:color="#000000" fo:language="en" fo:country="US"/>
    </style:style>
    <style:style style:name="P837" style:parent-style-name="PreformattedText" style:family="paragraph">
      <style:paragraph-properties fo:background-color="#FFFFFF"/>
    </style:style>
    <style:style style:name="T838" style:parent-style-name="Основнойшрифтабзаца" style:family="text">
      <style:text-properties fo:color="#000000" fo:language="en" fo:country="US"/>
    </style:style>
    <style:style style:name="T839" style:parent-style-name="Основнойшрифтабзаца" style:family="text">
      <style:text-properties style:font-name="DejaVu Sans Mono" fo:color="#000000" fo:language="en" fo:country="US"/>
    </style:style>
    <style:style style:name="T84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841" style:parent-style-name="Основнойшрифтабзаца" style:family="text">
      <style:text-properties style:font-name="DejaVu Sans Mono" fo:color="#000000" fo:language="en" fo:country="US"/>
    </style:style>
    <style:style style:name="T842" style:parent-style-name="Основнойшрифтабзаца" style:family="text">
      <style:text-properties style:font-name="DejaVu Sans Mono" fo:color="#008080" fo:language="en" fo:country="US"/>
    </style:style>
    <style:style style:name="T84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844" style:parent-style-name="Основнойшрифтабзаца" style:family="text">
      <style:text-properties style:font-name="DejaVu Sans Mono" fo:color="#000000" fo:language="en" fo:country="US"/>
    </style:style>
    <style:style style:name="P845" style:parent-style-name="PreformattedText" style:family="paragraph">
      <style:paragraph-properties fo:background-color="#FFFFFF"/>
    </style:style>
    <style:style style:name="T846" style:parent-style-name="Основнойшрифтабзаца" style:family="text">
      <style:text-properties fo:color="#000000" fo:language="en" fo:country="US"/>
    </style:style>
    <style:style style:name="T84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848" style:parent-style-name="Основнойшрифтабзаца" style:family="text">
      <style:text-properties style:font-name="DejaVu Sans Mono" fo:color="#000000" fo:language="en" fo:country="US"/>
    </style:style>
    <style:style style:name="T849" style:parent-style-name="Основнойшрифтабзаца" style:family="text">
      <style:text-properties style:font-name="DejaVu Sans Mono" fo:color="#0000FF" fo:language="en" fo:country="US"/>
    </style:style>
    <style:style style:name="T850" style:parent-style-name="Основнойшрифтабзаца" style:family="text">
      <style:text-properties style:font-name="DejaVu Sans Mono" fo:color="#000000" fo:language="en" fo:country="US"/>
    </style:style>
    <style:style style:name="P851" style:parent-style-name="PreformattedText" style:family="paragraph">
      <style:paragraph-properties fo:background-color="#FFFFFF"/>
    </style:style>
    <style:style style:name="T852" style:parent-style-name="Основнойшрифтабзаца" style:family="text">
      <style:text-properties fo:color="#000000" fo:language="en" fo:country="US"/>
    </style:style>
    <style:style style:name="T853" style:parent-style-name="Основнойшрифтабзаца" style:family="text">
      <style:text-properties style:font-name="DejaVu Sans Mono" fo:color="#008080" fo:language="en" fo:country="US"/>
    </style:style>
    <style:style style:name="T854" style:parent-style-name="Основнойшрифтабзаца" style:family="text">
      <style:text-properties style:font-name="DejaVu Sans Mono" fo:color="#000000" fo:language="en" fo:country="US"/>
    </style:style>
    <style:style style:name="T855" style:parent-style-name="Основнойшрифтабзаца" style:family="text">
      <style:text-properties style:font-name="DejaVu Sans Mono" fo:color="#008080" fo:language="en" fo:country="US"/>
    </style:style>
    <style:style style:name="T85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85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85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859" style:parent-style-name="Основнойшрифтабзаца" style:family="text">
      <style:text-properties style:font-name="DejaVu Sans Mono" fo:color="#000000" fo:language="en" fo:country="US"/>
    </style:style>
    <style:style style:name="P860" style:parent-style-name="PreformattedText" style:family="paragraph">
      <style:paragraph-properties fo:background-color="#FFFFFF"/>
    </style:style>
    <style:style style:name="T861" style:parent-style-name="Основнойшрифтабзаца" style:family="text">
      <style:text-properties fo:color="#000000" fo:language="en" fo:country="US"/>
    </style:style>
    <style:style style:name="T86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863" style:parent-style-name="Основнойшрифтабзаца" style:family="text">
      <style:text-properties style:font-name="DejaVu Sans Mono" fo:color="#000000" fo:language="en" fo:country="US"/>
    </style:style>
    <style:style style:name="P864" style:parent-style-name="PreformattedText" style:family="paragraph">
      <style:paragraph-properties fo:background-color="#FFFFFF"/>
    </style:style>
    <style:style style:name="T865" style:parent-style-name="Основнойшрифтабзаца" style:family="text">
      <style:text-properties fo:color="#000000" fo:language="en" fo:country="US"/>
    </style:style>
    <style:style style:name="T866" style:parent-style-name="Основнойшрифтабзаца" style:family="text">
      <style:text-properties style:font-name="DejaVu Sans Mono" fo:color="#000000" fo:language="en" fo:country="US"/>
    </style:style>
    <style:style style:name="P867" style:parent-style-name="PreformattedText" style:family="paragraph">
      <style:paragraph-properties fo:background-color="#FFFFFF"/>
    </style:style>
    <style:style style:name="T868" style:parent-style-name="Основнойшрифтабзаца" style:family="text">
      <style:text-properties fo:color="#000000" fo:language="en" fo:country="US"/>
    </style:style>
    <style:style style:name="T869" style:parent-style-name="Основнойшрифтабзаца" style:family="text">
      <style:text-properties style:font-name="DejaVu Sans Mono" fo:color="#371F80" fo:language="en" fo:country="US"/>
    </style:style>
    <style:style style:name="T870" style:parent-style-name="Основнойшрифтабзаца" style:family="text">
      <style:text-properties style:font-name="DejaVu Sans Mono" fo:color="#000000" fo:language="en" fo:country="US"/>
    </style:style>
    <style:style style:name="P871" style:parent-style-name="PreformattedText" style:family="paragraph">
      <style:paragraph-properties fo:background-color="#FFFFFF"/>
    </style:style>
    <style:style style:name="T872" style:parent-style-name="Основнойшрифтабзаца" style:family="text">
      <style:text-properties fo:color="#000000" fo:language="en" fo:country="US"/>
    </style:style>
    <style:style style:name="T873" style:parent-style-name="Основнойшрифтабзаца" style:family="text">
      <style:text-properties style:font-name="DejaVu Sans Mono" fo:color="#008080" fo:language="en" fo:country="US"/>
    </style:style>
    <style:style style:name="T874" style:parent-style-name="Основнойшрифтабзаца" style:family="text">
      <style:text-properties style:font-name="DejaVu Sans Mono" fo:color="#000000" fo:language="en" fo:country="US"/>
    </style:style>
    <style:style style:name="T875" style:parent-style-name="Основнойшрифтабзаца" style:family="text">
      <style:text-properties style:font-name="DejaVu Sans Mono" fo:color="#008080" fo:language="en" fo:country="US"/>
    </style:style>
    <style:style style:name="T876" style:parent-style-name="Основнойшрифтабзаца" style:family="text">
      <style:text-properties style:font-name="DejaVu Sans Mono" fo:color="#000000" fo:language="en" fo:country="US"/>
    </style:style>
    <style:style style:name="P877" style:parent-style-name="PreformattedText" style:family="paragraph">
      <style:paragraph-properties fo:background-color="#FFFFFF"/>
    </style:style>
    <style:style style:name="T878" style:parent-style-name="Основнойшрифтабзаца" style:family="text">
      <style:text-properties fo:color="#000000" fo:language="en" fo:country="US"/>
    </style:style>
    <style:style style:name="T87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880" style:parent-style-name="Основнойшрифтабзаца" style:family="text">
      <style:text-properties style:font-name="DejaVu Sans Mono" fo:color="#000000" fo:language="en" fo:country="US"/>
    </style:style>
    <style:style style:name="P881" style:parent-style-name="PreformattedText" style:family="paragraph">
      <style:paragraph-properties fo:background-color="#FFFFFF"/>
    </style:style>
    <style:style style:name="T882" style:parent-style-name="Основнойшрифтабзаца" style:family="text">
      <style:text-properties fo:color="#000000" fo:language="en" fo:country="US"/>
    </style:style>
    <style:style style:name="T883" style:parent-style-name="Основнойшрифтабзаца" style:family="text">
      <style:text-properties style:font-name="DejaVu Sans Mono" fo:color="#000000" fo:language="en" fo:country="US"/>
    </style:style>
    <style:style style:name="P884" style:parent-style-name="PreformattedText" style:family="paragraph">
      <style:paragraph-properties fo:background-color="#FFFFFF"/>
    </style:style>
    <style:style style:name="T885" style:parent-style-name="Основнойшрифтабзаца" style:family="text">
      <style:text-properties fo:color="#000000" fo:language="en" fo:country="US"/>
    </style:style>
    <style:style style:name="T886" style:parent-style-name="Основнойшрифтабзаца" style:family="text">
      <style:text-properties style:font-name="DejaVu Sans Mono" fo:color="#000000" fo:language="en" fo:country="US"/>
    </style:style>
    <style:style style:name="P887" style:parent-style-name="PreformattedText" style:family="paragraph">
      <style:paragraph-properties fo:background-color="#FFFFFF"/>
    </style:style>
    <style:style style:name="T888" style:parent-style-name="Основнойшрифтабзаца" style:family="text">
      <style:text-properties fo:color="#000000" fo:language="en" fo:country="US"/>
    </style:style>
    <style:style style:name="T889" style:parent-style-name="Основнойшрифтабзаца" style:family="text">
      <style:text-properties style:font-name="DejaVu Sans Mono" fo:color="#000000" fo:language="en" fo:country="US"/>
    </style:style>
    <style:style style:name="T890" style:parent-style-name="Основнойшрифтабзаца" style:family="text">
      <style:text-properties style:font-name="DejaVu Sans Mono" fo:color="#0000FF" fo:language="en" fo:country="US"/>
    </style:style>
    <style:style style:name="T891" style:parent-style-name="Основнойшрифтабзаца" style:family="text">
      <style:text-properties style:font-name="DejaVu Sans Mono" fo:color="#000000" fo:language="en" fo:country="US"/>
    </style:style>
    <style:style style:name="P892" style:parent-style-name="PreformattedText" style:family="paragraph">
      <style:paragraph-properties fo:background-color="#FFFFFF"/>
    </style:style>
    <style:style style:name="T893" style:parent-style-name="Основнойшрифтабзаца" style:family="text">
      <style:text-properties fo:color="#000000" fo:language="en" fo:country="US"/>
    </style:style>
    <style:style style:name="T894" style:parent-style-name="Основнойшрифтабзаца" style:family="text">
      <style:text-properties style:font-name="DejaVu Sans Mono" fo:color="#000000" fo:language="en" fo:country="US"/>
    </style:style>
    <style:style style:name="T895" style:parent-style-name="Основнойшрифтабзаца" style:family="text">
      <style:text-properties style:font-name="DejaVu Sans Mono" fo:color="#0000FF" fo:language="en" fo:country="US"/>
    </style:style>
    <style:style style:name="T896" style:parent-style-name="Основнойшрифтабзаца" style:family="text">
      <style:text-properties style:font-name="DejaVu Sans Mono" fo:color="#000000" fo:language="en" fo:country="US"/>
    </style:style>
    <style:style style:name="P897" style:parent-style-name="PreformattedText" style:family="paragraph">
      <style:paragraph-properties fo:background-color="#FFFFFF"/>
    </style:style>
    <style:style style:name="T898" style:parent-style-name="Основнойшрифтабзаца" style:family="text">
      <style:text-properties fo:color="#000000" fo:language="en" fo:country="US"/>
    </style:style>
    <style:style style:name="T899" style:parent-style-name="Основнойшрифтабзаца" style:family="text">
      <style:text-properties fo:color="#000000" fo:language="en" fo:country="US"/>
    </style:style>
    <style:style style:name="T900" style:parent-style-name="Основнойшрифтабзаца" style:family="text">
      <style:text-properties style:font-name="DejaVu Sans Mono" fo:color="#008080" fo:language="en" fo:country="US"/>
    </style:style>
    <style:style style:name="T901" style:parent-style-name="Основнойшрифтабзаца" style:family="text">
      <style:text-properties style:font-name="DejaVu Sans Mono" fo:color="#000000" fo:language="en" fo:country="US"/>
    </style:style>
    <style:style style:name="T902" style:parent-style-name="Основнойшрифтабзаца" style:family="text">
      <style:text-properties style:font-name="DejaVu Sans Mono" fo:color="#008080" fo:language="en" fo:country="US"/>
    </style:style>
    <style:style style:name="T90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90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0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906" style:parent-style-name="Основнойшрифтабзаца" style:family="text">
      <style:text-properties style:font-name="DejaVu Sans Mono" fo:color="#000000" fo:language="en" fo:country="US"/>
    </style:style>
    <style:style style:name="P907" style:parent-style-name="PreformattedText" style:family="paragraph">
      <style:paragraph-properties fo:background-color="#FFFFFF"/>
    </style:style>
    <style:style style:name="T908" style:parent-style-name="Основнойшрифтабзаца" style:family="text">
      <style:text-properties fo:color="#000000" fo:language="en" fo:country="US"/>
    </style:style>
    <style:style style:name="T909" style:parent-style-name="Основнойшрифтабзаца" style:family="text">
      <style:text-properties style:font-name="DejaVu Sans Mono" fo:color="#000000" fo:language="en" fo:country="US"/>
    </style:style>
    <style:style style:name="P910" style:parent-style-name="PreformattedText" style:family="paragraph">
      <style:paragraph-properties fo:background-color="#FFFFFF"/>
    </style:style>
    <style:style style:name="T911" style:parent-style-name="Основнойшрифтабзаца" style:family="text">
      <style:text-properties fo:color="#000000" fo:language="en" fo:country="US"/>
    </style:style>
    <style:style style:name="T91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13" style:parent-style-name="Основнойшрифтабзаца" style:family="text">
      <style:text-properties style:font-name="DejaVu Sans Mono" fo:color="#000000" fo:language="en" fo:country="US"/>
    </style:style>
    <style:style style:name="P914" style:parent-style-name="PreformattedText" style:family="paragraph">
      <style:paragraph-properties fo:background-color="#FFFFFF"/>
    </style:style>
    <style:style style:name="T915" style:parent-style-name="Основнойшрифтабзаца" style:family="text">
      <style:text-properties fo:color="#000000" fo:language="en" fo:country="US"/>
    </style:style>
    <style:style style:name="T916" style:parent-style-name="Основнойшрифтабзаца" style:family="text">
      <style:text-properties style:font-name="DejaVu Sans Mono" fo:color="#000000" fo:language="en" fo:country="US"/>
    </style:style>
    <style:style style:name="P917" style:parent-style-name="PreformattedText" style:family="paragraph">
      <style:paragraph-properties fo:background-color="#FFFFFF"/>
    </style:style>
    <style:style style:name="T918" style:parent-style-name="Основнойшрифтабзаца" style:family="text">
      <style:text-properties fo:color="#000000" fo:language="en" fo:country="US"/>
    </style:style>
    <style:style style:name="T919" style:parent-style-name="Основнойшрифтабзаца" style:family="text">
      <style:text-properties style:font-name="DejaVu Sans Mono" fo:color="#008080" fo:language="en" fo:country="US"/>
    </style:style>
    <style:style style:name="T920" style:parent-style-name="Основнойшрифтабзаца" style:family="text">
      <style:text-properties style:font-name="DejaVu Sans Mono" fo:color="#000000" fo:language="en" fo:country="US"/>
    </style:style>
    <style:style style:name="T921" style:parent-style-name="Основнойшрифтабзаца" style:family="text">
      <style:text-properties style:font-name="DejaVu Sans Mono" fo:color="#371F80" fo:language="en" fo:country="US"/>
    </style:style>
    <style:style style:name="T922" style:parent-style-name="Основнойшрифтабзаца" style:family="text">
      <style:text-properties style:font-name="DejaVu Sans Mono" fo:color="#000000" fo:language="en" fo:country="US"/>
    </style:style>
    <style:style style:name="T92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924" style:parent-style-name="Основнойшрифтабзаца" style:family="text">
      <style:text-properties style:font-name="DejaVu Sans Mono" fo:color="#008080" fo:language="en" fo:country="US"/>
    </style:style>
    <style:style style:name="T925" style:parent-style-name="Основнойшрифтабзаца" style:family="text">
      <style:text-properties style:font-name="DejaVu Sans Mono" fo:color="#000000" fo:language="en" fo:country="US"/>
    </style:style>
    <style:style style:name="P926" style:parent-style-name="PreformattedText" style:family="paragraph">
      <style:paragraph-properties fo:background-color="#FFFFFF"/>
    </style:style>
    <style:style style:name="T927" style:parent-style-name="Основнойшрифтабзаца" style:family="text">
      <style:text-properties fo:color="#000000" fo:language="en" fo:country="US"/>
    </style:style>
    <style:style style:name="T928" style:parent-style-name="Основнойшрифтабзаца" style:family="text">
      <style:text-properties style:font-name="DejaVu Sans Mono" fo:color="#000000" fo:language="en" fo:country="US"/>
    </style:style>
    <style:style style:name="P929" style:parent-style-name="PreformattedText" style:family="paragraph">
      <style:paragraph-properties fo:background-color="#FFFFFF"/>
    </style:style>
    <style:style style:name="T930" style:parent-style-name="Основнойшрифтабзаца" style:family="text">
      <style:text-properties fo:color="#000000" fo:language="en" fo:country="US"/>
    </style:style>
    <style:style style:name="T931" style:parent-style-name="Основнойшрифтабзаца" style:family="text">
      <style:text-properties style:font-name="DejaVu Sans Mono" fo:color="#008080" fo:language="en" fo:country="US"/>
    </style:style>
    <style:style style:name="T932" style:parent-style-name="Основнойшрифтабзаца" style:family="text">
      <style:text-properties style:font-name="DejaVu Sans Mono" fo:color="#000000" fo:language="en" fo:country="US"/>
    </style:style>
    <style:style style:name="T933" style:parent-style-name="Основнойшрифтабзаца" style:family="text">
      <style:text-properties style:font-name="DejaVu Sans Mono" fo:color="#371F80" fo:language="en" fo:country="US"/>
    </style:style>
    <style:style style:name="T934" style:parent-style-name="Основнойшрифтабзаца" style:family="text">
      <style:text-properties style:font-name="DejaVu Sans Mono" fo:color="#000000" fo:language="en" fo:country="US"/>
    </style:style>
    <style:style style:name="P935" style:parent-style-name="PreformattedText" style:family="paragraph">
      <style:paragraph-properties fo:background-color="#FFFFFF"/>
    </style:style>
    <style:style style:name="T936" style:parent-style-name="Основнойшрифтабзаца" style:family="text">
      <style:text-properties fo:color="#000000" fo:language="en" fo:country="US"/>
    </style:style>
    <style:style style:name="T93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38" style:parent-style-name="Основнойшрифтабзаца" style:family="text">
      <style:text-properties style:font-name="DejaVu Sans Mono" fo:color="#000000" fo:language="en" fo:country="US"/>
    </style:style>
    <style:style style:name="T939" style:parent-style-name="Основнойшрифтабзаца" style:family="text">
      <style:text-properties style:font-name="DejaVu Sans Mono" fo:color="#0000FF" fo:language="en" fo:country="US"/>
    </style:style>
    <style:style style:name="T940" style:parent-style-name="Основнойшрифтабзаца" style:family="text">
      <style:text-properties style:font-name="DejaVu Sans Mono" fo:color="#000000" fo:language="en" fo:country="US"/>
    </style:style>
    <style:style style:name="T941" style:parent-style-name="Основнойшрифтабзаца" style:family="text">
      <style:text-properties style:font-name="DejaVu Sans Mono" fo:color="#008080" fo:language="en" fo:country="US"/>
    </style:style>
    <style:style style:name="T942" style:parent-style-name="Основнойшрифтабзаца" style:family="text">
      <style:text-properties style:font-name="DejaVu Sans Mono" fo:color="#000000" fo:language="en" fo:country="US"/>
    </style:style>
    <style:style style:name="T94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44" style:parent-style-name="Основнойшрифтабзаца" style:family="text">
      <style:text-properties style:font-name="DejaVu Sans Mono" fo:color="#000000" fo:language="en" fo:country="US"/>
    </style:style>
    <style:style style:name="T945" style:parent-style-name="Основнойшрифтабзаца" style:family="text">
      <style:text-properties style:font-name="DejaVu Sans Mono" fo:color="#0000FF" fo:language="en" fo:country="US"/>
    </style:style>
    <style:style style:name="T946" style:parent-style-name="Основнойшрифтабзаца" style:family="text">
      <style:text-properties style:font-name="DejaVu Sans Mono" fo:color="#000000" fo:language="en" fo:country="US"/>
    </style:style>
    <style:style style:name="T947" style:parent-style-name="Основнойшрифтабзаца" style:family="text">
      <style:text-properties style:font-name="DejaVu Sans Mono" fo:color="#008080" fo:language="en" fo:country="US"/>
    </style:style>
    <style:style style:name="T94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949" style:parent-style-name="Основнойшрифтабзаца" style:family="text">
      <style:text-properties style:font-name="DejaVu Sans Mono" fo:color="#000000" fo:language="en" fo:country="US"/>
    </style:style>
    <style:style style:name="P950" style:parent-style-name="PreformattedText" style:family="paragraph">
      <style:paragraph-properties fo:background-color="#FFFFFF"/>
    </style:style>
    <style:style style:name="T951" style:parent-style-name="Основнойшрифтабзаца" style:family="text">
      <style:text-properties fo:color="#000000" fo:language="en" fo:country="US"/>
    </style:style>
    <style:style style:name="T952" style:parent-style-name="Основнойшрифтабзаца" style:family="text">
      <style:text-properties style:font-name="DejaVu Sans Mono" fo:color="#000000" fo:language="en" fo:country="US"/>
    </style:style>
    <style:style style:name="P953" style:parent-style-name="PreformattedText" style:family="paragraph">
      <style:paragraph-properties fo:background-color="#FFFFFF"/>
    </style:style>
    <style:style style:name="T954" style:parent-style-name="Основнойшрифтабзаца" style:family="text">
      <style:text-properties fo:color="#000000" fo:language="en" fo:country="US"/>
    </style:style>
    <style:style style:name="T955" style:parent-style-name="Основнойшрифтабзаца" style:family="text">
      <style:text-properties style:font-name="DejaVu Sans Mono" fo:color="#000000" fo:language="en" fo:country="US"/>
    </style:style>
    <style:style style:name="P956" style:parent-style-name="PreformattedText" style:family="paragraph">
      <style:paragraph-properties fo:background-color="#FFFFFF"/>
    </style:style>
    <style:style style:name="T957" style:parent-style-name="Основнойшрифтабзаца" style:family="text">
      <style:text-properties fo:color="#000000" fo:language="en" fo:country="US"/>
    </style:style>
    <style:style style:name="T958" style:parent-style-name="Основнойшрифтабзаца" style:family="text">
      <style:text-properties style:font-name="DejaVu Sans Mono" fo:color="#008080" fo:language="en" fo:country="US"/>
    </style:style>
    <style:style style:name="T959" style:parent-style-name="Основнойшрифтабзаца" style:family="text">
      <style:text-properties style:font-name="DejaVu Sans Mono" fo:color="#000000" fo:language="en" fo:country="US"/>
    </style:style>
    <style:style style:name="T960" style:parent-style-name="Основнойшрифтабзаца" style:family="text">
      <style:text-properties style:font-name="DejaVu Sans Mono" fo:color="#008080" fo:language="en" fo:country="US"/>
    </style:style>
    <style:style style:name="T961" style:parent-style-name="Основнойшрифтабзаца" style:family="text">
      <style:text-properties style:font-name="DejaVu Sans Mono" fo:color="#000000" fo:language="en" fo:country="US"/>
    </style:style>
    <style:style style:name="T962" style:parent-style-name="Основнойшрифтабзаца" style:family="text">
      <style:text-properties style:font-name="DejaVu Sans Mono" fo:color="#000000" fo:language="en" fo:country="US"/>
    </style:style>
    <style:style style:name="T963" style:parent-style-name="Основнойшрифтабзаца" style:family="text">
      <style:text-properties style:font-name="DejaVu Sans Mono" fo:color="#008080" fo:language="en" fo:country="US"/>
    </style:style>
    <style:style style:name="T96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96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6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967" style:parent-style-name="Основнойшрифтабзаца" style:family="text">
      <style:text-properties style:font-name="DejaVu Sans Mono" fo:color="#000000" fo:language="en" fo:country="US"/>
    </style:style>
    <style:style style:name="P968" style:parent-style-name="PreformattedText" style:family="paragraph">
      <style:paragraph-properties fo:background-color="#FFFFFF"/>
    </style:style>
    <style:style style:name="T969" style:parent-style-name="Основнойшрифтабзаца" style:family="text">
      <style:text-properties fo:color="#000000" fo:language="en" fo:country="US"/>
    </style:style>
    <style:style style:name="T970" style:parent-style-name="Основнойшрифтабзаца" style:family="text">
      <style:text-properties style:font-name="DejaVu Sans Mono" fo:color="#000000" fo:language="en" fo:country="US"/>
    </style:style>
    <style:style style:name="T97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72" style:parent-style-name="Основнойшрифтабзаца" style:family="text">
      <style:text-properties style:font-name="DejaVu Sans Mono" fo:color="#000000" fo:language="en" fo:country="US"/>
    </style:style>
    <style:style style:name="T973" style:parent-style-name="Основнойшрифтабзаца" style:family="text">
      <style:text-properties style:font-name="DejaVu Sans Mono" fo:color="#008080" fo:language="en" fo:country="US"/>
    </style:style>
    <style:style style:name="T97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975" style:parent-style-name="Основнойшрифтабзаца" style:family="text">
      <style:text-properties style:font-name="DejaVu Sans Mono" fo:color="#000000" fo:language="en" fo:country="US"/>
    </style:style>
    <style:style style:name="P976" style:parent-style-name="PreformattedText" style:family="paragraph">
      <style:paragraph-properties fo:background-color="#FFFFFF"/>
    </style:style>
    <style:style style:name="T977" style:parent-style-name="Основнойшрифтабзаца" style:family="text">
      <style:text-properties fo:color="#000000" fo:language="en" fo:country="US"/>
    </style:style>
    <style:style style:name="T97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79" style:parent-style-name="Основнойшрифтабзаца" style:family="text">
      <style:text-properties style:font-name="DejaVu Sans Mono" fo:color="#000000" fo:language="en" fo:country="US"/>
    </style:style>
    <style:style style:name="P980" style:parent-style-name="PreformattedText" style:family="paragraph">
      <style:paragraph-properties fo:background-color="#FFFFFF"/>
    </style:style>
    <style:style style:name="T981" style:parent-style-name="Основнойшрифтабзаца" style:family="text">
      <style:text-properties fo:color="#000000" fo:language="en" fo:country="US"/>
    </style:style>
    <style:style style:name="T982" style:parent-style-name="Основнойшрифтабзаца" style:family="text">
      <style:text-properties style:font-name="DejaVu Sans Mono" fo:color="#008080" fo:language="en" fo:country="US"/>
    </style:style>
    <style:style style:name="T983" style:parent-style-name="Основнойшрифтабзаца" style:family="text">
      <style:text-properties style:font-name="DejaVu Sans Mono" fo:color="#000000" fo:language="en" fo:country="US"/>
    </style:style>
    <style:style style:name="T984" style:parent-style-name="Основнойшрифтабзаца" style:family="text">
      <style:text-properties style:font-name="DejaVu Sans Mono" fo:color="#008080" fo:language="en" fo:country="US"/>
    </style:style>
    <style:style style:name="T985" style:parent-style-name="Основнойшрифтабзаца" style:family="text">
      <style:text-properties style:font-name="DejaVu Sans Mono" fo:color="#000000" fo:language="en" fo:country="US"/>
    </style:style>
    <style:style style:name="T986" style:parent-style-name="Основнойшрифтабзаца" style:family="text">
      <style:text-properties style:font-name="DejaVu Sans Mono" fo:color="#008080" fo:language="en" fo:country="US"/>
    </style:style>
    <style:style style:name="T987" style:parent-style-name="Основнойшрифтабзаца" style:family="text">
      <style:text-properties style:font-name="DejaVu Sans Mono" fo:color="#000000" fo:language="en" fo:country="US"/>
    </style:style>
    <style:style style:name="P988" style:parent-style-name="PreformattedText" style:family="paragraph">
      <style:paragraph-properties fo:background-color="#FFFFFF"/>
    </style:style>
    <style:style style:name="T989" style:parent-style-name="Основнойшрифтабзаца" style:family="text">
      <style:text-properties fo:color="#000000" fo:language="en" fo:country="US"/>
    </style:style>
    <style:style style:name="T990" style:parent-style-name="Основнойшрифтабзаца" style:family="text">
      <style:text-properties style:font-name="DejaVu Sans Mono" fo:color="#008080" fo:language="en" fo:country="US"/>
    </style:style>
    <style:style style:name="T991" style:parent-style-name="Основнойшрифтабзаца" style:family="text">
      <style:text-properties style:font-name="DejaVu Sans Mono" fo:color="#000000" fo:language="en" fo:country="US"/>
    </style:style>
    <style:style style:name="T992" style:parent-style-name="Основнойшрифтабзаца" style:family="text">
      <style:text-properties style:font-name="DejaVu Sans Mono" fo:color="#008080" fo:language="en" fo:country="US"/>
    </style:style>
    <style:style style:name="T993" style:parent-style-name="Основнойшрифтабзаца" style:family="text">
      <style:text-properties style:font-name="DejaVu Sans Mono" fo:color="#000000" fo:language="en" fo:country="US"/>
    </style:style>
    <style:style style:name="T99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95" style:parent-style-name="Основнойшрифтабзаца" style:family="text">
      <style:text-properties style:font-name="DejaVu Sans Mono" fo:color="#000000" fo:language="en" fo:country="US"/>
    </style:style>
    <style:style style:name="P996" style:parent-style-name="PreformattedText" style:family="paragraph">
      <style:paragraph-properties fo:background-color="#FFFFFF"/>
    </style:style>
    <style:style style:name="T997" style:parent-style-name="Основнойшрифтабзаца" style:family="text">
      <style:text-properties fo:color="#000000" fo:language="en" fo:country="US"/>
    </style:style>
    <style:style style:name="T99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999" style:parent-style-name="Основнойшрифтабзаца" style:family="text">
      <style:text-properties style:font-name="DejaVu Sans Mono" fo:color="#000000" fo:language="en" fo:country="US"/>
    </style:style>
    <style:style style:name="T100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001" style:parent-style-name="Основнойшрифтабзаца" style:family="text">
      <style:text-properties style:font-name="DejaVu Sans Mono" fo:color="#000000" fo:language="en" fo:country="US"/>
    </style:style>
    <style:style style:name="T1002" style:parent-style-name="Основнойшрифтабзаца" style:family="text">
      <style:text-properties style:font-name="DejaVu Sans Mono" fo:color="#0000FF" fo:language="en" fo:country="US"/>
    </style:style>
    <style:style style:name="T1003" style:parent-style-name="Основнойшрифтабзаца" style:family="text">
      <style:text-properties style:font-name="DejaVu Sans Mono" fo:color="#000000" fo:language="en" fo:country="US"/>
    </style:style>
    <style:style style:name="P1004" style:parent-style-name="PreformattedText" style:family="paragraph">
      <style:paragraph-properties fo:background-color="#FFFFFF"/>
    </style:style>
    <style:style style:name="T1005" style:parent-style-name="Основнойшрифтабзаца" style:family="text">
      <style:text-properties fo:color="#000000" fo:language="en" fo:country="US"/>
    </style:style>
    <style:style style:name="T1006" style:parent-style-name="Основнойшрифтабзаца" style:family="text">
      <style:text-properties style:font-name="DejaVu Sans Mono" fo:color="#008080" fo:language="en" fo:country="US"/>
    </style:style>
    <style:style style:name="T1007" style:parent-style-name="Основнойшрифтабзаца" style:family="text">
      <style:text-properties style:font-name="DejaVu Sans Mono" fo:color="#000000" fo:language="en" fo:country="US"/>
    </style:style>
    <style:style style:name="T1008" style:parent-style-name="Основнойшрифтабзаца" style:family="text">
      <style:text-properties style:font-name="DejaVu Sans Mono" fo:color="#008080" fo:language="en" fo:country="US"/>
    </style:style>
    <style:style style:name="T1009" style:parent-style-name="Основнойшрифтабзаца" style:family="text">
      <style:text-properties style:font-name="DejaVu Sans Mono" fo:color="#000000" fo:language="en" fo:country="US"/>
    </style:style>
    <style:style style:name="T1010" style:parent-style-name="Основнойшрифтабзаца" style:family="text">
      <style:text-properties style:font-name="DejaVu Sans Mono" fo:color="#008080" fo:language="en" fo:country="US"/>
    </style:style>
    <style:style style:name="T1011" style:parent-style-name="Основнойшрифтабзаца" style:family="text">
      <style:text-properties style:font-name="DejaVu Sans Mono" fo:color="#000000" fo:language="en" fo:country="US"/>
    </style:style>
    <style:style style:name="T1012" style:parent-style-name="Основнойшрифтабзаца" style:family="text">
      <style:text-properties style:font-name="DejaVu Sans Mono" fo:color="#008080" fo:language="en" fo:country="US"/>
    </style:style>
    <style:style style:name="T1013" style:parent-style-name="Основнойшрифтабзаца" style:family="text">
      <style:text-properties style:font-name="DejaVu Sans Mono" fo:color="#000000" fo:language="en" fo:country="US"/>
    </style:style>
    <style:style style:name="P1014" style:parent-style-name="PreformattedText" style:family="paragraph">
      <style:paragraph-properties fo:background-color="#FFFFFF"/>
    </style:style>
    <style:style style:name="T1015" style:parent-style-name="Основнойшрифтабзаца" style:family="text">
      <style:text-properties fo:color="#000000" fo:language="en" fo:country="US"/>
    </style:style>
    <style:style style:name="T1016" style:parent-style-name="Основнойшрифтабзаца" style:family="text">
      <style:text-properties style:font-name="DejaVu Sans Mono" fo:color="#000000" fo:language="en" fo:country="US"/>
    </style:style>
    <style:style style:name="P1017" style:parent-style-name="PreformattedText" style:family="paragraph">
      <style:paragraph-properties fo:background-color="#FFFFFF"/>
    </style:style>
    <style:style style:name="T1018" style:parent-style-name="Основнойшрифтабзаца" style:family="text">
      <style:text-properties fo:color="#000000" fo:language="en" fo:country="US"/>
    </style:style>
    <style:style style:name="T1019" style:parent-style-name="Основнойшрифтабзаца" style:family="text">
      <style:text-properties style:font-name="DejaVu Sans Mono" fo:color="#008080" fo:language="en" fo:country="US"/>
    </style:style>
    <style:style style:name="T1020" style:parent-style-name="Основнойшрифтабзаца" style:family="text">
      <style:text-properties style:font-name="DejaVu Sans Mono" fo:color="#000000" fo:language="en" fo:country="US"/>
    </style:style>
    <style:style style:name="T1021" style:parent-style-name="Основнойшрифтабзаца" style:family="text">
      <style:text-properties style:font-name="DejaVu Sans Mono" fo:color="#371F80" fo:language="en" fo:country="US"/>
    </style:style>
    <style:style style:name="T1022" style:parent-style-name="Основнойшрифтабзаца" style:family="text">
      <style:text-properties style:font-name="DejaVu Sans Mono" fo:color="#000000" fo:language="en" fo:country="US"/>
    </style:style>
    <style:style style:name="T102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024" style:parent-style-name="Основнойшрифтабзаца" style:family="text">
      <style:text-properties style:font-name="DejaVu Sans Mono" fo:color="#008080" fo:language="en" fo:country="US"/>
    </style:style>
    <style:style style:name="T1025" style:parent-style-name="Основнойшрифтабзаца" style:family="text">
      <style:text-properties style:font-name="DejaVu Sans Mono" fo:color="#000000" fo:language="en" fo:country="US"/>
    </style:style>
    <style:style style:name="T1026" style:parent-style-name="Основнойшрифтабзаца" style:family="text">
      <style:text-properties style:font-name="DejaVu Sans Mono" fo:color="#008080" fo:language="en" fo:country="US"/>
    </style:style>
    <style:style style:name="T102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028" style:parent-style-name="Основнойшрифтабзаца" style:family="text">
      <style:text-properties style:font-name="DejaVu Sans Mono" fo:color="#008080" fo:language="en" fo:country="US"/>
    </style:style>
    <style:style style:name="T1029" style:parent-style-name="Основнойшрифтабзаца" style:family="text">
      <style:text-properties style:font-name="DejaVu Sans Mono" fo:color="#000000" fo:language="en" fo:country="US"/>
    </style:style>
    <style:style style:name="P1030" style:parent-style-name="PreformattedText" style:family="paragraph">
      <style:paragraph-properties fo:background-color="#FFFFFF"/>
    </style:style>
    <style:style style:name="T1031" style:parent-style-name="Основнойшрифтабзаца" style:family="text">
      <style:text-properties fo:color="#000000" fo:language="en" fo:country="US"/>
    </style:style>
    <style:style style:name="T103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033" style:parent-style-name="Основнойшрифтабзаца" style:family="text">
      <style:text-properties style:font-name="DejaVu Sans Mono" fo:color="#000000" fo:language="en" fo:country="US"/>
    </style:style>
    <style:style style:name="T103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035" style:parent-style-name="Основнойшрифтабзаца" style:family="text">
      <style:text-properties style:font-name="DejaVu Sans Mono" fo:color="#000000" fo:language="en" fo:country="US"/>
    </style:style>
    <style:style style:name="T1036" style:parent-style-name="Основнойшрифтабзаца" style:family="text">
      <style:text-properties style:font-name="DejaVu Sans Mono" fo:color="#0000FF" fo:language="en" fo:country="US"/>
    </style:style>
    <style:style style:name="T1037" style:parent-style-name="Основнойшрифтабзаца" style:family="text">
      <style:text-properties style:font-name="DejaVu Sans Mono" fo:color="#000000" fo:language="en" fo:country="US"/>
    </style:style>
    <style:style style:name="P1038" style:parent-style-name="PreformattedText" style:family="paragraph">
      <style:paragraph-properties fo:background-color="#FFFFFF"/>
    </style:style>
    <style:style style:name="T1039" style:parent-style-name="Основнойшрифтабзаца" style:family="text">
      <style:text-properties fo:color="#000000" fo:language="en" fo:country="US"/>
    </style:style>
    <style:style style:name="T1040" style:parent-style-name="Основнойшрифтабзаца" style:family="text">
      <style:text-properties style:font-name="DejaVu Sans Mono" fo:color="#000000" fo:language="en" fo:country="US"/>
    </style:style>
    <style:style style:name="T1041" style:parent-style-name="Основнойшрифтабзаца" style:family="text">
      <style:text-properties style:font-name="DejaVu Sans Mono" fo:color="#008080" fo:language="en" fo:country="US"/>
    </style:style>
    <style:style style:name="T1042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043" style:parent-style-name="Основнойшрифтабзаца" style:family="text">
      <style:text-properties style:font-name="DejaVu Sans Mono" fo:color="#008080" fo:language="en" fo:country="US"/>
    </style:style>
    <style:style style:name="T1044" style:parent-style-name="Основнойшрифтабзаца" style:family="text">
      <style:text-properties style:font-name="DejaVu Sans Mono" fo:color="#000000" fo:language="en" fo:country="US"/>
    </style:style>
    <style:style style:name="T1045" style:parent-style-name="Основнойшрифтабзаца" style:family="text">
      <style:text-properties style:font-name="DejaVu Sans Mono" fo:color="#008080" fo:language="en" fo:country="US"/>
    </style:style>
    <style:style style:name="T1046" style:parent-style-name="Основнойшрифтабзаца" style:family="text">
      <style:text-properties style:font-name="DejaVu Sans Mono" fo:color="#000000" fo:language="en" fo:country="US"/>
    </style:style>
    <style:style style:name="T1047" style:parent-style-name="Основнойшрифтабзаца" style:family="text">
      <style:text-properties style:font-name="DejaVu Sans Mono" fo:color="#008080" fo:language="en" fo:country="US"/>
    </style:style>
    <style:style style:name="T1048" style:parent-style-name="Основнойшрифтабзаца" style:family="text">
      <style:text-properties style:font-name="DejaVu Sans Mono" fo:color="#000000" fo:language="en" fo:country="US"/>
    </style:style>
    <style:style style:name="P1049" style:parent-style-name="PreformattedText" style:family="paragraph">
      <style:paragraph-properties fo:background-color="#FFFFFF"/>
    </style:style>
    <style:style style:name="T1050" style:parent-style-name="Основнойшрифтабзаца" style:family="text">
      <style:text-properties fo:color="#000000" fo:language="en" fo:country="US"/>
    </style:style>
    <style:style style:name="T1051" style:parent-style-name="Основнойшрифтабзаца" style:family="text">
      <style:text-properties style:font-name="DejaVu Sans Mono" fo:color="#000000" fo:language="en" fo:country="US"/>
    </style:style>
    <style:style style:name="P1052" style:parent-style-name="PreformattedText" style:family="paragraph">
      <style:paragraph-properties fo:background-color="#FFFFFF"/>
    </style:style>
    <style:style style:name="T1053" style:parent-style-name="Основнойшрифтабзаца" style:family="text">
      <style:text-properties fo:color="#000000" fo:language="en" fo:country="US"/>
    </style:style>
    <style:style style:name="T1054" style:parent-style-name="Основнойшрифтабзаца" style:family="text">
      <style:text-properties style:font-name="DejaVu Sans Mono" fo:color="#000000" fo:language="en" fo:country="US"/>
    </style:style>
    <style:style style:name="P1055" style:parent-style-name="PreformattedText" style:family="paragraph">
      <style:paragraph-properties fo:background-color="#FFFFFF"/>
    </style:style>
    <style:style style:name="T1056" style:parent-style-name="Основнойшрифтабзаца" style:family="text">
      <style:text-properties fo:color="#000000" fo:language="en" fo:country="US"/>
    </style:style>
    <style:style style:name="T1057" style:parent-style-name="Основнойшрифтабзаца" style:family="text">
      <style:text-properties style:font-name="DejaVu Sans Mono" fo:color="#008080" fo:language="en" fo:country="US"/>
    </style:style>
    <style:style style:name="T1058" style:parent-style-name="Основнойшрифтабзаца" style:family="text">
      <style:text-properties style:font-name="DejaVu Sans Mono" fo:color="#000000" fo:language="en" fo:country="US"/>
    </style:style>
    <style:style style:name="T1059" style:parent-style-name="Основнойшрифтабзаца" style:family="text">
      <style:text-properties style:font-name="DejaVu Sans Mono" fo:color="#371F80" fo:language="en" fo:country="US"/>
    </style:style>
    <style:style style:name="T1060" style:parent-style-name="Основнойшрифтабзаца" style:family="text">
      <style:text-properties style:font-name="DejaVu Sans Mono" fo:color="#000000" fo:language="en" fo:country="US"/>
    </style:style>
    <style:style style:name="P1061" style:parent-style-name="PreformattedText" style:family="paragraph">
      <style:paragraph-properties fo:background-color="#FFFFFF"/>
    </style:style>
    <style:style style:name="T1062" style:parent-style-name="Основнойшрифтабзаца" style:family="text">
      <style:text-properties fo:color="#000000" fo:language="en" fo:country="US"/>
    </style:style>
    <style:style style:name="T1063" style:parent-style-name="Основнойшрифтабзаца" style:family="text">
      <style:text-properties style:font-name="DejaVu Sans Mono" fo:color="#008080" fo:language="en" fo:country="US"/>
    </style:style>
    <style:style style:name="T1064" style:parent-style-name="Основнойшрифтабзаца" style:family="text">
      <style:text-properties style:font-name="DejaVu Sans Mono" fo:color="#000000" fo:language="en" fo:country="US"/>
    </style:style>
    <style:style style:name="T1065" style:parent-style-name="Основнойшрифтабзаца" style:family="text">
      <style:text-properties style:font-name="DejaVu Sans Mono" fo:color="#008080" fo:language="en" fo:country="US"/>
    </style:style>
    <style:style style:name="T1066" style:parent-style-name="Основнойшрифтабзаца" style:family="text">
      <style:text-properties style:font-name="DejaVu Sans Mono" fo:color="#000000" fo:language="en" fo:country="US"/>
    </style:style>
    <style:style style:name="T1067" style:parent-style-name="Основнойшрифтабзаца" style:family="text">
      <style:text-properties style:font-name="DejaVu Sans Mono" fo:color="#008080" fo:language="en" fo:country="US"/>
    </style:style>
    <style:style style:name="T106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06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07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071" style:parent-style-name="Основнойшрифтабзаца" style:family="text">
      <style:text-properties style:font-name="DejaVu Sans Mono" fo:color="#000000" fo:language="en" fo:country="US"/>
    </style:style>
    <style:style style:name="P1072" style:parent-style-name="PreformattedText" style:family="paragraph">
      <style:paragraph-properties fo:background-color="#FFFFFF"/>
    </style:style>
    <style:style style:name="T1073" style:parent-style-name="Основнойшрифтабзаца" style:family="text">
      <style:text-properties fo:color="#000000" fo:language="en" fo:country="US"/>
    </style:style>
    <style:style style:name="T1074" style:parent-style-name="Основнойшрифтабзаца" style:family="text">
      <style:text-properties style:font-name="DejaVu Sans Mono" fo:color="#000000" fo:language="en" fo:country="US"/>
    </style:style>
    <style:style style:name="T107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076" style:parent-style-name="Основнойшрифтабзаца" style:family="text">
      <style:text-properties style:font-name="DejaVu Sans Mono" fo:color="#000000" fo:language="en" fo:country="US"/>
    </style:style>
    <style:style style:name="T1077" style:parent-style-name="Основнойшрифтабзаца" style:family="text">
      <style:text-properties style:font-name="DejaVu Sans Mono" fo:color="#008080" fo:language="en" fo:country="US"/>
    </style:style>
    <style:style style:name="T107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079" style:parent-style-name="Основнойшрифтабзаца" style:family="text">
      <style:text-properties style:font-name="DejaVu Sans Mono" fo:color="#000000" fo:language="en" fo:country="US"/>
    </style:style>
    <style:style style:name="P1080" style:parent-style-name="PreformattedText" style:family="paragraph">
      <style:paragraph-properties fo:background-color="#FFFFFF"/>
    </style:style>
    <style:style style:name="T1081" style:parent-style-name="Основнойшрифтабзаца" style:family="text">
      <style:text-properties fo:color="#000000" fo:language="en" fo:country="US"/>
    </style:style>
    <style:style style:name="T1082" style:parent-style-name="Основнойшрифтабзаца" style:family="text">
      <style:text-properties style:font-name="DejaVu Sans Mono" fo:color="#000000" fo:language="en" fo:country="US"/>
    </style:style>
    <style:style style:name="T1083" style:parent-style-name="Основнойшрифтабзаца" style:family="text">
      <style:text-properties style:font-name="DejaVu Sans Mono" fo:color="#000000" fo:language="en" fo:country="US"/>
    </style:style>
    <style:style style:name="T108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085" style:parent-style-name="Основнойшрифтабзаца" style:family="text">
      <style:text-properties style:font-name="DejaVu Sans Mono" fo:color="#000000" fo:language="en" fo:country="US"/>
    </style:style>
    <style:style style:name="P1086" style:parent-style-name="PreformattedText" style:family="paragraph">
      <style:paragraph-properties fo:background-color="#FFFFFF"/>
    </style:style>
    <style:style style:name="T1087" style:parent-style-name="Основнойшрифтабзаца" style:family="text">
      <style:text-properties fo:color="#000000" fo:language="en" fo:country="US"/>
    </style:style>
    <style:style style:name="T1088" style:parent-style-name="Основнойшрифтабзаца" style:family="text">
      <style:text-properties style:font-name="DejaVu Sans Mono" fo:color="#008080" fo:language="en" fo:country="US"/>
    </style:style>
    <style:style style:name="T1089" style:parent-style-name="Основнойшрифтабзаца" style:family="text">
      <style:text-properties style:font-name="DejaVu Sans Mono" fo:color="#000000" fo:language="en" fo:country="US"/>
    </style:style>
    <style:style style:name="T1090" style:parent-style-name="Основнойшрифтабзаца" style:family="text">
      <style:text-properties style:font-name="DejaVu Sans Mono" fo:color="#371F80" fo:language="en" fo:country="US"/>
    </style:style>
    <style:style style:name="T1091" style:parent-style-name="Основнойшрифтабзаца" style:family="text">
      <style:text-properties style:font-name="DejaVu Sans Mono" fo:color="#000000" fo:language="en" fo:country="US"/>
    </style:style>
    <style:style style:name="P1092" style:parent-style-name="PreformattedText" style:family="paragraph">
      <style:paragraph-properties fo:background-color="#FFFFFF"/>
    </style:style>
    <style:style style:name="T1093" style:parent-style-name="Основнойшрифтабзаца" style:family="text">
      <style:text-properties fo:color="#000000" fo:language="en" fo:country="US"/>
    </style:style>
    <style:style style:name="T1094" style:parent-style-name="Основнойшрифтабзаца" style:family="text">
      <style:text-properties style:font-name="DejaVu Sans Mono" fo:color="#008080" fo:language="en" fo:country="US"/>
    </style:style>
    <style:style style:name="T1095" style:parent-style-name="Основнойшрифтабзаца" style:family="text">
      <style:text-properties style:font-name="DejaVu Sans Mono" fo:color="#000000" fo:language="en" fo:country="US"/>
    </style:style>
    <style:style style:name="T1096" style:parent-style-name="Основнойшрифтабзаца" style:family="text">
      <style:text-properties style:font-name="DejaVu Sans Mono" fo:color="#371F80" fo:language="en" fo:country="US"/>
    </style:style>
    <style:style style:name="T1097" style:parent-style-name="Основнойшрифтабзаца" style:family="text">
      <style:text-properties style:font-name="DejaVu Sans Mono" fo:color="#000000" fo:language="en" fo:country="US"/>
    </style:style>
    <style:style style:name="P1098" style:parent-style-name="PreformattedText" style:family="paragraph">
      <style:paragraph-properties fo:background-color="#FFFFFF"/>
    </style:style>
    <style:style style:name="T1099" style:parent-style-name="Основнойшрифтабзаца" style:family="text">
      <style:text-properties fo:color="#000000" fo:language="en" fo:country="US"/>
    </style:style>
    <style:style style:name="T110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01" style:parent-style-name="Основнойшрифтабзаца" style:family="text">
      <style:text-properties style:font-name="DejaVu Sans Mono" fo:color="#000000" fo:language="en" fo:country="US"/>
    </style:style>
    <style:style style:name="T1102" style:parent-style-name="Основнойшрифтабзаца" style:family="text">
      <style:text-properties style:font-name="DejaVu Sans Mono" fo:color="#0000FF" fo:language="en" fo:country="US"/>
    </style:style>
    <style:style style:name="T1103" style:parent-style-name="Основнойшрифтабзаца" style:family="text">
      <style:text-properties style:font-name="DejaVu Sans Mono" fo:color="#000000" fo:language="en" fo:country="US"/>
    </style:style>
    <style:style style:name="T1104" style:parent-style-name="Основнойшрифтабзаца" style:family="text">
      <style:text-properties style:font-name="DejaVu Sans Mono" fo:color="#008080" fo:language="en" fo:country="US"/>
    </style:style>
    <style:style style:name="T1105" style:parent-style-name="Основнойшрифтабзаца" style:family="text">
      <style:text-properties style:font-name="DejaVu Sans Mono" fo:color="#000000" fo:language="en" fo:country="US"/>
    </style:style>
    <style:style style:name="T110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07" style:parent-style-name="Основнойшрифтабзаца" style:family="text">
      <style:text-properties style:font-name="DejaVu Sans Mono" fo:color="#000000" fo:language="en" fo:country="US"/>
    </style:style>
    <style:style style:name="T1108" style:parent-style-name="Основнойшрифтабзаца" style:family="text">
      <style:text-properties style:font-name="DejaVu Sans Mono" fo:color="#0000FF" fo:language="en" fo:country="US"/>
    </style:style>
    <style:style style:name="T1109" style:parent-style-name="Основнойшрифтабзаца" style:family="text">
      <style:text-properties style:font-name="DejaVu Sans Mono" fo:color="#000000" fo:language="en" fo:country="US"/>
    </style:style>
    <style:style style:name="T1110" style:parent-style-name="Основнойшрифтабзаца" style:family="text">
      <style:text-properties style:font-name="DejaVu Sans Mono" fo:color="#008080" fo:language="en" fo:country="US"/>
    </style:style>
    <style:style style:name="T111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112" style:parent-style-name="Основнойшрифтабзаца" style:family="text">
      <style:text-properties style:font-name="DejaVu Sans Mono" fo:color="#000000" fo:language="en" fo:country="US"/>
    </style:style>
    <style:style style:name="P1113" style:parent-style-name="PreformattedText" style:family="paragraph">
      <style:paragraph-properties fo:background-color="#FFFFFF"/>
    </style:style>
    <style:style style:name="T1114" style:parent-style-name="Основнойшрифтабзаца" style:family="text">
      <style:text-properties fo:color="#000000" fo:language="en" fo:country="US"/>
    </style:style>
    <style:style style:name="T1115" style:parent-style-name="Основнойшрифтабзаца" style:family="text">
      <style:text-properties style:font-name="DejaVu Sans Mono" fo:color="#000000" fo:language="en" fo:country="US"/>
    </style:style>
    <style:style style:name="T1116" style:parent-style-name="Основнойшрифтабзаца" style:family="text">
      <style:text-properties style:font-name="DejaVu Sans Mono" fo:color="#008080" fo:language="en" fo:country="US"/>
    </style:style>
    <style:style style:name="T1117" style:parent-style-name="Основнойшрифтабзаца" style:family="text">
      <style:text-properties style:font-name="DejaVu Sans Mono" fo:color="#000000" fo:language="en" fo:country="US"/>
    </style:style>
    <style:style style:name="T1118" style:parent-style-name="Основнойшрифтабзаца" style:family="text">
      <style:text-properties style:font-name="DejaVu Sans Mono" fo:color="#371F80" fo:language="en" fo:country="US"/>
    </style:style>
    <style:style style:name="T1119" style:parent-style-name="Основнойшрифтабзаца" style:family="text">
      <style:text-properties style:font-name="DejaVu Sans Mono" fo:color="#000000" fo:language="en" fo:country="US"/>
    </style:style>
    <style:style style:name="T112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121" style:parent-style-name="Основнойшрифтабзаца" style:family="text">
      <style:text-properties style:font-name="DejaVu Sans Mono" fo:color="#000000" fo:language="en" fo:country="US"/>
    </style:style>
    <style:style style:name="P1122" style:parent-style-name="PreformattedText" style:family="paragraph">
      <style:paragraph-properties fo:background-color="#FFFFFF"/>
    </style:style>
    <style:style style:name="T1123" style:parent-style-name="Основнойшрифтабзаца" style:family="text">
      <style:text-properties fo:color="#000000" fo:language="en" fo:country="US"/>
    </style:style>
    <style:style style:name="T1124" style:parent-style-name="Основнойшрифтабзаца" style:family="text">
      <style:text-properties style:font-name="DejaVu Sans Mono" fo:color="#000000" fo:language="en" fo:country="US"/>
    </style:style>
    <style:style style:name="T112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26" style:parent-style-name="Основнойшрифтабзаца" style:family="text">
      <style:text-properties style:font-name="DejaVu Sans Mono" fo:color="#000000" fo:language="en" fo:country="US"/>
    </style:style>
    <style:style style:name="P1127" style:parent-style-name="PreformattedText" style:family="paragraph">
      <style:paragraph-properties fo:background-color="#FFFFFF"/>
    </style:style>
    <style:style style:name="T1128" style:parent-style-name="Основнойшрифтабзаца" style:family="text">
      <style:text-properties fo:color="#000000" fo:language="en" fo:country="US"/>
    </style:style>
    <style:style style:name="T1129" style:parent-style-name="Основнойшрифтабзаца" style:family="text">
      <style:text-properties style:font-name="DejaVu Sans Mono" fo:color="#000000" fo:language="en" fo:country="US"/>
    </style:style>
    <style:style style:name="T1130" style:parent-style-name="Основнойшрифтабзаца" style:family="text">
      <style:text-properties style:font-name="DejaVu Sans Mono" fo:color="#008080" fo:language="en" fo:country="US"/>
    </style:style>
    <style:style style:name="T1131" style:parent-style-name="Основнойшрифтабзаца" style:family="text">
      <style:text-properties style:font-name="DejaVu Sans Mono" fo:color="#000000" fo:language="en" fo:country="US"/>
    </style:style>
    <style:style style:name="T1132" style:parent-style-name="Основнойшрифтабзаца" style:family="text">
      <style:text-properties style:font-name="DejaVu Sans Mono" fo:color="#371F80" fo:language="en" fo:country="US"/>
    </style:style>
    <style:style style:name="T1133" style:parent-style-name="Основнойшрифтабзаца" style:family="text">
      <style:text-properties style:font-name="DejaVu Sans Mono" fo:color="#000000" fo:language="en" fo:country="US"/>
    </style:style>
    <style:style style:name="P1134" style:parent-style-name="PreformattedText" style:family="paragraph">
      <style:paragraph-properties fo:background-color="#FFFFFF"/>
    </style:style>
    <style:style style:name="T1135" style:parent-style-name="Основнойшрифтабзаца" style:family="text">
      <style:text-properties fo:color="#000000" fo:language="en" fo:country="US"/>
    </style:style>
    <style:style style:name="T1136" style:parent-style-name="Основнойшрифтабзаца" style:family="text">
      <style:text-properties style:font-name="DejaVu Sans Mono" fo:color="#000000" fo:language="en" fo:country="US"/>
    </style:style>
    <style:style style:name="P1137" style:parent-style-name="PreformattedText" style:family="paragraph">
      <style:paragraph-properties fo:background-color="#FFFFFF"/>
      <style:text-properties fo:color="#000000" fo:language="en" fo:country="US"/>
    </style:style>
    <style:style style:name="P1138" style:parent-style-name="PreformattedText" style:family="paragraph">
      <style:paragraph-properties fo:background-color="#FFFFFF"/>
    </style:style>
    <style:style style:name="T1139" style:parent-style-name="Основнойшрифтабзаца" style:family="text">
      <style:text-properties fo:color="#000000" fo:language="en" fo:country="US"/>
    </style:style>
    <style:style style:name="T1140" style:parent-style-name="Основнойшрифтабзаца" style:family="text">
      <style:text-properties style:font-name="DejaVu Sans Mono" fo:color="#008080" fo:language="en" fo:country="US"/>
    </style:style>
    <style:style style:name="T1141" style:parent-style-name="Основнойшрифтабзаца" style:family="text">
      <style:text-properties style:font-name="DejaVu Sans Mono" fo:color="#000000" fo:language="en" fo:country="US"/>
    </style:style>
    <style:style style:name="T1142" style:parent-style-name="Основнойшрифтабзаца" style:family="text">
      <style:text-properties style:font-name="DejaVu Sans Mono" fo:color="#008080" fo:language="en" fo:country="US"/>
    </style:style>
    <style:style style:name="T1143" style:parent-style-name="Основнойшрифтабзаца" style:family="text">
      <style:text-properties style:font-name="DejaVu Sans Mono" fo:color="#000000" fo:language="en" fo:country="US"/>
    </style:style>
    <style:style style:name="T114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45" style:parent-style-name="Основнойшрифтабзаца" style:family="text">
      <style:text-properties style:font-name="DejaVu Sans Mono" fo:color="#000000" fo:language="en" fo:country="US"/>
    </style:style>
    <style:style style:name="P1146" style:parent-style-name="PreformattedText" style:family="paragraph">
      <style:paragraph-properties fo:background-color="#FFFFFF"/>
    </style:style>
    <style:style style:name="T1147" style:parent-style-name="Основнойшрифтабзаца" style:family="text">
      <style:text-properties fo:color="#000000" fo:language="en" fo:country="US"/>
    </style:style>
    <style:style style:name="T114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49" style:parent-style-name="Основнойшрифтабзаца" style:family="text">
      <style:text-properties style:font-name="DejaVu Sans Mono" fo:color="#000000" fo:language="en" fo:country="US"/>
    </style:style>
    <style:style style:name="P1150" style:parent-style-name="PreformattedText" style:family="paragraph">
      <style:paragraph-properties fo:background-color="#FFFFFF"/>
    </style:style>
    <style:style style:name="T1151" style:parent-style-name="Основнойшрифтабзаца" style:family="text">
      <style:text-properties fo:color="#000000" fo:language="en" fo:country="US"/>
    </style:style>
    <style:style style:name="T115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53" style:parent-style-name="Основнойшрифтабзаца" style:family="text">
      <style:text-properties style:font-name="DejaVu Sans Mono" fo:color="#000000" fo:language="en" fo:country="US"/>
    </style:style>
    <style:style style:name="T1154" style:parent-style-name="Основнойшрифтабзаца" style:family="text">
      <style:text-properties style:font-name="DejaVu Sans Mono" fo:color="#008080" fo:language="en" fo:country="US"/>
    </style:style>
    <style:style style:name="T1155" style:parent-style-name="Основнойшрифтабзаца" style:family="text">
      <style:text-properties style:font-name="DejaVu Sans Mono" fo:color="#000000" fo:language="en" fo:country="US"/>
    </style:style>
    <style:style style:name="P1156" style:parent-style-name="PreformattedText" style:family="paragraph">
      <style:paragraph-properties fo:background-color="#FFFFFF"/>
    </style:style>
    <style:style style:name="T1157" style:parent-style-name="Основнойшрифтабзаца" style:family="text">
      <style:text-properties fo:color="#000000" fo:language="en" fo:country="US"/>
    </style:style>
    <style:style style:name="T1158" style:parent-style-name="Основнойшрифтабзаца" style:family="text">
      <style:text-properties style:font-name="DejaVu Sans Mono" fo:color="#000000" fo:language="en" fo:country="US"/>
    </style:style>
    <style:style style:name="P1159" style:parent-style-name="PreformattedText" style:family="paragraph">
      <style:paragraph-properties fo:background-color="#FFFFFF"/>
    </style:style>
    <style:style style:name="T1160" style:parent-style-name="Основнойшрифтабзаца" style:family="text">
      <style:text-properties fo:color="#000000" fo:language="en" fo:country="US"/>
    </style:style>
    <style:style style:name="T1161" style:parent-style-name="Основнойшрифтабзаца" style:family="text">
      <style:text-properties style:font-name="DejaVu Sans Mono" fo:color="#000000" fo:language="en" fo:country="US"/>
    </style:style>
    <style:style style:name="P1162" style:parent-style-name="PreformattedText" style:family="paragraph">
      <style:paragraph-properties fo:background-color="#FFFFFF"/>
    </style:style>
    <style:style style:name="T1163" style:parent-style-name="Основнойшрифтабзаца" style:family="text">
      <style:text-properties fo:color="#000000" fo:language="en" fo:country="US"/>
    </style:style>
    <style:style style:name="T1164" style:parent-style-name="Основнойшрифтабзаца" style:family="text">
      <style:text-properties style:font-name="DejaVu Sans Mono" fo:color="#008080" fo:language="en" fo:country="US"/>
    </style:style>
    <style:style style:name="T1165" style:parent-style-name="Основнойшрифтабзаца" style:family="text">
      <style:text-properties style:font-name="DejaVu Sans Mono" fo:color="#000000" fo:language="en" fo:country="US"/>
    </style:style>
    <style:style style:name="P1166" style:parent-style-name="PreformattedText" style:family="paragraph">
      <style:paragraph-properties fo:background-color="#FFFFFF"/>
    </style:style>
    <style:style style:name="T1167" style:parent-style-name="Основнойшрифтабзаца" style:family="text">
      <style:text-properties fo:color="#000000" fo:language="en" fo:country="US"/>
    </style:style>
    <style:style style:name="T116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69" style:parent-style-name="Основнойшрифтабзаца" style:family="text">
      <style:text-properties style:font-name="DejaVu Sans Mono" fo:color="#000000" fo:language="en" fo:country="US"/>
    </style:style>
    <style:style style:name="T1170" style:parent-style-name="Основнойшрифтабзаца" style:family="text">
      <style:text-properties style:font-name="DejaVu Sans Mono" fo:color="#008080" fo:language="en" fo:country="US"/>
    </style:style>
    <style:style style:name="T1171" style:parent-style-name="Основнойшрифтабзаца" style:family="text">
      <style:text-properties style:font-name="DejaVu Sans Mono" fo:color="#000000" fo:language="en" fo:country="US"/>
    </style:style>
    <style:style style:name="T117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73" style:parent-style-name="Основнойшрифтабзаца" style:family="text">
      <style:text-properties style:font-name="DejaVu Sans Mono" fo:color="#000000" fo:language="en" fo:country="US"/>
    </style:style>
    <style:style style:name="P1174" style:parent-style-name="PreformattedText" style:family="paragraph">
      <style:paragraph-properties fo:background-color="#FFFFFF"/>
    </style:style>
    <style:style style:name="T1175" style:parent-style-name="Основнойшрифтабзаца" style:family="text">
      <style:text-properties fo:color="#000000" fo:language="en" fo:country="US"/>
    </style:style>
    <style:style style:name="T117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77" style:parent-style-name="Основнойшрифтабзаца" style:family="text">
      <style:text-properties style:font-name="DejaVu Sans Mono" fo:color="#000000" fo:language="en" fo:country="US"/>
    </style:style>
    <style:style style:name="T1178" style:parent-style-name="Основнойшрифтабзаца" style:family="text">
      <style:text-properties style:font-name="DejaVu Sans Mono" fo:color="#0000FF" fo:language="en" fo:country="US"/>
    </style:style>
    <style:style style:name="T1179" style:parent-style-name="Основнойшрифтабзаца" style:family="text">
      <style:text-properties style:font-name="DejaVu Sans Mono" fo:color="#000000" fo:language="en" fo:country="US"/>
    </style:style>
    <style:style style:name="P1180" style:parent-style-name="PreformattedText" style:family="paragraph">
      <style:paragraph-properties fo:background-color="#FFFFFF"/>
    </style:style>
    <style:style style:name="T1181" style:parent-style-name="Основнойшрифтабзаца" style:family="text">
      <style:text-properties fo:color="#000000" fo:language="en" fo:country="US"/>
    </style:style>
    <style:style style:name="T1182" style:parent-style-name="Основнойшрифтабзаца" style:family="text">
      <style:text-properties style:font-name="DejaVu Sans Mono" fo:color="#000000" fo:language="en" fo:country="US"/>
    </style:style>
    <style:style style:name="P1183" style:parent-style-name="PreformattedText" style:family="paragraph">
      <style:paragraph-properties fo:background-color="#FFFFFF"/>
    </style:style>
    <style:style style:name="T1184" style:parent-style-name="Основнойшрифтабзаца" style:family="text">
      <style:text-properties fo:color="#000000" fo:language="en" fo:country="US"/>
    </style:style>
    <style:style style:name="T118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86" style:parent-style-name="Основнойшрифтабзаца" style:family="text">
      <style:text-properties style:font-name="DejaVu Sans Mono" fo:color="#000000" fo:language="en" fo:country="US"/>
    </style:style>
    <style:style style:name="T1187" style:parent-style-name="Основнойшрифтабзаца" style:family="text">
      <style:text-properties style:font-name="DejaVu Sans Mono" fo:color="#008080" fo:language="en" fo:country="US"/>
    </style:style>
    <style:style style:name="T1188" style:parent-style-name="Основнойшрифтабзаца" style:family="text">
      <style:text-properties style:font-name="DejaVu Sans Mono" fo:color="#000000" fo:language="en" fo:country="US"/>
    </style:style>
    <style:style style:name="P1189" style:parent-style-name="PreformattedText" style:family="paragraph">
      <style:paragraph-properties fo:background-color="#FFFFFF"/>
    </style:style>
    <style:style style:name="T1190" style:parent-style-name="Основнойшрифтабзаца" style:family="text">
      <style:text-properties fo:color="#000000" fo:language="en" fo:country="US"/>
    </style:style>
    <style:style style:name="T1191" style:parent-style-name="Основнойшрифтабзаца" style:family="text">
      <style:text-properties style:font-name="DejaVu Sans Mono" fo:color="#008080" fo:language="en" fo:country="US"/>
    </style:style>
    <style:style style:name="T1192" style:parent-style-name="Основнойшрифтабзаца" style:family="text">
      <style:text-properties style:font-name="DejaVu Sans Mono" fo:color="#000000" fo:language="en" fo:country="US"/>
    </style:style>
    <style:style style:name="T1193" style:parent-style-name="Основнойшрифтабзаца" style:family="text">
      <style:text-properties style:font-name="DejaVu Sans Mono" fo:color="#008080" fo:language="en" fo:country="US"/>
    </style:style>
    <style:style style:name="T119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19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19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197" style:parent-style-name="Основнойшрифтабзаца" style:family="text">
      <style:text-properties style:font-name="DejaVu Sans Mono" fo:color="#000000" fo:language="en" fo:country="US"/>
    </style:style>
    <style:style style:name="P1198" style:parent-style-name="PreformattedText" style:family="paragraph">
      <style:paragraph-properties fo:background-color="#FFFFFF"/>
    </style:style>
    <style:style style:name="T1199" style:parent-style-name="Основнойшрифтабзаца" style:family="text">
      <style:text-properties fo:color="#000000" fo:language="en" fo:country="US"/>
    </style:style>
    <style:style style:name="T1200" style:parent-style-name="Основнойшрифтабзаца" style:family="text">
      <style:text-properties style:font-name="DejaVu Sans Mono" fo:color="#000000" fo:language="en" fo:country="US"/>
    </style:style>
    <style:style style:name="T120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02" style:parent-style-name="Основнойшрифтабзаца" style:family="text">
      <style:text-properties style:font-name="DejaVu Sans Mono" fo:color="#000000" fo:language="en" fo:country="US"/>
    </style:style>
    <style:style style:name="P1203" style:parent-style-name="PreformattedText" style:family="paragraph">
      <style:paragraph-properties fo:background-color="#FFFFFF"/>
    </style:style>
    <style:style style:name="T1204" style:parent-style-name="Основнойшрифтабзаца" style:family="text">
      <style:text-properties fo:color="#000000" fo:language="en" fo:country="US"/>
    </style:style>
    <style:style style:name="T1205" style:parent-style-name="Основнойшрифтабзаца" style:family="text">
      <style:text-properties style:font-name="DejaVu Sans Mono" fo:color="#008080" fo:language="en" fo:country="US"/>
    </style:style>
    <style:style style:name="T1206" style:parent-style-name="Основнойшрифтабзаца" style:family="text">
      <style:text-properties style:font-name="DejaVu Sans Mono" fo:color="#000000" fo:language="en" fo:country="US"/>
    </style:style>
    <style:style style:name="T1207" style:parent-style-name="Основнойшрифтабзаца" style:family="text">
      <style:text-properties style:font-name="DejaVu Sans Mono" fo:color="#008080" fo:language="en" fo:country="US"/>
    </style:style>
    <style:style style:name="T120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209" style:parent-style-name="Основнойшрифтабзаца" style:family="text">
      <style:text-properties style:font-name="DejaVu Sans Mono" fo:color="#000000" fo:language="en" fo:country="US"/>
    </style:style>
    <style:style style:name="P1210" style:parent-style-name="PreformattedText" style:family="paragraph">
      <style:paragraph-properties fo:background-color="#FFFFFF"/>
    </style:style>
    <style:style style:name="T1211" style:parent-style-name="Основнойшрифтабзаца" style:family="text">
      <style:text-properties fo:color="#000000" fo:language="en" fo:country="US"/>
    </style:style>
    <style:style style:name="T121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13" style:parent-style-name="Основнойшрифтабзаца" style:family="text">
      <style:text-properties style:font-name="DejaVu Sans Mono" fo:color="#000000" fo:language="en" fo:country="US"/>
    </style:style>
    <style:style style:name="T121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15" style:parent-style-name="Основнойшрифтабзаца" style:family="text">
      <style:text-properties style:font-name="DejaVu Sans Mono" fo:color="#000000" fo:language="en" fo:country="US"/>
    </style:style>
    <style:style style:name="T1216" style:parent-style-name="Основнойшрифтабзаца" style:family="text">
      <style:text-properties style:font-name="DejaVu Sans Mono" fo:color="#008080" fo:language="en" fo:country="US"/>
    </style:style>
    <style:style style:name="T1217" style:parent-style-name="Основнойшрифтабзаца" style:family="text">
      <style:text-properties style:font-name="DejaVu Sans Mono" fo:color="#000000" fo:language="en" fo:country="US"/>
    </style:style>
    <style:style style:name="T1218" style:parent-style-name="Основнойшрифтабзаца" style:family="text">
      <style:text-properties style:font-name="DejaVu Sans Mono" fo:color="#008080" fo:language="en" fo:country="US"/>
    </style:style>
    <style:style style:name="T1219" style:parent-style-name="Основнойшрифтабзаца" style:family="text">
      <style:text-properties style:font-name="DejaVu Sans Mono" fo:color="#000000" fo:language="en" fo:country="US"/>
    </style:style>
    <style:style style:name="P1220" style:parent-style-name="PreformattedText" style:family="paragraph">
      <style:paragraph-properties fo:background-color="#FFFFFF"/>
    </style:style>
    <style:style style:name="T1221" style:parent-style-name="Основнойшрифтабзаца" style:family="text">
      <style:text-properties fo:color="#000000" fo:language="en" fo:country="US"/>
    </style:style>
    <style:style style:name="T1222" style:parent-style-name="Основнойшрифтабзаца" style:family="text">
      <style:text-properties style:font-name="DejaVu Sans Mono" fo:color="#008080" fo:language="en" fo:country="US"/>
    </style:style>
    <style:style style:name="T1223" style:parent-style-name="Основнойшрифтабзаца" style:family="text">
      <style:text-properties style:font-name="DejaVu Sans Mono" fo:color="#000000" fo:language="en" fo:country="US"/>
    </style:style>
    <style:style style:name="T1224" style:parent-style-name="Основнойшрифтабзаца" style:family="text">
      <style:text-properties style:font-name="DejaVu Sans Mono" fo:color="#008080" fo:language="en" fo:country="US"/>
    </style:style>
    <style:style style:name="T122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226" style:parent-style-name="Основнойшрифтабзаца" style:family="text">
      <style:text-properties style:font-name="DejaVu Sans Mono" fo:color="#008080" fo:language="en" fo:country="US"/>
    </style:style>
    <style:style style:name="T1227" style:parent-style-name="Основнойшрифтабзаца" style:family="text">
      <style:text-properties style:font-name="DejaVu Sans Mono" fo:color="#000000" fo:language="en" fo:country="US"/>
    </style:style>
    <style:style style:name="P1228" style:parent-style-name="PreformattedText" style:family="paragraph">
      <style:paragraph-properties fo:background-color="#FFFFFF"/>
    </style:style>
    <style:style style:name="T1229" style:parent-style-name="Основнойшрифтабзаца" style:family="text">
      <style:text-properties fo:color="#000000" fo:language="en" fo:country="US"/>
    </style:style>
    <style:style style:name="T1230" style:parent-style-name="Основнойшрифтабзаца" style:family="text">
      <style:text-properties style:font-name="DejaVu Sans Mono" fo:color="#000000" fo:language="en" fo:country="US"/>
    </style:style>
    <style:style style:name="P1231" style:parent-style-name="PreformattedText" style:family="paragraph">
      <style:paragraph-properties fo:background-color="#FFFFFF"/>
    </style:style>
    <style:style style:name="T1232" style:parent-style-name="Основнойшрифтабзаца" style:family="text">
      <style:text-properties fo:color="#000000" fo:language="en" fo:country="US"/>
    </style:style>
    <style:style style:name="T1233" style:parent-style-name="Основнойшрифтабзаца" style:family="text">
      <style:text-properties style:font-name="DejaVu Sans Mono" fo:color="#008080" fo:language="en" fo:country="US"/>
    </style:style>
    <style:style style:name="T1234" style:parent-style-name="Основнойшрифтабзаца" style:family="text">
      <style:text-properties style:font-name="DejaVu Sans Mono" fo:color="#000000" fo:language="en" fo:country="US"/>
    </style:style>
    <style:style style:name="T1235" style:parent-style-name="Основнойшрифтабзаца" style:family="text">
      <style:text-properties style:font-name="DejaVu Sans Mono" fo:color="#008080" fo:language="en" fo:country="US"/>
    </style:style>
    <style:style style:name="T123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23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3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239" style:parent-style-name="Основнойшрифтабзаца" style:family="text">
      <style:text-properties style:font-name="DejaVu Sans Mono" fo:color="#000000" fo:language="en" fo:country="US"/>
    </style:style>
    <style:style style:name="P1240" style:parent-style-name="PreformattedText" style:family="paragraph">
      <style:paragraph-properties fo:background-color="#FFFFFF"/>
    </style:style>
    <style:style style:name="T1241" style:parent-style-name="Основнойшрифтабзаца" style:family="text">
      <style:text-properties fo:color="#000000" fo:language="en" fo:country="US"/>
    </style:style>
    <style:style style:name="T1242" style:parent-style-name="Основнойшрифтабзаца" style:family="text">
      <style:text-properties style:font-name="DejaVu Sans Mono" fo:color="#000000" fo:language="en" fo:country="US"/>
    </style:style>
    <style:style style:name="P1243" style:parent-style-name="PreformattedText" style:family="paragraph">
      <style:paragraph-properties fo:background-color="#FFFFFF"/>
    </style:style>
    <style:style style:name="T1244" style:parent-style-name="Основнойшрифтабзаца" style:family="text">
      <style:text-properties fo:color="#000000" fo:language="en" fo:country="US"/>
    </style:style>
    <style:style style:name="T1245" style:parent-style-name="Основнойшрифтабзаца" style:family="text">
      <style:text-properties style:font-name="DejaVu Sans Mono" fo:color="#000000" fo:language="en" fo:country="US"/>
    </style:style>
    <style:style style:name="T124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47" style:parent-style-name="Основнойшрифтабзаца" style:family="text">
      <style:text-properties style:font-name="DejaVu Sans Mono" fo:color="#000000" fo:language="en" fo:country="US"/>
    </style:style>
    <style:style style:name="T1248" style:parent-style-name="Основнойшрифтабзаца" style:family="text">
      <style:text-properties style:font-name="DejaVu Sans Mono" fo:color="#008080" fo:language="en" fo:country="US"/>
    </style:style>
    <style:style style:name="T124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250" style:parent-style-name="Основнойшрифтабзаца" style:family="text">
      <style:text-properties style:font-name="DejaVu Sans Mono" fo:color="#000000" fo:language="en" fo:country="US"/>
    </style:style>
    <style:style style:name="P1251" style:parent-style-name="PreformattedText" style:family="paragraph">
      <style:paragraph-properties fo:background-color="#FFFFFF"/>
    </style:style>
    <style:style style:name="T1252" style:parent-style-name="Основнойшрифтабзаца" style:family="text">
      <style:text-properties fo:color="#000000" fo:language="en" fo:country="US"/>
    </style:style>
    <style:style style:name="T125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54" style:parent-style-name="Основнойшрифтабзаца" style:family="text">
      <style:text-properties style:font-name="DejaVu Sans Mono" fo:color="#000000" fo:language="en" fo:country="US"/>
    </style:style>
    <style:style style:name="P1255" style:parent-style-name="PreformattedText" style:family="paragraph">
      <style:paragraph-properties fo:background-color="#FFFFFF"/>
    </style:style>
    <style:style style:name="T1256" style:parent-style-name="Основнойшрифтабзаца" style:family="text">
      <style:text-properties fo:color="#000000" fo:language="en" fo:country="US"/>
    </style:style>
    <style:style style:name="T1257" style:parent-style-name="Основнойшрифтабзаца" style:family="text">
      <style:text-properties style:font-name="DejaVu Sans Mono" fo:color="#000000" fo:language="en" fo:country="US"/>
    </style:style>
    <style:style style:name="P1258" style:parent-style-name="PreformattedText" style:family="paragraph">
      <style:paragraph-properties fo:background-color="#FFFFFF"/>
    </style:style>
    <style:style style:name="T1259" style:parent-style-name="Основнойшрифтабзаца" style:family="text">
      <style:text-properties fo:color="#000000" fo:language="en" fo:country="US"/>
    </style:style>
    <style:style style:name="T1260" style:parent-style-name="Основнойшрифтабзаца" style:family="text">
      <style:text-properties style:font-name="DejaVu Sans Mono" fo:color="#000000" fo:language="en" fo:country="US"/>
    </style:style>
    <style:style style:name="P1261" style:parent-style-name="PreformattedText" style:family="paragraph">
      <style:paragraph-properties fo:background-color="#FFFFFF"/>
    </style:style>
    <style:style style:name="T1262" style:parent-style-name="Основнойшрифтабзаца" style:family="text">
      <style:text-properties fo:color="#000000" fo:language="en" fo:country="US"/>
    </style:style>
    <style:style style:name="T126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64" style:parent-style-name="Основнойшрифтабзаца" style:family="text">
      <style:text-properties style:font-name="DejaVu Sans Mono" fo:color="#0000FF" fo:language="en" fo:country="US"/>
    </style:style>
    <style:style style:name="T1265" style:parent-style-name="Основнойшрифтабзаца" style:family="text">
      <style:text-properties style:font-name="DejaVu Sans Mono" fo:color="#000000" fo:language="en" fo:country="US"/>
    </style:style>
    <style:style style:name="P1266" style:parent-style-name="PreformattedText" style:family="paragraph">
      <style:paragraph-properties fo:margin-bottom="0.1965in" fo:background-color="#FFFFFF"/>
      <style:text-properties style:font-name="DejaVu Sans Mono" fo:color="#000000" fo:language="en" fo:country="US"/>
    </style:style>
    <style:style style:name="P1267" style:parent-style-name="Standard" style:family="paragraph">
      <style:text-properties fo:font-weight="bold" style:font-weight-asian="bold" style:font-weight-complex="bold" fo:language="en" fo:country="US"/>
    </style:style>
    <style:style style:name="T1268" style:parent-style-name="Основнойшрифтабзаца" style:family="text">
      <style:text-properties style:font-name="DejaVu Sans Mono" fo:font-weight="bold" style:font-weight-asian="bold" fo:color="#808000" fo:language="en" fo:country="US"/>
    </style:style>
    <style:style style:name="T126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1270" style:parent-style-name="PreformattedText" style:family="paragraph">
      <style:paragraph-properties fo:background-color="#FFFFFF"/>
    </style:style>
    <style:style style:name="T1271" style:parent-style-name="Основнойшрифтабзаца" style:family="text">
      <style:text-properties style:font-name="DejaVu Sans Mono" fo:color="#808000" fo:language="en" fo:country="US"/>
    </style:style>
    <style:style style:name="T1272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1273" style:parent-style-name="PreformattedText" style:family="paragraph">
      <style:paragraph-properties fo:background-color="#FFFFFF"/>
    </style:style>
    <style:style style:name="T1274" style:parent-style-name="Основнойшрифтабзаца" style:family="text">
      <style:text-properties style:font-name="DejaVu Sans Mono" fo:color="#808000" fo:language="en" fo:country="US"/>
    </style:style>
    <style:style style:name="T127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1276" style:parent-style-name="PreformattedText" style:family="paragraph">
      <style:paragraph-properties fo:background-color="#FFFFFF"/>
    </style:style>
    <style:style style:name="T1277" style:parent-style-name="Основнойшрифтабзаца" style:family="text">
      <style:text-properties style:font-name="DejaVu Sans Mono" fo:color="#808000" fo:language="en" fo:country="US"/>
    </style:style>
    <style:style style:name="T127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1279" style:parent-style-name="PreformattedText" style:family="paragraph">
      <style:paragraph-properties fo:background-color="#FFFFFF"/>
    </style:style>
    <style:style style:name="T1280" style:parent-style-name="Основнойшрифтабзаца" style:family="text">
      <style:text-properties style:font-name="DejaVu Sans Mono" fo:color="#808000" fo:language="en" fo:country="US"/>
    </style:style>
    <style:style style:name="T128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1282" style:parent-style-name="PreformattedText" style:family="paragraph">
      <style:paragraph-properties fo:background-color="#FFFFFF"/>
    </style:style>
    <style:style style:name="T1283" style:parent-style-name="Основнойшрифтабзаца" style:family="text">
      <style:text-properties style:font-name="DejaVu Sans Mono" fo:color="#808000" fo:language="en" fo:country="US"/>
    </style:style>
    <style:style style:name="T128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1285" style:parent-style-name="PreformattedText" style:family="paragraph">
      <style:paragraph-properties fo:background-color="#FFFFFF"/>
    </style:style>
    <style:style style:name="T1286" style:parent-style-name="Основнойшрифтабзаца" style:family="text">
      <style:text-properties style:font-name="DejaVu Sans Mono" fo:color="#808000" fo:language="en" fo:country="US"/>
    </style:style>
    <style:style style:name="T128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1288" style:parent-style-name="PreformattedText" style:family="paragraph">
      <style:paragraph-properties fo:background-color="#FFFFFF"/>
    </style:style>
    <style:style style:name="T1289" style:parent-style-name="Основнойшрифтабзаца" style:family="text">
      <style:text-properties style:font-name="DejaVu Sans Mono" fo:color="#808000" fo:language="en" fo:country="US"/>
    </style:style>
    <style:style style:name="T129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1291" style:parent-style-name="PreformattedText" style:family="paragraph">
      <style:paragraph-properties fo:background-color="#FFFFFF"/>
    </style:style>
    <style:style style:name="T129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93" style:parent-style-name="Основнойшрифтабзаца" style:family="text">
      <style:text-properties style:font-name="DejaVu Sans Mono" fo:color="#000000" fo:language="en" fo:country="US"/>
    </style:style>
    <style:style style:name="T129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95" style:parent-style-name="Основнойшрифтабзаца" style:family="text">
      <style:text-properties style:font-name="DejaVu Sans Mono" fo:color="#000000" fo:language="en" fo:country="US"/>
    </style:style>
    <style:style style:name="T129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297" style:parent-style-name="Основнойшрифтабзаца" style:family="text">
      <style:text-properties style:font-name="DejaVu Sans Mono" fo:color="#000000" fo:language="en" fo:country="US"/>
    </style:style>
    <style:style style:name="T1298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299" style:parent-style-name="Основнойшрифтабзаца" style:family="text">
      <style:text-properties style:font-name="DejaVu Sans Mono" fo:font-style="italic" style:font-style-asian="italic" fo:color="#808080"/>
    </style:style>
    <style:style style:name="T1300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01" style:parent-style-name="Основнойшрифтабзаца" style:family="text">
      <style:text-properties style:font-name="DejaVu Sans Mono" fo:font-style="italic" style:font-style-asian="italic" fo:color="#808080"/>
    </style:style>
    <style:style style:name="T1302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03" style:parent-style-name="Основнойшрифтабзаца" style:family="text">
      <style:text-properties style:font-name="DejaVu Sans Mono" fo:font-style="italic" style:font-style-asian="italic" fo:color="#808080"/>
    </style:style>
    <style:style style:name="T1304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05" style:parent-style-name="Основнойшрифтабзаца" style:family="text">
      <style:text-properties style:font-name="DejaVu Sans Mono" fo:font-style="italic" style:font-style-asian="italic" fo:color="#808080"/>
    </style:style>
    <style:style style:name="T1306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07" style:parent-style-name="Основнойшрифтабзаца" style:family="text">
      <style:text-properties style:font-name="DejaVu Sans Mono" fo:font-style="italic" style:font-style-asian="italic" fo:color="#808080"/>
    </style:style>
    <style:style style:name="T1308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09" style:parent-style-name="Основнойшрифтабзаца" style:family="text">
      <style:text-properties style:font-name="DejaVu Sans Mono" fo:font-style="italic" style:font-style-asian="italic" fo:color="#808080"/>
    </style:style>
    <style:style style:name="T1310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11" style:parent-style-name="Основнойшрифтабзаца" style:family="text">
      <style:text-properties style:font-name="DejaVu Sans Mono" fo:font-style="italic" style:font-style-asian="italic" fo:color="#808080"/>
    </style:style>
    <style:style style:name="T1312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13" style:parent-style-name="Основнойшрифтабзаца" style:family="text">
      <style:text-properties style:font-name="DejaVu Sans Mono" fo:font-style="italic" style:font-style-asian="italic" fo:color="#808080"/>
    </style:style>
    <style:style style:name="T1314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1315" style:parent-style-name="Основнойшрифтабзаца" style:family="text">
      <style:text-properties style:font-name="DejaVu Sans Mono" fo:font-style="italic" style:font-style-asian="italic" fo:color="#808080"/>
    </style:style>
    <style:style style:name="P1316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317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318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319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320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321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322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323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324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325" style:parent-style-name="PreformattedText" style:family="paragraph">
      <style:paragraph-properties fo:background-color="#FFFFFF"/>
    </style:style>
    <style:style style:name="T1326" style:parent-style-name="Основнойшрифтабзаца" style:family="text">
      <style:text-properties fo:color="#808080" fo:language="en" fo:country="US"/>
    </style:style>
    <style:style style:name="T132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28" style:parent-style-name="Основнойшрифтабзаца" style:family="text">
      <style:text-properties style:font-name="DejaVu Sans Mono" fo:color="#000000" fo:language="en" fo:country="US"/>
    </style:style>
    <style:style style:name="T1329" style:parent-style-name="Основнойшрифтабзаца" style:family="text">
      <style:text-properties style:font-name="DejaVu Sans Mono" fo:color="#008080" fo:language="en" fo:country="US"/>
    </style:style>
    <style:style style:name="T1330" style:parent-style-name="Основнойшрифтабзаца" style:family="text">
      <style:text-properties style:font-name="DejaVu Sans Mono" fo:color="#000000" fo:language="en" fo:country="US"/>
    </style:style>
    <style:style style:name="T1331" style:parent-style-name="Основнойшрифтабзаца" style:family="text">
      <style:text-properties style:font-name="DejaVu Sans Mono" fo:color="#0000FF" fo:language="en" fo:country="US"/>
    </style:style>
    <style:style style:name="T1332" style:parent-style-name="Основнойшрифтабзаца" style:family="text">
      <style:text-properties style:font-name="DejaVu Sans Mono" fo:color="#000000" fo:language="en" fo:country="US"/>
    </style:style>
    <style:style style:name="P1333" style:parent-style-name="PreformattedText" style:family="paragraph">
      <style:paragraph-properties fo:background-color="#FFFFFF"/>
    </style:style>
    <style:style style:name="T1334" style:parent-style-name="Основнойшрифтабзаца" style:family="text">
      <style:text-properties fo:color="#000000" fo:language="en" fo:country="US"/>
    </style:style>
    <style:style style:name="T133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36" style:parent-style-name="Основнойшрифтабзаца" style:family="text">
      <style:text-properties style:font-name="DejaVu Sans Mono" fo:color="#000000" fo:language="en" fo:country="US"/>
    </style:style>
    <style:style style:name="T1337" style:parent-style-name="Основнойшрифтабзаца" style:family="text">
      <style:text-properties style:font-name="DejaVu Sans Mono" fo:color="#008080" fo:language="en" fo:country="US"/>
    </style:style>
    <style:style style:name="T1338" style:parent-style-name="Основнойшрифтабзаца" style:family="text">
      <style:text-properties style:font-name="DejaVu Sans Mono" fo:color="#000000" fo:language="en" fo:country="US"/>
    </style:style>
    <style:style style:name="T1339" style:parent-style-name="Основнойшрифтабзаца" style:family="text">
      <style:text-properties style:font-name="DejaVu Sans Mono" fo:color="#0000FF" fo:language="en" fo:country="US"/>
    </style:style>
    <style:style style:name="T1340" style:parent-style-name="Основнойшрифтабзаца" style:family="text">
      <style:text-properties style:font-name="DejaVu Sans Mono" fo:color="#000000" fo:language="en" fo:country="US"/>
    </style:style>
    <style:style style:name="P1341" style:parent-style-name="PreformattedText" style:family="paragraph">
      <style:paragraph-properties fo:background-color="#FFFFFF"/>
    </style:style>
    <style:style style:name="T1342" style:parent-style-name="Основнойшрифтабзаца" style:family="text">
      <style:text-properties fo:color="#000000" fo:language="en" fo:country="US"/>
    </style:style>
    <style:style style:name="T1343" style:parent-style-name="Основнойшрифтабзаца" style:family="text">
      <style:text-properties style:font-name="DejaVu Sans Mono" fo:color="#008080" fo:language="en" fo:country="US"/>
    </style:style>
    <style:style style:name="T1344" style:parent-style-name="Основнойшрифтабзаца" style:family="text">
      <style:text-properties style:font-name="DejaVu Sans Mono" fo:color="#000000" fo:language="en" fo:country="US"/>
    </style:style>
    <style:style style:name="T1345" style:parent-style-name="Основнойшрифтабзаца" style:family="text">
      <style:text-properties style:font-name="DejaVu Sans Mono" fo:color="#008080" fo:language="en" fo:country="US"/>
    </style:style>
    <style:style style:name="T1346" style:parent-style-name="Основнойшрифтабзаца" style:family="text">
      <style:text-properties style:font-name="DejaVu Sans Mono" fo:color="#000000" fo:language="en" fo:country="US"/>
    </style:style>
    <style:style style:name="T1347" style:parent-style-name="Основнойшрифтабзаца" style:family="text">
      <style:text-properties style:font-name="DejaVu Sans Mono" fo:color="#0000FF" fo:language="en" fo:country="US"/>
    </style:style>
    <style:style style:name="T1348" style:parent-style-name="Основнойшрифтабзаца" style:family="text">
      <style:text-properties style:font-name="DejaVu Sans Mono" fo:color="#000000" fo:language="en" fo:country="US"/>
    </style:style>
    <style:style style:name="P1349" style:parent-style-name="PreformattedText" style:family="paragraph">
      <style:paragraph-properties fo:background-color="#FFFFFF"/>
    </style:style>
    <style:style style:name="T1350" style:parent-style-name="Основнойшрифтабзаца" style:family="text">
      <style:text-properties fo:color="#000000" fo:language="en" fo:country="US"/>
    </style:style>
    <style:style style:name="T1351" style:parent-style-name="Основнойшрифтабзаца" style:family="text">
      <style:text-properties style:font-name="DejaVu Sans Mono" fo:color="#008080" fo:language="en" fo:country="US"/>
    </style:style>
    <style:style style:name="T1352" style:parent-style-name="Основнойшрифтабзаца" style:family="text">
      <style:text-properties style:font-name="DejaVu Sans Mono" fo:color="#000000" fo:language="en" fo:country="US"/>
    </style:style>
    <style:style style:name="T1353" style:parent-style-name="Основнойшрифтабзаца" style:family="text">
      <style:text-properties style:font-name="DejaVu Sans Mono" fo:color="#008080" fo:language="en" fo:country="US"/>
    </style:style>
    <style:style style:name="T1354" style:parent-style-name="Основнойшрифтабзаца" style:family="text">
      <style:text-properties style:font-name="DejaVu Sans Mono" fo:color="#000000" fo:language="en" fo:country="US"/>
    </style:style>
    <style:style style:name="T1355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356" style:parent-style-name="Основнойшрифтабзаца" style:family="text">
      <style:text-properties style:font-name="DejaVu Sans Mono" fo:color="#000000" fo:language="en" fo:country="US"/>
    </style:style>
    <style:style style:name="P1357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358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359" style:parent-style-name="PreformattedText" style:family="paragraph">
      <style:paragraph-properties fo:background-color="#FFFFFF"/>
    </style:style>
    <style:style style:name="T1360" style:parent-style-name="Основнойшрифтабзаца" style:family="text">
      <style:text-properties fo:color="#808080" fo:language="en" fo:country="US"/>
    </style:style>
    <style:style style:name="T1361" style:parent-style-name="Основнойшрифтабзаца" style:family="text">
      <style:text-properties style:font-name="DejaVu Sans Mono" fo:color="#000000" fo:language="en" fo:country="US"/>
    </style:style>
    <style:style style:name="P1362" style:parent-style-name="PreformattedText" style:family="paragraph">
      <style:paragraph-properties fo:background-color="#FFFFFF"/>
    </style:style>
    <style:style style:name="T1363" style:parent-style-name="Основнойшрифтабзаца" style:family="text">
      <style:text-properties fo:color="#000000" fo:language="en" fo:country="US"/>
    </style:style>
    <style:style style:name="T136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65" style:parent-style-name="Основнойшрифтабзаца" style:family="text">
      <style:text-properties style:font-name="DejaVu Sans Mono" fo:color="#000000" fo:language="en" fo:country="US"/>
    </style:style>
    <style:style style:name="T1366" style:parent-style-name="Основнойшрифтабзаца" style:family="text">
      <style:text-properties style:font-name="DejaVu Sans Mono" fo:color="#0000FF" fo:language="en" fo:country="US"/>
    </style:style>
    <style:style style:name="T1367" style:parent-style-name="Основнойшрифтабзаца" style:family="text">
      <style:text-properties style:font-name="DejaVu Sans Mono" fo:color="#000000" fo:language="en" fo:country="US"/>
    </style:style>
    <style:style style:name="P1368" style:parent-style-name="PreformattedText" style:family="paragraph">
      <style:paragraph-properties fo:background-color="#FFFFFF"/>
    </style:style>
    <style:style style:name="T1369" style:parent-style-name="Основнойшрифтабзаца" style:family="text">
      <style:text-properties fo:color="#000000" fo:language="en" fo:country="US"/>
    </style:style>
    <style:style style:name="T137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71" style:parent-style-name="Основнойшрифтабзаца" style:family="text">
      <style:text-properties style:font-name="DejaVu Sans Mono" fo:color="#000000" fo:language="en" fo:country="US"/>
    </style:style>
    <style:style style:name="T1372" style:parent-style-name="Основнойшрифтабзаца" style:family="text">
      <style:text-properties style:font-name="DejaVu Sans Mono" fo:color="#0000FF" fo:language="en" fo:country="US"/>
    </style:style>
    <style:style style:name="T1373" style:parent-style-name="Основнойшрифтабзаца" style:family="text">
      <style:text-properties style:font-name="DejaVu Sans Mono" fo:color="#000000" fo:language="en" fo:country="US"/>
    </style:style>
    <style:style style:name="P1374" style:parent-style-name="PreformattedText" style:family="paragraph">
      <style:paragraph-properties fo:background-color="#FFFFFF"/>
    </style:style>
    <style:style style:name="T1375" style:parent-style-name="Основнойшрифтабзаца" style:family="text">
      <style:text-properties fo:color="#000000" fo:language="en" fo:country="US"/>
    </style:style>
    <style:style style:name="T137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77" style:parent-style-name="Основнойшрифтабзаца" style:family="text">
      <style:text-properties style:font-name="DejaVu Sans Mono" fo:color="#000000" fo:language="en" fo:country="US"/>
    </style:style>
    <style:style style:name="T1378" style:parent-style-name="Основнойшрифтабзаца" style:family="text">
      <style:text-properties style:font-name="DejaVu Sans Mono" fo:color="#0000FF" fo:language="en" fo:country="US"/>
    </style:style>
    <style:style style:name="T1379" style:parent-style-name="Основнойшрифтабзаца" style:family="text">
      <style:text-properties style:font-name="DejaVu Sans Mono" fo:color="#000000" fo:language="en" fo:country="US"/>
    </style:style>
    <style:style style:name="P1380" style:parent-style-name="PreformattedText" style:family="paragraph">
      <style:paragraph-properties fo:background-color="#FFFFFF"/>
    </style:style>
    <style:style style:name="T1381" style:parent-style-name="Основнойшрифтабзаца" style:family="text">
      <style:text-properties fo:color="#000000" fo:language="en" fo:country="US"/>
    </style:style>
    <style:style style:name="T138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383" style:parent-style-name="Основнойшрифтабзаца" style:family="text">
      <style:text-properties style:font-name="DejaVu Sans Mono" fo:color="#000000" fo:language="en" fo:country="US"/>
    </style:style>
    <style:style style:name="T1384" style:parent-style-name="Основнойшрифтабзаца" style:family="text">
      <style:text-properties style:font-name="DejaVu Sans Mono" fo:color="#0000FF" fo:language="en" fo:country="US"/>
    </style:style>
    <style:style style:name="T1385" style:parent-style-name="Основнойшрифтабзаца" style:family="text">
      <style:text-properties style:font-name="DejaVu Sans Mono" fo:color="#000000" fo:language="en" fo:country="US"/>
    </style:style>
    <style:style style:name="P1386" style:parent-style-name="PreformattedText" style:family="paragraph">
      <style:paragraph-properties fo:background-color="#FFFFFF"/>
      <style:text-properties fo:color="#000000" fo:language="en" fo:country="US"/>
    </style:style>
    <style:style style:name="P1387" style:parent-style-name="PreformattedText" style:family="paragraph">
      <style:paragraph-properties fo:background-color="#FFFFFF"/>
    </style:style>
    <style:style style:name="T1388" style:parent-style-name="Основнойшрифтабзаца" style:family="text">
      <style:text-properties fo:color="#000000" fo:language="en" fo:country="US"/>
    </style:style>
    <style:style style:name="T1389" style:parent-style-name="Основнойшрифтабзаца" style:family="text">
      <style:text-properties style:font-name="DejaVu Sans Mono" fo:color="#008080" fo:language="en" fo:country="US"/>
    </style:style>
    <style:style style:name="T1390" style:parent-style-name="Основнойшрифтабзаца" style:family="text">
      <style:text-properties style:font-name="DejaVu Sans Mono" fo:color="#000000" fo:language="en" fo:country="US"/>
    </style:style>
    <style:style style:name="T1391" style:parent-style-name="Основнойшрифтабзаца" style:family="text">
      <style:text-properties style:font-name="DejaVu Sans Mono" fo:color="#008080" fo:language="en" fo:country="US"/>
    </style:style>
    <style:style style:name="T1392" style:parent-style-name="Основнойшрифтабзаца" style:family="text">
      <style:text-properties style:font-name="DejaVu Sans Mono" fo:color="#000000" fo:language="en" fo:country="US"/>
    </style:style>
    <style:style style:name="T1393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394" style:parent-style-name="Основнойшрифтабзаца" style:family="text">
      <style:text-properties style:font-name="DejaVu Sans Mono" fo:color="#000000" fo:language="en" fo:country="US"/>
    </style:style>
    <style:style style:name="P1395" style:parent-style-name="PreformattedText" style:family="paragraph">
      <style:paragraph-properties fo:background-color="#FFFFFF"/>
    </style:style>
    <style:style style:name="T1396" style:parent-style-name="Основнойшрифтабзаца" style:family="text">
      <style:text-properties fo:color="#000000" fo:language="en" fo:country="US"/>
    </style:style>
    <style:style style:name="T1397" style:parent-style-name="Основнойшрифтабзаца" style:family="text">
      <style:text-properties style:font-name="DejaVu Sans Mono" fo:color="#008080" fo:language="en" fo:country="US"/>
    </style:style>
    <style:style style:name="T1398" style:parent-style-name="Основнойшрифтабзаца" style:family="text">
      <style:text-properties style:font-name="DejaVu Sans Mono" fo:color="#000000" fo:language="en" fo:country="US"/>
    </style:style>
    <style:style style:name="T1399" style:parent-style-name="Основнойшрифтабзаца" style:family="text">
      <style:text-properties style:font-name="DejaVu Sans Mono" fo:color="#008080" fo:language="en" fo:country="US"/>
    </style:style>
    <style:style style:name="T1400" style:parent-style-name="Основнойшрифтабзаца" style:family="text">
      <style:text-properties style:font-name="DejaVu Sans Mono" fo:color="#000000" fo:language="en" fo:country="US"/>
    </style:style>
    <style:style style:name="T1401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402" style:parent-style-name="Основнойшрифтабзаца" style:family="text">
      <style:text-properties style:font-name="DejaVu Sans Mono" fo:color="#000000" fo:language="en" fo:country="US"/>
    </style:style>
    <style:style style:name="P1403" style:parent-style-name="PreformattedText" style:family="paragraph">
      <style:paragraph-properties fo:background-color="#FFFFFF"/>
    </style:style>
    <style:style style:name="T1404" style:parent-style-name="Основнойшрифтабзаца" style:family="text">
      <style:text-properties fo:color="#000000" fo:language="en" fo:country="US"/>
    </style:style>
    <style:style style:name="T140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06" style:parent-style-name="Основнойшрифтабзаца" style:family="text">
      <style:text-properties style:font-name="DejaVu Sans Mono" fo:color="#000000" fo:language="en" fo:country="US"/>
    </style:style>
    <style:style style:name="T1407" style:parent-style-name="Основнойшрифтабзаца" style:family="text">
      <style:text-properties style:font-name="DejaVu Sans Mono" fo:color="#0000FF" fo:language="en" fo:country="US"/>
    </style:style>
    <style:style style:name="T1408" style:parent-style-name="Основнойшрифтабзаца" style:family="text">
      <style:text-properties style:font-name="DejaVu Sans Mono" fo:color="#000000" fo:language="en" fo:country="US"/>
    </style:style>
    <style:style style:name="P1409" style:parent-style-name="PreformattedText" style:family="paragraph">
      <style:paragraph-properties fo:background-color="#FFFFFF"/>
    </style:style>
    <style:style style:name="T1410" style:parent-style-name="Основнойшрифтабзаца" style:family="text">
      <style:text-properties fo:color="#000000" fo:language="en" fo:country="US"/>
    </style:style>
    <style:style style:name="T1411" style:parent-style-name="Основнойшрифтабзаца" style:family="text">
      <style:text-properties style:font-name="DejaVu Sans Mono" fo:color="#000000" fo:language="en" fo:country="US"/>
    </style:style>
    <style:style style:name="T1412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413" style:parent-style-name="Основнойшрифтабзаца" style:family="text">
      <style:text-properties style:font-name="DejaVu Sans Mono" fo:color="#000000" fo:language="en" fo:country="US"/>
    </style:style>
    <style:style style:name="T1414" style:parent-style-name="Основнойшрифтабзаца" style:family="text">
      <style:text-properties style:font-name="DejaVu Sans Mono" fo:color="#0000FF" fo:language="en" fo:country="US"/>
    </style:style>
    <style:style style:name="T1415" style:parent-style-name="Основнойшрифтабзаца" style:family="text">
      <style:text-properties style:font-name="DejaVu Sans Mono" fo:color="#000000" fo:language="en" fo:country="US"/>
    </style:style>
    <style:style style:name="P1416" style:parent-style-name="PreformattedText" style:family="paragraph">
      <style:paragraph-properties fo:background-color="#FFFFFF"/>
    </style:style>
    <style:style style:name="T1417" style:parent-style-name="Основнойшрифтабзаца" style:family="text">
      <style:text-properties fo:color="#000000" fo:language="en" fo:country="US"/>
    </style:style>
    <style:style style:name="T1418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P1419" style:parent-style-name="PreformattedText" style:family="paragraph">
      <style:paragraph-properties fo:background-color="#FFFFFF"/>
    </style:style>
    <style:style style:name="T1420" style:parent-style-name="Основнойшрифтабзаца" style:family="text">
      <style:text-properties fo:color="#808080" fo:language="en" fo:country="US"/>
    </style:style>
    <style:style style:name="T1421" style:parent-style-name="Основнойшрифтабзаца" style:family="text">
      <style:text-properties style:font-name="DejaVu Sans Mono" fo:color="#000000" fo:language="en" fo:country="US"/>
    </style:style>
    <style:style style:name="T1422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423" style:parent-style-name="Основнойшрифтабзаца" style:family="text">
      <style:text-properties style:font-name="DejaVu Sans Mono" fo:color="#000000" fo:language="en" fo:country="US"/>
    </style:style>
    <style:style style:name="T142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25" style:parent-style-name="Основнойшрифтабзаца" style:family="text">
      <style:text-properties style:font-name="DejaVu Sans Mono" fo:color="#000000" fo:language="en" fo:country="US"/>
    </style:style>
    <style:style style:name="T1426" style:parent-style-name="Основнойшрифтабзаца" style:family="text">
      <style:text-properties style:font-name="DejaVu Sans Mono" fo:color="#000000" fo:language="en" fo:country="US"/>
    </style:style>
    <style:style style:name="P1427" style:parent-style-name="PreformattedText" style:family="paragraph">
      <style:paragraph-properties fo:background-color="#FFFFFF"/>
    </style:style>
    <style:style style:name="T1428" style:parent-style-name="Основнойшрифтабзаца" style:family="text">
      <style:text-properties fo:color="#000000" fo:language="en" fo:country="US"/>
    </style:style>
    <style:style style:name="T1429" style:parent-style-name="Основнойшрифтабзаца" style:family="text">
      <style:text-properties style:font-name="DejaVu Sans Mono" fo:color="#000000" fo:language="en" fo:country="US"/>
    </style:style>
    <style:style style:name="T1430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431" style:parent-style-name="Основнойшрифтабзаца" style:family="text">
      <style:text-properties style:font-name="DejaVu Sans Mono" fo:color="#000000" fo:language="en" fo:country="US"/>
    </style:style>
    <style:style style:name="T1432" style:parent-style-name="Основнойшрифтабзаца" style:family="text">
      <style:text-properties style:font-name="DejaVu Sans Mono" fo:color="#0000FF" fo:language="en" fo:country="US"/>
    </style:style>
    <style:style style:name="T1433" style:parent-style-name="Основнойшрифтабзаца" style:family="text">
      <style:text-properties style:font-name="DejaVu Sans Mono" fo:color="#000000" fo:language="en" fo:country="US"/>
    </style:style>
    <style:style style:name="P1434" style:parent-style-name="PreformattedText" style:family="paragraph">
      <style:paragraph-properties fo:background-color="#FFFFFF"/>
    </style:style>
    <style:style style:name="T1435" style:parent-style-name="Основнойшрифтабзаца" style:family="text">
      <style:text-properties fo:color="#000000" fo:language="en" fo:country="US"/>
    </style:style>
    <style:style style:name="T1436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P1437" style:parent-style-name="PreformattedText" style:family="paragraph">
      <style:paragraph-properties fo:background-color="#FFFFFF"/>
    </style:style>
    <style:style style:name="T1438" style:parent-style-name="Основнойшрифтабзаца" style:family="text">
      <style:text-properties fo:color="#808080" fo:language="en" fo:country="US"/>
    </style:style>
    <style:style style:name="T1439" style:parent-style-name="Основнойшрифтабзаца" style:family="text">
      <style:text-properties style:font-name="DejaVu Sans Mono" fo:color="#000000" fo:language="en" fo:country="US"/>
    </style:style>
    <style:style style:name="T1440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441" style:parent-style-name="Основнойшрифтабзаца" style:family="text">
      <style:text-properties style:font-name="DejaVu Sans Mono" fo:color="#000000" fo:language="en" fo:country="US"/>
    </style:style>
    <style:style style:name="T144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43" style:parent-style-name="Основнойшрифтабзаца" style:family="text">
      <style:text-properties style:font-name="DejaVu Sans Mono" fo:color="#000000" fo:language="en" fo:country="US"/>
    </style:style>
    <style:style style:name="P1444" style:parent-style-name="PreformattedText" style:family="paragraph">
      <style:paragraph-properties fo:background-color="#FFFFFF"/>
    </style:style>
    <style:style style:name="T1445" style:parent-style-name="Основнойшрифтабзаца" style:family="text">
      <style:text-properties fo:color="#000000" fo:language="en" fo:country="US"/>
    </style:style>
    <style:style style:name="T144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47" style:parent-style-name="Основнойшрифтабзаца" style:family="text">
      <style:text-properties style:font-name="DejaVu Sans Mono" fo:color="#000000" fo:language="en" fo:country="US"/>
    </style:style>
    <style:style style:name="P1448" style:parent-style-name="PreformattedText" style:family="paragraph">
      <style:paragraph-properties fo:background-color="#FFFFFF"/>
    </style:style>
    <style:style style:name="T1449" style:parent-style-name="Основнойшрифтабзаца" style:family="text">
      <style:text-properties fo:color="#000000" fo:language="en" fo:country="US"/>
    </style:style>
    <style:style style:name="T145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51" style:parent-style-name="Основнойшрифтабзаца" style:family="text">
      <style:text-properties style:font-name="DejaVu Sans Mono" fo:color="#000000" fo:language="en" fo:country="US"/>
    </style:style>
    <style:style style:name="T1452" style:parent-style-name="Основнойшрифтабзаца" style:family="text">
      <style:text-properties style:font-name="DejaVu Sans Mono" fo:color="#000000" fo:language="en" fo:country="US"/>
    </style:style>
    <style:style style:name="P1453" style:parent-style-name="PreformattedText" style:family="paragraph">
      <style:paragraph-properties fo:background-color="#FFFFFF"/>
    </style:style>
    <style:style style:name="T1454" style:parent-style-name="Основнойшрифтабзаца" style:family="text">
      <style:text-properties fo:color="#000000" fo:language="en" fo:country="US"/>
    </style:style>
    <style:style style:name="T145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56" style:parent-style-name="Основнойшрифтабзаца" style:family="text">
      <style:text-properties style:font-name="DejaVu Sans Mono" fo:color="#000000" fo:language="en" fo:country="US"/>
    </style:style>
    <style:style style:name="T145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458" style:parent-style-name="Основнойшрифтабзаца" style:family="text">
      <style:text-properties style:font-name="DejaVu Sans Mono" fo:color="#000000" fo:language="en" fo:country="US"/>
    </style:style>
    <style:style style:name="P1459" style:parent-style-name="PreformattedText" style:family="paragraph">
      <style:paragraph-properties fo:background-color="#FFFFFF"/>
    </style:style>
    <style:style style:name="T1460" style:parent-style-name="Основнойшрифтабзаца" style:family="text">
      <style:text-properties fo:color="#000000" fo:language="en" fo:country="US"/>
    </style:style>
    <style:style style:name="T1461" style:parent-style-name="Основнойшрифтабзаца" style:family="text">
      <style:text-properties style:font-name="DejaVu Sans Mono" fo:color="#008080" fo:language="en" fo:country="US"/>
    </style:style>
    <style:style style:name="T1462" style:parent-style-name="Основнойшрифтабзаца" style:family="text">
      <style:text-properties style:font-name="DejaVu Sans Mono" fo:color="#000000" fo:language="en" fo:country="US"/>
    </style:style>
    <style:style style:name="T1463" style:parent-style-name="Основнойшрифтабзаца" style:family="text">
      <style:text-properties style:font-name="DejaVu Sans Mono" fo:color="#371F80" fo:language="en" fo:country="US"/>
    </style:style>
    <style:style style:name="T1464" style:parent-style-name="Основнойшрифтабзаца" style:family="text">
      <style:text-properties style:font-name="DejaVu Sans Mono" fo:color="#000000" fo:language="en" fo:country="US"/>
    </style:style>
    <style:style style:name="P1465" style:parent-style-name="PreformattedText" style:family="paragraph">
      <style:paragraph-properties fo:background-color="#FFFFFF"/>
    </style:style>
    <style:style style:name="T1466" style:parent-style-name="Основнойшрифтабзаца" style:family="text">
      <style:text-properties fo:color="#000000" fo:language="en" fo:country="US"/>
    </style:style>
    <style:style style:name="T1467" style:parent-style-name="Основнойшрифтабзаца" style:family="text">
      <style:text-properties style:font-name="DejaVu Sans Mono" fo:color="#000000" fo:language="en" fo:country="US"/>
    </style:style>
    <style:style style:name="T1468" style:parent-style-name="Основнойшрифтабзаца" style:family="text">
      <style:text-properties style:font-name="DejaVu Sans Mono" fo:color="#008080" fo:language="en" fo:country="US"/>
    </style:style>
    <style:style style:name="T1469" style:parent-style-name="Основнойшрифтабзаца" style:family="text">
      <style:text-properties style:font-name="DejaVu Sans Mono" fo:color="#000000" fo:language="en" fo:country="US"/>
    </style:style>
    <style:style style:name="P1470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471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472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473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474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475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476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477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478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479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480" style:parent-style-name="PreformattedText" style:family="paragraph">
      <style:paragraph-properties fo:background-color="#FFFFFF"/>
      <style:text-properties style:font-name="DejaVu Sans Mono" fo:font-style="italic" style:font-style-asian="italic" fo:color="#808080" fo:language="en" fo:country="US"/>
    </style:style>
    <style:style style:name="P1481" style:parent-style-name="PreformattedText" style:family="paragraph">
      <style:paragraph-properties fo:background-color="#FFFFFF"/>
    </style:style>
    <style:style style:name="T1482" style:parent-style-name="Основнойшрифтабзаца" style:family="text">
      <style:text-properties fo:color="#808080" fo:language="en" fo:country="US"/>
    </style:style>
    <style:style style:name="T1483" style:parent-style-name="Основнойшрифтабзаца" style:family="text">
      <style:text-properties style:font-name="DejaVu Sans Mono" fo:color="#008080" fo:language="en" fo:country="US"/>
    </style:style>
    <style:style style:name="T1484" style:parent-style-name="Основнойшрифтабзаца" style:family="text">
      <style:text-properties style:font-name="DejaVu Sans Mono" fo:color="#000000" fo:language="en" fo:country="US"/>
    </style:style>
    <style:style style:name="T1485" style:parent-style-name="Основнойшрифтабзаца" style:family="text">
      <style:text-properties style:font-name="DejaVu Sans Mono" fo:color="#371F80" fo:language="en" fo:country="US"/>
    </style:style>
    <style:style style:name="T1486" style:parent-style-name="Основнойшрифтабзаца" style:family="text">
      <style:text-properties style:font-name="DejaVu Sans Mono" fo:color="#000000" fo:language="en" fo:country="US"/>
    </style:style>
    <style:style style:name="P1487" style:parent-style-name="PreformattedText" style:family="paragraph">
      <style:paragraph-properties fo:background-color="#FFFFFF"/>
    </style:style>
    <style:style style:name="T1488" style:parent-style-name="Основнойшрифтабзаца" style:family="text">
      <style:text-properties fo:color="#000000" fo:language="en" fo:country="US"/>
    </style:style>
    <style:style style:name="T1489" style:parent-style-name="Основнойшрифтабзаца" style:family="text">
      <style:text-properties style:font-name="DejaVu Sans Mono" fo:color="#008080" fo:language="en" fo:country="US"/>
    </style:style>
    <style:style style:name="T1490" style:parent-style-name="Основнойшрифтабзаца" style:family="text">
      <style:text-properties style:font-name="DejaVu Sans Mono" fo:color="#000000" fo:language="en" fo:country="US"/>
    </style:style>
    <style:style style:name="T1491" style:parent-style-name="Основнойшрифтабзаца" style:family="text">
      <style:text-properties style:font-name="DejaVu Sans Mono" fo:color="#371F80" fo:language="en" fo:country="US"/>
    </style:style>
    <style:style style:name="T1492" style:parent-style-name="Основнойшрифтабзаца" style:family="text">
      <style:text-properties style:font-name="DejaVu Sans Mono" fo:color="#000000" fo:language="en" fo:country="US"/>
    </style:style>
    <style:style style:name="P1493" style:parent-style-name="PreformattedText" style:family="paragraph">
      <style:paragraph-properties fo:background-color="#FFFFFF"/>
    </style:style>
    <style:style style:name="T1494" style:parent-style-name="Основнойшрифтабзаца" style:family="text">
      <style:text-properties fo:color="#000000" fo:language="en" fo:country="US"/>
    </style:style>
    <style:style style:name="T1495" style:parent-style-name="Основнойшрифтабзаца" style:family="text">
      <style:text-properties style:font-name="DejaVu Sans Mono" fo:color="#000000" fo:language="en" fo:country="US"/>
    </style:style>
    <style:style style:name="T1496" style:parent-style-name="Основнойшрифтабзаца" style:family="text">
      <style:text-properties style:font-name="DejaVu Sans Mono" fo:color="#008080" fo:language="en" fo:country="US"/>
    </style:style>
    <style:style style:name="T1497" style:parent-style-name="Основнойшрифтабзаца" style:family="text">
      <style:text-properties style:font-name="DejaVu Sans Mono" fo:color="#000000" fo:language="en" fo:country="US"/>
    </style:style>
    <style:style style:name="P1498" style:parent-style-name="PreformattedText" style:family="paragraph">
      <style:paragraph-properties fo:background-color="#FFFFFF"/>
    </style:style>
    <style:style style:name="T1499" style:parent-style-name="Основнойшрифтабзаца" style:family="text">
      <style:text-properties fo:color="#000000" fo:language="en" fo:country="US"/>
    </style:style>
    <style:style style:name="T150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01" style:parent-style-name="Основнойшрифтабзаца" style:family="text">
      <style:text-properties style:font-name="DejaVu Sans Mono" fo:color="#000000" fo:language="en" fo:country="US"/>
    </style:style>
    <style:style style:name="T1502" style:parent-style-name="Основнойшрифтабзаца" style:family="text">
      <style:text-properties style:font-name="DejaVu Sans Mono" fo:color="#008080" fo:language="en" fo:country="US"/>
    </style:style>
    <style:style style:name="T150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504" style:parent-style-name="Основнойшрифтабзаца" style:family="text">
      <style:text-properties style:font-name="DejaVu Sans Mono" fo:color="#000000" fo:language="en" fo:country="US"/>
    </style:style>
    <style:style style:name="P1505" style:parent-style-name="PreformattedText" style:family="paragraph">
      <style:paragraph-properties fo:background-color="#FFFFFF"/>
    </style:style>
    <style:style style:name="T1506" style:parent-style-name="Основнойшрифтабзаца" style:family="text">
      <style:text-properties fo:color="#000000" fo:language="en" fo:country="US"/>
    </style:style>
    <style:style style:name="T1507" style:parent-style-name="Основнойшрифтабзаца" style:family="text">
      <style:text-properties style:font-name="DejaVu Sans Mono" fo:color="#008080" fo:language="en" fo:country="US"/>
    </style:style>
    <style:style style:name="T1508" style:parent-style-name="Основнойшрифтабзаца" style:family="text">
      <style:text-properties style:font-name="DejaVu Sans Mono" fo:color="#000000" fo:language="en" fo:country="US"/>
    </style:style>
    <style:style style:name="T1509" style:parent-style-name="Основнойшрифтабзаца" style:family="text">
      <style:text-properties style:font-name="DejaVu Sans Mono" fo:color="#371F80" fo:language="en" fo:country="US"/>
    </style:style>
    <style:style style:name="T1510" style:parent-style-name="Основнойшрифтабзаца" style:family="text">
      <style:text-properties style:font-name="DejaVu Sans Mono" fo:color="#000000" fo:language="en" fo:country="US"/>
    </style:style>
    <style:style style:name="T151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512" style:parent-style-name="Основнойшрифтабзаца" style:family="text">
      <style:text-properties style:font-name="DejaVu Sans Mono" fo:color="#008080" fo:language="en" fo:country="US"/>
    </style:style>
    <style:style style:name="T1513" style:parent-style-name="Основнойшрифтабзаца" style:family="text">
      <style:text-properties style:font-name="DejaVu Sans Mono" fo:color="#000000" fo:language="en" fo:country="US"/>
    </style:style>
    <style:style style:name="P1514" style:parent-style-name="PreformattedText" style:family="paragraph">
      <style:paragraph-properties fo:background-color="#FFFFFF"/>
    </style:style>
    <style:style style:name="T1515" style:parent-style-name="Основнойшрифтабзаца" style:family="text">
      <style:text-properties fo:color="#000000" fo:language="en" fo:country="US"/>
    </style:style>
    <style:style style:name="T1516" style:parent-style-name="Основнойшрифтабзаца" style:family="text">
      <style:text-properties style:font-name="DejaVu Sans Mono" fo:color="#000000" fo:language="en" fo:country="US"/>
    </style:style>
    <style:style style:name="T1517" style:parent-style-name="Основнойшрифтабзаца" style:family="text">
      <style:text-properties style:font-name="DejaVu Sans Mono" fo:color="#000000" fo:language="en" fo:country="US"/>
    </style:style>
    <style:style style:name="P1518" style:parent-style-name="PreformattedText" style:family="paragraph">
      <style:paragraph-properties fo:background-color="#FFFFFF"/>
    </style:style>
    <style:style style:name="T1519" style:parent-style-name="Основнойшрифтабзаца" style:family="text">
      <style:text-properties fo:color="#000000" fo:language="en" fo:country="US"/>
    </style:style>
    <style:style style:name="T1520" style:parent-style-name="Основнойшрифтабзаца" style:family="text">
      <style:text-properties style:font-name="DejaVu Sans Mono" fo:color="#000000" fo:language="en" fo:country="US"/>
    </style:style>
    <style:style style:name="T152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22" style:parent-style-name="Основнойшрифтабзаца" style:family="text">
      <style:text-properties style:font-name="DejaVu Sans Mono" fo:color="#000000" fo:language="en" fo:country="US"/>
    </style:style>
    <style:style style:name="T1523" style:parent-style-name="Основнойшрифтабзаца" style:family="text">
      <style:text-properties style:font-name="DejaVu Sans Mono" fo:color="#008080" fo:language="en" fo:country="US"/>
    </style:style>
    <style:style style:name="T152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525" style:parent-style-name="Основнойшрифтабзаца" style:family="text">
      <style:text-properties style:font-name="DejaVu Sans Mono" fo:color="#000000" fo:language="en" fo:country="US"/>
    </style:style>
    <style:style style:name="P1526" style:parent-style-name="PreformattedText" style:family="paragraph">
      <style:paragraph-properties fo:background-color="#FFFFFF"/>
    </style:style>
    <style:style style:name="T1527" style:parent-style-name="Основнойшрифтабзаца" style:family="text">
      <style:text-properties fo:color="#000000" fo:language="en" fo:country="US"/>
    </style:style>
    <style:style style:name="T1528" style:parent-style-name="Основнойшрифтабзаца" style:family="text">
      <style:text-properties style:font-name="DejaVu Sans Mono" fo:color="#008080" fo:language="en" fo:country="US"/>
    </style:style>
    <style:style style:name="T1529" style:parent-style-name="Основнойшрифтабзаца" style:family="text">
      <style:text-properties style:font-name="DejaVu Sans Mono" fo:color="#000000" fo:language="en" fo:country="US"/>
    </style:style>
    <style:style style:name="T1530" style:parent-style-name="Основнойшрифтабзаца" style:family="text">
      <style:text-properties style:font-name="DejaVu Sans Mono" fo:color="#371F80" fo:language="en" fo:country="US"/>
    </style:style>
    <style:style style:name="T1531" style:parent-style-name="Основнойшрифтабзаца" style:family="text">
      <style:text-properties style:font-name="DejaVu Sans Mono" fo:color="#000000" fo:language="en" fo:country="US"/>
    </style:style>
    <style:style style:name="T1532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533" style:parent-style-name="Основнойшрифтабзаца" style:family="text">
      <style:text-properties style:font-name="DejaVu Sans Mono" fo:color="#008080" fo:language="en" fo:country="US"/>
    </style:style>
    <style:style style:name="T1534" style:parent-style-name="Основнойшрифтабзаца" style:family="text">
      <style:text-properties style:font-name="DejaVu Sans Mono" fo:color="#000000" fo:language="en" fo:country="US"/>
    </style:style>
    <style:style style:name="P1535" style:parent-style-name="PreformattedText" style:family="paragraph">
      <style:paragraph-properties fo:background-color="#FFFFFF"/>
    </style:style>
    <style:style style:name="T1536" style:parent-style-name="Основнойшрифтабзаца" style:family="text">
      <style:text-properties fo:color="#000000" fo:language="en" fo:country="US"/>
    </style:style>
    <style:style style:name="T1537" style:parent-style-name="Основнойшрифтабзаца" style:family="text">
      <style:text-properties style:font-name="DejaVu Sans Mono" fo:color="#000000" fo:language="en" fo:country="US"/>
    </style:style>
    <style:style style:name="P1538" style:parent-style-name="PreformattedText" style:family="paragraph">
      <style:paragraph-properties fo:background-color="#FFFFFF"/>
    </style:style>
    <style:style style:name="T1539" style:parent-style-name="Основнойшрифтабзаца" style:family="text">
      <style:text-properties fo:color="#000000" fo:language="en" fo:country="US"/>
    </style:style>
    <style:style style:name="T1540" style:parent-style-name="Основнойшрифтабзаца" style:family="text">
      <style:text-properties style:font-name="DejaVu Sans Mono" fo:color="#000000" fo:language="en" fo:country="US"/>
    </style:style>
    <style:style style:name="T154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42" style:parent-style-name="Основнойшрифтабзаца" style:family="text">
      <style:text-properties style:font-name="DejaVu Sans Mono" fo:color="#000000" fo:language="en" fo:country="US"/>
    </style:style>
    <style:style style:name="T1543" style:parent-style-name="Основнойшрифтабзаца" style:family="text">
      <style:text-properties style:font-name="DejaVu Sans Mono" fo:color="#008080" fo:language="en" fo:country="US"/>
    </style:style>
    <style:style style:name="T154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545" style:parent-style-name="Основнойшрифтабзаца" style:family="text">
      <style:text-properties style:font-name="DejaVu Sans Mono" fo:color="#000000" fo:language="en" fo:country="US"/>
    </style:style>
    <style:style style:name="P1546" style:parent-style-name="PreformattedText" style:family="paragraph">
      <style:paragraph-properties fo:background-color="#FFFFFF"/>
    </style:style>
    <style:style style:name="T1547" style:parent-style-name="Основнойшрифтабзаца" style:family="text">
      <style:text-properties fo:color="#000000" fo:language="en" fo:country="US"/>
    </style:style>
    <style:style style:name="T154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49" style:parent-style-name="Основнойшрифтабзаца" style:family="text">
      <style:text-properties style:font-name="DejaVu Sans Mono" fo:color="#000000" fo:language="en" fo:country="US"/>
    </style:style>
    <style:style style:name="P1550" style:parent-style-name="PreformattedText" style:family="paragraph">
      <style:paragraph-properties fo:background-color="#FFFFFF"/>
    </style:style>
    <style:style style:name="T1551" style:parent-style-name="Основнойшрифтабзаца" style:family="text">
      <style:text-properties fo:color="#000000" fo:language="en" fo:country="US"/>
    </style:style>
    <style:style style:name="T1552" style:parent-style-name="Основнойшрифтабзаца" style:family="text">
      <style:text-properties style:font-name="DejaVu Sans Mono" fo:color="#000000" fo:language="en" fo:country="US"/>
    </style:style>
    <style:style style:name="T1553" style:parent-style-name="Основнойшрифтабзаца" style:family="text">
      <style:text-properties style:font-name="DejaVu Sans Mono" fo:color="#008080" fo:language="en" fo:country="US"/>
    </style:style>
    <style:style style:name="T1554" style:parent-style-name="Основнойшрифтабзаца" style:family="text">
      <style:text-properties style:font-name="DejaVu Sans Mono" fo:color="#000000" fo:language="en" fo:country="US"/>
    </style:style>
    <style:style style:name="P1555" style:parent-style-name="PreformattedText" style:family="paragraph">
      <style:paragraph-properties fo:background-color="#FFFFFF"/>
    </style:style>
    <style:style style:name="T1556" style:parent-style-name="Основнойшрифтабзаца" style:family="text">
      <style:text-properties fo:color="#000000" fo:language="en" fo:country="US"/>
    </style:style>
    <style:style style:name="T1557" style:parent-style-name="Основнойшрифтабзаца" style:family="text">
      <style:text-properties style:font-name="DejaVu Sans Mono" fo:font-style="italic" style:font-style-asian="italic" fo:color="#808080"/>
    </style:style>
    <style:style style:name="P1558" style:parent-style-name="PreformattedText" style:family="paragraph">
      <style:paragraph-properties fo:background-color="#FFFFFF"/>
    </style:style>
    <style:style style:name="T1559" style:parent-style-name="Основнойшрифтабзаца" style:family="text">
      <style:text-properties fo:color="#808080"/>
    </style:style>
    <style:style style:name="T156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61" style:parent-style-name="Основнойшрифтабзаца" style:family="text">
      <style:text-properties style:font-name="DejaVu Sans Mono" fo:color="#000000" fo:language="en" fo:country="US"/>
    </style:style>
    <style:style style:name="P1562" style:parent-style-name="PreformattedText" style:family="paragraph">
      <style:paragraph-properties fo:background-color="#FFFFFF"/>
    </style:style>
    <style:style style:name="T1563" style:parent-style-name="Основнойшрифтабзаца" style:family="text">
      <style:text-properties fo:color="#000000" fo:language="en" fo:country="US"/>
    </style:style>
    <style:style style:name="T1564" style:parent-style-name="Основнойшрифтабзаца" style:family="text">
      <style:text-properties style:font-name="DejaVu Sans Mono" fo:font-style="italic" style:font-style-asian="italic" fo:color="#808080"/>
    </style:style>
    <style:style style:name="T1565" style:parent-style-name="Основнойшрифтабзаца" style:family="text">
      <style:text-properties style:font-name="DejaVu Sans Mono" fo:font-style="italic" style:font-style-asian="italic" fo:color="#808080"/>
    </style:style>
    <style:style style:name="P1566" style:parent-style-name="PreformattedText" style:family="paragraph">
      <style:paragraph-properties fo:background-color="#FFFFFF"/>
    </style:style>
    <style:style style:name="T1567" style:parent-style-name="Основнойшрифтабзаца" style:family="text">
      <style:text-properties fo:color="#808080"/>
    </style:style>
    <style:style style:name="T1568" style:parent-style-name="Основнойшрифтабзаца" style:family="text">
      <style:text-properties style:font-name="DejaVu Sans Mono" fo:color="#008080" fo:language="en" fo:country="US"/>
    </style:style>
    <style:style style:name="T1569" style:parent-style-name="Основнойшрифтабзаца" style:family="text">
      <style:text-properties style:font-name="DejaVu Sans Mono" fo:color="#000000" fo:language="en" fo:country="US"/>
    </style:style>
    <style:style style:name="T1570" style:parent-style-name="Основнойшрифтабзаца" style:family="text">
      <style:text-properties style:font-name="DejaVu Sans Mono" fo:color="#371F80" fo:language="en" fo:country="US"/>
    </style:style>
    <style:style style:name="T1571" style:parent-style-name="Основнойшрифтабзаца" style:family="text">
      <style:text-properties style:font-name="DejaVu Sans Mono" fo:color="#000000" fo:language="en" fo:country="US"/>
    </style:style>
    <style:style style:name="T1572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573" style:parent-style-name="Основнойшрифтабзаца" style:family="text">
      <style:text-properties style:font-name="DejaVu Sans Mono" fo:color="#000000" fo:language="en" fo:country="US"/>
    </style:style>
    <style:style style:name="P1574" style:parent-style-name="PreformattedText" style:family="paragraph">
      <style:paragraph-properties fo:background-color="#FFFFFF"/>
    </style:style>
    <style:style style:name="T1575" style:parent-style-name="Основнойшрифтабзаца" style:family="text">
      <style:text-properties fo:color="#000000" fo:language="en" fo:country="US"/>
    </style:style>
    <style:style style:name="T1576" style:parent-style-name="Основнойшрифтабзаца" style:family="text">
      <style:text-properties style:font-name="DejaVu Sans Mono" fo:color="#000000" fo:language="en" fo:country="US"/>
    </style:style>
    <style:style style:name="P1577" style:parent-style-name="PreformattedText" style:family="paragraph">
      <style:paragraph-properties fo:background-color="#FFFFFF"/>
    </style:style>
    <style:style style:name="T1578" style:parent-style-name="Основнойшрифтабзаца" style:family="text">
      <style:text-properties fo:color="#000000" fo:language="en" fo:country="US"/>
    </style:style>
    <style:style style:name="T1579" style:parent-style-name="Основнойшрифтабзаца" style:family="text">
      <style:text-properties style:font-name="DejaVu Sans Mono" fo:color="#000000" fo:language="en" fo:country="US"/>
    </style:style>
    <style:style style:name="T158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81" style:parent-style-name="Основнойшрифтабзаца" style:family="text">
      <style:text-properties style:font-name="DejaVu Sans Mono" fo:color="#000000" fo:language="en" fo:country="US"/>
    </style:style>
    <style:style style:name="P1582" style:parent-style-name="PreformattedText" style:family="paragraph">
      <style:paragraph-properties fo:background-color="#FFFFFF"/>
    </style:style>
    <style:style style:name="T1583" style:parent-style-name="Основнойшрифтабзаца" style:family="text">
      <style:text-properties fo:color="#000000" fo:language="en" fo:country="US"/>
    </style:style>
    <style:style style:name="T158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85" style:parent-style-name="Основнойшрифтабзаца" style:family="text">
      <style:text-properties style:font-name="DejaVu Sans Mono" fo:color="#000000" fo:language="en" fo:country="US"/>
    </style:style>
    <style:style style:name="T1586" style:parent-style-name="Основнойшрифтабзаца" style:family="text">
      <style:text-properties style:font-name="DejaVu Sans Mono" fo:color="#0000FF" fo:language="en" fo:country="US"/>
    </style:style>
    <style:style style:name="T1587" style:parent-style-name="Основнойшрифтабзаца" style:family="text">
      <style:text-properties style:font-name="DejaVu Sans Mono" fo:color="#000000" fo:language="en" fo:country="US"/>
    </style:style>
    <style:style style:name="P1588" style:parent-style-name="PreformattedText" style:family="paragraph">
      <style:paragraph-properties fo:background-color="#FFFFFF"/>
    </style:style>
    <style:style style:name="T1589" style:parent-style-name="Основнойшрифтабзаца" style:family="text">
      <style:text-properties fo:color="#000000" fo:language="en" fo:country="US"/>
    </style:style>
    <style:style style:name="T1590" style:parent-style-name="Основнойшрифтабзаца" style:family="text">
      <style:text-properties fo:color="#000000" fo:language="en" fo:country="US"/>
    </style:style>
    <style:style style:name="T1591" style:parent-style-name="Основнойшрифтабзаца" style:family="text">
      <style:text-properties style:font-name="DejaVu Sans Mono" fo:color="#000000" fo:language="en" fo:country="US"/>
    </style:style>
    <style:style style:name="P1592" style:parent-style-name="PreformattedText" style:family="paragraph">
      <style:paragraph-properties fo:background-color="#FFFFFF"/>
    </style:style>
    <style:style style:name="T1593" style:parent-style-name="Основнойшрифтабзаца" style:family="text">
      <style:text-properties fo:color="#000000" fo:language="en" fo:country="US"/>
    </style:style>
    <style:style style:name="T159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595" style:parent-style-name="Основнойшрифтабзаца" style:family="text">
      <style:text-properties style:font-name="DejaVu Sans Mono" fo:color="#000000" fo:language="en" fo:country="US"/>
    </style:style>
    <style:style style:name="T1596" style:parent-style-name="Основнойшрифтабзаца" style:family="text">
      <style:text-properties style:font-name="DejaVu Sans Mono" fo:color="#0000FF" fo:language="en" fo:country="US"/>
    </style:style>
    <style:style style:name="T1597" style:parent-style-name="Основнойшрифтабзаца" style:family="text">
      <style:text-properties style:font-name="DejaVu Sans Mono" fo:color="#000000" fo:language="en" fo:country="US"/>
    </style:style>
    <style:style style:name="P1598" style:parent-style-name="PreformattedText" style:family="paragraph">
      <style:paragraph-properties fo:background-color="#FFFFFF"/>
    </style:style>
    <style:style style:name="T1599" style:parent-style-name="Основнойшрифтабзаца" style:family="text">
      <style:text-properties fo:color="#000000" fo:language="en" fo:country="US"/>
    </style:style>
    <style:style style:name="T1600" style:parent-style-name="Основнойшрифтабзаца" style:family="text">
      <style:text-properties style:font-name="DejaVu Sans Mono" fo:color="#000000" fo:language="en" fo:country="US"/>
    </style:style>
    <style:style style:name="T160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602" style:parent-style-name="Основнойшрифтабзаца" style:family="text">
      <style:text-properties style:font-name="DejaVu Sans Mono" fo:color="#000000" fo:language="en" fo:country="US"/>
    </style:style>
    <style:style style:name="P1603" style:parent-style-name="PreformattedText" style:family="paragraph">
      <style:paragraph-properties fo:background-color="#FFFFFF"/>
    </style:style>
    <style:style style:name="T1604" style:parent-style-name="Основнойшрифтабзаца" style:family="text">
      <style:text-properties fo:color="#000000" fo:language="en" fo:country="US"/>
    </style:style>
    <style:style style:name="T1605" style:parent-style-name="Основнойшрифтабзаца" style:family="text">
      <style:text-properties style:font-name="DejaVu Sans Mono" fo:color="#000000" fo:language="en" fo:country="US"/>
    </style:style>
    <style:style style:name="T1606" style:parent-style-name="Основнойшрифтабзаца" style:family="text">
      <style:text-properties style:font-name="DejaVu Sans Mono" fo:color="#0000FF" fo:language="en" fo:country="US"/>
    </style:style>
    <style:style style:name="T1607" style:parent-style-name="Основнойшрифтабзаца" style:family="text">
      <style:text-properties style:font-name="DejaVu Sans Mono" fo:color="#000000" fo:language="en" fo:country="US"/>
    </style:style>
    <style:style style:name="P1608" style:parent-style-name="PreformattedText" style:family="paragraph">
      <style:paragraph-properties fo:background-color="#FFFFFF"/>
    </style:style>
    <style:style style:name="T1609" style:parent-style-name="Основнойшрифтабзаца" style:family="text">
      <style:text-properties fo:color="#000000" fo:language="en" fo:country="US"/>
    </style:style>
    <style:style style:name="T1610" style:parent-style-name="Основнойшрифтабзаца" style:family="text">
      <style:text-properties style:font-name="DejaVu Sans Mono" fo:color="#000000" fo:language="en" fo:country="US"/>
    </style:style>
    <style:style style:name="T161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612" style:parent-style-name="Основнойшрифтабзаца" style:family="text">
      <style:text-properties style:font-name="DejaVu Sans Mono" fo:color="#000000" fo:language="en" fo:country="US"/>
    </style:style>
    <style:style style:name="T1613" style:parent-style-name="Основнойшрифтабзаца" style:family="text">
      <style:text-properties style:font-name="DejaVu Sans Mono" fo:color="#0000FF" fo:language="en" fo:country="US"/>
    </style:style>
    <style:style style:name="T1614" style:parent-style-name="Основнойшрифтабзаца" style:family="text">
      <style:text-properties style:font-name="DejaVu Sans Mono" fo:color="#000000" fo:language="en" fo:country="US"/>
    </style:style>
    <style:style style:name="P1615" style:parent-style-name="PreformattedText" style:family="paragraph">
      <style:paragraph-properties fo:background-color="#FFFFFF"/>
    </style:style>
    <style:style style:name="T1616" style:parent-style-name="Основнойшрифтабзаца" style:family="text">
      <style:text-properties fo:color="#000000" fo:language="en" fo:country="US"/>
    </style:style>
    <style:style style:name="T1617" style:parent-style-name="Основнойшрифтабзаца" style:family="text">
      <style:text-properties style:font-name="DejaVu Sans Mono" fo:color="#000000" fo:language="en" fo:country="US"/>
    </style:style>
    <style:style style:name="P1618" style:parent-style-name="PreformattedText" style:family="paragraph">
      <style:paragraph-properties fo:background-color="#FFFFFF"/>
    </style:style>
    <style:style style:name="T1619" style:parent-style-name="Основнойшрифтабзаца" style:family="text">
      <style:text-properties fo:color="#000000" fo:language="en" fo:country="US"/>
    </style:style>
    <style:style style:name="T1620" style:parent-style-name="Основнойшрифтабзаца" style:family="text">
      <style:text-properties style:font-name="DejaVu Sans Mono" fo:color="#000000" fo:language="en" fo:country="US"/>
    </style:style>
    <style:style style:name="T162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622" style:parent-style-name="Основнойшрифтабзаца" style:family="text">
      <style:text-properties style:font-name="DejaVu Sans Mono" fo:color="#000000" fo:language="en" fo:country="US"/>
    </style:style>
    <style:style style:name="P1623" style:parent-style-name="PreformattedText" style:family="paragraph">
      <style:paragraph-properties fo:background-color="#FFFFFF"/>
    </style:style>
    <style:style style:name="T1624" style:parent-style-name="Основнойшрифтабзаца" style:family="text">
      <style:text-properties fo:color="#000000" fo:language="en" fo:country="US"/>
    </style:style>
    <style:style style:name="T1625" style:parent-style-name="Основнойшрифтабзаца" style:family="text">
      <style:text-properties style:font-name="DejaVu Sans Mono" fo:color="#000000" fo:language="en" fo:country="US"/>
    </style:style>
    <style:style style:name="P1626" style:parent-style-name="PreformattedText" style:family="paragraph">
      <style:paragraph-properties fo:background-color="#FFFFFF"/>
    </style:style>
    <style:style style:name="T1627" style:parent-style-name="Основнойшрифтабзаца" style:family="text">
      <style:text-properties fo:color="#000000" fo:language="en" fo:country="US"/>
    </style:style>
    <style:style style:name="T1628" style:parent-style-name="Основнойшрифтабзаца" style:family="text">
      <style:text-properties style:font-name="DejaVu Sans Mono" fo:color="#000000" fo:language="en" fo:country="US"/>
    </style:style>
    <style:style style:name="T162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630" style:parent-style-name="Основнойшрифтабзаца" style:family="text">
      <style:text-properties style:font-name="DejaVu Sans Mono" fo:color="#000000" fo:language="en" fo:country="US"/>
    </style:style>
    <style:style style:name="P1631" style:parent-style-name="PreformattedText" style:family="paragraph">
      <style:paragraph-properties fo:background-color="#FFFFFF"/>
    </style:style>
    <style:style style:name="T1632" style:parent-style-name="Основнойшрифтабзаца" style:family="text">
      <style:text-properties fo:color="#000000" fo:language="en" fo:country="US"/>
    </style:style>
    <style:style style:name="T1633" style:parent-style-name="Основнойшрифтабзаца" style:family="text">
      <style:text-properties style:font-name="DejaVu Sans Mono" fo:color="#000000" fo:language="en" fo:country="US"/>
    </style:style>
    <style:style style:name="T1634" style:parent-style-name="Основнойшрифтабзаца" style:family="text">
      <style:text-properties style:font-name="DejaVu Sans Mono" fo:color="#000000" fo:language="en" fo:country="US"/>
    </style:style>
    <style:style style:name="P1635" style:parent-style-name="PreformattedText" style:family="paragraph">
      <style:paragraph-properties fo:background-color="#FFFFFF"/>
    </style:style>
    <style:style style:name="T1636" style:parent-style-name="Основнойшрифтабзаца" style:family="text">
      <style:text-properties fo:color="#000000" fo:language="en" fo:country="US"/>
    </style:style>
    <style:style style:name="T1637" style:parent-style-name="Основнойшрифтабзаца" style:family="text">
      <style:text-properties style:font-name="DejaVu Sans Mono" fo:color="#000000" fo:language="en" fo:country="US"/>
    </style:style>
    <style:style style:name="P1638" style:parent-style-name="PreformattedText" style:family="paragraph">
      <style:paragraph-properties fo:background-color="#FFFFFF"/>
    </style:style>
    <style:style style:name="T1639" style:parent-style-name="Основнойшрифтабзаца" style:family="text">
      <style:text-properties fo:color="#000000" fo:language="en" fo:country="US"/>
    </style:style>
    <style:style style:name="T1640" style:parent-style-name="Основнойшрифтабзаца" style:family="text">
      <style:text-properties style:font-name="DejaVu Sans Mono" fo:color="#000000" fo:language="en" fo:country="US"/>
    </style:style>
    <style:style style:name="T164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642" style:parent-style-name="Основнойшрифтабзаца" style:family="text">
      <style:text-properties style:font-name="DejaVu Sans Mono" fo:color="#000000" fo:language="en" fo:country="US"/>
    </style:style>
    <style:style style:name="P1643" style:parent-style-name="PreformattedText" style:family="paragraph">
      <style:paragraph-properties fo:background-color="#FFFFFF"/>
    </style:style>
    <style:style style:name="T1644" style:parent-style-name="Основнойшрифтабзаца" style:family="text">
      <style:text-properties fo:color="#000000" fo:language="en" fo:country="US"/>
    </style:style>
    <style:style style:name="T1645" style:parent-style-name="Основнойшрифтабзаца" style:family="text">
      <style:text-properties style:font-name="DejaVu Sans Mono" fo:color="#000000" fo:language="en" fo:country="US"/>
    </style:style>
    <style:style style:name="P1646" style:parent-style-name="PreformattedText" style:family="paragraph">
      <style:paragraph-properties fo:background-color="#FFFFFF"/>
    </style:style>
    <style:style style:name="T1647" style:parent-style-name="Основнойшрифтабзаца" style:family="text">
      <style:text-properties fo:color="#000000" fo:language="en" fo:country="US"/>
    </style:style>
    <style:style style:name="T1648" style:parent-style-name="Основнойшрифтабзаца" style:family="text">
      <style:text-properties style:font-name="DejaVu Sans Mono" fo:color="#000000" fo:language="en" fo:country="US"/>
    </style:style>
    <style:style style:name="P1649" style:parent-style-name="PreformattedText" style:family="paragraph">
      <style:paragraph-properties fo:background-color="#FFFFFF"/>
    </style:style>
    <style:style style:name="T1650" style:parent-style-name="Основнойшрифтабзаца" style:family="text">
      <style:text-properties fo:color="#000000" fo:language="en" fo:country="US"/>
    </style:style>
    <style:style style:name="T1651" style:parent-style-name="Основнойшрифтабзаца" style:family="text">
      <style:text-properties style:font-name="DejaVu Sans Mono" fo:color="#000000" fo:language="en" fo:country="US"/>
    </style:style>
    <style:style style:name="P1652" style:parent-style-name="PreformattedText" style:family="paragraph">
      <style:paragraph-properties fo:background-color="#FFFFFF"/>
    </style:style>
    <style:style style:name="T1653" style:parent-style-name="Основнойшрифтабзаца" style:family="text">
      <style:text-properties fo:color="#000000" fo:language="en" fo:country="US"/>
    </style:style>
    <style:style style:name="T1654" style:parent-style-name="Основнойшрифтабзаца" style:family="text">
      <style:text-properties style:font-name="DejaVu Sans Mono" fo:color="#000000" fo:language="en" fo:country="US"/>
    </style:style>
    <style:style style:name="T165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656" style:parent-style-name="Основнойшрифтабзаца" style:family="text">
      <style:text-properties style:font-name="DejaVu Sans Mono" fo:color="#000000" fo:language="en" fo:country="US"/>
    </style:style>
    <style:style style:name="P1657" style:parent-style-name="PreformattedText" style:family="paragraph">
      <style:paragraph-properties fo:background-color="#FFFFFF"/>
    </style:style>
    <style:style style:name="T1658" style:parent-style-name="Основнойшрифтабзаца" style:family="text">
      <style:text-properties fo:color="#000000" fo:language="en" fo:country="US"/>
    </style:style>
    <style:style style:name="T1659" style:parent-style-name="Основнойшрифтабзаца" style:family="text">
      <style:text-properties fo:color="#000000" fo:language="en" fo:country="US"/>
    </style:style>
    <style:style style:name="T166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661" style:parent-style-name="Основнойшрифтабзаца" style:family="text">
      <style:text-properties style:font-name="DejaVu Sans Mono" fo:color="#000000" fo:language="en" fo:country="US"/>
    </style:style>
    <style:style style:name="T1662" style:parent-style-name="Основнойшрифтабзаца" style:family="text">
      <style:text-properties style:font-name="DejaVu Sans Mono" fo:color="#0000FF" fo:language="en" fo:country="US"/>
    </style:style>
    <style:style style:name="T1663" style:parent-style-name="Основнойшрифтабзаца" style:family="text">
      <style:text-properties style:font-name="DejaVu Sans Mono" fo:color="#000000" fo:language="en" fo:country="US"/>
    </style:style>
    <style:style style:name="P1664" style:parent-style-name="PreformattedText" style:family="paragraph">
      <style:paragraph-properties fo:background-color="#FFFFFF"/>
    </style:style>
    <style:style style:name="T1665" style:parent-style-name="Основнойшрифтабзаца" style:family="text">
      <style:text-properties fo:color="#000000" fo:language="en" fo:country="US"/>
    </style:style>
    <style:style style:name="T1666" style:parent-style-name="Основнойшрифтабзаца" style:family="text">
      <style:text-properties style:font-name="DejaVu Sans Mono" fo:color="#000000" fo:language="en" fo:country="US"/>
    </style:style>
    <style:style style:name="P1667" style:parent-style-name="PreformattedText" style:family="paragraph">
      <style:paragraph-properties fo:background-color="#FFFFFF"/>
    </style:style>
    <style:style style:name="T1668" style:parent-style-name="Основнойшрифтабзаца" style:family="text">
      <style:text-properties fo:color="#000000" fo:language="en" fo:country="US"/>
    </style:style>
    <style:style style:name="T166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670" style:parent-style-name="Основнойшрифтабзаца" style:family="text">
      <style:text-properties style:font-name="DejaVu Sans Mono" fo:color="#000000" fo:language="en" fo:country="US"/>
    </style:style>
    <style:style style:name="T1671" style:parent-style-name="Основнойшрифтабзаца" style:family="text">
      <style:text-properties style:font-name="DejaVu Sans Mono" fo:color="#0000FF" fo:language="en" fo:country="US"/>
    </style:style>
    <style:style style:name="T1672" style:parent-style-name="Основнойшрифтабзаца" style:family="text">
      <style:text-properties style:font-name="DejaVu Sans Mono" fo:color="#000000" fo:language="en" fo:country="US"/>
    </style:style>
    <style:style style:name="P1673" style:parent-style-name="PreformattedText" style:family="paragraph">
      <style:paragraph-properties fo:background-color="#FFFFFF"/>
    </style:style>
    <style:style style:name="T1674" style:parent-style-name="Основнойшрифтабзаца" style:family="text">
      <style:text-properties fo:color="#000000" fo:language="en" fo:country="US"/>
    </style:style>
    <style:style style:name="T1675" style:parent-style-name="Основнойшрифтабзаца" style:family="text">
      <style:text-properties style:font-name="DejaVu Sans Mono" fo:color="#000000" fo:language="en" fo:country="US"/>
    </style:style>
    <style:style style:name="T167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677" style:parent-style-name="Основнойшрифтабзаца" style:family="text">
      <style:text-properties style:font-name="DejaVu Sans Mono" fo:color="#000000" fo:language="en" fo:country="US"/>
    </style:style>
    <style:style style:name="P1678" style:parent-style-name="PreformattedText" style:family="paragraph">
      <style:paragraph-properties fo:background-color="#FFFFFF"/>
    </style:style>
    <style:style style:name="T1679" style:parent-style-name="Основнойшрифтабзаца" style:family="text">
      <style:text-properties fo:color="#000000" fo:language="en" fo:country="US"/>
    </style:style>
    <style:style style:name="T1680" style:parent-style-name="Основнойшрифтабзаца" style:family="text">
      <style:text-properties style:font-name="DejaVu Sans Mono" fo:color="#000000" fo:language="en" fo:country="US"/>
    </style:style>
    <style:style style:name="T1681" style:parent-style-name="Основнойшрифтабзаца" style:family="text">
      <style:text-properties style:font-name="DejaVu Sans Mono" fo:color="#0000FF" fo:language="en" fo:country="US"/>
    </style:style>
    <style:style style:name="T1682" style:parent-style-name="Основнойшрифтабзаца" style:family="text">
      <style:text-properties style:font-name="DejaVu Sans Mono" fo:color="#000000" fo:language="en" fo:country="US"/>
    </style:style>
    <style:style style:name="P1683" style:parent-style-name="PreformattedText" style:family="paragraph">
      <style:paragraph-properties fo:background-color="#FFFFFF"/>
    </style:style>
    <style:style style:name="T1684" style:parent-style-name="Основнойшрифтабзаца" style:family="text">
      <style:text-properties fo:color="#000000" fo:language="en" fo:country="US"/>
    </style:style>
    <style:style style:name="T1685" style:parent-style-name="Основнойшрифтабзаца" style:family="text">
      <style:text-properties style:font-name="DejaVu Sans Mono" fo:color="#000000" fo:language="en" fo:country="US"/>
    </style:style>
    <style:style style:name="T168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687" style:parent-style-name="Основнойшрифтабзаца" style:family="text">
      <style:text-properties style:font-name="DejaVu Sans Mono" fo:color="#000000" fo:language="en" fo:country="US"/>
    </style:style>
    <style:style style:name="T1688" style:parent-style-name="Основнойшрифтабзаца" style:family="text">
      <style:text-properties style:font-name="DejaVu Sans Mono" fo:color="#0000FF" fo:language="en" fo:country="US"/>
    </style:style>
    <style:style style:name="T1689" style:parent-style-name="Основнойшрифтабзаца" style:family="text">
      <style:text-properties style:font-name="DejaVu Sans Mono" fo:color="#000000" fo:language="en" fo:country="US"/>
    </style:style>
    <style:style style:name="P1690" style:parent-style-name="PreformattedText" style:family="paragraph">
      <style:paragraph-properties fo:background-color="#FFFFFF"/>
    </style:style>
    <style:style style:name="T1691" style:parent-style-name="Основнойшрифтабзаца" style:family="text">
      <style:text-properties fo:color="#000000" fo:language="en" fo:country="US"/>
    </style:style>
    <style:style style:name="T1692" style:parent-style-name="Основнойшрифтабзаца" style:family="text">
      <style:text-properties style:font-name="DejaVu Sans Mono" fo:color="#000000" fo:language="en" fo:country="US"/>
    </style:style>
    <style:style style:name="P1693" style:parent-style-name="PreformattedText" style:family="paragraph">
      <style:paragraph-properties fo:background-color="#FFFFFF"/>
    </style:style>
    <style:style style:name="T1694" style:parent-style-name="Основнойшрифтабзаца" style:family="text">
      <style:text-properties fo:color="#000000" fo:language="en" fo:country="US"/>
    </style:style>
    <style:style style:name="T1695" style:parent-style-name="Основнойшрифтабзаца" style:family="text">
      <style:text-properties style:font-name="DejaVu Sans Mono" fo:color="#000000" fo:language="en" fo:country="US"/>
    </style:style>
    <style:style style:name="T169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697" style:parent-style-name="Основнойшрифтабзаца" style:family="text">
      <style:text-properties style:font-name="DejaVu Sans Mono" fo:color="#000000" fo:language="en" fo:country="US"/>
    </style:style>
    <style:style style:name="P1698" style:parent-style-name="PreformattedText" style:family="paragraph">
      <style:paragraph-properties fo:background-color="#FFFFFF"/>
    </style:style>
    <style:style style:name="T1699" style:parent-style-name="Основнойшрифтабзаца" style:family="text">
      <style:text-properties fo:color="#000000" fo:language="en" fo:country="US"/>
    </style:style>
    <style:style style:name="T1700" style:parent-style-name="Основнойшрифтабзаца" style:family="text">
      <style:text-properties style:font-name="DejaVu Sans Mono" fo:color="#000000" fo:language="en" fo:country="US"/>
    </style:style>
    <style:style style:name="P1701" style:parent-style-name="PreformattedText" style:family="paragraph">
      <style:paragraph-properties fo:background-color="#FFFFFF"/>
    </style:style>
    <style:style style:name="T1702" style:parent-style-name="Основнойшрифтабзаца" style:family="text">
      <style:text-properties fo:color="#000000" fo:language="en" fo:country="US"/>
    </style:style>
    <style:style style:name="T1703" style:parent-style-name="Основнойшрифтабзаца" style:family="text">
      <style:text-properties style:font-name="DejaVu Sans Mono" fo:color="#000000" fo:language="en" fo:country="US"/>
    </style:style>
    <style:style style:name="T170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705" style:parent-style-name="Основнойшрифтабзаца" style:family="text">
      <style:text-properties style:font-name="DejaVu Sans Mono" fo:color="#000000" fo:language="en" fo:country="US"/>
    </style:style>
    <style:style style:name="P1706" style:parent-style-name="PreformattedText" style:family="paragraph">
      <style:paragraph-properties fo:background-color="#FFFFFF"/>
    </style:style>
    <style:style style:name="T1707" style:parent-style-name="Основнойшрифтабзаца" style:family="text">
      <style:text-properties fo:color="#000000" fo:language="en" fo:country="US"/>
    </style:style>
    <style:style style:name="T1708" style:parent-style-name="Основнойшрифтабзаца" style:family="text">
      <style:text-properties fo:color="#000000" fo:language="en" fo:country="US"/>
    </style:style>
    <style:style style:name="T1709" style:parent-style-name="Основнойшрифтабзаца" style:family="text">
      <style:text-properties style:font-name="DejaVu Sans Mono" fo:color="#000000" fo:language="en" fo:country="US"/>
    </style:style>
    <style:style style:name="P1710" style:parent-style-name="PreformattedText" style:family="paragraph">
      <style:paragraph-properties fo:background-color="#FFFFFF"/>
    </style:style>
    <style:style style:name="T1711" style:parent-style-name="Основнойшрифтабзаца" style:family="text">
      <style:text-properties fo:color="#000000" fo:language="en" fo:country="US"/>
    </style:style>
    <style:style style:name="T1712" style:parent-style-name="Основнойшрифтабзаца" style:family="text">
      <style:text-properties style:font-name="DejaVu Sans Mono" fo:color="#000000" fo:language="en" fo:country="US"/>
    </style:style>
    <style:style style:name="P1713" style:parent-style-name="PreformattedText" style:family="paragraph">
      <style:paragraph-properties fo:background-color="#FFFFFF"/>
    </style:style>
    <style:style style:name="T1714" style:parent-style-name="Основнойшрифтабзаца" style:family="text">
      <style:text-properties fo:color="#000000" fo:language="en" fo:country="US"/>
    </style:style>
    <style:style style:name="T1715" style:parent-style-name="Основнойшрифтабзаца" style:family="text">
      <style:text-properties style:font-name="DejaVu Sans Mono" fo:color="#000000" fo:language="en" fo:country="US"/>
    </style:style>
    <style:style style:name="T171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717" style:parent-style-name="Основнойшрифтабзаца" style:family="text">
      <style:text-properties style:font-name="DejaVu Sans Mono" fo:color="#000000" fo:language="en" fo:country="US"/>
    </style:style>
    <style:style style:name="P1718" style:parent-style-name="PreformattedText" style:family="paragraph">
      <style:paragraph-properties fo:background-color="#FFFFFF"/>
    </style:style>
    <style:style style:name="T1719" style:parent-style-name="Основнойшрифтабзаца" style:family="text">
      <style:text-properties fo:color="#000000" fo:language="en" fo:country="US"/>
    </style:style>
    <style:style style:name="T1720" style:parent-style-name="Основнойшрифтабзаца" style:family="text">
      <style:text-properties style:font-name="DejaVu Sans Mono" fo:color="#000000" fo:language="en" fo:country="US"/>
    </style:style>
    <style:style style:name="P1721" style:parent-style-name="PreformattedText" style:family="paragraph">
      <style:paragraph-properties fo:background-color="#FFFFFF"/>
    </style:style>
    <style:style style:name="T1722" style:parent-style-name="Основнойшрифтабзаца" style:family="text">
      <style:text-properties fo:color="#000000" fo:language="en" fo:country="US"/>
    </style:style>
    <style:style style:name="T1723" style:parent-style-name="Основнойшрифтабзаца" style:family="text">
      <style:text-properties style:font-name="DejaVu Sans Mono" fo:color="#000000" fo:language="en" fo:country="US"/>
    </style:style>
    <style:style style:name="T1724" style:parent-style-name="Основнойшрифтабзаца" style:family="text">
      <style:text-properties style:font-name="DejaVu Sans Mono" fo:color="#000000" fo:language="en" fo:country="US"/>
    </style:style>
    <style:style style:name="P1725" style:parent-style-name="PreformattedText" style:family="paragraph">
      <style:paragraph-properties fo:background-color="#FFFFFF"/>
    </style:style>
    <style:style style:name="T1726" style:parent-style-name="Основнойшрифтабзаца" style:family="text">
      <style:text-properties fo:color="#000000" fo:language="en" fo:country="US"/>
    </style:style>
    <style:style style:name="T1727" style:parent-style-name="Основнойшрифтабзаца" style:family="text">
      <style:text-properties style:font-name="DejaVu Sans Mono" fo:color="#000000" fo:language="en" fo:country="US"/>
    </style:style>
    <style:style style:name="P1728" style:parent-style-name="PreformattedText" style:family="paragraph">
      <style:paragraph-properties fo:background-color="#FFFFFF"/>
    </style:style>
    <style:style style:name="T1729" style:parent-style-name="Основнойшрифтабзаца" style:family="text">
      <style:text-properties fo:color="#000000" fo:language="en" fo:country="US"/>
    </style:style>
    <style:style style:name="T1730" style:parent-style-name="Основнойшрифтабзаца" style:family="text">
      <style:text-properties style:font-name="DejaVu Sans Mono" fo:color="#000000" fo:language="en" fo:country="US"/>
    </style:style>
    <style:style style:name="P1731" style:parent-style-name="PreformattedText" style:family="paragraph">
      <style:paragraph-properties fo:background-color="#FFFFFF"/>
    </style:style>
    <style:style style:name="T1732" style:parent-style-name="Основнойшрифтабзаца" style:family="text">
      <style:text-properties fo:color="#000000" fo:language="en" fo:country="US"/>
    </style:style>
    <style:style style:name="T1733" style:parent-style-name="Основнойшрифтабзаца" style:family="text">
      <style:text-properties style:font-name="DejaVu Sans Mono" fo:color="#000000" fo:language="en" fo:country="US"/>
    </style:style>
    <style:style style:name="T173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735" style:parent-style-name="Основнойшрифтабзаца" style:family="text">
      <style:text-properties style:font-name="DejaVu Sans Mono" fo:color="#000000" fo:language="en" fo:country="US"/>
    </style:style>
    <style:style style:name="T1736" style:parent-style-name="Основнойшрифтабзаца" style:family="text">
      <style:text-properties style:font-name="DejaVu Sans Mono" fo:color="#008080" fo:language="en" fo:country="US"/>
    </style:style>
    <style:style style:name="T173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738" style:parent-style-name="Основнойшрифтабзаца" style:family="text">
      <style:text-properties style:font-name="DejaVu Sans Mono" fo:color="#000000" fo:language="en" fo:country="US"/>
    </style:style>
    <style:style style:name="P1739" style:parent-style-name="PreformattedText" style:family="paragraph">
      <style:paragraph-properties fo:background-color="#FFFFFF"/>
    </style:style>
    <style:style style:name="T1740" style:parent-style-name="Основнойшрифтабзаца" style:family="text">
      <style:text-properties fo:color="#000000" fo:language="en" fo:country="US"/>
    </style:style>
    <style:style style:name="T174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742" style:parent-style-name="Основнойшрифтабзаца" style:family="text">
      <style:text-properties style:font-name="DejaVu Sans Mono" fo:color="#000000" fo:language="en" fo:country="US"/>
    </style:style>
    <style:style style:name="P1743" style:parent-style-name="PreformattedText" style:family="paragraph">
      <style:paragraph-properties fo:background-color="#FFFFFF"/>
    </style:style>
    <style:style style:name="T1744" style:parent-style-name="Основнойшрифтабзаца" style:family="text">
      <style:text-properties fo:color="#000000" fo:language="en" fo:country="US"/>
    </style:style>
    <style:style style:name="T1745" style:parent-style-name="Основнойшрифтабзаца" style:family="text">
      <style:text-properties style:font-name="DejaVu Sans Mono" fo:color="#000000" fo:language="en" fo:country="US"/>
    </style:style>
    <style:style style:name="T1746" style:parent-style-name="Основнойшрифтабзаца" style:family="text">
      <style:text-properties style:font-name="DejaVu Sans Mono" fo:color="#008080" fo:language="en" fo:country="US"/>
    </style:style>
    <style:style style:name="T1747" style:parent-style-name="Основнойшрифтабзаца" style:family="text">
      <style:text-properties style:font-name="DejaVu Sans Mono" fo:color="#000000" fo:language="en" fo:country="US"/>
    </style:style>
    <style:style style:name="P1748" style:parent-style-name="PreformattedText" style:family="paragraph">
      <style:paragraph-properties fo:background-color="#FFFFFF"/>
    </style:style>
    <style:style style:name="T1749" style:parent-style-name="Основнойшрифтабзаца" style:family="text">
      <style:text-properties fo:color="#000000" fo:language="en" fo:country="US"/>
    </style:style>
    <style:style style:name="T175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751" style:parent-style-name="Основнойшрифтабзаца" style:family="text">
      <style:text-properties style:font-name="DejaVu Sans Mono" fo:color="#000000" fo:language="en" fo:country="US"/>
    </style:style>
    <style:style style:name="P1752" style:parent-style-name="PreformattedText" style:family="paragraph">
      <style:paragraph-properties fo:background-color="#FFFFFF"/>
    </style:style>
    <style:style style:name="T1753" style:parent-style-name="Основнойшрифтабзаца" style:family="text">
      <style:text-properties fo:color="#000000" fo:language="en" fo:country="US"/>
    </style:style>
    <style:style style:name="T175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755" style:parent-style-name="Основнойшрифтабзаца" style:family="text">
      <style:text-properties style:font-name="DejaVu Sans Mono" fo:color="#000000" fo:language="en" fo:country="US"/>
    </style:style>
    <style:style style:name="T1756" style:parent-style-name="Основнойшрифтабзаца" style:family="text">
      <style:text-properties style:font-name="DejaVu Sans Mono" fo:color="#0000FF" fo:language="en" fo:country="US"/>
    </style:style>
    <style:style style:name="T1757" style:parent-style-name="Основнойшрифтабзаца" style:family="text">
      <style:text-properties style:font-name="DejaVu Sans Mono" fo:color="#000000" fo:language="en" fo:country="US"/>
    </style:style>
    <style:style style:name="P1758" style:parent-style-name="PreformattedText" style:family="paragraph">
      <style:paragraph-properties fo:background-color="#FFFFFF"/>
    </style:style>
    <style:style style:name="T1759" style:parent-style-name="Основнойшрифтабзаца" style:family="text">
      <style:text-properties fo:color="#000000" fo:language="en" fo:country="US"/>
    </style:style>
    <style:style style:name="T1760" style:parent-style-name="Основнойшрифтабзаца" style:family="text">
      <style:text-properties style:font-name="DejaVu Sans Mono" fo:color="#000000" fo:language="en" fo:country="US"/>
    </style:style>
    <style:style style:name="T176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762" style:parent-style-name="Основнойшрифтабзаца" style:family="text">
      <style:text-properties style:font-name="DejaVu Sans Mono" fo:color="#000000" fo:language="en" fo:country="US"/>
    </style:style>
    <style:style style:name="P1763" style:parent-style-name="PreformattedText" style:family="paragraph">
      <style:paragraph-properties fo:background-color="#FFFFFF"/>
    </style:style>
    <style:style style:name="T1764" style:parent-style-name="Основнойшрифтабзаца" style:family="text">
      <style:text-properties fo:color="#000000" fo:language="en" fo:country="US"/>
    </style:style>
    <style:style style:name="T1765" style:parent-style-name="Основнойшрифтабзаца" style:family="text">
      <style:text-properties style:font-name="DejaVu Sans Mono" fo:color="#000000" fo:language="en" fo:country="US"/>
    </style:style>
    <style:style style:name="T176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767" style:parent-style-name="Основнойшрифтабзаца" style:family="text">
      <style:text-properties style:font-name="DejaVu Sans Mono" fo:color="#000000" fo:language="en" fo:country="US"/>
    </style:style>
    <style:style style:name="P1768" style:parent-style-name="PreformattedText" style:family="paragraph">
      <style:paragraph-properties fo:background-color="#FFFFFF"/>
    </style:style>
    <style:style style:name="T1769" style:parent-style-name="Основнойшрифтабзаца" style:family="text">
      <style:text-properties fo:color="#000000" fo:language="en" fo:country="US"/>
    </style:style>
    <style:style style:name="T1770" style:parent-style-name="Основнойшрифтабзаца" style:family="text">
      <style:text-properties style:font-name="DejaVu Sans Mono" fo:color="#000000" fo:language="en" fo:country="US"/>
    </style:style>
    <style:style style:name="T177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772" style:parent-style-name="Основнойшрифтабзаца" style:family="text">
      <style:text-properties style:font-name="DejaVu Sans Mono" fo:color="#000000" fo:language="en" fo:country="US"/>
    </style:style>
    <style:style style:name="P1773" style:parent-style-name="PreformattedText" style:family="paragraph">
      <style:paragraph-properties fo:background-color="#FFFFFF"/>
    </style:style>
    <style:style style:name="T1774" style:parent-style-name="Основнойшрифтабзаца" style:family="text">
      <style:text-properties fo:color="#000000" fo:language="en" fo:country="US"/>
    </style:style>
    <style:style style:name="T1775" style:parent-style-name="Основнойшрифтабзаца" style:family="text">
      <style:text-properties style:font-name="DejaVu Sans Mono" fo:color="#000000" fo:language="en" fo:country="US"/>
    </style:style>
    <style:style style:name="P1776" style:parent-style-name="PreformattedText" style:family="paragraph">
      <style:paragraph-properties fo:background-color="#FFFFFF"/>
    </style:style>
    <style:style style:name="T1777" style:parent-style-name="Основнойшрифтабзаца" style:family="text">
      <style:text-properties fo:color="#000000" fo:language="en" fo:country="US"/>
    </style:style>
    <style:style style:name="T1778" style:parent-style-name="Основнойшрифтабзаца" style:family="text">
      <style:text-properties fo:color="#000000" fo:language="en" fo:country="US"/>
    </style:style>
    <style:style style:name="T1779" style:parent-style-name="Основнойшрифтабзаца" style:family="text">
      <style:text-properties style:font-name="DejaVu Sans Mono" fo:color="#000000" fo:language="en" fo:country="US"/>
    </style:style>
    <style:style style:name="T1780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781" style:parent-style-name="Основнойшрифтабзаца" style:family="text">
      <style:text-properties style:font-name="DejaVu Sans Mono" fo:color="#000000" fo:language="en" fo:country="US"/>
    </style:style>
    <style:style style:name="P1782" style:parent-style-name="PreformattedText" style:family="paragraph">
      <style:paragraph-properties fo:background-color="#FFFFFF"/>
    </style:style>
    <style:style style:name="T1783" style:parent-style-name="Основнойшрифтабзаца" style:family="text">
      <style:text-properties fo:color="#000000" fo:language="en" fo:country="US"/>
    </style:style>
    <style:style style:name="T1784" style:parent-style-name="Основнойшрифтабзаца" style:family="text">
      <style:text-properties style:font-name="DejaVu Sans Mono" fo:color="#000000" fo:language="en" fo:country="US"/>
    </style:style>
    <style:style style:name="T1785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786" style:parent-style-name="Основнойшрифтабзаца" style:family="text">
      <style:text-properties style:font-name="DejaVu Sans Mono" fo:color="#000000" fo:language="en" fo:country="US"/>
    </style:style>
    <style:style style:name="P1787" style:parent-style-name="PreformattedText" style:family="paragraph">
      <style:paragraph-properties fo:background-color="#FFFFFF"/>
    </style:style>
    <style:style style:name="T1788" style:parent-style-name="Основнойшрифтабзаца" style:family="text">
      <style:text-properties fo:color="#000000" fo:language="en" fo:country="US"/>
    </style:style>
    <style:style style:name="T1789" style:parent-style-name="Основнойшрифтабзаца" style:family="text">
      <style:text-properties style:font-name="DejaVu Sans Mono" fo:color="#000000" fo:language="en" fo:country="US"/>
    </style:style>
    <style:style style:name="T1790" style:parent-style-name="Основнойшрифтабзаца" style:family="text">
      <style:text-properties style:font-name="DejaVu Sans Mono" fo:color="#0000FF" fo:language="en" fo:country="US"/>
    </style:style>
    <style:style style:name="T1791" style:parent-style-name="Основнойшрифтабзаца" style:family="text">
      <style:text-properties style:font-name="DejaVu Sans Mono" fo:color="#000000" fo:language="en" fo:country="US"/>
    </style:style>
    <style:style style:name="P1792" style:parent-style-name="PreformattedText" style:family="paragraph">
      <style:paragraph-properties fo:background-color="#FFFFFF"/>
    </style:style>
    <style:style style:name="T1793" style:parent-style-name="Основнойшрифтабзаца" style:family="text">
      <style:text-properties fo:color="#000000" fo:language="en" fo:country="US"/>
    </style:style>
    <style:style style:name="T1794" style:parent-style-name="Основнойшрифтабзаца" style:family="text">
      <style:text-properties style:font-name="DejaVu Sans Mono" fo:color="#000000" fo:language="en" fo:country="US"/>
    </style:style>
    <style:style style:name="T1795" style:parent-style-name="Основнойшрифтабзаца" style:family="text">
      <style:text-properties style:font-name="DejaVu Sans Mono" fo:color="#0000FF" fo:language="en" fo:country="US"/>
    </style:style>
    <style:style style:name="T1796" style:parent-style-name="Основнойшрифтабзаца" style:family="text">
      <style:text-properties style:font-name="DejaVu Sans Mono" fo:color="#000000" fo:language="en" fo:country="US"/>
    </style:style>
    <style:style style:name="P1797" style:parent-style-name="PreformattedText" style:family="paragraph">
      <style:paragraph-properties fo:background-color="#FFFFFF"/>
    </style:style>
    <style:style style:name="T1798" style:parent-style-name="Основнойшрифтабзаца" style:family="text">
      <style:text-properties fo:color="#000000" fo:language="en" fo:country="US"/>
    </style:style>
    <style:style style:name="T1799" style:parent-style-name="Основнойшрифтабзаца" style:family="text">
      <style:text-properties style:font-name="DejaVu Sans Mono" fo:color="#000000" fo:language="en" fo:country="US"/>
    </style:style>
    <style:style style:name="T180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801" style:parent-style-name="Основнойшрифтабзаца" style:family="text">
      <style:text-properties style:font-name="DejaVu Sans Mono" fo:color="#000000" fo:language="en" fo:country="US"/>
    </style:style>
    <style:style style:name="P1802" style:parent-style-name="PreformattedText" style:family="paragraph">
      <style:paragraph-properties fo:background-color="#FFFFFF"/>
    </style:style>
    <style:style style:name="T1803" style:parent-style-name="Основнойшрифтабзаца" style:family="text">
      <style:text-properties fo:color="#000000" fo:language="en" fo:country="US"/>
    </style:style>
    <style:style style:name="T1804" style:parent-style-name="Основнойшрифтабзаца" style:family="text">
      <style:text-properties style:font-name="DejaVu Sans Mono" fo:color="#000000" fo:language="en" fo:country="US"/>
    </style:style>
    <style:style style:name="T180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806" style:parent-style-name="Основнойшрифтабзаца" style:family="text">
      <style:text-properties style:font-name="DejaVu Sans Mono" fo:color="#000000" fo:language="en" fo:country="US"/>
    </style:style>
    <style:style style:name="P1807" style:parent-style-name="PreformattedText" style:family="paragraph">
      <style:paragraph-properties fo:background-color="#FFFFFF"/>
    </style:style>
    <style:style style:name="T1808" style:parent-style-name="Основнойшрифтабзаца" style:family="text">
      <style:text-properties fo:color="#000000" fo:language="en" fo:country="US"/>
    </style:style>
    <style:style style:name="T1809" style:parent-style-name="Основнойшрифтабзаца" style:family="text">
      <style:text-properties style:font-name="DejaVu Sans Mono" fo:color="#000000" fo:language="en" fo:country="US"/>
    </style:style>
    <style:style style:name="T1810" style:parent-style-name="Основнойшрифтабзаца" style:family="text">
      <style:text-properties style:font-name="DejaVu Sans Mono" fo:color="#000000" fo:language="en" fo:country="US"/>
    </style:style>
    <style:style style:name="P1811" style:parent-style-name="PreformattedText" style:family="paragraph">
      <style:paragraph-properties fo:background-color="#FFFFFF"/>
    </style:style>
    <style:style style:name="T1812" style:parent-style-name="Основнойшрифтабзаца" style:family="text">
      <style:text-properties fo:color="#000000" fo:language="en" fo:country="US"/>
    </style:style>
    <style:style style:name="T1813" style:parent-style-name="Основнойшрифтабзаца" style:family="text">
      <style:text-properties style:font-name="DejaVu Sans Mono" fo:color="#000000" fo:language="en" fo:country="US"/>
    </style:style>
    <style:style style:name="P1814" style:parent-style-name="PreformattedText" style:family="paragraph">
      <style:paragraph-properties fo:background-color="#FFFFFF"/>
    </style:style>
    <style:style style:name="T1815" style:parent-style-name="Основнойшрифтабзаца" style:family="text">
      <style:text-properties fo:color="#000000" fo:language="en" fo:country="US"/>
    </style:style>
    <style:style style:name="T1816" style:parent-style-name="Основнойшрифтабзаца" style:family="text">
      <style:text-properties style:font-name="DejaVu Sans Mono" fo:color="#000000" fo:language="en" fo:country="US"/>
    </style:style>
    <style:style style:name="P1817" style:parent-style-name="PreformattedText" style:family="paragraph">
      <style:paragraph-properties fo:background-color="#FFFFFF"/>
    </style:style>
    <style:style style:name="T1818" style:parent-style-name="Основнойшрифтабзаца" style:family="text">
      <style:text-properties fo:color="#000000" fo:language="en" fo:country="US"/>
    </style:style>
    <style:style style:name="T1819" style:parent-style-name="Основнойшрифтабзаца" style:family="text">
      <style:text-properties style:font-name="DejaVu Sans Mono" fo:color="#000000" fo:language="en" fo:country="US"/>
    </style:style>
    <style:style style:name="T182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821" style:parent-style-name="Основнойшрифтабзаца" style:family="text">
      <style:text-properties style:font-name="DejaVu Sans Mono" fo:color="#000000" fo:language="en" fo:country="US"/>
    </style:style>
    <style:style style:name="P1822" style:parent-style-name="PreformattedText" style:family="paragraph">
      <style:paragraph-properties fo:background-color="#FFFFFF"/>
    </style:style>
    <style:style style:name="T1823" style:parent-style-name="Основнойшрифтабзаца" style:family="text">
      <style:text-properties fo:color="#000000" fo:language="en" fo:country="US"/>
    </style:style>
    <style:style style:name="T182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825" style:parent-style-name="Основнойшрифтабзаца" style:family="text">
      <style:text-properties style:font-name="DejaVu Sans Mono" fo:color="#000000" fo:language="en" fo:country="US"/>
    </style:style>
    <style:style style:name="T1826" style:parent-style-name="Основнойшрифтабзаца" style:family="text">
      <style:text-properties style:font-name="DejaVu Sans Mono" fo:color="#0000FF" fo:language="en" fo:country="US"/>
    </style:style>
    <style:style style:name="T1827" style:parent-style-name="Основнойшрифтабзаца" style:family="text">
      <style:text-properties style:font-name="DejaVu Sans Mono" fo:color="#000000" fo:language="en" fo:country="US"/>
    </style:style>
    <style:style style:name="P1828" style:parent-style-name="PreformattedText" style:family="paragraph">
      <style:paragraph-properties fo:background-color="#FFFFFF"/>
    </style:style>
    <style:style style:name="T1829" style:parent-style-name="Основнойшрифтабзаца" style:family="text">
      <style:text-properties fo:color="#000000" fo:language="en" fo:country="US"/>
    </style:style>
    <style:style style:name="T1830" style:parent-style-name="Основнойшрифтабзаца" style:family="text">
      <style:text-properties style:font-name="DejaVu Sans Mono" fo:color="#000000" fo:language="en" fo:country="US"/>
    </style:style>
    <style:style style:name="T183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832" style:parent-style-name="Основнойшрифтабзаца" style:family="text">
      <style:text-properties style:font-name="DejaVu Sans Mono" fo:color="#000000" fo:language="en" fo:country="US"/>
    </style:style>
    <style:style style:name="P1833" style:parent-style-name="PreformattedText" style:family="paragraph">
      <style:paragraph-properties fo:background-color="#FFFFFF"/>
    </style:style>
    <style:style style:name="T1834" style:parent-style-name="Основнойшрифтабзаца" style:family="text">
      <style:text-properties fo:color="#000000" fo:language="en" fo:country="US"/>
    </style:style>
    <style:style style:name="T1835" style:parent-style-name="Основнойшрифтабзаца" style:family="text">
      <style:text-properties style:font-name="DejaVu Sans Mono" fo:color="#000000" fo:language="en" fo:country="US"/>
    </style:style>
    <style:style style:name="T183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837" style:parent-style-name="Основнойшрифтабзаца" style:family="text">
      <style:text-properties style:font-name="DejaVu Sans Mono" fo:color="#000000" fo:language="en" fo:country="US"/>
    </style:style>
    <style:style style:name="P1838" style:parent-style-name="PreformattedText" style:family="paragraph">
      <style:paragraph-properties fo:background-color="#FFFFFF"/>
    </style:style>
    <style:style style:name="T1839" style:parent-style-name="Основнойшрифтабзаца" style:family="text">
      <style:text-properties fo:color="#000000" fo:language="en" fo:country="US"/>
    </style:style>
    <style:style style:name="T1840" style:parent-style-name="Основнойшрифтабзаца" style:family="text">
      <style:text-properties style:font-name="DejaVu Sans Mono" fo:color="#000000" fo:language="en" fo:country="US"/>
    </style:style>
    <style:style style:name="T184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842" style:parent-style-name="Основнойшрифтабзаца" style:family="text">
      <style:text-properties style:font-name="DejaVu Sans Mono" fo:color="#000000" fo:language="en" fo:country="US"/>
    </style:style>
    <style:style style:name="P1843" style:parent-style-name="PreformattedText" style:family="paragraph">
      <style:paragraph-properties fo:background-color="#FFFFFF"/>
    </style:style>
    <style:style style:name="T1844" style:parent-style-name="Основнойшрифтабзаца" style:family="text">
      <style:text-properties fo:color="#000000" fo:language="en" fo:country="US"/>
    </style:style>
    <style:style style:name="T1845" style:parent-style-name="Основнойшрифтабзаца" style:family="text">
      <style:text-properties style:font-name="DejaVu Sans Mono" fo:color="#000000" fo:language="en" fo:country="US"/>
    </style:style>
    <style:style style:name="P1846" style:parent-style-name="PreformattedText" style:family="paragraph">
      <style:paragraph-properties fo:background-color="#FFFFFF"/>
    </style:style>
    <style:style style:name="T1847" style:parent-style-name="Основнойшрифтабзаца" style:family="text">
      <style:text-properties fo:color="#000000" fo:language="en" fo:country="US"/>
    </style:style>
    <style:style style:name="T1848" style:parent-style-name="Основнойшрифтабзаца" style:family="text">
      <style:text-properties style:font-name="DejaVu Sans Mono" fo:color="#000000" fo:language="en" fo:country="US"/>
    </style:style>
    <style:style style:name="T1849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850" style:parent-style-name="Основнойшрифтабзаца" style:family="text">
      <style:text-properties style:font-name="DejaVu Sans Mono" fo:color="#000000" fo:language="en" fo:country="US"/>
    </style:style>
    <style:style style:name="P1851" style:parent-style-name="PreformattedText" style:family="paragraph">
      <style:paragraph-properties fo:background-color="#FFFFFF"/>
    </style:style>
    <style:style style:name="T1852" style:parent-style-name="Основнойшрифтабзаца" style:family="text">
      <style:text-properties fo:color="#000000" fo:language="en" fo:country="US"/>
    </style:style>
    <style:style style:name="T1853" style:parent-style-name="Основнойшрифтабзаца" style:family="text">
      <style:text-properties style:font-name="DejaVu Sans Mono" fo:color="#000000" fo:language="en" fo:country="US"/>
    </style:style>
    <style:style style:name="T1854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855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1856" style:parent-style-name="Основнойшрифтабзаца" style:family="text">
      <style:text-properties style:font-name="DejaVu Sans Mono" fo:color="#000000" fo:language="en" fo:country="US"/>
    </style:style>
    <style:style style:name="P1857" style:parent-style-name="PreformattedText" style:family="paragraph">
      <style:paragraph-properties fo:background-color="#FFFFFF"/>
    </style:style>
    <style:style style:name="T1858" style:parent-style-name="Основнойшрифтабзаца" style:family="text">
      <style:text-properties fo:color="#000000" fo:language="en" fo:country="US"/>
    </style:style>
    <style:style style:name="T1859" style:parent-style-name="Основнойшрифтабзаца" style:family="text">
      <style:text-properties style:font-name="DejaVu Sans Mono" fo:color="#000000" fo:language="en" fo:country="US"/>
    </style:style>
    <style:style style:name="T1860" style:parent-style-name="Основнойшрифтабзаца" style:family="text">
      <style:text-properties style:font-name="DejaVu Sans Mono" fo:color="#0000FF" fo:language="en" fo:country="US"/>
    </style:style>
    <style:style style:name="T1861" style:parent-style-name="Основнойшрифтабзаца" style:family="text">
      <style:text-properties style:font-name="DejaVu Sans Mono" fo:color="#000000" fo:language="en" fo:country="US"/>
    </style:style>
    <style:style style:name="P1862" style:parent-style-name="PreformattedText" style:family="paragraph">
      <style:paragraph-properties fo:background-color="#FFFFFF"/>
    </style:style>
    <style:style style:name="T1863" style:parent-style-name="Основнойшрифтабзаца" style:family="text">
      <style:text-properties fo:color="#000000" fo:language="en" fo:country="US"/>
    </style:style>
    <style:style style:name="T1864" style:parent-style-name="Основнойшрифтабзаца" style:family="text">
      <style:text-properties style:font-name="DejaVu Sans Mono" fo:color="#000000" fo:language="en" fo:country="US"/>
    </style:style>
    <style:style style:name="T1865" style:parent-style-name="Основнойшрифтабзаца" style:family="text">
      <style:text-properties style:font-name="DejaVu Sans Mono" fo:color="#0000FF" fo:language="en" fo:country="US"/>
    </style:style>
    <style:style style:name="T1866" style:parent-style-name="Основнойшрифтабзаца" style:family="text">
      <style:text-properties style:font-name="DejaVu Sans Mono" fo:color="#000000" fo:language="en" fo:country="US"/>
    </style:style>
    <style:style style:name="P1867" style:parent-style-name="PreformattedText" style:family="paragraph">
      <style:paragraph-properties fo:background-color="#FFFFFF"/>
    </style:style>
    <style:style style:name="T1868" style:parent-style-name="Основнойшрифтабзаца" style:family="text">
      <style:text-properties fo:color="#000000" fo:language="en" fo:country="US"/>
    </style:style>
    <style:style style:name="T1869" style:parent-style-name="Основнойшрифтабзаца" style:family="text">
      <style:text-properties style:font-name="DejaVu Sans Mono" fo:color="#000000" fo:language="en" fo:country="US"/>
    </style:style>
    <style:style style:name="T1870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871" style:parent-style-name="Основнойшрифтабзаца" style:family="text">
      <style:text-properties style:font-name="DejaVu Sans Mono" fo:color="#000000" fo:language="en" fo:country="US"/>
    </style:style>
    <style:style style:name="P1872" style:parent-style-name="PreformattedText" style:family="paragraph">
      <style:paragraph-properties fo:background-color="#FFFFFF"/>
    </style:style>
    <style:style style:name="T1873" style:parent-style-name="Основнойшрифтабзаца" style:family="text">
      <style:text-properties fo:color="#000000" fo:language="en" fo:country="US"/>
    </style:style>
    <style:style style:name="T1874" style:parent-style-name="Основнойшрифтабзаца" style:family="text">
      <style:text-properties style:font-name="DejaVu Sans Mono" fo:color="#000000" fo:language="en" fo:country="US"/>
    </style:style>
    <style:style style:name="T187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876" style:parent-style-name="Основнойшрифтабзаца" style:family="text">
      <style:text-properties style:font-name="DejaVu Sans Mono" fo:color="#000000" fo:language="en" fo:country="US"/>
    </style:style>
    <style:style style:name="P1877" style:parent-style-name="PreformattedText" style:family="paragraph">
      <style:paragraph-properties fo:background-color="#FFFFFF"/>
    </style:style>
    <style:style style:name="T1878" style:parent-style-name="Основнойшрифтабзаца" style:family="text">
      <style:text-properties fo:color="#000000" fo:language="en" fo:country="US"/>
    </style:style>
    <style:style style:name="T1879" style:parent-style-name="Основнойшрифтабзаца" style:family="text">
      <style:text-properties style:font-name="DejaVu Sans Mono" fo:color="#000000" fo:language="en" fo:country="US"/>
    </style:style>
    <style:style style:name="P1880" style:parent-style-name="PreformattedText" style:family="paragraph">
      <style:paragraph-properties fo:background-color="#FFFFFF"/>
    </style:style>
    <style:style style:name="T1881" style:parent-style-name="Основнойшрифтабзаца" style:family="text">
      <style:text-properties fo:color="#000000" fo:language="en" fo:country="US"/>
    </style:style>
    <style:style style:name="T1882" style:parent-style-name="Основнойшрифтабзаца" style:family="text">
      <style:text-properties style:font-name="DejaVu Sans Mono" fo:color="#000000" fo:language="en" fo:country="US"/>
    </style:style>
    <style:style style:name="T1883" style:parent-style-name="Основнойшрифтабзаца" style:family="text">
      <style:text-properties style:font-name="DejaVu Sans Mono" fo:color="#000000" fo:language="en" fo:country="US"/>
    </style:style>
    <style:style style:name="P1884" style:parent-style-name="PreformattedText" style:family="paragraph">
      <style:paragraph-properties fo:background-color="#FFFFFF"/>
    </style:style>
    <style:style style:name="T1885" style:parent-style-name="Основнойшрифтабзаца" style:family="text">
      <style:text-properties fo:color="#000000" fo:language="en" fo:country="US"/>
    </style:style>
    <style:style style:name="T1886" style:parent-style-name="Основнойшрифтабзаца" style:family="text">
      <style:text-properties style:font-name="DejaVu Sans Mono" fo:color="#000000" fo:language="en" fo:country="US"/>
    </style:style>
    <style:style style:name="P1887" style:parent-style-name="PreformattedText" style:family="paragraph">
      <style:paragraph-properties fo:background-color="#FFFFFF"/>
    </style:style>
    <style:style style:name="T1888" style:parent-style-name="Основнойшрифтабзаца" style:family="text">
      <style:text-properties fo:color="#000000" fo:language="en" fo:country="US"/>
    </style:style>
    <style:style style:name="T1889" style:parent-style-name="Основнойшрифтабзаца" style:family="text">
      <style:text-properties style:font-name="DejaVu Sans Mono" fo:color="#000000" fo:language="en" fo:country="US"/>
    </style:style>
    <style:style style:name="P1890" style:parent-style-name="PreformattedText" style:family="paragraph">
      <style:paragraph-properties fo:background-color="#FFFFFF"/>
    </style:style>
    <style:style style:name="T1891" style:parent-style-name="Основнойшрифтабзаца" style:family="text">
      <style:text-properties fo:color="#000000" fo:language="en" fo:country="US"/>
    </style:style>
    <style:style style:name="T1892" style:parent-style-name="Основнойшрифтабзаца" style:family="text">
      <style:text-properties style:font-name="DejaVu Sans Mono" fo:color="#000000" fo:language="en" fo:country="US"/>
    </style:style>
    <style:style style:name="T189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894" style:parent-style-name="Основнойшрифтабзаца" style:family="text">
      <style:text-properties style:font-name="DejaVu Sans Mono" fo:color="#000000" fo:language="en" fo:country="US"/>
    </style:style>
    <style:style style:name="T1895" style:parent-style-name="Основнойшрифтабзаца" style:family="text">
      <style:text-properties style:font-name="DejaVu Sans Mono" fo:color="#008080" fo:language="en" fo:country="US"/>
    </style:style>
    <style:style style:name="T189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897" style:parent-style-name="Основнойшрифтабзаца" style:family="text">
      <style:text-properties style:font-name="DejaVu Sans Mono" fo:color="#000000" fo:language="en" fo:country="US"/>
    </style:style>
    <style:style style:name="P1898" style:parent-style-name="PreformattedText" style:family="paragraph">
      <style:paragraph-properties fo:background-color="#FFFFFF"/>
    </style:style>
    <style:style style:name="T1899" style:parent-style-name="Основнойшрифтабзаца" style:family="text">
      <style:text-properties fo:color="#000000" fo:language="en" fo:country="US"/>
    </style:style>
    <style:style style:name="T190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01" style:parent-style-name="Основнойшрифтабзаца" style:family="text">
      <style:text-properties style:font-name="DejaVu Sans Mono" fo:color="#000000" fo:language="en" fo:country="US"/>
    </style:style>
    <style:style style:name="P1902" style:parent-style-name="PreformattedText" style:family="paragraph">
      <style:paragraph-properties fo:background-color="#FFFFFF"/>
    </style:style>
    <style:style style:name="T1903" style:parent-style-name="Основнойшрифтабзаца" style:family="text">
      <style:text-properties fo:color="#000000" fo:language="en" fo:country="US"/>
    </style:style>
    <style:style style:name="T1904" style:parent-style-name="Основнойшрифтабзаца" style:family="text">
      <style:text-properties style:font-name="DejaVu Sans Mono" fo:color="#000000" fo:language="en" fo:country="US"/>
    </style:style>
    <style:style style:name="T1905" style:parent-style-name="Основнойшрифтабзаца" style:family="text">
      <style:text-properties style:font-name="DejaVu Sans Mono" fo:color="#008080" fo:language="en" fo:country="US"/>
    </style:style>
    <style:style style:name="T1906" style:parent-style-name="Основнойшрифтабзаца" style:family="text">
      <style:text-properties style:font-name="DejaVu Sans Mono" fo:color="#000000" fo:language="en" fo:country="US"/>
    </style:style>
    <style:style style:name="P1907" style:parent-style-name="PreformattedText" style:family="paragraph">
      <style:paragraph-properties fo:background-color="#FFFFFF"/>
    </style:style>
    <style:style style:name="T1908" style:parent-style-name="Основнойшрифтабзаца" style:family="text">
      <style:text-properties fo:color="#000000" fo:language="en" fo:country="US"/>
    </style:style>
    <style:style style:name="T190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10" style:parent-style-name="Основнойшрифтабзаца" style:family="text">
      <style:text-properties style:font-name="DejaVu Sans Mono" fo:color="#000000" fo:language="en" fo:country="US"/>
    </style:style>
    <style:style style:name="P1911" style:parent-style-name="PreformattedText" style:family="paragraph">
      <style:paragraph-properties fo:background-color="#FFFFFF"/>
    </style:style>
    <style:style style:name="T1912" style:parent-style-name="Основнойшрифтабзаца" style:family="text">
      <style:text-properties fo:color="#000000" fo:language="en" fo:country="US"/>
    </style:style>
    <style:style style:name="T191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14" style:parent-style-name="Основнойшрифтабзаца" style:family="text">
      <style:text-properties style:font-name="DejaVu Sans Mono" fo:color="#000000" fo:language="en" fo:country="US"/>
    </style:style>
    <style:style style:name="P1915" style:parent-style-name="PreformattedText" style:family="paragraph">
      <style:paragraph-properties fo:background-color="#FFFFFF"/>
    </style:style>
    <style:style style:name="T1916" style:parent-style-name="Основнойшрифтабзаца" style:family="text">
      <style:text-properties fo:color="#000000" fo:language="en" fo:country="US"/>
    </style:style>
    <style:style style:name="T1917" style:parent-style-name="Основнойшрифтабзаца" style:family="text">
      <style:text-properties style:font-name="DejaVu Sans Mono" fo:color="#000000" fo:language="en" fo:country="US"/>
    </style:style>
    <style:style style:name="T1918" style:parent-style-name="Основнойшрифтабзаца" style:family="text">
      <style:text-properties style:font-name="DejaVu Sans Mono" fo:color="#008080" fo:language="en" fo:country="US"/>
    </style:style>
    <style:style style:name="T1919" style:parent-style-name="Основнойшрифтабзаца" style:family="text">
      <style:text-properties style:font-name="DejaVu Sans Mono" fo:color="#000000" fo:language="en" fo:country="US"/>
    </style:style>
    <style:style style:name="P1920" style:parent-style-name="PreformattedText" style:family="paragraph">
      <style:paragraph-properties fo:background-color="#FFFFFF"/>
    </style:style>
    <style:style style:name="T1921" style:parent-style-name="Основнойшрифтабзаца" style:family="text">
      <style:text-properties fo:color="#000000" fo:language="en" fo:country="US"/>
    </style:style>
    <style:style style:name="T192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23" style:parent-style-name="Основнойшрифтабзаца" style:family="text">
      <style:text-properties style:font-name="DejaVu Sans Mono" fo:color="#000000" fo:language="en" fo:country="US"/>
    </style:style>
    <style:style style:name="T1924" style:parent-style-name="Основнойшрифтабзаца" style:family="text">
      <style:text-properties style:font-name="DejaVu Sans Mono" fo:color="#0000FF" fo:language="en" fo:country="US"/>
    </style:style>
    <style:style style:name="T1925" style:parent-style-name="Основнойшрифтабзаца" style:family="text">
      <style:text-properties style:font-name="DejaVu Sans Mono" fo:color="#000000" fo:language="en" fo:country="US"/>
    </style:style>
    <style:style style:name="P1926" style:parent-style-name="PreformattedText" style:family="paragraph">
      <style:paragraph-properties fo:background-color="#FFFFFF"/>
    </style:style>
    <style:style style:name="T1927" style:parent-style-name="Основнойшрифтабзаца" style:family="text">
      <style:text-properties fo:color="#000000" fo:language="en" fo:country="US"/>
    </style:style>
    <style:style style:name="T192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29" style:parent-style-name="Основнойшрифтабзаца" style:family="text">
      <style:text-properties style:font-name="DejaVu Sans Mono" fo:color="#000000" fo:language="en" fo:country="US"/>
    </style:style>
    <style:style style:name="T193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31" style:parent-style-name="Основнойшрифтабзаца" style:family="text">
      <style:text-properties style:font-name="DejaVu Sans Mono" fo:color="#000000" fo:language="en" fo:country="US"/>
    </style:style>
    <style:style style:name="T1932" style:parent-style-name="Основнойшрифтабзаца" style:family="text">
      <style:text-properties style:font-name="DejaVu Sans Mono" fo:color="#0000FF" fo:language="en" fo:country="US"/>
    </style:style>
    <style:style style:name="T1933" style:parent-style-name="Основнойшрифтабзаца" style:family="text">
      <style:text-properties style:font-name="DejaVu Sans Mono" fo:color="#000000" fo:language="en" fo:country="US"/>
    </style:style>
    <style:style style:name="P1934" style:parent-style-name="PreformattedText" style:family="paragraph">
      <style:paragraph-properties fo:background-color="#FFFFFF"/>
    </style:style>
    <style:style style:name="T1935" style:parent-style-name="Основнойшрифтабзаца" style:family="text">
      <style:text-properties fo:color="#000000" fo:language="en" fo:country="US"/>
    </style:style>
    <style:style style:name="T193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37" style:parent-style-name="Основнойшрифтабзаца" style:family="text">
      <style:text-properties style:font-name="DejaVu Sans Mono" fo:color="#000000" fo:language="en" fo:country="US"/>
    </style:style>
    <style:style style:name="P1938" style:parent-style-name="PreformattedText" style:family="paragraph">
      <style:paragraph-properties fo:background-color="#FFFFFF"/>
    </style:style>
    <style:style style:name="T1939" style:parent-style-name="Основнойшрифтабзаца" style:family="text">
      <style:text-properties fo:color="#000000" fo:language="en" fo:country="US"/>
    </style:style>
    <style:style style:name="T1940" style:parent-style-name="Основнойшрифтабзаца" style:family="text">
      <style:text-properties style:font-name="DejaVu Sans Mono" fo:color="#000000" fo:language="en" fo:country="US"/>
    </style:style>
    <style:style style:name="T1941" style:parent-style-name="Основнойшрифтабзаца" style:family="text">
      <style:text-properties style:font-name="DejaVu Sans Mono" fo:color="#008080" fo:language="en" fo:country="US"/>
    </style:style>
    <style:style style:name="T1942" style:parent-style-name="Основнойшрифтабзаца" style:family="text">
      <style:text-properties style:font-name="DejaVu Sans Mono" fo:color="#000000" fo:language="en" fo:country="US"/>
    </style:style>
    <style:style style:name="P1943" style:parent-style-name="PreformattedText" style:family="paragraph">
      <style:paragraph-properties fo:background-color="#FFFFFF"/>
    </style:style>
    <style:style style:name="T1944" style:parent-style-name="Основнойшрифтабзаца" style:family="text">
      <style:text-properties fo:color="#000000" fo:language="en" fo:country="US"/>
    </style:style>
    <style:style style:name="T1945" style:parent-style-name="Основнойшрифтабзаца" style:family="text">
      <style:text-properties style:font-name="DejaVu Sans Mono" fo:color="#000000" fo:language="en" fo:country="US"/>
    </style:style>
    <style:style style:name="P1946" style:parent-style-name="PreformattedText" style:family="paragraph">
      <style:paragraph-properties fo:background-color="#FFFFFF"/>
    </style:style>
    <style:style style:name="T1947" style:parent-style-name="Основнойшрифтабзаца" style:family="text">
      <style:text-properties fo:color="#000000" fo:language="en" fo:country="US"/>
    </style:style>
    <style:style style:name="T1948" style:parent-style-name="Основнойшрифтабзаца" style:family="text">
      <style:text-properties style:font-name="DejaVu Sans Mono" fo:color="#000000" fo:language="en" fo:country="US"/>
    </style:style>
    <style:style style:name="P1949" style:parent-style-name="PreformattedText" style:family="paragraph">
      <style:paragraph-properties fo:background-color="#FFFFFF"/>
    </style:style>
    <style:style style:name="T1950" style:parent-style-name="Основнойшрифтабзаца" style:family="text">
      <style:text-properties fo:color="#000000" fo:language="en" fo:country="US"/>
    </style:style>
    <style:style style:name="T1951" style:parent-style-name="Основнойшрифтабзаца" style:family="text">
      <style:text-properties style:font-name="DejaVu Sans Mono" fo:color="#008080" fo:language="en" fo:country="US"/>
    </style:style>
    <style:style style:name="T1952" style:parent-style-name="Основнойшрифтабзаца" style:family="text">
      <style:text-properties style:font-name="DejaVu Sans Mono" fo:color="#000000" fo:language="en" fo:country="US"/>
    </style:style>
    <style:style style:name="T1953" style:parent-style-name="Основнойшрифтабзаца" style:family="text">
      <style:text-properties style:font-name="DejaVu Sans Mono" fo:color="#371F80" fo:language="en" fo:country="US"/>
    </style:style>
    <style:style style:name="T1954" style:parent-style-name="Основнойшрифтабзаца" style:family="text">
      <style:text-properties style:font-name="DejaVu Sans Mono" fo:color="#000000" fo:language="en" fo:country="US"/>
    </style:style>
    <style:style style:name="T1955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956" style:parent-style-name="Основнойшрифтабзаца" style:family="text">
      <style:text-properties style:font-name="DejaVu Sans Mono" fo:color="#008080" fo:language="en" fo:country="US"/>
    </style:style>
    <style:style style:name="T1957" style:parent-style-name="Основнойшрифтабзаца" style:family="text">
      <style:text-properties style:font-name="DejaVu Sans Mono" fo:color="#000000" fo:language="en" fo:country="US"/>
    </style:style>
    <style:style style:name="T1958" style:parent-style-name="Основнойшрифтабзаца" style:family="text">
      <style:text-properties style:font-name="DejaVu Sans Mono" fo:color="#008080" fo:language="en" fo:country="US"/>
    </style:style>
    <style:style style:name="T195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960" style:parent-style-name="Основнойшрифтабзаца" style:family="text">
      <style:text-properties style:font-name="DejaVu Sans Mono" fo:color="#008080" fo:language="en" fo:country="US"/>
    </style:style>
    <style:style style:name="T1961" style:parent-style-name="Основнойшрифтабзаца" style:family="text">
      <style:text-properties style:font-name="DejaVu Sans Mono" fo:color="#000000" fo:language="en" fo:country="US"/>
    </style:style>
    <style:style style:name="P1962" style:parent-style-name="PreformattedText" style:family="paragraph">
      <style:paragraph-properties fo:background-color="#FFFFFF"/>
    </style:style>
    <style:style style:name="T1963" style:parent-style-name="Основнойшрифтабзаца" style:family="text">
      <style:text-properties fo:color="#000000" fo:language="en" fo:country="US"/>
    </style:style>
    <style:style style:name="T1964" style:parent-style-name="Основнойшрифтабзаца" style:family="text">
      <style:text-properties style:font-name="DejaVu Sans Mono" fo:color="#000000" fo:language="en" fo:country="US"/>
    </style:style>
    <style:style style:name="P1965" style:parent-style-name="PreformattedText" style:family="paragraph">
      <style:paragraph-properties fo:background-color="#FFFFFF"/>
      <style:text-properties fo:color="#000000" fo:language="en" fo:country="US"/>
    </style:style>
    <style:style style:name="P1966" style:parent-style-name="PreformattedText" style:family="paragraph">
      <style:paragraph-properties fo:background-color="#FFFFFF"/>
    </style:style>
    <style:style style:name="T1967" style:parent-style-name="Основнойшрифтабзаца" style:family="text">
      <style:text-properties fo:color="#000000" fo:language="en" fo:country="US"/>
    </style:style>
    <style:style style:name="T1968" style:parent-style-name="Основнойшрифтабзаца" style:family="text">
      <style:text-properties style:font-name="DejaVu Sans Mono" fo:color="#000000" fo:language="en" fo:country="US"/>
    </style:style>
    <style:style style:name="T196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70" style:parent-style-name="Основнойшрифтабзаца" style:family="text">
      <style:text-properties style:font-name="DejaVu Sans Mono" fo:color="#000000" fo:language="en" fo:country="US"/>
    </style:style>
    <style:style style:name="P1971" style:parent-style-name="PreformattedText" style:family="paragraph">
      <style:paragraph-properties fo:background-color="#FFFFFF"/>
    </style:style>
    <style:style style:name="T1972" style:parent-style-name="Основнойшрифтабзаца" style:family="text">
      <style:text-properties fo:color="#000000" fo:language="en" fo:country="US"/>
    </style:style>
    <style:style style:name="T197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74" style:parent-style-name="Основнойшрифтабзаца" style:family="text">
      <style:text-properties style:font-name="DejaVu Sans Mono" fo:color="#000000" fo:language="en" fo:country="US"/>
    </style:style>
    <style:style style:name="T1975" style:parent-style-name="Основнойшрифтабзаца" style:family="text">
      <style:text-properties style:font-name="DejaVu Sans Mono" fo:color="#0000FF" fo:language="en" fo:country="US"/>
    </style:style>
    <style:style style:name="T1976" style:parent-style-name="Основнойшрифтабзаца" style:family="text">
      <style:text-properties style:font-name="DejaVu Sans Mono" fo:color="#000000" fo:language="en" fo:country="US"/>
    </style:style>
    <style:style style:name="P1977" style:parent-style-name="PreformattedText" style:family="paragraph">
      <style:paragraph-properties fo:background-color="#FFFFFF"/>
    </style:style>
    <style:style style:name="T1978" style:parent-style-name="Основнойшрифтабзаца" style:family="text">
      <style:text-properties fo:color="#000000" fo:language="en" fo:country="US"/>
    </style:style>
    <style:style style:name="T1979" style:parent-style-name="Основнойшрифтабзаца" style:family="text">
      <style:text-properties style:font-name="DejaVu Sans Mono" fo:color="#008080" fo:language="en" fo:country="US"/>
    </style:style>
    <style:style style:name="T1980" style:parent-style-name="Основнойшрифтабзаца" style:family="text">
      <style:text-properties style:font-name="DejaVu Sans Mono" fo:color="#000000" fo:language="en" fo:country="US"/>
    </style:style>
    <style:style style:name="T1981" style:parent-style-name="Основнойшрифтабзаца" style:family="text">
      <style:text-properties style:font-name="DejaVu Sans Mono" fo:color="#371F80" fo:language="en" fo:country="US"/>
    </style:style>
    <style:style style:name="T1982" style:parent-style-name="Основнойшрифтабзаца" style:family="text">
      <style:text-properties style:font-name="DejaVu Sans Mono" fo:color="#000000" fo:language="en" fo:country="US"/>
    </style:style>
    <style:style style:name="T198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984" style:parent-style-name="Основнойшрифтабзаца" style:family="text">
      <style:text-properties style:font-name="DejaVu Sans Mono" fo:color="#008080" fo:language="en" fo:country="US"/>
    </style:style>
    <style:style style:name="T1985" style:parent-style-name="Основнойшрифтабзаца" style:family="text">
      <style:text-properties style:font-name="DejaVu Sans Mono" fo:color="#000000" fo:language="en" fo:country="US"/>
    </style:style>
    <style:style style:name="T1986" style:parent-style-name="Основнойшрифтабзаца" style:family="text">
      <style:text-properties style:font-name="DejaVu Sans Mono" fo:color="#008080" fo:language="en" fo:country="US"/>
    </style:style>
    <style:style style:name="T198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1988" style:parent-style-name="Основнойшрифтабзаца" style:family="text">
      <style:text-properties style:font-name="DejaVu Sans Mono" fo:color="#000000" fo:language="en" fo:country="US"/>
    </style:style>
    <style:style style:name="P1989" style:parent-style-name="PreformattedText" style:family="paragraph">
      <style:paragraph-properties fo:background-color="#FFFFFF"/>
    </style:style>
    <style:style style:name="T1990" style:parent-style-name="Основнойшрифтабзаца" style:family="text">
      <style:text-properties fo:color="#000000" fo:language="en" fo:country="US"/>
    </style:style>
    <style:style style:name="T1991" style:parent-style-name="Основнойшрифтабзаца" style:family="text">
      <style:text-properties style:font-name="DejaVu Sans Mono" fo:color="#000000" fo:language="en" fo:country="US"/>
    </style:style>
    <style:style style:name="P1992" style:parent-style-name="PreformattedText" style:family="paragraph">
      <style:paragraph-properties fo:background-color="#FFFFFF"/>
    </style:style>
    <style:style style:name="T1993" style:parent-style-name="Основнойшрифтабзаца" style:family="text">
      <style:text-properties fo:color="#000000" fo:language="en" fo:country="US"/>
    </style:style>
    <style:style style:name="T1994" style:parent-style-name="Основнойшрифтабзаца" style:family="text">
      <style:text-properties style:font-name="DejaVu Sans Mono" fo:color="#000000" fo:language="en" fo:country="US"/>
    </style:style>
    <style:style style:name="T199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1996" style:parent-style-name="Основнойшрифтабзаца" style:family="text">
      <style:text-properties style:font-name="DejaVu Sans Mono" fo:color="#000000" fo:language="en" fo:country="US"/>
    </style:style>
    <style:style style:name="P1997" style:parent-style-name="PreformattedText" style:family="paragraph">
      <style:paragraph-properties fo:background-color="#FFFFFF"/>
    </style:style>
    <style:style style:name="T1998" style:parent-style-name="Основнойшрифтабзаца" style:family="text">
      <style:text-properties fo:color="#000000" fo:language="en" fo:country="US"/>
    </style:style>
    <style:style style:name="T1999" style:parent-style-name="Основнойшрифтабзаца" style:family="text">
      <style:text-properties style:font-name="DejaVu Sans Mono" fo:color="#000000" fo:language="en" fo:country="US"/>
    </style:style>
    <style:style style:name="T2000" style:parent-style-name="Основнойшрифтабзаца" style:family="text">
      <style:text-properties style:font-name="DejaVu Sans Mono" fo:color="#000000" fo:language="en" fo:country="US"/>
    </style:style>
    <style:style style:name="P2001" style:parent-style-name="PreformattedText" style:family="paragraph">
      <style:paragraph-properties fo:background-color="#FFFFFF"/>
    </style:style>
    <style:style style:name="T2002" style:parent-style-name="Основнойшрифтабзаца" style:family="text">
      <style:text-properties fo:color="#000000" fo:language="en" fo:country="US"/>
    </style:style>
    <style:style style:name="T2003" style:parent-style-name="Основнойшрифтабзаца" style:family="text">
      <style:text-properties style:font-name="DejaVu Sans Mono" fo:color="#000000" fo:language="en" fo:country="US"/>
    </style:style>
    <style:style style:name="P2004" style:parent-style-name="PreformattedText" style:family="paragraph">
      <style:paragraph-properties fo:background-color="#FFFFFF"/>
    </style:style>
    <style:style style:name="T2005" style:parent-style-name="Основнойшрифтабзаца" style:family="text">
      <style:text-properties fo:color="#000000" fo:language="en" fo:country="US"/>
    </style:style>
    <style:style style:name="T2006" style:parent-style-name="Основнойшрифтабзаца" style:family="text">
      <style:text-properties style:font-name="DejaVu Sans Mono" fo:color="#000000" fo:language="en" fo:country="US"/>
    </style:style>
    <style:style style:name="P2007" style:parent-style-name="PreformattedText" style:family="paragraph">
      <style:paragraph-properties fo:background-color="#FFFFFF"/>
    </style:style>
    <style:style style:name="T2008" style:parent-style-name="Основнойшрифтабзаца" style:family="text">
      <style:text-properties fo:color="#000000" fo:language="en" fo:country="US"/>
    </style:style>
    <style:style style:name="T2009" style:parent-style-name="Основнойшрифтабзаца" style:family="text">
      <style:text-properties style:font-name="DejaVu Sans Mono" fo:color="#000000" fo:language="en" fo:country="US"/>
    </style:style>
    <style:style style:name="T201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011" style:parent-style-name="Основнойшрифтабзаца" style:family="text">
      <style:text-properties style:font-name="DejaVu Sans Mono" fo:color="#000000" fo:language="en" fo:country="US"/>
    </style:style>
    <style:style style:name="P2012" style:parent-style-name="PreformattedText" style:family="paragraph">
      <style:paragraph-properties fo:background-color="#FFFFFF"/>
    </style:style>
    <style:style style:name="T2013" style:parent-style-name="Основнойшрифтабзаца" style:family="text">
      <style:text-properties fo:color="#000000" fo:language="en" fo:country="US"/>
    </style:style>
    <style:style style:name="T201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015" style:parent-style-name="Основнойшрифтабзаца" style:family="text">
      <style:text-properties style:font-name="DejaVu Sans Mono" fo:color="#000000" fo:language="en" fo:country="US"/>
    </style:style>
    <style:style style:name="T2016" style:parent-style-name="Основнойшрифтабзаца" style:family="text">
      <style:text-properties style:font-name="DejaVu Sans Mono" fo:color="#0000FF" fo:language="en" fo:country="US"/>
    </style:style>
    <style:style style:name="T2017" style:parent-style-name="Основнойшрифтабзаца" style:family="text">
      <style:text-properties style:font-name="DejaVu Sans Mono" fo:color="#000000" fo:language="en" fo:country="US"/>
    </style:style>
    <style:style style:name="P2018" style:parent-style-name="PreformattedText" style:family="paragraph">
      <style:paragraph-properties fo:background-color="#FFFFFF"/>
    </style:style>
    <style:style style:name="T2019" style:parent-style-name="Основнойшрифтабзаца" style:family="text">
      <style:text-properties fo:color="#000000" fo:language="en" fo:country="US"/>
    </style:style>
    <style:style style:name="T2020" style:parent-style-name="Основнойшрифтабзаца" style:family="text">
      <style:text-properties style:font-name="DejaVu Sans Mono" fo:color="#008080" fo:language="en" fo:country="US"/>
    </style:style>
    <style:style style:name="T2021" style:parent-style-name="Основнойшрифтабзаца" style:family="text">
      <style:text-properties style:font-name="DejaVu Sans Mono" fo:color="#000000" fo:language="en" fo:country="US"/>
    </style:style>
    <style:style style:name="T2022" style:parent-style-name="Основнойшрифтабзаца" style:family="text">
      <style:text-properties style:font-name="DejaVu Sans Mono" fo:color="#371F80" fo:language="en" fo:country="US"/>
    </style:style>
    <style:style style:name="T2023" style:parent-style-name="Основнойшрифтабзаца" style:family="text">
      <style:text-properties style:font-name="DejaVu Sans Mono" fo:color="#000000" fo:language="en" fo:country="US"/>
    </style:style>
    <style:style style:name="T202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025" style:parent-style-name="Основнойшрифтабзаца" style:family="text">
      <style:text-properties style:font-name="DejaVu Sans Mono" fo:color="#008080" fo:language="en" fo:country="US"/>
    </style:style>
    <style:style style:name="T2026" style:parent-style-name="Основнойшрифтабзаца" style:family="text">
      <style:text-properties style:font-name="DejaVu Sans Mono" fo:color="#000000" fo:language="en" fo:country="US"/>
    </style:style>
    <style:style style:name="T2027" style:parent-style-name="Основнойшрифтабзаца" style:family="text">
      <style:text-properties style:font-name="DejaVu Sans Mono" fo:color="#008080" fo:language="en" fo:country="US"/>
    </style:style>
    <style:style style:name="T202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029" style:parent-style-name="Основнойшрифтабзаца" style:family="text">
      <style:text-properties style:font-name="DejaVu Sans Mono" fo:color="#000000" fo:language="en" fo:country="US"/>
    </style:style>
    <style:style style:name="P2030" style:parent-style-name="PreformattedText" style:family="paragraph">
      <style:paragraph-properties fo:background-color="#FFFFFF"/>
    </style:style>
    <style:style style:name="T2031" style:parent-style-name="Основнойшрифтабзаца" style:family="text">
      <style:text-properties fo:color="#000000" fo:language="en" fo:country="US"/>
    </style:style>
    <style:style style:name="T2032" style:parent-style-name="Основнойшрифтабзаца" style:family="text">
      <style:text-properties style:font-name="DejaVu Sans Mono" fo:color="#000000" fo:language="en" fo:country="US"/>
    </style:style>
    <style:style style:name="P2033" style:parent-style-name="PreformattedText" style:family="paragraph">
      <style:paragraph-properties fo:background-color="#FFFFFF"/>
    </style:style>
    <style:style style:name="T2034" style:parent-style-name="Основнойшрифтабзаца" style:family="text">
      <style:text-properties fo:color="#000000" fo:language="en" fo:country="US"/>
    </style:style>
    <style:style style:name="T2035" style:parent-style-name="Основнойшрифтабзаца" style:family="text">
      <style:text-properties style:font-name="DejaVu Sans Mono" fo:color="#000000" fo:language="en" fo:country="US"/>
    </style:style>
    <style:style style:name="T203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037" style:parent-style-name="Основнойшрифтабзаца" style:family="text">
      <style:text-properties style:font-name="DejaVu Sans Mono" fo:color="#000000" fo:language="en" fo:country="US"/>
    </style:style>
    <style:style style:name="P2038" style:parent-style-name="PreformattedText" style:family="paragraph">
      <style:paragraph-properties fo:background-color="#FFFFFF"/>
    </style:style>
    <style:style style:name="T2039" style:parent-style-name="Основнойшрифтабзаца" style:family="text">
      <style:text-properties fo:color="#000000" fo:language="en" fo:country="US"/>
    </style:style>
    <style:style style:name="T2040" style:parent-style-name="Основнойшрифтабзаца" style:family="text">
      <style:text-properties style:font-name="DejaVu Sans Mono" fo:color="#000000" fo:language="en" fo:country="US"/>
    </style:style>
    <style:style style:name="P2041" style:parent-style-name="PreformattedText" style:family="paragraph">
      <style:paragraph-properties fo:background-color="#FFFFFF"/>
    </style:style>
    <style:style style:name="T2042" style:parent-style-name="Основнойшрифтабзаца" style:family="text">
      <style:text-properties fo:color="#000000" fo:language="en" fo:country="US"/>
    </style:style>
    <style:style style:name="T2043" style:parent-style-name="Основнойшрифтабзаца" style:family="text">
      <style:text-properties style:font-name="DejaVu Sans Mono" fo:color="#000000" fo:language="en" fo:country="US"/>
    </style:style>
    <style:style style:name="T2044" style:parent-style-name="Основнойшрифтабзаца" style:family="text">
      <style:text-properties style:font-name="DejaVu Sans Mono" fo:color="#000000" fo:language="en" fo:country="US"/>
    </style:style>
    <style:style style:name="P2045" style:parent-style-name="PreformattedText" style:family="paragraph">
      <style:paragraph-properties fo:background-color="#FFFFFF"/>
    </style:style>
    <style:style style:name="T2046" style:parent-style-name="Основнойшрифтабзаца" style:family="text">
      <style:text-properties fo:color="#000000" fo:language="en" fo:country="US"/>
    </style:style>
    <style:style style:name="T2047" style:parent-style-name="Основнойшрифтабзаца" style:family="text">
      <style:text-properties style:font-name="DejaVu Sans Mono" fo:color="#000000" fo:language="en" fo:country="US"/>
    </style:style>
    <style:style style:name="P2048" style:parent-style-name="PreformattedText" style:family="paragraph">
      <style:paragraph-properties fo:background-color="#FFFFFF"/>
    </style:style>
    <style:style style:name="T2049" style:parent-style-name="Основнойшрифтабзаца" style:family="text">
      <style:text-properties fo:color="#000000" fo:language="en" fo:country="US"/>
    </style:style>
    <style:style style:name="T2050" style:parent-style-name="Основнойшрифтабзаца" style:family="text">
      <style:text-properties style:font-name="DejaVu Sans Mono" fo:color="#000000" fo:language="en" fo:country="US"/>
    </style:style>
    <style:style style:name="P2051" style:parent-style-name="PreformattedText" style:family="paragraph">
      <style:paragraph-properties fo:background-color="#FFFFFF"/>
    </style:style>
    <style:style style:name="T2052" style:parent-style-name="Основнойшрифтабзаца" style:family="text">
      <style:text-properties fo:color="#000000" fo:language="en" fo:country="US"/>
    </style:style>
    <style:style style:name="T2053" style:parent-style-name="Основнойшрифтабзаца" style:family="text">
      <style:text-properties style:font-name="DejaVu Sans Mono" fo:color="#000000" fo:language="en" fo:country="US"/>
    </style:style>
    <style:style style:name="T205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055" style:parent-style-name="Основнойшрифтабзаца" style:family="text">
      <style:text-properties style:font-name="DejaVu Sans Mono" fo:color="#000000" fo:language="en" fo:country="US"/>
    </style:style>
    <style:style style:name="T2056" style:parent-style-name="Основнойшрифтабзаца" style:family="text">
      <style:text-properties style:font-name="DejaVu Sans Mono" fo:color="#008080" fo:language="en" fo:country="US"/>
    </style:style>
    <style:style style:name="T205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058" style:parent-style-name="Основнойшрифтабзаца" style:family="text">
      <style:text-properties style:font-name="DejaVu Sans Mono" fo:color="#000000" fo:language="en" fo:country="US"/>
    </style:style>
    <style:style style:name="P2059" style:parent-style-name="PreformattedText" style:family="paragraph">
      <style:paragraph-properties fo:background-color="#FFFFFF"/>
    </style:style>
    <style:style style:name="T2060" style:parent-style-name="Основнойшрифтабзаца" style:family="text">
      <style:text-properties fo:color="#000000" fo:language="en" fo:country="US"/>
    </style:style>
    <style:style style:name="T2061" style:parent-style-name="Основнойшрифтабзаца" style:family="text">
      <style:text-properties style:font-name="DejaVu Sans Mono" fo:color="#008080" fo:language="en" fo:country="US"/>
    </style:style>
    <style:style style:name="T2062" style:parent-style-name="Основнойшрифтабзаца" style:family="text">
      <style:text-properties style:font-name="DejaVu Sans Mono" fo:color="#000000" fo:language="en" fo:country="US"/>
    </style:style>
    <style:style style:name="T2063" style:parent-style-name="Основнойшрифтабзаца" style:family="text">
      <style:text-properties style:font-name="DejaVu Sans Mono" fo:color="#371F80" fo:language="en" fo:country="US"/>
    </style:style>
    <style:style style:name="T2064" style:parent-style-name="Основнойшрифтабзаца" style:family="text">
      <style:text-properties style:font-name="DejaVu Sans Mono" fo:color="#000000" fo:language="en" fo:country="US"/>
    </style:style>
    <style:style style:name="P2065" style:parent-style-name="PreformattedText" style:family="paragraph">
      <style:paragraph-properties fo:background-color="#FFFFFF"/>
    </style:style>
    <style:style style:name="T2066" style:parent-style-name="Основнойшрифтабзаца" style:family="text">
      <style:text-properties fo:color="#000000" fo:language="en" fo:country="US"/>
    </style:style>
    <style:style style:name="T2067" style:parent-style-name="Основнойшрифтабзаца" style:family="text">
      <style:text-properties style:font-name="DejaVu Sans Mono" fo:color="#008080" fo:language="en" fo:country="US"/>
    </style:style>
    <style:style style:name="T2068" style:parent-style-name="Основнойшрифтабзаца" style:family="text">
      <style:text-properties style:font-name="DejaVu Sans Mono" fo:color="#000000" fo:language="en" fo:country="US"/>
    </style:style>
    <style:style style:name="T2069" style:parent-style-name="Основнойшрифтабзаца" style:family="text">
      <style:text-properties style:font-name="DejaVu Sans Mono" fo:color="#371F80" fo:language="en" fo:country="US"/>
    </style:style>
    <style:style style:name="T2070" style:parent-style-name="Основнойшрифтабзаца" style:family="text">
      <style:text-properties style:font-name="DejaVu Sans Mono" fo:color="#000000" fo:language="en" fo:country="US"/>
    </style:style>
    <style:style style:name="P2071" style:parent-style-name="PreformattedText" style:family="paragraph">
      <style:paragraph-properties fo:background-color="#FFFFFF"/>
    </style:style>
    <style:style style:name="T2072" style:parent-style-name="Основнойшрифтабзаца" style:family="text">
      <style:text-properties fo:color="#000000" fo:language="en" fo:country="US"/>
    </style:style>
    <style:style style:name="T2073" style:parent-style-name="Основнойшрифтабзаца" style:family="text">
      <style:text-properties style:font-name="DejaVu Sans Mono" fo:color="#008080" fo:language="en" fo:country="US"/>
    </style:style>
    <style:style style:name="T2074" style:parent-style-name="Основнойшрифтабзаца" style:family="text">
      <style:text-properties style:font-name="DejaVu Sans Mono" fo:color="#000000" fo:language="en" fo:country="US"/>
    </style:style>
    <style:style style:name="T2075" style:parent-style-name="Основнойшрифтабзаца" style:family="text">
      <style:text-properties style:font-name="DejaVu Sans Mono" fo:color="#371F80" fo:language="en" fo:country="US"/>
    </style:style>
    <style:style style:name="T2076" style:parent-style-name="Основнойшрифтабзаца" style:family="text">
      <style:text-properties style:font-name="DejaVu Sans Mono" fo:color="#000000" fo:language="en" fo:country="US"/>
    </style:style>
    <style:style style:name="P2077" style:parent-style-name="PreformattedText" style:family="paragraph">
      <style:paragraph-properties fo:background-color="#FFFFFF"/>
    </style:style>
    <style:style style:name="T2078" style:parent-style-name="Основнойшрифтабзаца" style:family="text">
      <style:text-properties fo:color="#000000" fo:language="en" fo:country="US"/>
    </style:style>
    <style:style style:name="T207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080" style:parent-style-name="Основнойшрифтабзаца" style:family="text">
      <style:text-properties style:font-name="DejaVu Sans Mono" fo:color="#000000" fo:language="en" fo:country="US"/>
    </style:style>
    <style:style style:name="T2081" style:parent-style-name="Основнойшрифтабзаца" style:family="text">
      <style:text-properties style:font-name="DejaVu Sans Mono" fo:color="#0000FF" fo:language="en" fo:country="US"/>
    </style:style>
    <style:style style:name="T2082" style:parent-style-name="Основнойшрифтабзаца" style:family="text">
      <style:text-properties style:font-name="DejaVu Sans Mono" fo:color="#000000" fo:language="en" fo:country="US"/>
    </style:style>
    <style:style style:name="P2083" style:parent-style-name="PreformattedText" style:family="paragraph">
      <style:paragraph-properties fo:background-color="#FFFFFF"/>
    </style:style>
    <style:style style:name="T2084" style:parent-style-name="Основнойшрифтабзаца" style:family="text">
      <style:text-properties fo:color="#000000" fo:language="en" fo:country="US"/>
    </style:style>
    <style:style style:name="T2085" style:parent-style-name="Основнойшрифтабзаца" style:family="text">
      <style:text-properties fo:color="#000000" fo:language="en" fo:country="US"/>
    </style:style>
    <style:style style:name="T2086" style:parent-style-name="Основнойшрифтабзаца" style:family="text">
      <style:text-properties style:font-name="DejaVu Sans Mono" fo:color="#000000" fo:language="en" fo:country="US"/>
    </style:style>
    <style:style style:name="T208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088" style:parent-style-name="Основнойшрифтабзаца" style:family="text">
      <style:text-properties style:font-name="DejaVu Sans Mono" fo:color="#000000" fo:language="en" fo:country="US"/>
    </style:style>
    <style:style style:name="P2089" style:parent-style-name="PreformattedText" style:family="paragraph">
      <style:paragraph-properties fo:background-color="#FFFFFF"/>
    </style:style>
    <style:style style:name="T2090" style:parent-style-name="Основнойшрифтабзаца" style:family="text">
      <style:text-properties fo:color="#000000" fo:language="en" fo:country="US"/>
    </style:style>
    <style:style style:name="T2091" style:parent-style-name="Основнойшрифтабзаца" style:family="text">
      <style:text-properties style:font-name="DejaVu Sans Mono" fo:color="#000000" fo:language="en" fo:country="US"/>
    </style:style>
    <style:style style:name="T2092" style:parent-style-name="Основнойшрифтабзаца" style:family="text">
      <style:text-properties style:font-name="DejaVu Sans Mono" fo:color="#008080" fo:language="en" fo:country="US"/>
    </style:style>
    <style:style style:name="T2093" style:parent-style-name="Основнойшрифтабзаца" style:family="text">
      <style:text-properties style:font-name="DejaVu Sans Mono" fo:color="#000000" fo:language="en" fo:country="US"/>
    </style:style>
    <style:style style:name="P2094" style:parent-style-name="PreformattedText" style:family="paragraph">
      <style:paragraph-properties fo:background-color="#FFFFFF"/>
    </style:style>
    <style:style style:name="T2095" style:parent-style-name="Основнойшрифтабзаца" style:family="text">
      <style:text-properties fo:color="#000000" fo:language="en" fo:country="US"/>
    </style:style>
    <style:style style:name="T2096" style:parent-style-name="Основнойшрифтабзаца" style:family="text">
      <style:text-properties style:font-name="DejaVu Sans Mono" fo:color="#000000" fo:language="en" fo:country="US"/>
    </style:style>
    <style:style style:name="P2097" style:parent-style-name="PreformattedText" style:family="paragraph">
      <style:paragraph-properties fo:background-color="#FFFFFF"/>
    </style:style>
    <style:style style:name="T2098" style:parent-style-name="Основнойшрифтабзаца" style:family="text">
      <style:text-properties fo:color="#000000" fo:language="en" fo:country="US"/>
    </style:style>
    <style:style style:name="T209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00" style:parent-style-name="Основнойшрифтабзаца" style:family="text">
      <style:text-properties style:font-name="DejaVu Sans Mono" fo:color="#000000" fo:language="en" fo:country="US"/>
    </style:style>
    <style:style style:name="T2101" style:parent-style-name="Основнойшрифтабзаца" style:family="text">
      <style:text-properties style:font-name="DejaVu Sans Mono" fo:color="#0000FF" fo:language="en" fo:country="US"/>
    </style:style>
    <style:style style:name="T2102" style:parent-style-name="Основнойшрифтабзаца" style:family="text">
      <style:text-properties style:font-name="DejaVu Sans Mono" fo:color="#000000" fo:language="en" fo:country="US"/>
    </style:style>
    <style:style style:name="P2103" style:parent-style-name="PreformattedText" style:family="paragraph">
      <style:paragraph-properties fo:background-color="#FFFFFF"/>
    </style:style>
    <style:style style:name="T2104" style:parent-style-name="Основнойшрифтабзаца" style:family="text">
      <style:text-properties fo:color="#000000" fo:language="en" fo:country="US"/>
    </style:style>
    <style:style style:name="T2105" style:parent-style-name="Основнойшрифтабзаца" style:family="text">
      <style:text-properties style:font-name="DejaVu Sans Mono" fo:color="#000000" fo:language="en" fo:country="US"/>
    </style:style>
    <style:style style:name="T210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107" style:parent-style-name="Основнойшрифтабзаца" style:family="text">
      <style:text-properties style:font-name="DejaVu Sans Mono" fo:color="#000000" fo:language="en" fo:country="US"/>
    </style:style>
    <style:style style:name="P2108" style:parent-style-name="PreformattedText" style:family="paragraph">
      <style:paragraph-properties fo:background-color="#FFFFFF"/>
    </style:style>
    <style:style style:name="T2109" style:parent-style-name="Основнойшрифтабзаца" style:family="text">
      <style:text-properties fo:color="#000000" fo:language="en" fo:country="US"/>
    </style:style>
    <style:style style:name="T2110" style:parent-style-name="Основнойшрифтабзаца" style:family="text">
      <style:text-properties style:font-name="DejaVu Sans Mono" fo:color="#000000" fo:language="en" fo:country="US"/>
    </style:style>
    <style:style style:name="T2111" style:parent-style-name="Основнойшрифтабзаца" style:family="text">
      <style:text-properties style:font-name="DejaVu Sans Mono" fo:color="#008080" fo:language="en" fo:country="US"/>
    </style:style>
    <style:style style:name="T2112" style:parent-style-name="Основнойшрифтабзаца" style:family="text">
      <style:text-properties style:font-name="DejaVu Sans Mono" fo:color="#000000" fo:language="en" fo:country="US"/>
    </style:style>
    <style:style style:name="P2113" style:parent-style-name="PreformattedText" style:family="paragraph">
      <style:paragraph-properties fo:background-color="#FFFFFF"/>
    </style:style>
    <style:style style:name="T2114" style:parent-style-name="Основнойшрифтабзаца" style:family="text">
      <style:text-properties fo:color="#000000" fo:language="en" fo:country="US"/>
    </style:style>
    <style:style style:name="T2115" style:parent-style-name="Основнойшрифтабзаца" style:family="text">
      <style:text-properties style:font-name="DejaVu Sans Mono" fo:color="#000000" fo:language="en" fo:country="US"/>
    </style:style>
    <style:style style:name="P2116" style:parent-style-name="PreformattedText" style:family="paragraph">
      <style:paragraph-properties fo:background-color="#FFFFFF"/>
    </style:style>
    <style:style style:name="T2117" style:parent-style-name="Основнойшрифтабзаца" style:family="text">
      <style:text-properties fo:color="#000000" fo:language="en" fo:country="US"/>
    </style:style>
    <style:style style:name="T211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19" style:parent-style-name="Основнойшрифтабзаца" style:family="text">
      <style:text-properties style:font-name="DejaVu Sans Mono" fo:color="#000000" fo:language="en" fo:country="US"/>
    </style:style>
    <style:style style:name="T2120" style:parent-style-name="Основнойшрифтабзаца" style:family="text">
      <style:text-properties style:font-name="DejaVu Sans Mono" fo:color="#008080" fo:language="en" fo:country="US"/>
    </style:style>
    <style:style style:name="T2121" style:parent-style-name="Основнойшрифтабзаца" style:family="text">
      <style:text-properties style:font-name="DejaVu Sans Mono" fo:color="#000000" fo:language="en" fo:country="US"/>
    </style:style>
    <style:style style:name="T212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23" style:parent-style-name="Основнойшрифтабзаца" style:family="text">
      <style:text-properties style:font-name="DejaVu Sans Mono" fo:color="#000000" fo:language="en" fo:country="US"/>
    </style:style>
    <style:style style:name="T2124" style:parent-style-name="Основнойшрифтабзаца" style:family="text">
      <style:text-properties style:font-name="DejaVu Sans Mono" fo:color="#0000FF" fo:language="en" fo:country="US"/>
    </style:style>
    <style:style style:name="T2125" style:parent-style-name="Основнойшрифтабзаца" style:family="text">
      <style:text-properties style:font-name="DejaVu Sans Mono" fo:color="#000000" fo:language="en" fo:country="US"/>
    </style:style>
    <style:style style:name="T2126" style:parent-style-name="Основнойшрифтабзаца" style:family="text">
      <style:text-properties style:font-name="DejaVu Sans Mono" fo:color="#008080" fo:language="en" fo:country="US"/>
    </style:style>
    <style:style style:name="T212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128" style:parent-style-name="Основнойшрифтабзаца" style:family="text">
      <style:text-properties style:font-name="DejaVu Sans Mono" fo:color="#000000" fo:language="en" fo:country="US"/>
    </style:style>
    <style:style style:name="P2129" style:parent-style-name="PreformattedText" style:family="paragraph">
      <style:paragraph-properties fo:background-color="#FFFFFF"/>
    </style:style>
    <style:style style:name="T2130" style:parent-style-name="Основнойшрифтабзаца" style:family="text">
      <style:text-properties fo:color="#000000" fo:language="en" fo:country="US"/>
    </style:style>
    <style:style style:name="T2131" style:parent-style-name="Основнойшрифтабзаца" style:family="text">
      <style:text-properties style:font-name="DejaVu Sans Mono" fo:color="#000000" fo:language="en" fo:country="US"/>
    </style:style>
    <style:style style:name="T2132" style:parent-style-name="Основнойшрифтабзаца" style:family="text">
      <style:text-properties style:font-name="DejaVu Sans Mono" fo:color="#008080" fo:language="en" fo:country="US"/>
    </style:style>
    <style:style style:name="T2133" style:parent-style-name="Основнойшрифтабзаца" style:family="text">
      <style:text-properties style:font-name="DejaVu Sans Mono" fo:color="#000000" fo:language="en" fo:country="US"/>
    </style:style>
    <style:style style:name="P2134" style:parent-style-name="PreformattedText" style:family="paragraph">
      <style:paragraph-properties fo:background-color="#FFFFFF"/>
    </style:style>
    <style:style style:name="T2135" style:parent-style-name="Основнойшрифтабзаца" style:family="text">
      <style:text-properties fo:color="#000000" fo:language="en" fo:country="US"/>
    </style:style>
    <style:style style:name="T2136" style:parent-style-name="Основнойшрифтабзаца" style:family="text">
      <style:text-properties style:font-name="DejaVu Sans Mono" fo:color="#000000" fo:language="en" fo:country="US"/>
    </style:style>
    <style:style style:name="P2137" style:parent-style-name="PreformattedText" style:family="paragraph">
      <style:paragraph-properties fo:background-color="#FFFFFF"/>
    </style:style>
    <style:style style:name="T2138" style:parent-style-name="Основнойшрифтабзаца" style:family="text">
      <style:text-properties fo:color="#000000" fo:language="en" fo:country="US"/>
    </style:style>
    <style:style style:name="T213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40" style:parent-style-name="Основнойшрифтабзаца" style:family="text">
      <style:text-properties style:font-name="DejaVu Sans Mono" fo:color="#000000" fo:language="en" fo:country="US"/>
    </style:style>
    <style:style style:name="T2141" style:parent-style-name="Основнойшрифтабзаца" style:family="text">
      <style:text-properties style:font-name="DejaVu Sans Mono" fo:color="#008080" fo:language="en" fo:country="US"/>
    </style:style>
    <style:style style:name="T2142" style:parent-style-name="Основнойшрифтабзаца" style:family="text">
      <style:text-properties style:font-name="DejaVu Sans Mono" fo:color="#000000" fo:language="en" fo:country="US"/>
    </style:style>
    <style:style style:name="T2143" style:parent-style-name="Основнойшрифтабзаца" style:family="text">
      <style:text-properties style:font-name="DejaVu Sans Mono" fo:color="#000000" fo:language="en" fo:country="US"/>
    </style:style>
    <style:style style:name="T214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45" style:parent-style-name="Основнойшрифтабзаца" style:family="text">
      <style:text-properties style:font-name="DejaVu Sans Mono" fo:color="#000000" fo:language="en" fo:country="US"/>
    </style:style>
    <style:style style:name="T2146" style:parent-style-name="Основнойшрифтабзаца" style:family="text">
      <style:text-properties style:font-name="DejaVu Sans Mono" fo:color="#0000FF" fo:language="en" fo:country="US"/>
    </style:style>
    <style:style style:name="T2147" style:parent-style-name="Основнойшрифтабзаца" style:family="text">
      <style:text-properties style:font-name="DejaVu Sans Mono" fo:color="#000000" fo:language="en" fo:country="US"/>
    </style:style>
    <style:style style:name="T2148" style:parent-style-name="Основнойшрифтабзаца" style:family="text">
      <style:text-properties style:font-name="DejaVu Sans Mono" fo:color="#008080" fo:language="en" fo:country="US"/>
    </style:style>
    <style:style style:name="T2149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150" style:parent-style-name="Основнойшрифтабзаца" style:family="text">
      <style:text-properties style:font-name="DejaVu Sans Mono" fo:color="#000000" fo:language="en" fo:country="US"/>
    </style:style>
    <style:style style:name="P2151" style:parent-style-name="PreformattedText" style:family="paragraph">
      <style:paragraph-properties fo:background-color="#FFFFFF"/>
    </style:style>
    <style:style style:name="T2152" style:parent-style-name="Основнойшрифтабзаца" style:family="text">
      <style:text-properties fo:color="#000000" fo:language="en" fo:country="US"/>
    </style:style>
    <style:style style:name="T2153" style:parent-style-name="Основнойшрифтабзаца" style:family="text">
      <style:text-properties style:font-name="DejaVu Sans Mono" fo:color="#000000" fo:language="en" fo:country="US"/>
    </style:style>
    <style:style style:name="T2154" style:parent-style-name="Основнойшрифтабзаца" style:family="text">
      <style:text-properties style:font-name="DejaVu Sans Mono" fo:color="#008080" fo:language="en" fo:country="US"/>
    </style:style>
    <style:style style:name="T2155" style:parent-style-name="Основнойшрифтабзаца" style:family="text">
      <style:text-properties style:font-name="DejaVu Sans Mono" fo:color="#000000" fo:language="en" fo:country="US"/>
    </style:style>
    <style:style style:name="P2156" style:parent-style-name="PreformattedText" style:family="paragraph">
      <style:paragraph-properties fo:background-color="#FFFFFF"/>
    </style:style>
    <style:style style:name="T2157" style:parent-style-name="Основнойшрифтабзаца" style:family="text">
      <style:text-properties fo:color="#000000" fo:language="en" fo:country="US"/>
    </style:style>
    <style:style style:name="T2158" style:parent-style-name="Основнойшрифтабзаца" style:family="text">
      <style:text-properties style:font-name="DejaVu Sans Mono" fo:color="#000000" fo:language="en" fo:country="US"/>
    </style:style>
    <style:style style:name="P2159" style:parent-style-name="PreformattedText" style:family="paragraph">
      <style:paragraph-properties fo:background-color="#FFFFFF"/>
    </style:style>
    <style:style style:name="T2160" style:parent-style-name="Основнойшрифтабзаца" style:family="text">
      <style:text-properties fo:color="#000000" fo:language="en" fo:country="US"/>
    </style:style>
    <style:style style:name="T2161" style:parent-style-name="Основнойшрифтабзаца" style:family="text">
      <style:text-properties style:font-name="DejaVu Sans Mono" fo:color="#000000" fo:language="en" fo:country="US"/>
    </style:style>
    <style:style style:name="P2162" style:parent-style-name="PreformattedText" style:family="paragraph">
      <style:paragraph-properties fo:background-color="#FFFFFF"/>
    </style:style>
    <style:style style:name="T2163" style:parent-style-name="Основнойшрифтабзаца" style:family="text">
      <style:text-properties fo:color="#000000" fo:language="en" fo:country="US"/>
    </style:style>
    <style:style style:name="T2164" style:parent-style-name="Основнойшрифтабзаца" style:family="text">
      <style:text-properties style:font-name="DejaVu Sans Mono" fo:color="#000000" fo:language="en" fo:country="US"/>
    </style:style>
    <style:style style:name="T216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66" style:parent-style-name="Основнойшрифтабзаца" style:family="text">
      <style:text-properties style:font-name="DejaVu Sans Mono" fo:color="#000000" fo:language="en" fo:country="US"/>
    </style:style>
    <style:style style:name="T2167" style:parent-style-name="Основнойшрифтабзаца" style:family="text">
      <style:text-properties style:font-name="DejaVu Sans Mono" fo:color="#008080" fo:language="en" fo:country="US"/>
    </style:style>
    <style:style style:name="T216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169" style:parent-style-name="Основнойшрифтабзаца" style:family="text">
      <style:text-properties style:font-name="DejaVu Sans Mono" fo:color="#000000" fo:language="en" fo:country="US"/>
    </style:style>
    <style:style style:name="T2170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171" style:parent-style-name="Основнойшрифтабзаца" style:family="text">
      <style:text-properties style:font-name="DejaVu Sans Mono" fo:font-style="italic" style:font-style-asian="italic" fo:color="#808080"/>
    </style:style>
    <style:style style:name="T2172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173" style:parent-style-name="Основнойшрифтабзаца" style:family="text">
      <style:text-properties style:font-name="DejaVu Sans Mono" fo:font-style="italic" style:font-style-asian="italic" fo:color="#808080"/>
    </style:style>
    <style:style style:name="T2174" style:parent-style-name="Основнойшрифтабзаца" style:family="text">
      <style:text-properties style:font-name="DejaVu Sans Mono" fo:font-style="italic" style:font-style-asian="italic" fo:color="#808080" fo:language="en" fo:country="US"/>
    </style:style>
    <style:style style:name="T2175" style:parent-style-name="Основнойшрифтабзаца" style:family="text">
      <style:text-properties style:font-name="DejaVu Sans Mono" fo:font-style="italic" style:font-style-asian="italic" fo:color="#808080"/>
    </style:style>
    <style:style style:name="P2176" style:parent-style-name="PreformattedText" style:family="paragraph">
      <style:paragraph-properties fo:background-color="#FFFFFF"/>
    </style:style>
    <style:style style:name="T2177" style:parent-style-name="Основнойшрифтабзаца" style:family="text">
      <style:text-properties fo:color="#808080" fo:language="en" fo:country="US"/>
    </style:style>
    <style:style style:name="T217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79" style:parent-style-name="Основнойшрифтабзаца" style:family="text">
      <style:text-properties style:font-name="DejaVu Sans Mono" fo:color="#000000" fo:language="en" fo:country="US"/>
    </style:style>
    <style:style style:name="T2180" style:parent-style-name="Основнойшрифтабзаца" style:family="text">
      <style:text-properties style:font-name="DejaVu Sans Mono" fo:color="#0000FF" fo:language="en" fo:country="US"/>
    </style:style>
    <style:style style:name="T2181" style:parent-style-name="Основнойшрифтабзаца" style:family="text">
      <style:text-properties style:font-name="DejaVu Sans Mono" fo:color="#000000" fo:language="en" fo:country="US"/>
    </style:style>
    <style:style style:name="T2182" style:parent-style-name="Основнойшрифтабзаца" style:family="text">
      <style:text-properties style:font-name="DejaVu Sans Mono" fo:color="#000000" fo:language="en" fo:country="US"/>
    </style:style>
    <style:style style:name="T2183" style:parent-style-name="Основнойшрифтабзаца" style:family="text">
      <style:text-properties style:font-name="DejaVu Sans Mono" fo:color="#0000FF" fo:language="en" fo:country="US"/>
    </style:style>
    <style:style style:name="T2184" style:parent-style-name="Основнойшрифтабзаца" style:family="text">
      <style:text-properties style:font-name="DejaVu Sans Mono" fo:color="#000000" fo:language="en" fo:country="US"/>
    </style:style>
    <style:style style:name="P2185" style:parent-style-name="PreformattedText" style:family="paragraph">
      <style:paragraph-properties fo:background-color="#FFFFFF"/>
    </style:style>
    <style:style style:name="T2186" style:parent-style-name="Основнойшрифтабзаца" style:family="text">
      <style:text-properties fo:color="#000000" fo:language="en" fo:country="US"/>
    </style:style>
    <style:style style:name="T2187" style:parent-style-name="Основнойшрифтабзаца" style:family="text">
      <style:text-properties style:font-name="DejaVu Sans Mono" fo:color="#000000" fo:language="en" fo:country="US"/>
    </style:style>
    <style:style style:name="T218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189" style:parent-style-name="Основнойшрифтабзаца" style:family="text">
      <style:text-properties style:font-name="DejaVu Sans Mono" fo:color="#000000" fo:language="en" fo:country="US"/>
    </style:style>
    <style:style style:name="P2190" style:parent-style-name="PreformattedText" style:family="paragraph">
      <style:paragraph-properties fo:background-color="#FFFFFF"/>
    </style:style>
    <style:style style:name="T2191" style:parent-style-name="Основнойшрифтабзаца" style:family="text">
      <style:text-properties fo:color="#000000" fo:language="en" fo:country="US"/>
    </style:style>
    <style:style style:name="T2192" style:parent-style-name="Основнойшрифтабзаца" style:family="text">
      <style:text-properties style:font-name="DejaVu Sans Mono" fo:color="#000000" fo:language="en" fo:country="US"/>
    </style:style>
    <style:style style:name="T219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94" style:parent-style-name="Основнойшрифтабзаца" style:family="text">
      <style:text-properties style:font-name="DejaVu Sans Mono" fo:color="#000000" fo:language="en" fo:country="US"/>
    </style:style>
    <style:style style:name="P2195" style:parent-style-name="PreformattedText" style:family="paragraph">
      <style:paragraph-properties fo:background-color="#FFFFFF"/>
    </style:style>
    <style:style style:name="T2196" style:parent-style-name="Основнойшрифтабзаца" style:family="text">
      <style:text-properties fo:color="#000000" fo:language="en" fo:country="US"/>
    </style:style>
    <style:style style:name="T219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198" style:parent-style-name="Основнойшрифтабзаца" style:family="text">
      <style:text-properties style:font-name="DejaVu Sans Mono" fo:color="#000000" fo:language="en" fo:country="US"/>
    </style:style>
    <style:style style:name="T2199" style:parent-style-name="Основнойшрифтабзаца" style:family="text">
      <style:text-properties style:font-name="DejaVu Sans Mono" fo:color="#0000FF" fo:language="en" fo:country="US"/>
    </style:style>
    <style:style style:name="T2200" style:parent-style-name="Основнойшрифтабзаца" style:family="text">
      <style:text-properties style:font-name="DejaVu Sans Mono" fo:color="#000000" fo:language="en" fo:country="US"/>
    </style:style>
    <style:style style:name="P2201" style:parent-style-name="PreformattedText" style:family="paragraph">
      <style:paragraph-properties fo:background-color="#FFFFFF"/>
    </style:style>
    <style:style style:name="T2202" style:parent-style-name="Основнойшрифтабзаца" style:family="text">
      <style:text-properties fo:color="#000000" fo:language="en" fo:country="US"/>
    </style:style>
    <style:style style:name="T2203" style:parent-style-name="Основнойшрифтабзаца" style:family="text">
      <style:text-properties style:font-name="DejaVu Sans Mono" fo:color="#000000" fo:language="en" fo:country="US"/>
    </style:style>
    <style:style style:name="T220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205" style:parent-style-name="Основнойшрифтабзаца" style:family="text">
      <style:text-properties style:font-name="DejaVu Sans Mono" fo:color="#000000" fo:language="en" fo:country="US"/>
    </style:style>
    <style:style style:name="P2206" style:parent-style-name="PreformattedText" style:family="paragraph">
      <style:paragraph-properties fo:background-color="#FFFFFF"/>
    </style:style>
    <style:style style:name="T2207" style:parent-style-name="Основнойшрифтабзаца" style:family="text">
      <style:text-properties fo:color="#000000" fo:language="en" fo:country="US"/>
    </style:style>
    <style:style style:name="T2208" style:parent-style-name="Основнойшрифтабзаца" style:family="text">
      <style:text-properties style:font-name="DejaVu Sans Mono" fo:color="#000000" fo:language="en" fo:country="US"/>
    </style:style>
    <style:style style:name="P2209" style:parent-style-name="PreformattedText" style:family="paragraph">
      <style:paragraph-properties fo:background-color="#FFFFFF"/>
    </style:style>
    <style:style style:name="T2210" style:parent-style-name="Основнойшрифтабзаца" style:family="text">
      <style:text-properties fo:color="#000000" fo:language="en" fo:country="US"/>
    </style:style>
    <style:style style:name="T2211" style:parent-style-name="Основнойшрифтабзаца" style:family="text">
      <style:text-properties fo:color="#000000" fo:language="en" fo:country="US"/>
    </style:style>
    <style:style style:name="T2212" style:parent-style-name="Основнойшрифтабзаца" style:family="text">
      <style:text-properties style:font-name="DejaVu Sans Mono" fo:color="#000000" fo:language="en" fo:country="US"/>
    </style:style>
    <style:style style:name="T2213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2214" style:parent-style-name="Основнойшрифтабзаца" style:family="text">
      <style:text-properties style:font-name="DejaVu Sans Mono" fo:color="#000000" fo:language="en" fo:country="US"/>
    </style:style>
    <style:style style:name="P2215" style:parent-style-name="PreformattedText" style:family="paragraph">
      <style:paragraph-properties fo:background-color="#FFFFFF"/>
    </style:style>
    <style:style style:name="T2216" style:parent-style-name="Основнойшрифтабзаца" style:family="text">
      <style:text-properties fo:color="#000000" fo:language="en" fo:country="US"/>
    </style:style>
    <style:style style:name="T2217" style:parent-style-name="Основнойшрифтабзаца" style:family="text">
      <style:text-properties style:font-name="DejaVu Sans Mono" fo:color="#000000" fo:language="en" fo:country="US"/>
    </style:style>
    <style:style style:name="T2218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2219" style:parent-style-name="Основнойшрифтабзаца" style:family="text">
      <style:text-properties style:font-name="DejaVu Sans Mono" fo:color="#000000" fo:language="en" fo:country="US"/>
    </style:style>
    <style:style style:name="P2220" style:parent-style-name="PreformattedText" style:family="paragraph">
      <style:paragraph-properties fo:background-color="#FFFFFF"/>
    </style:style>
    <style:style style:name="T2221" style:parent-style-name="Основнойшрифтабзаца" style:family="text">
      <style:text-properties fo:color="#000000" fo:language="en" fo:country="US"/>
    </style:style>
    <style:style style:name="T2222" style:parent-style-name="Основнойшрифтабзаца" style:family="text">
      <style:text-properties style:font-name="DejaVu Sans Mono" fo:color="#000000" fo:language="en" fo:country="US"/>
    </style:style>
    <style:style style:name="P2223" style:parent-style-name="PreformattedText" style:family="paragraph">
      <style:paragraph-properties fo:background-color="#FFFFFF"/>
    </style:style>
    <style:style style:name="T2224" style:parent-style-name="Основнойшрифтабзаца" style:family="text">
      <style:text-properties fo:color="#000000" fo:language="en" fo:country="US"/>
    </style:style>
    <style:style style:name="T222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226" style:parent-style-name="Основнойшрифтабзаца" style:family="text">
      <style:text-properties style:font-name="DejaVu Sans Mono" fo:color="#000000" fo:language="en" fo:country="US"/>
    </style:style>
    <style:style style:name="T2227" style:parent-style-name="Основнойшрифтабзаца" style:family="text">
      <style:text-properties style:font-name="DejaVu Sans Mono" fo:color="#0000FF" fo:language="en" fo:country="US"/>
    </style:style>
    <style:style style:name="T2228" style:parent-style-name="Основнойшрифтабзаца" style:family="text">
      <style:text-properties style:font-name="DejaVu Sans Mono" fo:color="#000000" fo:language="en" fo:country="US"/>
    </style:style>
    <style:style style:name="P2229" style:parent-style-name="PreformattedText" style:family="paragraph">
      <style:paragraph-properties fo:background-color="#FFFFFF"/>
    </style:style>
    <style:style style:name="T2230" style:parent-style-name="Основнойшрифтабзаца" style:family="text">
      <style:text-properties fo:color="#000000" fo:language="en" fo:country="US"/>
    </style:style>
    <style:style style:name="T2231" style:parent-style-name="Основнойшрифтабзаца" style:family="text">
      <style:text-properties style:font-name="DejaVu Sans Mono" fo:color="#000000" fo:language="en" fo:country="US"/>
    </style:style>
    <style:style style:name="T2232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233" style:parent-style-name="Основнойшрифтабзаца" style:family="text">
      <style:text-properties style:font-name="DejaVu Sans Mono" fo:color="#000000" fo:language="en" fo:country="US"/>
    </style:style>
    <style:style style:name="P2234" style:parent-style-name="PreformattedText" style:family="paragraph">
      <style:paragraph-properties fo:background-color="#FFFFFF"/>
    </style:style>
    <style:style style:name="T2235" style:parent-style-name="Основнойшрифтабзаца" style:family="text">
      <style:text-properties fo:color="#000000" fo:language="en" fo:country="US"/>
    </style:style>
    <style:style style:name="T2236" style:parent-style-name="Основнойшрифтабзаца" style:family="text">
      <style:text-properties style:font-name="DejaVu Sans Mono" fo:color="#000000" fo:language="en" fo:country="US"/>
    </style:style>
    <style:style style:name="P2237" style:parent-style-name="PreformattedText" style:family="paragraph">
      <style:paragraph-properties fo:background-color="#FFFFFF"/>
    </style:style>
    <style:style style:name="T2238" style:parent-style-name="Основнойшрифтабзаца" style:family="text">
      <style:text-properties fo:color="#000000" fo:language="en" fo:country="US"/>
    </style:style>
    <style:style style:name="T2239" style:parent-style-name="Основнойшрифтабзаца" style:family="text">
      <style:text-properties style:font-name="DejaVu Sans Mono" fo:color="#000000" fo:language="en" fo:country="US"/>
    </style:style>
    <style:style style:name="T2240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2241" style:parent-style-name="Основнойшрифтабзаца" style:family="text">
      <style:text-properties style:font-name="DejaVu Sans Mono" fo:color="#000000" fo:language="en" fo:country="US"/>
    </style:style>
    <style:style style:name="P2242" style:parent-style-name="PreformattedText" style:family="paragraph">
      <style:paragraph-properties fo:background-color="#FFFFFF"/>
    </style:style>
    <style:style style:name="T2243" style:parent-style-name="Основнойшрифтабзаца" style:family="text">
      <style:text-properties fo:color="#000000" fo:language="en" fo:country="US"/>
    </style:style>
    <style:style style:name="T2244" style:parent-style-name="Основнойшрифтабзаца" style:family="text">
      <style:text-properties style:font-name="DejaVu Sans Mono" fo:color="#000000" fo:language="en" fo:country="US"/>
    </style:style>
    <style:style style:name="T2245" style:parent-style-name="Основнойшрифтабзаца" style:family="text">
      <style:text-properties style:font-name="DejaVu Sans Mono" fo:font-weight="bold" style:font-weight-asian="bold" fo:color="#1F542E" fo:language="en" fo:country="US"/>
    </style:style>
    <style:style style:name="T2246" style:parent-style-name="Основнойшрифтабзаца" style:family="text">
      <style:text-properties style:font-name="DejaVu Sans Mono" fo:color="#000000" fo:language="en" fo:country="US"/>
    </style:style>
    <style:style style:name="P2247" style:parent-style-name="PreformattedText" style:family="paragraph">
      <style:paragraph-properties fo:background-color="#FFFFFF"/>
    </style:style>
    <style:style style:name="T2248" style:parent-style-name="Основнойшрифтабзаца" style:family="text">
      <style:text-properties fo:color="#000000" fo:language="en" fo:country="US"/>
    </style:style>
    <style:style style:name="T2249" style:parent-style-name="Основнойшрифтабзаца" style:family="text">
      <style:text-properties style:font-name="DejaVu Sans Mono" fo:color="#000000" fo:language="en" fo:country="US"/>
    </style:style>
    <style:style style:name="P2250" style:parent-style-name="PreformattedText" style:family="paragraph">
      <style:paragraph-properties fo:background-color="#FFFFFF"/>
    </style:style>
    <style:style style:name="T2251" style:parent-style-name="Основнойшрифтабзаца" style:family="text">
      <style:text-properties fo:color="#000000" fo:language="en" fo:country="US"/>
    </style:style>
    <style:style style:name="T2252" style:parent-style-name="Основнойшрифтабзаца" style:family="text">
      <style:text-properties style:font-name="DejaVu Sans Mono" fo:color="#000000" fo:language="en" fo:country="US"/>
    </style:style>
    <style:style style:name="T2253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254" style:parent-style-name="Основнойшрифтабзаца" style:family="text">
      <style:text-properties style:font-name="DejaVu Sans Mono" fo:color="#000000" fo:language="en" fo:country="US"/>
    </style:style>
    <style:style style:name="P2255" style:parent-style-name="PreformattedText" style:family="paragraph">
      <style:paragraph-properties fo:background-color="#FFFFFF"/>
    </style:style>
    <style:style style:name="T2256" style:parent-style-name="Основнойшрифтабзаца" style:family="text">
      <style:text-properties fo:color="#000000" fo:language="en" fo:country="US"/>
    </style:style>
    <style:style style:name="T2257" style:parent-style-name="Основнойшрифтабзаца" style:family="text">
      <style:text-properties style:font-name="DejaVu Sans Mono" fo:color="#000000" fo:language="en" fo:country="US"/>
    </style:style>
    <style:style style:name="P2258" style:parent-style-name="PreformattedText" style:family="paragraph">
      <style:paragraph-properties fo:background-color="#FFFFFF"/>
    </style:style>
    <style:style style:name="T2259" style:parent-style-name="Основнойшрифтабзаца" style:family="text">
      <style:text-properties fo:color="#000000" fo:language="en" fo:country="US"/>
    </style:style>
    <style:style style:name="T2260" style:parent-style-name="Основнойшрифтабзаца" style:family="text">
      <style:text-properties style:font-name="DejaVu Sans Mono" fo:color="#000000" fo:language="en" fo:country="US"/>
    </style:style>
    <style:style style:name="P2261" style:parent-style-name="PreformattedText" style:family="paragraph">
      <style:paragraph-properties fo:background-color="#FFFFFF"/>
    </style:style>
    <style:style style:name="T2262" style:parent-style-name="Основнойшрифтабзаца" style:family="text">
      <style:text-properties fo:color="#000000" fo:language="en" fo:country="US"/>
    </style:style>
    <style:style style:name="T226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264" style:parent-style-name="Основнойшрифтабзаца" style:family="text">
      <style:text-properties style:font-name="DejaVu Sans Mono" fo:color="#000000" fo:language="en" fo:country="US"/>
    </style:style>
    <style:style style:name="T2265" style:parent-style-name="Основнойшрифтабзаца" style:family="text">
      <style:text-properties style:font-name="DejaVu Sans Mono" fo:color="#0000FF" fo:language="en" fo:country="US"/>
    </style:style>
    <style:style style:name="T2266" style:parent-style-name="Основнойшрифтабзаца" style:family="text">
      <style:text-properties style:font-name="DejaVu Sans Mono" fo:color="#000000" fo:language="en" fo:country="US"/>
    </style:style>
    <style:style style:name="P2267" style:parent-style-name="PreformattedText" style:family="paragraph">
      <style:paragraph-properties fo:background-color="#FFFFFF"/>
    </style:style>
    <style:style style:name="T2268" style:parent-style-name="Основнойшрифтабзаца" style:family="text">
      <style:text-properties fo:color="#000000" fo:language="en" fo:country="US"/>
    </style:style>
    <style:style style:name="T226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270" style:parent-style-name="Основнойшрифтабзаца" style:family="text">
      <style:text-properties style:font-name="DejaVu Sans Mono" fo:color="#000000" fo:language="en" fo:country="US"/>
    </style:style>
    <style:style style:name="P2271" style:parent-style-name="PreformattedText" style:family="paragraph">
      <style:paragraph-properties fo:background-color="#FFFFFF"/>
    </style:style>
    <style:style style:name="T2272" style:parent-style-name="Основнойшрифтабзаца" style:family="text">
      <style:text-properties fo:color="#000000" fo:language="en" fo:country="US"/>
    </style:style>
    <style:style style:name="T2273" style:parent-style-name="Основнойшрифтабзаца" style:family="text">
      <style:text-properties style:font-name="DejaVu Sans Mono" fo:color="#000000" fo:language="en" fo:country="US"/>
    </style:style>
    <style:style style:name="P2274" style:parent-style-name="PreformattedText" style:family="paragraph">
      <style:paragraph-properties fo:background-color="#FFFFFF"/>
    </style:style>
    <style:style style:name="T2275" style:parent-style-name="Основнойшрифтабзаца" style:family="text">
      <style:text-properties fo:color="#000000" fo:language="en" fo:country="US"/>
    </style:style>
    <style:style style:name="T2276" style:parent-style-name="Основнойшрифтабзаца" style:family="text">
      <style:text-properties style:font-name="DejaVu Sans Mono" fo:color="#000000" fo:language="en" fo:country="US"/>
    </style:style>
    <style:style style:name="P2277" style:parent-style-name="PreformattedText" style:family="paragraph">
      <style:paragraph-properties fo:margin-bottom="0.1965in" fo:background-color="#FFFFFF"/>
      <style:text-properties style:font-name="DejaVu Sans Mono" fo:color="#000000" fo:language="en" fo:country="US"/>
    </style:style>
    <style:style style:name="P2278" style:parent-style-name="Standard" style:family="paragraph">
      <style:text-properties fo:font-weight="bold" style:font-weight-asian="bold" style:font-weight-complex="bold" fo:language="en" fo:country="US"/>
    </style:style>
    <style:style style:name="P2279" style:parent-style-name="PreformattedText" style:family="paragraph">
      <style:paragraph-properties fo:background-color="#FFFFFF"/>
    </style:style>
    <style:style style:name="T2280" style:parent-style-name="Основнойшрифтабзаца" style:family="text">
      <style:text-properties style:font-name="DejaVu Sans Mono" fo:font-weight="bold" style:font-weight-asian="bold" fo:color="#808000" fo:language="en" fo:country="US"/>
    </style:style>
    <style:style style:name="T228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2282" style:parent-style-name="PreformattedText" style:family="paragraph">
      <style:paragraph-properties fo:background-color="#FFFFFF"/>
    </style:style>
    <style:style style:name="T228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284" style:parent-style-name="Основнойшрифтабзаца" style:family="text">
      <style:text-properties style:font-name="DejaVu Sans Mono" fo:color="#000000" fo:language="en" fo:country="US"/>
    </style:style>
    <style:style style:name="T228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286" style:parent-style-name="Основнойшрифтабзаца" style:family="text">
      <style:text-properties style:font-name="DejaVu Sans Mono" fo:color="#000000" fo:language="en" fo:country="US"/>
    </style:style>
    <style:style style:name="P2287" style:parent-style-name="PreformattedText" style:family="paragraph">
      <style:paragraph-properties fo:background-color="#FFFFFF"/>
    </style:style>
    <style:style style:name="T2288" style:parent-style-name="Основнойшрифтабзаца" style:family="text">
      <style:text-properties fo:color="#000000" fo:language="en" fo:country="US"/>
    </style:style>
    <style:style style:name="T2289" style:parent-style-name="Основнойшрифтабзаца" style:family="text">
      <style:text-properties style:font-name="DejaVu Sans Mono" fo:color="#000000" fo:language="en" fo:country="US"/>
    </style:style>
    <style:style style:name="P2290" style:parent-style-name="PreformattedText" style:family="paragraph">
      <style:paragraph-properties fo:background-color="#FFFFFF"/>
    </style:style>
    <style:style style:name="T2291" style:parent-style-name="Основнойшрифтабзаца" style:family="text">
      <style:text-properties fo:color="#000000" fo:language="en" fo:country="US"/>
    </style:style>
    <style:style style:name="T2292" style:parent-style-name="Основнойшрифтабзаца" style:family="text">
      <style:text-properties style:font-name="DejaVu Sans Mono" fo:color="#000000" fo:language="en" fo:country="US"/>
    </style:style>
    <style:style style:name="P2293" style:parent-style-name="PreformattedText" style:family="paragraph">
      <style:paragraph-properties fo:background-color="#FFFFFF"/>
    </style:style>
    <style:style style:name="T2294" style:parent-style-name="Основнойшрифтабзаца" style:family="text">
      <style:text-properties fo:color="#000000" fo:language="en" fo:country="US"/>
    </style:style>
    <style:style style:name="T229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296" style:parent-style-name="Основнойшрифтабзаца" style:family="text">
      <style:text-properties style:font-name="DejaVu Sans Mono" fo:color="#000000" fo:language="en" fo:country="US"/>
    </style:style>
    <style:style style:name="P2297" style:parent-style-name="PreformattedText" style:family="paragraph">
      <style:paragraph-properties fo:background-color="#FFFFFF"/>
      <style:text-properties style:font-name="DejaVu Sans Mono" fo:color="#000000" fo:language="en" fo:country="US"/>
    </style:style>
    <style:style style:name="P2298" style:parent-style-name="PreformattedText" style:family="paragraph">
      <style:paragraph-properties fo:background-color="#FFFFFF"/>
      <style:text-properties style:font-name="DejaVu Sans Mono" fo:color="#000000" fo:language="en" fo:country="US"/>
    </style:style>
    <style:style style:name="P2299" style:parent-style-name="PreformattedText" style:family="paragraph">
      <style:paragraph-properties fo:background-color="#FFFFFF"/>
    </style:style>
    <style:style style:name="T2300" style:parent-style-name="Основнойшрифтабзаца" style:family="text">
      <style:text-properties fo:color="#000000" fo:language="en" fo:country="US"/>
    </style:style>
    <style:style style:name="T2301" style:parent-style-name="Основнойшрифтабзаца" style:family="text">
      <style:text-properties style:font-name="DejaVu Sans Mono" fo:color="#000000" fo:language="en" fo:country="US"/>
    </style:style>
    <style:style style:name="P2302" style:parent-style-name="PreformattedText" style:family="paragraph">
      <style:paragraph-properties fo:background-color="#FFFFFF"/>
    </style:style>
    <style:style style:name="T2303" style:parent-style-name="Основнойшрифтабзаца" style:family="text">
      <style:text-properties fo:color="#000000" fo:language="en" fo:country="US"/>
    </style:style>
    <style:style style:name="T230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05" style:parent-style-name="Основнойшрифтабзаца" style:family="text">
      <style:text-properties style:font-name="DejaVu Sans Mono" fo:color="#000000" fo:language="en" fo:country="US"/>
    </style:style>
    <style:style style:name="P2306" style:parent-style-name="PreformattedText" style:family="paragraph">
      <style:paragraph-properties fo:background-color="#FFFFFF"/>
    </style:style>
    <style:style style:name="T2307" style:parent-style-name="Основнойшрифтабзаца" style:family="text">
      <style:text-properties fo:color="#000000" fo:language="en" fo:country="US"/>
    </style:style>
    <style:style style:name="T230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09" style:parent-style-name="Основнойшрифтабзаца" style:family="text">
      <style:text-properties style:font-name="DejaVu Sans Mono" fo:color="#000000" fo:language="en" fo:country="US"/>
    </style:style>
    <style:style style:name="P2310" style:parent-style-name="PreformattedText" style:family="paragraph">
      <style:paragraph-properties fo:background-color="#FFFFFF"/>
    </style:style>
    <style:style style:name="T2311" style:parent-style-name="Основнойшрифтабзаца" style:family="text">
      <style:text-properties fo:color="#000000" fo:language="en" fo:country="US"/>
    </style:style>
    <style:style style:name="T2312" style:parent-style-name="Основнойшрифтабзаца" style:family="text">
      <style:text-properties style:font-name="DejaVu Sans Mono" fo:color="#000000" fo:language="en" fo:country="US"/>
    </style:style>
    <style:style style:name="P2313" style:parent-style-name="PreformattedText" style:family="paragraph">
      <style:paragraph-properties fo:background-color="#FFFFFF"/>
    </style:style>
    <style:style style:name="T2314" style:parent-style-name="Основнойшрифтабзаца" style:family="text">
      <style:text-properties fo:color="#000000" fo:language="en" fo:country="US"/>
    </style:style>
    <style:style style:name="T2315" style:parent-style-name="Основнойшрифтабзаца" style:family="text">
      <style:text-properties style:font-name="DejaVu Sans Mono" fo:color="#000000" fo:language="en" fo:country="US"/>
    </style:style>
    <style:style style:name="T231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1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18" style:parent-style-name="Основнойшрифтабзаца" style:family="text">
      <style:text-properties style:font-name="DejaVu Sans Mono" fo:color="#000000" fo:language="en" fo:country="US"/>
    </style:style>
    <style:style style:name="P2319" style:parent-style-name="PreformattedText" style:family="paragraph">
      <style:paragraph-properties fo:background-color="#FFFFFF"/>
    </style:style>
    <style:style style:name="T2320" style:parent-style-name="Основнойшрифтабзаца" style:family="text">
      <style:text-properties fo:color="#000000" fo:language="en" fo:country="US"/>
    </style:style>
    <style:style style:name="T2321" style:parent-style-name="Основнойшрифтабзаца" style:family="text">
      <style:text-properties style:font-name="DejaVu Sans Mono" fo:color="#000000" fo:language="en" fo:country="US"/>
    </style:style>
    <style:style style:name="T232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23" style:parent-style-name="Основнойшрифтабзаца" style:family="text">
      <style:text-properties style:font-name="DejaVu Sans Mono" fo:color="#000000" fo:language="en" fo:country="US"/>
    </style:style>
    <style:style style:name="P2324" style:parent-style-name="PreformattedText" style:family="paragraph">
      <style:paragraph-properties fo:background-color="#FFFFFF"/>
    </style:style>
    <style:style style:name="T2325" style:parent-style-name="Основнойшрифтабзаца" style:family="text">
      <style:text-properties fo:color="#000000" fo:language="en" fo:country="US"/>
    </style:style>
    <style:style style:name="T2326" style:parent-style-name="Основнойшрифтабзаца" style:family="text">
      <style:text-properties style:font-name="DejaVu Sans Mono" fo:color="#000000" fo:language="en" fo:country="US"/>
    </style:style>
    <style:style style:name="P2327" style:parent-style-name="PreformattedText" style:family="paragraph">
      <style:paragraph-properties fo:background-color="#FFFFFF"/>
    </style:style>
    <style:style style:name="T2328" style:parent-style-name="Основнойшрифтабзаца" style:family="text">
      <style:text-properties fo:color="#000000" fo:language="en" fo:country="US"/>
    </style:style>
    <style:style style:name="T2329" style:parent-style-name="Основнойшрифтабзаца" style:family="text">
      <style:text-properties style:font-name="DejaVu Sans Mono" fo:color="#000000" fo:language="en" fo:country="US"/>
    </style:style>
    <style:style style:name="T233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31" style:parent-style-name="Основнойшрифтабзаца" style:family="text">
      <style:text-properties style:font-name="DejaVu Sans Mono" fo:color="#000000" fo:language="en" fo:country="US"/>
    </style:style>
    <style:style style:name="T233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33" style:parent-style-name="Основнойшрифтабзаца" style:family="text">
      <style:text-properties style:font-name="DejaVu Sans Mono" fo:color="#000000" fo:language="en" fo:country="US"/>
    </style:style>
    <style:style style:name="P2334" style:parent-style-name="PreformattedText" style:family="paragraph">
      <style:paragraph-properties fo:background-color="#FFFFFF"/>
    </style:style>
    <style:style style:name="T2335" style:parent-style-name="Основнойшрифтабзаца" style:family="text">
      <style:text-properties fo:color="#000000" fo:language="en" fo:country="US"/>
    </style:style>
    <style:style style:name="T233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37" style:parent-style-name="Основнойшрифтабзаца" style:family="text">
      <style:text-properties style:font-name="DejaVu Sans Mono" fo:color="#000000" fo:language="en" fo:country="US"/>
    </style:style>
    <style:style style:name="P2338" style:parent-style-name="PreformattedText" style:family="paragraph">
      <style:paragraph-properties fo:background-color="#FFFFFF"/>
    </style:style>
    <style:style style:name="T2339" style:parent-style-name="Основнойшрифтабзаца" style:family="text">
      <style:text-properties fo:color="#000000" fo:language="en" fo:country="US"/>
    </style:style>
    <style:style style:name="T234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4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342" style:parent-style-name="Основнойшрифтабзаца" style:family="text">
      <style:text-properties style:font-name="DejaVu Sans Mono" fo:color="#000000" fo:language="en" fo:country="US"/>
    </style:style>
    <style:style style:name="P2343" style:parent-style-name="PreformattedText" style:family="paragraph">
      <style:paragraph-properties fo:background-color="#FFFFFF"/>
    </style:style>
    <style:style style:name="T2344" style:parent-style-name="Основнойшрифтабзаца" style:family="text">
      <style:text-properties fo:color="#000000" fo:language="en" fo:country="US"/>
    </style:style>
    <style:style style:name="T2345" style:parent-style-name="Основнойшрифтабзаца" style:family="text">
      <style:text-properties style:font-name="DejaVu Sans Mono" fo:color="#000000" fo:language="en" fo:country="US"/>
    </style:style>
    <style:style style:name="P2346" style:parent-style-name="PreformattedText" style:family="paragraph">
      <style:paragraph-properties fo:background-color="#FFFFFF"/>
    </style:style>
    <style:style style:name="T2347" style:parent-style-name="Основнойшрифтабзаца" style:family="text">
      <style:text-properties fo:color="#000000" fo:language="en" fo:country="US"/>
    </style:style>
    <style:style style:name="T234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49" style:parent-style-name="Основнойшрифтабзаца" style:family="text">
      <style:text-properties style:font-name="DejaVu Sans Mono" fo:color="#000000" fo:language="en" fo:country="US"/>
    </style:style>
    <style:style style:name="P2350" style:parent-style-name="PreformattedText" style:family="paragraph">
      <style:paragraph-properties fo:background-color="#FFFFFF"/>
      <style:text-properties style:font-name="DejaVu Sans Mono" fo:color="#000000" fo:language="en" fo:country="US"/>
    </style:style>
    <style:style style:name="P2351" style:parent-style-name="PreformattedText" style:family="paragraph">
      <style:paragraph-properties fo:background-color="#FFFFFF"/>
    </style:style>
    <style:style style:name="T2352" style:parent-style-name="Основнойшрифтабзаца" style:family="text">
      <style:text-properties style:font-name="DejaVu Sans Mono" fo:color="#000000" fo:language="en" fo:country="US"/>
    </style:style>
    <style:style style:name="T235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54" style:parent-style-name="Основнойшрифтабзаца" style:family="text">
      <style:text-properties style:font-name="DejaVu Sans Mono" fo:color="#000000" fo:language="en" fo:country="US"/>
    </style:style>
    <style:style style:name="P2355" style:parent-style-name="PreformattedText" style:family="paragraph">
      <style:paragraph-properties fo:background-color="#FFFFFF"/>
    </style:style>
    <style:style style:name="T2356" style:parent-style-name="Основнойшрифтабзаца" style:family="text">
      <style:text-properties fo:color="#000000" fo:language="en" fo:country="US"/>
    </style:style>
    <style:style style:name="T235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5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359" style:parent-style-name="Основнойшрифтабзаца" style:family="text">
      <style:text-properties style:font-name="DejaVu Sans Mono" fo:color="#000000" fo:language="en" fo:country="US"/>
    </style:style>
    <style:style style:name="P2360" style:parent-style-name="PreformattedText" style:family="paragraph">
      <style:paragraph-properties fo:background-color="#FFFFFF"/>
      <style:text-properties style:font-name="DejaVu Sans Mono" fo:color="#000000" fo:language="en" fo:country="US"/>
    </style:style>
    <style:style style:name="P2361" style:parent-style-name="PreformattedText" style:family="paragraph">
      <style:paragraph-properties fo:background-color="#FFFFFF"/>
    </style:style>
    <style:style style:name="T236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63" style:parent-style-name="Основнойшрифтабзаца" style:family="text">
      <style:text-properties style:font-name="DejaVu Sans Mono" fo:color="#000000" fo:language="en" fo:country="US"/>
    </style:style>
    <style:style style:name="P2364" style:parent-style-name="PreformattedText" style:family="paragraph">
      <style:paragraph-properties fo:background-color="#FFFFFF"/>
    </style:style>
    <style:style style:name="T2365" style:parent-style-name="Основнойшрифтабзаца" style:family="text">
      <style:text-properties fo:color="#000000" fo:language="en" fo:country="US"/>
    </style:style>
    <style:style style:name="T236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67" style:parent-style-name="Основнойшрифтабзаца" style:family="text">
      <style:text-properties style:font-name="DejaVu Sans Mono" fo:color="#000000" fo:language="en" fo:country="US"/>
    </style:style>
    <style:style style:name="T2368" style:parent-style-name="Основнойшрифтабзаца" style:family="text">
      <style:text-properties style:font-name="DejaVu Sans Mono" fo:color="#0000FF" fo:language="en" fo:country="US"/>
    </style:style>
    <style:style style:name="T2369" style:parent-style-name="Основнойшрифтабзаца" style:family="text">
      <style:text-properties style:font-name="DejaVu Sans Mono" fo:color="#000000" fo:language="en" fo:country="US"/>
    </style:style>
    <style:style style:name="P2370" style:parent-style-name="PreformattedText" style:family="paragraph">
      <style:paragraph-properties fo:background-color="#FFFFFF"/>
    </style:style>
    <style:style style:name="T2371" style:parent-style-name="Основнойшрифтабзаца" style:family="text">
      <style:text-properties fo:color="#000000" fo:language="en" fo:country="US"/>
    </style:style>
    <style:style style:name="T237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73" style:parent-style-name="Основнойшрифтабзаца" style:family="text">
      <style:text-properties style:font-name="DejaVu Sans Mono" fo:color="#000000" fo:language="en" fo:country="US"/>
    </style:style>
    <style:style style:name="T237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75" style:parent-style-name="Основнойшрифтабзаца" style:family="text">
      <style:text-properties style:font-name="DejaVu Sans Mono" fo:color="#000000" fo:language="en" fo:country="US"/>
    </style:style>
    <style:style style:name="P2376" style:parent-style-name="PreformattedText" style:family="paragraph">
      <style:paragraph-properties fo:background-color="#FFFFFF"/>
    </style:style>
    <style:style style:name="T2377" style:parent-style-name="Основнойшрифтабзаца" style:family="text">
      <style:text-properties fo:color="#000000" fo:language="en" fo:country="US"/>
    </style:style>
    <style:style style:name="T2378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79" style:parent-style-name="Основнойшрифтабзаца" style:family="text">
      <style:text-properties style:font-name="DejaVu Sans Mono" fo:color="#000000" fo:language="en" fo:country="US"/>
    </style:style>
    <style:style style:name="P2380" style:parent-style-name="PreformattedText" style:family="paragraph">
      <style:paragraph-properties fo:background-color="#FFFFFF"/>
    </style:style>
    <style:style style:name="T2381" style:parent-style-name="Основнойшрифтабзаца" style:family="text">
      <style:text-properties fo:color="#000000" fo:language="en" fo:country="US"/>
    </style:style>
    <style:style style:name="T2382" style:parent-style-name="Основнойшрифтабзаца" style:family="text">
      <style:text-properties style:font-name="DejaVu Sans Mono" fo:color="#000000" fo:language="en" fo:country="US"/>
    </style:style>
    <style:style style:name="P2383" style:parent-style-name="PreformattedText" style:family="paragraph">
      <style:paragraph-properties fo:background-color="#FFFFFF"/>
    </style:style>
    <style:style style:name="T2384" style:parent-style-name="Основнойшрифтабзаца" style:family="text">
      <style:text-properties fo:color="#000000" fo:language="en" fo:country="US"/>
    </style:style>
    <style:style style:name="T238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86" style:parent-style-name="Основнойшрифтабзаца" style:family="text">
      <style:text-properties style:font-name="DejaVu Sans Mono" fo:color="#000000" fo:language="en" fo:country="US"/>
    </style:style>
    <style:style style:name="P2387" style:parent-style-name="PreformattedText" style:family="paragraph">
      <style:paragraph-properties fo:background-color="#FFFFFF"/>
    </style:style>
    <style:style style:name="T2388" style:parent-style-name="Основнойшрифтабзаца" style:family="text">
      <style:text-properties fo:color="#000000" fo:language="en" fo:country="US"/>
    </style:style>
    <style:style style:name="T2389" style:parent-style-name="Основнойшрифтабзаца" style:family="text">
      <style:text-properties style:font-name="DejaVu Sans Mono" fo:color="#000000" fo:language="en" fo:country="US"/>
    </style:style>
    <style:style style:name="T2390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391" style:parent-style-name="Основнойшрифтабзаца" style:family="text">
      <style:text-properties style:font-name="DejaVu Sans Mono" fo:color="#000000" fo:language="en" fo:country="US"/>
    </style:style>
    <style:style style:name="P2392" style:parent-style-name="PreformattedText" style:family="paragraph">
      <style:paragraph-properties fo:background-color="#FFFFFF"/>
    </style:style>
    <style:style style:name="T2393" style:parent-style-name="Основнойшрифтабзаца" style:family="text">
      <style:text-properties fo:color="#000000" fo:language="en" fo:country="US"/>
    </style:style>
    <style:style style:name="T2394" style:parent-style-name="Основнойшрифтабзаца" style:family="text">
      <style:text-properties style:font-name="DejaVu Sans Mono" fo:color="#000000" fo:language="en" fo:country="US"/>
    </style:style>
    <style:style style:name="P2395" style:parent-style-name="PreformattedText" style:family="paragraph">
      <style:paragraph-properties fo:background-color="#FFFFFF"/>
    </style:style>
    <style:style style:name="T2396" style:parent-style-name="Основнойшрифтабзаца" style:family="text">
      <style:text-properties fo:color="#000000" fo:language="en" fo:country="US"/>
    </style:style>
    <style:style style:name="T2397" style:parent-style-name="Основнойшрифтабзаца" style:family="text">
      <style:text-properties style:font-name="DejaVu Sans Mono" fo:color="#000000" fo:language="en" fo:country="US"/>
    </style:style>
    <style:style style:name="P2398" style:parent-style-name="PreformattedText" style:family="paragraph">
      <style:paragraph-properties fo:background-color="#FFFFFF"/>
    </style:style>
    <style:style style:name="T2399" style:parent-style-name="Основнойшрифтабзаца" style:family="text">
      <style:text-properties fo:color="#000000" fo:language="en" fo:country="US"/>
    </style:style>
    <style:style style:name="T2400" style:parent-style-name="Основнойшрифтабзаца" style:family="text">
      <style:text-properties style:font-name="DejaVu Sans Mono" fo:color="#000000" fo:language="en" fo:country="US"/>
    </style:style>
    <style:style style:name="P2401" style:parent-style-name="PreformattedText" style:family="paragraph">
      <style:paragraph-properties fo:background-color="#FFFFFF"/>
    </style:style>
    <style:style style:name="T2402" style:parent-style-name="Основнойшрифтабзаца" style:family="text">
      <style:text-properties fo:color="#000000" fo:language="en" fo:country="US"/>
    </style:style>
    <style:style style:name="T2403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04" style:parent-style-name="Основнойшрифтабзаца" style:family="text">
      <style:text-properties style:font-name="DejaVu Sans Mono" fo:color="#000000" fo:language="en" fo:country="US"/>
    </style:style>
    <style:style style:name="P2405" style:parent-style-name="PreformattedText" style:family="paragraph">
      <style:paragraph-properties fo:background-color="#FFFFFF"/>
      <style:text-properties style:font-name="DejaVu Sans Mono" fo:color="#000000" fo:language="en" fo:country="US"/>
    </style:style>
    <style:style style:name="P2406" style:parent-style-name="PreformattedText" style:family="paragraph">
      <style:paragraph-properties fo:background-color="#FFFFFF"/>
    </style:style>
    <style:style style:name="T2407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08" style:parent-style-name="Основнойшрифтабзаца" style:family="text">
      <style:text-properties style:font-name="DejaVu Sans Mono" fo:color="#000000" fo:language="en" fo:country="US"/>
    </style:style>
    <style:style style:name="T240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10" style:parent-style-name="Основнойшрифтабзаца" style:family="text">
      <style:text-properties style:font-name="DejaVu Sans Mono" fo:color="#000000" fo:language="en" fo:country="US"/>
    </style:style>
    <style:style style:name="T241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12" style:parent-style-name="Основнойшрифтабзаца" style:family="text">
      <style:text-properties style:font-name="DejaVu Sans Mono" fo:color="#000000" fo:language="en" fo:country="US"/>
    </style:style>
    <style:style style:name="P2413" style:parent-style-name="PreformattedText" style:family="paragraph">
      <style:paragraph-properties fo:background-color="#FFFFFF"/>
    </style:style>
    <style:style style:name="T2414" style:parent-style-name="Основнойшрифтабзаца" style:family="text">
      <style:text-properties fo:color="#000000" fo:language="en" fo:country="US"/>
    </style:style>
    <style:style style:name="T2415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16" style:parent-style-name="Основнойшрифтабзаца" style:family="text">
      <style:text-properties style:font-name="DejaVu Sans Mono" fo:color="#000000" fo:language="en" fo:country="US"/>
    </style:style>
    <style:style style:name="P2417" style:parent-style-name="PreformattedText" style:family="paragraph">
      <style:paragraph-properties fo:background-color="#FFFFFF"/>
    </style:style>
    <style:style style:name="T2418" style:parent-style-name="Основнойшрифтабзаца" style:family="text">
      <style:text-properties fo:color="#000000" fo:language="en" fo:country="US"/>
    </style:style>
    <style:style style:name="T241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20" style:parent-style-name="Основнойшрифтабзаца" style:family="text">
      <style:text-properties style:font-name="DejaVu Sans Mono" fo:color="#000000" fo:language="en" fo:country="US"/>
    </style:style>
    <style:style style:name="T2421" style:parent-style-name="Основнойшрифтабзаца" style:family="text">
      <style:text-properties style:font-name="DejaVu Sans Mono" fo:color="#000000" fo:language="en" fo:country="US"/>
    </style:style>
    <style:style style:name="P2422" style:parent-style-name="PreformattedText" style:family="paragraph">
      <style:paragraph-properties fo:background-color="#FFFFFF"/>
    </style:style>
    <style:style style:name="T2423" style:parent-style-name="Основнойшрифтабзаца" style:family="text">
      <style:text-properties fo:color="#000000" fo:language="en" fo:country="US"/>
    </style:style>
    <style:style style:name="T242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25" style:parent-style-name="Основнойшрифтабзаца" style:family="text">
      <style:text-properties style:font-name="DejaVu Sans Mono" fo:color="#000000" fo:language="en" fo:country="US"/>
    </style:style>
    <style:style style:name="T2426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427" style:parent-style-name="Основнойшрифтабзаца" style:family="text">
      <style:text-properties style:font-name="DejaVu Sans Mono" fo:color="#000000" fo:language="en" fo:country="US"/>
    </style:style>
    <style:style style:name="P2428" style:parent-style-name="PreformattedText" style:family="paragraph">
      <style:paragraph-properties fo:background-color="#FFFFFF"/>
    </style:style>
    <style:style style:name="T2429" style:parent-style-name="Основнойшрифтабзаца" style:family="text">
      <style:text-properties fo:color="#000000" fo:language="en" fo:country="US"/>
    </style:style>
    <style:style style:name="T2430" style:parent-style-name="Основнойшрифтабзаца" style:family="text">
      <style:text-properties style:font-name="DejaVu Sans Mono" fo:color="#000000" fo:language="en" fo:country="US"/>
    </style:style>
    <style:style style:name="T243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T2432" style:parent-style-name="Основнойшрифтабзаца" style:family="text">
      <style:text-properties style:font-name="DejaVu Sans Mono" fo:color="#000000" fo:language="en" fo:country="US"/>
    </style:style>
    <style:style style:name="P2433" style:parent-style-name="PreformattedText" style:family="paragraph">
      <style:paragraph-properties fo:margin-bottom="0.1965in" fo:background-color="#FFFFFF"/>
      <style:text-properties style:font-name="DejaVu Sans Mono" fo:color="#000000" fo:language="en" fo:country="US"/>
    </style:style>
    <style:style style:name="P2434" style:parent-style-name="PreformattedText" style:family="paragraph">
      <style:paragraph-properties fo:background-color="#FFFFFF"/>
      <style:text-properties style:font-name="DejaVu Sans Mono" fo:font-weight="bold" style:font-weight-asian="bold" fo:color="#000000" fo:language="en" fo:country="US"/>
    </style:style>
    <style:style style:name="P2435" style:parent-style-name="Standard" style:family="paragraph">
      <style:text-properties fo:font-weight="bold" style:font-weight-asian="bold" style:font-weight-complex="bold" fo:language="en" fo:country="US"/>
    </style:style>
    <style:style style:name="P2436" style:parent-style-name="PreformattedText" style:family="paragraph">
      <style:paragraph-properties fo:background-color="#FFFFFF"/>
    </style:style>
    <style:style style:name="T2437" style:parent-style-name="Основнойшрифтабзаца" style:family="text">
      <style:text-properties style:font-name="DejaVu Sans Mono" fo:font-weight="bold" style:font-weight-asian="bold" fo:color="#808000" fo:language="en" fo:country="US"/>
    </style:style>
    <style:style style:name="T2438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2439" style:parent-style-name="PreformattedText" style:family="paragraph">
      <style:paragraph-properties fo:background-color="#FFFFFF"/>
    </style:style>
    <style:style style:name="T2440" style:parent-style-name="Основнойшрифтабзаца" style:family="text">
      <style:text-properties style:font-name="DejaVu Sans Mono" fo:color="#808000" fo:language="en" fo:country="US"/>
    </style:style>
    <style:style style:name="T2441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2442" style:parent-style-name="PreformattedText" style:family="paragraph">
      <style:paragraph-properties fo:background-color="#FFFFFF"/>
    </style:style>
    <style:style style:name="T2443" style:parent-style-name="Основнойшрифтабзаца" style:family="text">
      <style:text-properties style:font-name="DejaVu Sans Mono" fo:color="#808000" fo:language="en" fo:country="US"/>
    </style:style>
    <style:style style:name="T2444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2445" style:parent-style-name="PreformattedText" style:family="paragraph">
      <style:paragraph-properties fo:background-color="#FFFFFF"/>
    </style:style>
    <style:style style:name="T2446" style:parent-style-name="Основнойшрифтабзаца" style:family="text">
      <style:text-properties style:font-name="DejaVu Sans Mono" fo:color="#808000" fo:language="en" fo:country="US"/>
    </style:style>
    <style:style style:name="T2447" style:parent-style-name="Основнойшрифтабзаца" style:family="text">
      <style:text-properties style:font-name="DejaVu Sans Mono" fo:font-weight="bold" style:font-weight-asian="bold" fo:color="#008000" fo:language="en" fo:country="US"/>
    </style:style>
    <style:style style:name="P2448" style:parent-style-name="PreformattedText" style:family="paragraph">
      <style:paragraph-properties fo:background-color="#FFFFFF"/>
    </style:style>
    <style:style style:name="T244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50" style:parent-style-name="Основнойшрифтабзаца" style:family="text">
      <style:text-properties style:font-name="DejaVu Sans Mono" fo:color="#000000" fo:language="en" fo:country="US"/>
    </style:style>
    <style:style style:name="T2451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52" style:parent-style-name="Основнойшрифтабзаца" style:family="text">
      <style:text-properties style:font-name="DejaVu Sans Mono" fo:color="#000000" fo:language="en" fo:country="US"/>
    </style:style>
    <style:style style:name="P2453" style:parent-style-name="PreformattedText" style:family="paragraph">
      <style:paragraph-properties fo:background-color="#FFFFFF"/>
      <style:text-properties style:font-name="DejaVu Sans Mono" fo:color="#000000" fo:language="en" fo:country="US"/>
    </style:style>
    <style:style style:name="P2454" style:parent-style-name="PreformattedText" style:family="paragraph">
      <style:paragraph-properties fo:background-color="#FFFFFF"/>
    </style:style>
    <style:style style:name="T2455" style:parent-style-name="Основнойшрифтабзаца" style:family="text">
      <style:text-properties style:font-name="DejaVu Sans Mono" fo:color="#000000" fo:language="en" fo:country="US"/>
    </style:style>
    <style:style style:name="T245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57" style:parent-style-name="Основнойшрифтабзаца" style:family="text">
      <style:text-properties style:font-name="DejaVu Sans Mono" fo:color="#000000" fo:language="en" fo:country="US"/>
    </style:style>
    <style:style style:name="P2458" style:parent-style-name="PreformattedText" style:family="paragraph">
      <style:paragraph-properties fo:background-color="#FFFFFF"/>
    </style:style>
    <style:style style:name="T2459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60" style:parent-style-name="Основнойшрифтабзаца" style:family="text">
      <style:text-properties style:font-name="DejaVu Sans Mono" fo:color="#000000" fo:language="en" fo:country="US"/>
    </style:style>
    <style:style style:name="P2461" style:parent-style-name="PreformattedText" style:family="paragraph">
      <style:paragraph-properties fo:margin-bottom="0.1965in" fo:background-color="#FFFFFF"/>
    </style:style>
    <style:style style:name="T2462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63" style:parent-style-name="Основнойшрифтабзаца" style:family="text">
      <style:text-properties style:font-name="DejaVu Sans Mono" fo:color="#000000" fo:language="en" fo:country="US"/>
    </style:style>
    <style:style style:name="T2464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65" style:parent-style-name="Основнойшрифтабзаца" style:family="text">
      <style:text-properties style:font-name="DejaVu Sans Mono" fo:color="#000000" fo:language="en" fo:country="US"/>
    </style:style>
    <style:style style:name="T2466" style:parent-style-name="Основнойшрифтабзаца" style:family="text">
      <style:text-properties style:font-name="DejaVu Sans Mono" fo:font-weight="bold" style:font-weight-asian="bold" fo:color="#000080" fo:language="en" fo:country="US"/>
    </style:style>
    <style:style style:name="T2467" style:parent-style-name="Основнойшрифтабзаца" style:family="text">
      <style:text-properties style:font-name="DejaVu Sans Mono" fo:color="#000000" fo:language="en" fo:country="US"/>
    </style:style>
    <style:style style:name="P2468" style:parent-style-name="PreformattedText" style:family="paragraph">
      <style:paragraph-properties fo:background-color="#FFFFFF"/>
      <style:text-properties style:font-name="DejaVu Sans Mono" fo:font-weight="bold" style:font-weight-asian="bold" fo:color="#000000" fo:language="en" fo:country="US"/>
    </style:style>
    <style:style style:name="P2469" style:parent-style-name="Заголовок1" style:family="paragraph">
      <style:paragraph-properties fo:break-before="page"/>
    </style:style>
    <style:style style:name="P2470" style:parent-style-name="Standard" style:family="paragraph">
      <style:text-properties fo:language="en" fo:country="US"/>
    </style:style>
    <style:style style:name="P2471" style:parent-style-name="Standard" style:family="paragraph">
      <style:text-properties fo:language="en" fo:country="US"/>
    </style:style>
    <style:style style:name="P2472" style:parent-style-name="Standard" style:family="paragraph">
      <style:text-properties fo:language="en" fo:country="US"/>
    </style:style>
    <style:style style:name="P2473" style:parent-style-name="Standard" style:family="paragraph">
      <style:text-properties fo:language="en" fo:country="US"/>
    </style:style>
    <style:style style:name="P2474" style:parent-style-name="Standard" style:family="paragraph">
      <style:text-properties fo:language="en" fo:country="US"/>
    </style:style>
    <style:style style:name="P2475" style:parent-style-name="Standard" style:family="paragraph">
      <style:text-properties fo:language="en" fo:country="US"/>
    </style:style>
    <style:style style:name="P2476" style:parent-style-name="Standard" style:family="paragraph">
      <style:text-properties fo:language="en" fo:country="US"/>
    </style:style>
    <style:style style:name="P2477" style:parent-style-name="Standard" style:family="paragraph">
      <style:text-properties fo:language="en" fo:country="US"/>
    </style:style>
    <style:style style:name="P2478" style:parent-style-name="Standard" style:family="paragraph">
      <style:text-properties fo:language="en" fo:country="US"/>
    </style:style>
    <style:style style:name="P2479" style:parent-style-name="Standard" style:family="paragraph">
      <style:text-properties fo:language="en" fo:country="US"/>
    </style:style>
    <style:style style:name="P2480" style:parent-style-name="Standard" style:family="paragraph">
      <style:text-properties fo:language="en" fo:country="US"/>
    </style:style>
    <style:style style:name="P2481" style:parent-style-name="Standard" style:family="paragraph">
      <style:text-properties fo:language="en" fo:country="US"/>
    </style:style>
    <style:style style:name="P2482" style:parent-style-name="Standard" style:family="paragraph">
      <style:text-properties fo:language="en" fo:country="US"/>
    </style:style>
    <style:style style:name="P2483" style:parent-style-name="Standard" style:family="paragraph">
      <style:text-properties fo:language="en" fo:country="US"/>
    </style:style>
    <style:style style:name="P2484" style:parent-style-name="Standard" style:family="paragraph">
      <style:text-properties fo:language="en" fo:country="US"/>
    </style:style>
    <style:style style:name="P2485" style:parent-style-name="Standard" style:family="paragraph">
      <style:text-properties fo:language="en" fo:country="US"/>
    </style:style>
    <style:style style:name="P2486" style:parent-style-name="Standard" style:family="paragraph">
      <style:text-properties fo:language="en" fo:country="US"/>
    </style:style>
    <style:style style:name="P2487" style:parent-style-name="Standard" style:family="paragraph">
      <style:text-properties fo:language="en" fo:country="US"/>
    </style:style>
    <style:style style:name="P2488" style:parent-style-name="Standard" style:family="paragraph">
      <style:text-properties fo:language="en" fo:country="US"/>
    </style:style>
    <style:style style:name="P2489" style:parent-style-name="Standard" style:family="paragraph">
      <style:text-properties fo:language="en" fo:country="US"/>
    </style:style>
    <style:style style:name="P2490" style:parent-style-name="Standard" style:family="paragraph">
      <style:text-properties fo:language="en" fo:country="US"/>
    </style:style>
    <style:style style:name="P2491" style:parent-style-name="Standard" style:family="paragraph">
      <style:text-properties fo:language="en" fo:country="US"/>
    </style:style>
    <style:style style:name="P2492" style:parent-style-name="Standard" style:family="paragraph">
      <style:text-properties fo:language="en" fo:country="US"/>
    </style:style>
    <style:style style:name="P2493" style:parent-style-name="Standard" style:family="paragraph">
      <style:text-properties fo:language="en" fo:country="US"/>
    </style:style>
    <style:style style:name="P2494" style:parent-style-name="Standard" style:family="paragraph">
      <style:text-properties fo:language="en" fo:country="US"/>
    </style:style>
    <style:style style:name="P2495" style:parent-style-name="Standard" style:family="paragraph">
      <style:text-properties fo:language="en" fo:country="US"/>
    </style:style>
    <style:style style:name="P2496" style:parent-style-name="Standard" style:family="paragraph">
      <style:text-properties fo:language="en" fo:country="US"/>
    </style:style>
    <style:style style:name="P2497" style:parent-style-name="Standard" style:family="paragraph">
      <style:text-properties fo:language="en" fo:country="US"/>
    </style:style>
    <style:style style:name="P2498" style:parent-style-name="Standard" style:family="paragraph">
      <style:text-properties fo:language="en" fo:country="US"/>
    </style:style>
    <style:style style:name="P2499" style:parent-style-name="Standard" style:family="paragraph">
      <style:text-properties fo:language="en" fo:country="US"/>
    </style:style>
    <style:style style:name="P2500" style:parent-style-name="Standard" style:family="paragraph">
      <style:text-properties fo:language="en" fo:country="US"/>
    </style:style>
    <style:style style:name="P2501" style:parent-style-name="Standard" style:family="paragraph">
      <style:text-properties fo:language="en" fo:country="US"/>
    </style:style>
    <style:style style:name="P2502" style:parent-style-name="Standard" style:family="paragraph">
      <style:text-properties fo:language="en" fo:country="US"/>
    </style:style>
    <style:style style:name="P2503" style:parent-style-name="Standard" style:family="paragraph">
      <style:text-properties fo:language="en" fo:country="US"/>
    </style:style>
    <style:style style:name="P2504" style:parent-style-name="Standard" style:family="paragraph">
      <style:text-properties fo:language="en" fo:country="US"/>
    </style:style>
    <style:style style:name="P2505" style:parent-style-name="Standard" style:family="paragraph">
      <style:text-properties fo:language="en" fo:country="US"/>
    </style:style>
    <style:style style:name="P2506" style:parent-style-name="Standard" style:family="paragraph">
      <style:text-properties fo:language="en" fo:country="US"/>
    </style:style>
    <style:style style:name="P2507" style:parent-style-name="Standard" style:family="paragraph">
      <style:text-properties fo:language="en" fo:country="US"/>
    </style:style>
    <style:style style:name="P2508" style:parent-style-name="Standard" style:family="paragraph">
      <style:text-properties fo:language="en" fo:country="US"/>
    </style:style>
    <style:style style:name="P2509" style:parent-style-name="Standard" style:family="paragraph">
      <style:text-properties fo:language="en" fo:country="US"/>
    </style:style>
    <style:style style:name="P2510" style:parent-style-name="Standard" style:family="paragraph">
      <style:text-properties fo:language="en" fo:country="US"/>
    </style:style>
    <style:style style:name="P2511" style:parent-style-name="Standard" style:family="paragraph">
      <style:text-properties fo:language="en" fo:country="US"/>
    </style:style>
    <style:style style:name="P2512" style:parent-style-name="Standard" style:family="paragraph">
      <style:text-properties fo:language="en" fo:country="US"/>
    </style:style>
    <style:style style:name="P2513" style:parent-style-name="Standard" style:family="paragraph">
      <style:text-properties fo:language="en" fo:country="US"/>
    </style:style>
    <style:style style:name="P2514" style:parent-style-name="Standard" style:family="paragraph">
      <style:text-properties fo:language="en" fo:country="US"/>
    </style:style>
    <style:style style:name="P2515" style:parent-style-name="Standard" style:family="paragraph">
      <style:text-properties fo:language="en" fo:country="US"/>
    </style:style>
    <style:style style:name="P2516" style:parent-style-name="Standard" style:family="paragraph">
      <style:text-properties fo:language="en" fo:country="US"/>
    </style:style>
    <style:style style:name="P2517" style:parent-style-name="Standard" style:family="paragraph">
      <style:text-properties fo:language="en" fo:country="US"/>
    </style:style>
    <style:style style:name="P2518" style:parent-style-name="Standard" style:family="paragraph">
      <style:text-properties fo:language="en" fo:country="US"/>
    </style:style>
    <style:style style:name="P2519" style:parent-style-name="Standard" style:family="paragraph">
      <style:text-properties fo:language="en" fo:country="US"/>
    </style:style>
    <style:style style:name="P2520" style:parent-style-name="Standard" style:family="paragraph">
      <style:text-properties fo:language="en" fo:country="US"/>
    </style:style>
    <style:style style:name="P2521" style:parent-style-name="Standard" style:family="paragraph">
      <style:text-properties fo:language="en" fo:country="US"/>
    </style:style>
    <style:style style:name="P2522" style:parent-style-name="Standard" style:family="paragraph">
      <style:text-properties fo:language="en" fo:country="US"/>
    </style:style>
    <style:style style:name="P2523" style:parent-style-name="Standard" style:family="paragraph">
      <style:text-properties fo:language="en" fo:country="US"/>
    </style:style>
    <style:style style:name="P2524" style:parent-style-name="Standard" style:family="paragraph">
      <style:text-properties fo:language="en" fo:country="US"/>
    </style:style>
    <style:style style:name="P2525" style:parent-style-name="Standard" style:family="paragraph">
      <style:text-properties fo:language="en" fo:country="US"/>
    </style:style>
    <style:style style:name="P2526" style:parent-style-name="Standard" style:family="paragraph">
      <style:text-properties fo:language="en" fo:country="US"/>
    </style:style>
    <style:style style:name="P2527" style:parent-style-name="Standard" style:family="paragraph">
      <style:text-properties fo:language="en" fo:country="US"/>
    </style:style>
    <style:style style:name="P2528" style:parent-style-name="Standard" style:family="paragraph">
      <style:text-properties fo:language="en" fo:country="US"/>
    </style:style>
    <style:style style:name="P2529" style:parent-style-name="Standard" style:family="paragraph">
      <style:text-properties fo:language="en" fo:country="US"/>
    </style:style>
    <style:style style:name="P2530" style:parent-style-name="Standard" style:family="paragraph">
      <style:text-properties fo:language="en" fo:country="US"/>
    </style:style>
    <style:style style:name="P2531" style:parent-style-name="Standard" style:family="paragraph">
      <style:text-properties fo:language="en" fo:country="US"/>
    </style:style>
    <style:style style:name="P2532" style:parent-style-name="Standard" style:family="paragraph">
      <style:text-properties fo:language="en" fo:country="US"/>
    </style:style>
    <style:style style:name="P2533" style:parent-style-name="Standard" style:family="paragraph">
      <style:text-properties fo:language="en" fo:country="US"/>
    </style:style>
    <style:style style:name="P2534" style:parent-style-name="Standard" style:family="paragraph">
      <style:text-properties fo:language="en" fo:country="US"/>
    </style:style>
    <style:style style:name="P2535" style:parent-style-name="Standard" style:family="paragraph">
      <style:text-properties fo:language="en" fo:country="US"/>
    </style:style>
    <style:style style:name="P2536" style:parent-style-name="Standard" style:family="paragraph">
      <style:text-properties fo:language="en" fo:country="US"/>
    </style:style>
    <style:style style:name="P2537" style:parent-style-name="Standard" style:family="paragraph">
      <style:text-properties fo:language="en" fo:country="US"/>
    </style:style>
    <style:style style:name="P2538" style:parent-style-name="Standard" style:family="paragraph">
      <style:text-properties fo:language="en" fo:country="US"/>
    </style:style>
    <style:style style:name="P2539" style:parent-style-name="Standard" style:family="paragraph">
      <style:text-properties fo:language="en" fo:country="US"/>
    </style:style>
    <style:style style:name="P2540" style:parent-style-name="Standard" style:family="paragraph">
      <style:text-properties fo:language="en" fo:country="US"/>
    </style:style>
    <style:style style:name="P2541" style:parent-style-name="Standard" style:family="paragraph">
      <style:text-properties fo:language="en" fo:country="US"/>
    </style:style>
    <style:style style:name="P2542" style:parent-style-name="Standard" style:family="paragraph">
      <style:text-properties fo:language="en" fo:country="US"/>
    </style:style>
    <style:style style:name="P2543" style:parent-style-name="Standard" style:family="paragraph">
      <style:text-properties fo:language="en" fo:country="US"/>
    </style:style>
    <style:style style:name="P2544" style:parent-style-name="Standard" style:family="paragraph">
      <style:text-properties fo:language="en" fo:country="US"/>
    </style:style>
    <style:style style:name="P2545" style:parent-style-name="Standard" style:family="paragraph">
      <style:text-properties fo:language="en" fo:country="US"/>
    </style:style>
    <style:style style:name="P2546" style:parent-style-name="Standard" style:family="paragraph">
      <style:text-properties fo:language="en" fo:country="US"/>
    </style:style>
    <style:style style:name="P2547" style:parent-style-name="Standard" style:family="paragraph">
      <style:text-properties fo:language="en" fo:country="US"/>
    </style:style>
    <style:style style:name="P2548" style:parent-style-name="Standard" style:family="paragraph">
      <style:text-properties fo:language="en" fo:country="US"/>
    </style:style>
    <style:style style:name="P2549" style:parent-style-name="Standard" style:family="paragraph">
      <style:text-properties fo:language="en" fo:country="US"/>
    </style:style>
    <style:style style:name="P2550" style:parent-style-name="Standard" style:family="paragraph">
      <style:text-properties fo:language="en" fo:country="US"/>
    </style:style>
    <style:style style:name="P2551" style:parent-style-name="Standard" style:family="paragraph">
      <style:text-properties fo:language="en" fo:country="US"/>
    </style:style>
    <style:style style:name="P2552" style:parent-style-name="Standard" style:family="paragraph">
      <style:text-properties fo:language="en" fo:country="US"/>
    </style:style>
    <style:style style:name="P2553" style:parent-style-name="Standard" style:family="paragraph">
      <style:text-properties fo:language="en" fo:country="US"/>
    </style:style>
    <style:style style:name="P2554" style:parent-style-name="Standard" style:family="paragraph">
      <style:text-properties fo:language="en" fo:country="US"/>
    </style:style>
    <style:style style:name="P2555" style:parent-style-name="Standard" style:family="paragraph">
      <style:text-properties fo:language="en" fo:country="US"/>
    </style:style>
    <style:style style:name="P2556" style:parent-style-name="Standard" style:family="paragraph">
      <style:text-properties fo:language="en" fo:country="US"/>
    </style:style>
    <style:style style:name="P2557" style:parent-style-name="Standard" style:family="paragraph">
      <style:text-properties fo:language="en" fo:country="US"/>
    </style:style>
    <style:style style:name="P2558" style:parent-style-name="Standard" style:family="paragraph">
      <style:text-properties fo:language="en" fo:country="US"/>
    </style:style>
    <style:style style:name="P2559" style:parent-style-name="Standard" style:family="paragraph">
      <style:text-properties fo:language="en" fo:country="US"/>
    </style:style>
    <style:style style:name="P2560" style:parent-style-name="Standard" style:family="paragraph">
      <style:text-properties fo:language="en" fo:country="US"/>
    </style:style>
    <style:style style:name="P2561" style:parent-style-name="Standard" style:family="paragraph">
      <style:text-properties fo:language="en" fo:country="US"/>
    </style:style>
    <style:style style:name="P2562" style:parent-style-name="Standard" style:family="paragraph">
      <style:text-properties fo:language="en" fo:country="US"/>
    </style:style>
    <style:style style:name="P2563" style:parent-style-name="Standard" style:family="paragraph">
      <style:text-properties fo:language="en" fo:country="US"/>
    </style:style>
    <style:style style:name="P2564" style:parent-style-name="Standard" style:family="paragraph">
      <style:text-properties fo:language="en" fo:country="US"/>
    </style:style>
    <style:style style:name="P2565" style:parent-style-name="Standard" style:family="paragraph">
      <style:text-properties fo:language="en" fo:country="US"/>
    </style:style>
    <style:style style:name="P2566" style:parent-style-name="Standard" style:family="paragraph">
      <style:text-properties fo:language="en" fo:country="US"/>
    </style:style>
    <style:style style:name="P2567" style:parent-style-name="Standard" style:family="paragraph">
      <style:text-properties fo:language="en" fo:country="US"/>
    </style:style>
    <style:style style:name="P2568" style:parent-style-name="Standard" style:family="paragraph">
      <style:text-properties fo:language="en" fo:country="US"/>
    </style:style>
    <style:style style:name="P2569" style:parent-style-name="Standard" style:family="paragraph">
      <style:text-properties fo:language="en" fo:country="US"/>
    </style:style>
    <style:style style:name="P2570" style:parent-style-name="Standard" style:family="paragraph">
      <style:text-properties fo:language="en" fo:country="US"/>
    </style:style>
    <style:style style:name="P2571" style:parent-style-name="Standard" style:family="paragraph">
      <style:text-properties fo:language="en" fo:country="US"/>
    </style:style>
    <style:style style:name="P2572" style:parent-style-name="Standard" style:family="paragraph">
      <style:text-properties fo:language="en" fo:country="US"/>
    </style:style>
    <style:style style:name="P2573" style:parent-style-name="Standard" style:family="paragraph">
      <style:text-properties fo:language="en" fo:country="US"/>
    </style:style>
    <style:style style:name="P2574" style:parent-style-name="Standard" style:family="paragraph">
      <style:text-properties fo:language="en" fo:country="US"/>
    </style:style>
    <style:style style:name="P2575" style:parent-style-name="Standard" style:family="paragraph">
      <style:text-properties fo:language="en" fo:country="US"/>
    </style:style>
    <style:style style:name="P2576" style:parent-style-name="Standard" style:family="paragraph">
      <style:text-properties fo:language="en" fo:country="US"/>
    </style:style>
    <style:style style:name="P2577" style:parent-style-name="Standard" style:family="paragraph">
      <style:text-properties fo:language="en" fo:country="US"/>
    </style:style>
    <style:style style:name="P2578" style:parent-style-name="Standard" style:family="paragraph">
      <style:text-properties fo:language="en" fo:country="US"/>
    </style:style>
    <style:style style:name="P2579" style:parent-style-name="Standard" style:family="paragraph">
      <style:text-properties fo:language="en" fo:country="US"/>
    </style:style>
    <style:style style:name="P2580" style:parent-style-name="Standard" style:family="paragraph">
      <style:text-properties fo:language="en" fo:country="US"/>
    </style:style>
    <style:style style:name="P2581" style:parent-style-name="Standard" style:family="paragraph">
      <style:text-properties fo:language="en" fo:country="US"/>
    </style:style>
    <style:style style:name="P2582" style:parent-style-name="Standard" style:family="paragraph">
      <style:text-properties fo:language="en" fo:country="US"/>
    </style:style>
    <style:style style:name="P2583" style:parent-style-name="Standard" style:family="paragraph">
      <style:text-properties fo:language="en" fo:country="US"/>
    </style:style>
    <style:style style:name="P2584" style:parent-style-name="Standard" style:family="paragraph">
      <style:text-properties fo:language="en" fo:country="US"/>
    </style:style>
    <style:style style:name="P2585" style:parent-style-name="Standard" style:family="paragraph">
      <style:text-properties fo:language="en" fo:country="US"/>
    </style:style>
    <style:style style:name="P2586" style:parent-style-name="Standard" style:family="paragraph">
      <style:text-properties fo:language="en" fo:country="US"/>
    </style:style>
    <style:style style:name="P2587" style:parent-style-name="Standard" style:family="paragraph">
      <style:text-properties fo:language="en" fo:country="US"/>
    </style:style>
    <style:style style:name="P2588" style:parent-style-name="Standard" style:family="paragraph">
      <style:text-properties fo:language="en" fo:country="US"/>
    </style:style>
    <style:style style:name="P2589" style:parent-style-name="Standard" style:family="paragraph">
      <style:text-properties fo:language="en" fo:country="US"/>
    </style:style>
    <style:style style:name="P2590" style:parent-style-name="Standard" style:family="paragraph">
      <style:text-properties fo:language="en" fo:country="US"/>
    </style:style>
    <style:style style:name="P2591" style:parent-style-name="Standard" style:family="paragraph">
      <style:text-properties fo:language="en" fo:country="US"/>
    </style:style>
    <style:style style:name="P2592" style:parent-style-name="Standard" style:family="paragraph">
      <style:text-properties fo:language="en" fo:country="US"/>
    </style:style>
    <style:style style:name="P2593" style:parent-style-name="Standard" style:family="paragraph">
      <style:text-properties fo:language="en" fo:country="US"/>
    </style:style>
    <style:style style:name="P2594" style:parent-style-name="Standard" style:family="paragraph">
      <style:text-properties fo:language="en" fo:country="US"/>
    </style:style>
    <style:style style:name="P2595" style:parent-style-name="Standard" style:family="paragraph">
      <style:text-properties fo:language="en" fo:country="US"/>
    </style:style>
    <style:style style:name="P2596" style:parent-style-name="Standard" style:family="paragraph">
      <style:text-properties fo:language="en" fo:country="US"/>
    </style:style>
    <style:style style:name="P2597" style:parent-style-name="Standard" style:family="paragraph">
      <style:text-properties fo:language="en" fo:country="US"/>
    </style:style>
    <style:style style:name="P2598" style:parent-style-name="Standard" style:family="paragraph">
      <style:text-properties fo:language="en" fo:country="US"/>
    </style:style>
    <style:style style:name="P2599" style:parent-style-name="Standard" style:family="paragraph">
      <style:text-properties fo:language="en" fo:country="US"/>
    </style:style>
    <style:style style:name="P2600" style:parent-style-name="Standard" style:family="paragraph">
      <style:text-properties fo:language="en" fo:country="US"/>
    </style:style>
    <style:style style:name="P2601" style:parent-style-name="Standard" style:family="paragraph">
      <style:text-properties fo:language="en" fo:country="US"/>
    </style:style>
    <style:style style:name="P2602" style:parent-style-name="Standard" style:family="paragraph">
      <style:text-properties fo:language="en" fo:country="US"/>
    </style:style>
    <style:style style:name="P2603" style:parent-style-name="Standard" style:family="paragraph">
      <style:text-properties fo:language="en" fo:country="US"/>
    </style:style>
    <style:style style:name="P2604" style:parent-style-name="Standard" style:family="paragraph">
      <style:text-properties fo:language="en" fo:country="US"/>
    </style:style>
    <style:style style:name="P2605" style:parent-style-name="Standard" style:family="paragraph">
      <style:text-properties fo:language="en" fo:country="US"/>
    </style:style>
    <style:style style:name="P2606" style:parent-style-name="Standard" style:family="paragraph">
      <style:text-properties fo:language="en" fo:country="US"/>
    </style:style>
    <style:style style:name="P2607" style:parent-style-name="Standard" style:family="paragraph">
      <style:text-properties fo:language="en" fo:country="US"/>
    </style:style>
    <style:style style:name="P2608" style:parent-style-name="Standard" style:family="paragraph">
      <style:text-properties fo:language="en" fo:country="US"/>
    </style:style>
    <style:style style:name="P2609" style:parent-style-name="Standard" style:family="paragraph">
      <style:text-properties fo:language="en" fo:country="US"/>
    </style:style>
    <style:style style:name="P2610" style:parent-style-name="Standard" style:family="paragraph">
      <style:text-properties fo:language="en" fo:country="US"/>
    </style:style>
    <style:style style:name="P2611" style:parent-style-name="Standard" style:family="paragraph">
      <style:text-properties fo:language="en" fo:country="US"/>
    </style:style>
    <style:style style:name="P2612" style:parent-style-name="Standard" style:family="paragraph">
      <style:text-properties fo:language="en" fo:country="US"/>
    </style:style>
    <style:style style:name="P2613" style:parent-style-name="Standard" style:family="paragraph">
      <style:text-properties fo:language="en" fo:country="US"/>
    </style:style>
    <style:style style:name="P2614" style:parent-style-name="Standard" style:family="paragraph">
      <style:text-properties fo:language="en" fo:country="US"/>
    </style:style>
    <style:style style:name="P2615" style:parent-style-name="Standard" style:family="paragraph">
      <style:text-properties fo:language="en" fo:country="US"/>
    </style:style>
    <style:style style:name="P2616" style:parent-style-name="Standard" style:family="paragraph">
      <style:text-properties fo:language="en" fo:country="US"/>
    </style:style>
    <style:style style:name="P2617" style:parent-style-name="Standard" style:family="paragraph">
      <style:text-properties fo:language="en" fo:country="US"/>
    </style:style>
    <style:style style:name="P2618" style:parent-style-name="Standard" style:family="paragraph">
      <style:text-properties fo:language="en" fo:country="US"/>
    </style:style>
    <style:style style:name="P2619" style:parent-style-name="Standard" style:family="paragraph">
      <style:text-properties fo:language="en" fo:country="US"/>
    </style:style>
    <style:style style:name="P2620" style:parent-style-name="Standard" style:family="paragraph">
      <style:text-properties fo:language="en" fo:country="US"/>
    </style:style>
    <style:style style:name="P2621" style:parent-style-name="Standard" style:family="paragraph">
      <style:text-properties fo:language="en" fo:country="US"/>
    </style:style>
    <style:style style:name="P2622" style:parent-style-name="Standard" style:family="paragraph">
      <style:text-properties fo:language="en" fo:country="US"/>
    </style:style>
    <style:style style:name="P2623" style:parent-style-name="Standard" style:family="paragraph">
      <style:text-properties fo:language="en" fo:country="US"/>
    </style:style>
    <style:style style:name="P2624" style:parent-style-name="Standard" style:family="paragraph">
      <style:text-properties fo:language="en" fo:country="US"/>
    </style:style>
    <style:style style:name="P2625" style:parent-style-name="Standard" style:family="paragraph">
      <style:text-properties fo:language="en" fo:country="US"/>
    </style:style>
    <style:style style:name="P2626" style:parent-style-name="Standard" style:family="paragraph">
      <style:text-properties fo:language="en" fo:country="US"/>
    </style:style>
    <style:style style:name="P2627" style:parent-style-name="Standard" style:family="paragraph">
      <style:text-properties fo:language="en" fo:country="US"/>
    </style:style>
    <style:style style:name="P2628" style:parent-style-name="Standard" style:family="paragraph">
      <style:text-properties fo:language="en" fo:country="US"/>
    </style:style>
    <style:style style:name="P2629" style:parent-style-name="Standard" style:family="paragraph">
      <style:text-properties fo:language="en" fo:country="US"/>
    </style:style>
    <style:style style:name="P2630" style:parent-style-name="Standard" style:family="paragraph">
      <style:text-properties fo:language="en" fo:country="US"/>
    </style:style>
    <style:style style:name="P2631" style:parent-style-name="Standard" style:family="paragraph">
      <style:text-properties fo:language="en" fo:country="US"/>
    </style:style>
    <style:style style:name="P2632" style:parent-style-name="Standard" style:family="paragraph">
      <style:text-properties fo:language="en" fo:country="US"/>
    </style:style>
    <style:style style:name="P2633" style:parent-style-name="Standard" style:family="paragraph">
      <style:text-properties fo:language="en" fo:country="US"/>
    </style:style>
    <style:style style:name="P2634" style:parent-style-name="Standard" style:family="paragraph">
      <style:text-properties fo:language="en" fo:country="US"/>
    </style:style>
    <style:style style:name="P2635" style:parent-style-name="Standard" style:family="paragraph">
      <style:text-properties fo:language="en" fo:country="US"/>
    </style:style>
    <style:style style:name="P2636" style:parent-style-name="Standard" style:family="paragraph">
      <style:text-properties fo:language="en" fo:country="US"/>
    </style:style>
    <style:style style:name="P2637" style:parent-style-name="Standard" style:family="paragraph">
      <style:text-properties fo:language="en" fo:country="US"/>
    </style:style>
    <style:style style:name="P2638" style:parent-style-name="Standard" style:family="paragraph">
      <style:text-properties fo:language="en" fo:country="US"/>
    </style:style>
    <style:style style:name="P2639" style:parent-style-name="Standard" style:family="paragraph">
      <style:text-properties fo:language="en" fo:country="US"/>
    </style:style>
    <style:style style:name="P2640" style:parent-style-name="Standard" style:family="paragraph">
      <style:text-properties fo:language="en" fo:country="US"/>
    </style:style>
    <style:style style:name="P2641" style:parent-style-name="Standard" style:family="paragraph">
      <style:text-properties fo:language="en" fo:country="US"/>
    </style:style>
    <style:style style:name="P2642" style:parent-style-name="Standard" style:family="paragraph">
      <style:text-properties fo:language="en" fo:country="US"/>
    </style:style>
    <style:style style:name="P2643" style:parent-style-name="Standard" style:family="paragraph">
      <style:text-properties fo:language="en" fo:country="US"/>
    </style:style>
    <style:style style:name="P2644" style:parent-style-name="Standard" style:family="paragraph">
      <style:text-properties fo:language="en" fo:country="US"/>
    </style:style>
    <style:style style:name="P2645" style:parent-style-name="Standard" style:family="paragraph">
      <style:text-properties fo:language="en" fo:country="US"/>
    </style:style>
    <style:style style:name="P2646" style:parent-style-name="Standard" style:family="paragraph">
      <style:text-properties fo:language="en" fo:country="US"/>
    </style:style>
    <style:style style:name="P2647" style:parent-style-name="Standard" style:family="paragraph">
      <style:text-properties fo:language="en" fo:country="US"/>
    </style:style>
    <style:style style:name="P2648" style:parent-style-name="Standard" style:family="paragraph">
      <style:text-properties fo:language="en" fo:country="US"/>
    </style:style>
    <style:style style:name="P2649" style:parent-style-name="Standard" style:family="paragraph">
      <style:text-properties fo:language="en" fo:country="US"/>
    </style:style>
    <style:style style:name="P2650" style:parent-style-name="Standard" style:family="paragraph">
      <style:text-properties fo:language="en" fo:country="US"/>
    </style:style>
    <style:style style:name="P2651" style:parent-style-name="Standard" style:family="paragraph">
      <style:text-properties fo:language="en" fo:country="US"/>
    </style:style>
    <style:style style:name="P2652" style:parent-style-name="Standard" style:family="paragraph">
      <style:text-properties fo:language="en" fo:country="US"/>
    </style:style>
    <style:style style:name="P2653" style:parent-style-name="Standard" style:family="paragraph">
      <style:text-properties fo:language="en" fo:country="US"/>
    </style:style>
    <style:style style:name="P2654" style:parent-style-name="Standard" style:family="paragraph">
      <style:text-properties fo:language="en" fo:country="US"/>
    </style:style>
    <style:style style:name="P2655" style:parent-style-name="Standard" style:family="paragraph">
      <style:text-properties fo:language="en" fo:country="US"/>
    </style:style>
    <style:style style:name="P2656" style:parent-style-name="Standard" style:family="paragraph">
      <style:text-properties fo:language="en" fo:country="US"/>
    </style:style>
    <style:style style:name="P2657" style:parent-style-name="Standard" style:family="paragraph">
      <style:text-properties fo:language="en" fo:country="US"/>
    </style:style>
    <style:style style:name="P2658" style:parent-style-name="Standard" style:family="paragraph">
      <style:text-properties fo:language="en" fo:country="US"/>
    </style:style>
    <style:style style:name="P2659" style:parent-style-name="Standard" style:family="paragraph">
      <style:text-properties fo:language="en" fo:country="US"/>
    </style:style>
    <style:style style:name="P2660" style:parent-style-name="Standard" style:family="paragraph">
      <style:text-properties fo:language="en" fo:country="US"/>
    </style:style>
    <style:style style:name="P2661" style:parent-style-name="Standard" style:family="paragraph">
      <style:text-properties fo:language="en" fo:country="US"/>
    </style:style>
    <style:style style:name="P2662" style:parent-style-name="Standard" style:family="paragraph">
      <style:text-properties fo:language="en" fo:country="US"/>
    </style:style>
    <style:style style:name="P2663" style:parent-style-name="Standard" style:family="paragraph">
      <style:text-properties fo:language="en" fo:country="US"/>
    </style:style>
    <style:style style:name="P2664" style:parent-style-name="Standard" style:family="paragraph">
      <style:text-properties fo:language="en" fo:country="US"/>
    </style:style>
    <style:style style:name="P2665" style:parent-style-name="Standard" style:family="paragraph">
      <style:text-properties fo:language="en" fo:country="US"/>
    </style:style>
    <style:style style:name="P2666" style:parent-style-name="Standard" style:family="paragraph">
      <style:text-properties fo:language="en" fo:country="US"/>
    </style:style>
    <style:style style:name="P2667" style:parent-style-name="Standard" style:family="paragraph">
      <style:text-properties fo:language="en" fo:country="US"/>
    </style:style>
    <style:style style:name="P2668" style:parent-style-name="Standard" style:family="paragraph">
      <style:text-properties fo:language="en" fo:country="US"/>
    </style:style>
    <style:style style:name="P2669" style:parent-style-name="Standard" style:family="paragraph">
      <style:text-properties fo:language="en" fo:country="US"/>
    </style:style>
    <style:style style:name="P2670" style:parent-style-name="Standard" style:family="paragraph">
      <style:text-properties fo:language="en" fo:country="US"/>
    </style:style>
    <style:style style:name="P2671" style:parent-style-name="Standard" style:family="paragraph">
      <style:text-properties fo:language="en" fo:country="US"/>
    </style:style>
    <style:style style:name="P2672" style:parent-style-name="Standard" style:family="paragraph">
      <style:text-properties fo:language="en" fo:country="US"/>
    </style:style>
    <style:style style:name="P2673" style:parent-style-name="Standard" style:family="paragraph">
      <style:text-properties fo:language="en" fo:country="US"/>
    </style:style>
    <style:style style:name="P2674" style:parent-style-name="Standard" style:family="paragraph">
      <style:text-properties fo:language="en" fo:country="US"/>
    </style:style>
    <style:style style:name="P2675" style:parent-style-name="Standard" style:family="paragraph">
      <style:text-properties fo:language="en" fo:country="US"/>
    </style:style>
    <style:style style:name="P2676" style:parent-style-name="Standard" style:family="paragraph">
      <style:text-properties fo:language="en" fo:country="US"/>
    </style:style>
    <style:style style:name="P2677" style:parent-style-name="Standard" style:family="paragraph">
      <style:text-properties fo:language="en" fo:country="US"/>
    </style:style>
    <style:style style:name="P2678" style:parent-style-name="Standard" style:family="paragraph">
      <style:text-properties fo:language="en" fo:country="US"/>
    </style:style>
    <style:style style:name="P2679" style:parent-style-name="Standard" style:family="paragraph">
      <style:text-properties fo:language="en" fo:country="US"/>
    </style:style>
    <style:style style:name="P2680" style:parent-style-name="Standard" style:family="paragraph">
      <style:text-properties fo:language="en" fo:country="US"/>
    </style:style>
    <style:style style:name="P2681" style:parent-style-name="Standard" style:family="paragraph">
      <style:text-properties fo:language="en" fo:country="US"/>
    </style:style>
    <style:style style:name="P2682" style:parent-style-name="Standard" style:family="paragraph">
      <style:text-properties fo:language="en" fo:country="US"/>
    </style:style>
    <style:style style:name="P2683" style:parent-style-name="Standard" style:family="paragraph">
      <style:text-properties fo:language="en" fo:country="US"/>
    </style:style>
    <style:style style:name="P2684" style:parent-style-name="Standard" style:family="paragraph">
      <style:text-properties fo:language="en" fo:country="US"/>
    </style:style>
    <style:style style:name="P2685" style:parent-style-name="Standard" style:family="paragraph">
      <style:text-properties fo:language="en" fo:country="US"/>
    </style:style>
    <style:style style:name="P2686" style:parent-style-name="Standard" style:family="paragraph">
      <style:text-properties fo:language="en" fo:country="US"/>
    </style:style>
    <style:style style:name="P2687" style:parent-style-name="Standard" style:family="paragraph">
      <style:text-properties fo:language="en" fo:country="US"/>
    </style:style>
    <style:style style:name="P2688" style:parent-style-name="Standard" style:family="paragraph">
      <style:text-properties fo:language="en" fo:country="US"/>
    </style:style>
    <style:style style:name="P2689" style:parent-style-name="Standard" style:family="paragraph">
      <style:text-properties fo:language="en" fo:country="US"/>
    </style:style>
    <style:style style:name="P2690" style:parent-style-name="Standard" style:family="paragraph">
      <style:text-properties fo:language="en" fo:country="US"/>
    </style:style>
    <style:style style:name="P2691" style:parent-style-name="Standard" style:family="paragraph">
      <style:text-properties fo:language="en" fo:country="US"/>
    </style:style>
    <style:style style:name="P2692" style:parent-style-name="Standard" style:family="paragraph">
      <style:text-properties fo:language="en" fo:country="US"/>
    </style:style>
    <style:style style:name="P2693" style:parent-style-name="Standard" style:family="paragraph">
      <style:text-properties fo:language="en" fo:country="US"/>
    </style:style>
    <style:style style:name="P2694" style:parent-style-name="Standard" style:family="paragraph">
      <style:text-properties fo:language="en" fo:country="US"/>
    </style:style>
    <style:style style:name="P2695" style:parent-style-name="Standard" style:family="paragraph">
      <style:text-properties fo:language="en" fo:country="US"/>
    </style:style>
    <style:style style:name="P2696" style:parent-style-name="Standard" style:family="paragraph">
      <style:text-properties fo:language="en" fo:country="US"/>
    </style:style>
    <style:style style:name="P2697" style:parent-style-name="Standard" style:family="paragraph">
      <style:text-properties fo:language="en" fo:country="US"/>
    </style:style>
    <style:style style:name="P2698" style:parent-style-name="Standard" style:family="paragraph">
      <style:text-properties fo:language="en" fo:country="US"/>
    </style:style>
    <style:style style:name="P2699" style:parent-style-name="Standard" style:family="paragraph">
      <style:text-properties fo:language="en" fo:country="US"/>
    </style:style>
    <style:style style:name="P2700" style:parent-style-name="Standard" style:family="paragraph">
      <style:text-properties fo:language="en" fo:country="US"/>
    </style:style>
    <style:style style:name="P2701" style:parent-style-name="Standard" style:family="paragraph">
      <style:text-properties fo:language="en" fo:country="US"/>
    </style:style>
    <style:style style:name="P2702" style:parent-style-name="Standard" style:family="paragraph">
      <style:text-properties fo:language="en" fo:country="US"/>
    </style:style>
    <style:style style:name="P2703" style:parent-style-name="Standard" style:family="paragraph">
      <style:text-properties fo:language="en" fo:country="US"/>
    </style:style>
    <style:style style:name="P2704" style:parent-style-name="Standard" style:family="paragraph">
      <style:text-properties fo:language="en" fo:country="US"/>
    </style:style>
    <style:style style:name="P2705" style:parent-style-name="Standard" style:family="paragraph">
      <style:text-properties fo:language="en" fo:country="US"/>
    </style:style>
    <style:style style:name="P2706" style:parent-style-name="Standard" style:family="paragraph">
      <style:text-properties fo:language="en" fo:country="US"/>
    </style:style>
    <style:style style:name="P2707" style:parent-style-name="Standard" style:family="paragraph">
      <style:text-properties fo:language="en" fo:country="US"/>
    </style:style>
    <style:style style:name="P2708" style:parent-style-name="Standard" style:family="paragraph">
      <style:text-properties fo:language="en" fo:country="US"/>
    </style:style>
    <style:style style:name="P2709" style:parent-style-name="Standard" style:family="paragraph">
      <style:text-properties fo:language="en" fo:country="US"/>
    </style:style>
    <style:style style:name="P2710" style:parent-style-name="Standard" style:family="paragraph">
      <style:text-properties fo:language="en" fo:country="US"/>
    </style:style>
    <style:style style:name="P2711" style:parent-style-name="Standard" style:family="paragraph">
      <style:text-properties fo:language="en" fo:country="US"/>
    </style:style>
    <style:style style:name="P2712" style:parent-style-name="Standard" style:family="paragraph">
      <style:text-properties fo:language="en" fo:country="US"/>
    </style:style>
    <style:style style:name="P2713" style:parent-style-name="Standard" style:family="paragraph">
      <style:text-properties fo:language="en" fo:country="US"/>
    </style:style>
    <style:style style:name="P2714" style:parent-style-name="Standard" style:family="paragraph">
      <style:text-properties fo:language="en" fo:country="US"/>
    </style:style>
    <style:style style:name="P2715" style:parent-style-name="Standard" style:family="paragraph">
      <style:text-properties fo:language="en" fo:country="US"/>
    </style:style>
    <style:style style:name="P2716" style:parent-style-name="Standard" style:family="paragraph">
      <style:text-properties fo:language="en" fo:country="US"/>
    </style:style>
    <style:style style:name="P2717" style:parent-style-name="Standard" style:family="paragraph">
      <style:text-properties fo:language="en" fo:country="US"/>
    </style:style>
    <style:style style:name="P2718" style:parent-style-name="Standard" style:family="paragraph">
      <style:text-properties fo:language="en" fo:country="US"/>
    </style:style>
    <style:style style:name="P2719" style:parent-style-name="Standard" style:family="paragraph">
      <style:text-properties fo:language="en" fo:country="US"/>
    </style:style>
    <style:style style:name="P2720" style:parent-style-name="Standard" style:family="paragraph">
      <style:text-properties fo:language="en" fo:country="US"/>
    </style:style>
    <style:style style:name="P2721" style:parent-style-name="Standard" style:family="paragraph">
      <style:text-properties fo:language="en" fo:country="US"/>
    </style:style>
    <style:style style:name="P2722" style:parent-style-name="Standard" style:family="paragraph">
      <style:text-properties fo:language="en" fo:country="US"/>
    </style:style>
    <style:style style:name="P2723" style:parent-style-name="Standard" style:family="paragraph">
      <style:text-properties fo:language="en" fo:country="US"/>
    </style:style>
    <style:style style:name="P2724" style:parent-style-name="Standard" style:family="paragraph">
      <style:text-properties fo:language="en" fo:country="US"/>
    </style:style>
    <style:style style:name="P2725" style:parent-style-name="Standard" style:family="paragraph">
      <style:text-properties fo:language="en" fo:country="US"/>
    </style:style>
    <style:style style:name="P2726" style:parent-style-name="Standard" style:family="paragraph">
      <style:text-properties fo:language="en" fo:country="US"/>
    </style:style>
    <style:style style:name="P2727" style:parent-style-name="Standard" style:family="paragraph">
      <style:text-properties fo:language="en" fo:country="US"/>
    </style:style>
    <style:style style:name="P2728" style:parent-style-name="Standard" style:family="paragraph">
      <style:text-properties fo:language="en" fo:country="US"/>
    </style:style>
    <style:style style:name="P2729" style:parent-style-name="Standard" style:family="paragraph">
      <style:text-properties fo:language="en" fo:country="US"/>
    </style:style>
    <style:style style:name="P2730" style:parent-style-name="Standard" style:family="paragraph">
      <style:text-properties fo:language="en" fo:country="US"/>
    </style:style>
    <style:style style:name="P2731" style:parent-style-name="Standard" style:family="paragraph">
      <style:text-properties fo:language="en" fo:country="US"/>
    </style:style>
    <style:style style:name="P2732" style:parent-style-name="Standard" style:family="paragraph">
      <style:text-properties fo:language="en" fo:country="US"/>
    </style:style>
    <style:style style:name="P2733" style:parent-style-name="Standard" style:family="paragraph">
      <style:text-properties fo:language="en" fo:country="US"/>
    </style:style>
    <style:style style:name="P2734" style:parent-style-name="Standard" style:family="paragraph">
      <style:text-properties fo:language="en" fo:country="US"/>
    </style:style>
    <style:style style:name="P2735" style:parent-style-name="Standard" style:family="paragraph">
      <style:text-properties fo:language="en" fo:country="US"/>
    </style:style>
    <style:style style:name="P2736" style:parent-style-name="Standard" style:family="paragraph">
      <style:text-properties fo:language="en" fo:country="US"/>
    </style:style>
    <style:style style:name="P2737" style:parent-style-name="Standard" style:family="paragraph">
      <style:text-properties fo:language="en" fo:country="US"/>
    </style:style>
    <style:style style:name="P2738" style:parent-style-name="Standard" style:family="paragraph">
      <style:text-properties fo:language="en" fo:country="US"/>
    </style:style>
    <style:style style:name="P2739" style:parent-style-name="Standard" style:family="paragraph">
      <style:text-properties fo:language="en" fo:country="US"/>
    </style:style>
    <style:style style:name="P2740" style:parent-style-name="Standard" style:family="paragraph">
      <style:text-properties fo:language="en" fo:country="US"/>
    </style:style>
    <style:style style:name="P2741" style:parent-style-name="Standard" style:family="paragraph">
      <style:text-properties fo:language="en" fo:country="US"/>
    </style:style>
    <style:style style:name="P2742" style:parent-style-name="Standard" style:family="paragraph">
      <style:text-properties fo:language="en" fo:country="US"/>
    </style:style>
    <style:style style:name="P2743" style:parent-style-name="Standard" style:family="paragraph">
      <style:text-properties fo:language="en" fo:country="US"/>
    </style:style>
    <style:style style:name="P2744" style:parent-style-name="Standard" style:family="paragraph">
      <style:text-properties fo:language="en" fo:country="US"/>
    </style:style>
    <style:style style:name="P2745" style:parent-style-name="Standard" style:family="paragraph">
      <style:text-properties fo:language="en" fo:country="US"/>
    </style:style>
    <style:style style:name="P2746" style:parent-style-name="Standard" style:family="paragraph">
      <style:text-properties fo:language="en" fo:country="US"/>
    </style:style>
    <style:style style:name="P2747" style:parent-style-name="Standard" style:family="paragraph">
      <style:text-properties fo:language="en" fo:country="US"/>
    </style:style>
    <style:style style:name="P2748" style:parent-style-name="Standard" style:family="paragraph">
      <style:text-properties fo:language="en" fo:country="US"/>
    </style:style>
    <style:style style:name="P2749" style:parent-style-name="Standard" style:family="paragraph">
      <style:text-properties fo:language="en" fo:country="US"/>
    </style:style>
    <style:style style:name="P2750" style:parent-style-name="Standard" style:family="paragraph">
      <style:text-properties fo:language="en" fo:country="US"/>
    </style:style>
    <style:style style:name="P2751" style:parent-style-name="Standard" style:family="paragraph">
      <style:text-properties fo:language="en" fo:country="US"/>
    </style:style>
    <style:style style:name="P2752" style:parent-style-name="Standard" style:family="paragraph">
      <style:text-properties fo:language="en" fo:country="US"/>
    </style:style>
    <style:style style:name="P2753" style:parent-style-name="Standard" style:family="paragraph">
      <style:text-properties fo:language="en" fo:country="US"/>
    </style:style>
    <style:style style:name="P2754" style:parent-style-name="Standard" style:family="paragraph">
      <style:text-properties fo:language="en" fo:country="US"/>
    </style:style>
    <style:style style:name="P2755" style:parent-style-name="Standard" style:family="paragraph">
      <style:text-properties fo:language="en" fo:country="US"/>
    </style:style>
    <style:style style:name="P2756" style:parent-style-name="Standard" style:family="paragraph">
      <style:text-properties fo:language="en" fo:country="US"/>
    </style:style>
    <style:style style:name="P2757" style:parent-style-name="Standard" style:family="paragraph">
      <style:text-properties fo:language="en" fo:country="US"/>
    </style:style>
    <style:style style:name="P2758" style:parent-style-name="Standard" style:family="paragraph">
      <style:text-properties fo:language="en" fo:country="US"/>
    </style:style>
    <style:style style:name="P2759" style:parent-style-name="Standard" style:family="paragraph">
      <style:text-properties fo:language="en" fo:country="US"/>
    </style:style>
    <style:style style:name="P2760" style:parent-style-name="Standard" style:family="paragraph">
      <style:text-properties fo:language="en" fo:country="US"/>
    </style:style>
    <style:style style:name="P2761" style:parent-style-name="Standard" style:family="paragraph">
      <style:text-properties fo:language="en" fo:country="US"/>
    </style:style>
    <style:style style:name="P2762" style:parent-style-name="Standard" style:family="paragraph">
      <style:text-properties fo:language="en" fo:country="US"/>
    </style:style>
    <style:style style:name="P2763" style:parent-style-name="Standard" style:family="paragraph">
      <style:text-properties fo:language="en" fo:country="US"/>
    </style:style>
    <style:style style:name="P2764" style:parent-style-name="Standard" style:family="paragraph">
      <style:text-properties fo:language="en" fo:country="US"/>
    </style:style>
    <style:style style:name="P2765" style:parent-style-name="Standard" style:family="paragraph">
      <style:text-properties fo:language="en" fo:country="US"/>
    </style:style>
    <style:style style:name="P2766" style:parent-style-name="Standard" style:family="paragraph">
      <style:text-properties fo:language="en" fo:country="US"/>
    </style:style>
    <style:style style:name="P2767" style:parent-style-name="Standard" style:family="paragraph">
      <style:text-properties fo:language="en" fo:country="US"/>
    </style:style>
    <style:style style:name="P2768" style:parent-style-name="Standard" style:family="paragraph">
      <style:text-properties fo:language="en" fo:country="US"/>
    </style:style>
    <style:style style:name="P2769" style:parent-style-name="Standard" style:family="paragraph">
      <style:text-properties fo:language="en" fo:country="US"/>
    </style:style>
    <style:style style:name="P2770" style:parent-style-name="Standard" style:family="paragraph">
      <style:text-properties fo:language="en" fo:country="US"/>
    </style:style>
    <style:style style:name="P2771" style:parent-style-name="Standard" style:family="paragraph">
      <style:text-properties fo:language="en" fo:country="US"/>
    </style:style>
    <style:style style:name="P2772" style:parent-style-name="Standard" style:family="paragraph">
      <style:text-properties fo:language="en" fo:country="US"/>
    </style:style>
    <style:style style:name="P2773" style:parent-style-name="Standard" style:family="paragraph">
      <style:text-properties fo:language="en" fo:country="US"/>
    </style:style>
    <style:style style:name="P2774" style:parent-style-name="Standard" style:family="paragraph">
      <style:text-properties fo:language="en" fo:country="US"/>
    </style:style>
    <style:style style:name="P2775" style:parent-style-name="Standard" style:family="paragraph">
      <style:text-properties fo:language="en" fo:country="US"/>
    </style:style>
    <style:style style:name="P2776" style:parent-style-name="Standard" style:family="paragraph">
      <style:text-properties fo:language="en" fo:country="US"/>
    </style:style>
    <style:style style:name="P2777" style:parent-style-name="Standard" style:family="paragraph">
      <style:text-properties fo:language="en" fo:country="US"/>
    </style:style>
    <style:style style:name="P2778" style:parent-style-name="Standard" style:family="paragraph">
      <style:text-properties fo:language="en" fo:country="US"/>
    </style:style>
    <style:style style:name="P2779" style:parent-style-name="Standard" style:family="paragraph">
      <style:text-properties fo:language="en" fo:country="US"/>
    </style:style>
    <style:style style:name="P2780" style:parent-style-name="Standard" style:family="paragraph">
      <style:text-properties fo:language="en" fo:country="US"/>
    </style:style>
    <style:style style:name="P2781" style:parent-style-name="Standard" style:family="paragraph">
      <style:text-properties fo:language="en" fo:country="US"/>
    </style:style>
    <style:style style:name="P2782" style:parent-style-name="Standard" style:family="paragraph">
      <style:text-properties fo:language="en" fo:country="US"/>
    </style:style>
    <style:style style:name="P2783" style:parent-style-name="Standard" style:family="paragraph">
      <style:text-properties fo:language="en" fo:country="US"/>
    </style:style>
    <style:style style:name="P2784" style:parent-style-name="Standard" style:family="paragraph">
      <style:text-properties fo:language="en" fo:country="US"/>
    </style:style>
    <style:style style:name="P2785" style:parent-style-name="Standard" style:family="paragraph">
      <style:text-properties fo:language="en" fo:country="US"/>
    </style:style>
    <style:style style:name="P2786" style:parent-style-name="Standard" style:family="paragraph">
      <style:text-properties fo:language="en" fo:country="US"/>
    </style:style>
    <style:style style:name="P2787" style:parent-style-name="Standard" style:family="paragraph">
      <style:text-properties fo:language="en" fo:country="US"/>
    </style:style>
    <style:style style:name="P2788" style:parent-style-name="Standard" style:family="paragraph">
      <style:text-properties fo:language="en" fo:country="US"/>
    </style:style>
    <style:style style:name="P2789" style:parent-style-name="Standard" style:family="paragraph">
      <style:text-properties fo:language="en" fo:country="US"/>
    </style:style>
    <style:style style:name="P2790" style:parent-style-name="Standard" style:family="paragraph">
      <style:text-properties fo:language="en" fo:country="US"/>
    </style:style>
    <style:style style:name="P2791" style:parent-style-name="Standard" style:family="paragraph">
      <style:text-properties fo:language="en" fo:country="US"/>
    </style:style>
    <style:style style:name="P2792" style:parent-style-name="Standard" style:family="paragraph">
      <style:text-properties fo:language="en" fo:country="US"/>
    </style:style>
    <style:style style:name="P2793" style:parent-style-name="Standard" style:family="paragraph">
      <style:text-properties fo:language="en" fo:country="US"/>
    </style:style>
    <style:style style:name="P2794" style:parent-style-name="Standard" style:family="paragraph">
      <style:text-properties fo:language="en" fo:country="US"/>
    </style:style>
    <style:style style:name="P2795" style:parent-style-name="Standard" style:family="paragraph">
      <style:text-properties fo:language="en" fo:country="US"/>
    </style:style>
    <style:style style:name="P2796" style:parent-style-name="Standard" style:family="paragraph">
      <style:text-properties fo:language="en" fo:country="US"/>
    </style:style>
    <style:style style:name="P2797" style:parent-style-name="Standard" style:family="paragraph">
      <style:text-properties fo:language="en" fo:country="US"/>
    </style:style>
    <style:style style:name="P2798" style:parent-style-name="Standard" style:family="paragraph">
      <style:text-properties fo:language="en" fo:country="US"/>
    </style:style>
    <style:style style:name="P2799" style:parent-style-name="Standard" style:family="paragraph">
      <style:text-properties fo:language="en" fo:country="US"/>
    </style:style>
    <style:style style:name="P2800" style:parent-style-name="Standard" style:family="paragraph">
      <style:text-properties fo:language="en" fo:country="US"/>
    </style:style>
    <style:style style:name="P2801" style:parent-style-name="Standard" style:family="paragraph">
      <style:text-properties fo:language="en" fo:country="US"/>
    </style:style>
    <style:style style:name="P2802" style:parent-style-name="Standard" style:family="paragraph">
      <style:text-properties fo:language="en" fo:country="US"/>
    </style:style>
    <style:style style:name="P2803" style:parent-style-name="Standard" style:family="paragraph">
      <style:text-properties fo:language="en" fo:country="US"/>
    </style:style>
    <style:style style:name="P2804" style:parent-style-name="Standard" style:family="paragraph">
      <style:text-properties fo:language="en" fo:country="US"/>
    </style:style>
    <style:style style:name="P2805" style:parent-style-name="Standard" style:family="paragraph">
      <style:text-properties fo:language="en" fo:country="US"/>
    </style:style>
    <style:style style:name="P2806" style:parent-style-name="Standard" style:family="paragraph">
      <style:text-properties fo:language="en" fo:country="US"/>
    </style:style>
    <style:style style:name="P2807" style:parent-style-name="Standard" style:family="paragraph">
      <style:text-properties fo:language="en" fo:country="US"/>
    </style:style>
    <style:style style:name="P2808" style:parent-style-name="Standard" style:family="paragraph">
      <style:text-properties fo:language="en" fo:country="US"/>
    </style:style>
    <style:style style:name="P2809" style:parent-style-name="Standard" style:family="paragraph">
      <style:text-properties fo:language="en" fo:country="US"/>
    </style:style>
    <style:style style:name="P2810" style:parent-style-name="Standard" style:family="paragraph">
      <style:text-properties fo:language="en" fo:country="US"/>
    </style:style>
    <style:style style:name="P2811" style:parent-style-name="Standard" style:family="paragraph">
      <style:text-properties fo:language="en" fo:country="US"/>
    </style:style>
    <style:style style:name="P2812" style:parent-style-name="Standard" style:family="paragraph">
      <style:text-properties fo:language="en" fo:country="US"/>
    </style:style>
    <style:style style:name="P2813" style:parent-style-name="Standard" style:family="paragraph">
      <style:text-properties fo:language="en" fo:country="US"/>
    </style:style>
    <style:style style:name="P2814" style:parent-style-name="Standard" style:family="paragraph">
      <style:text-properties fo:language="en" fo:country="US"/>
    </style:style>
    <style:style style:name="P2815" style:parent-style-name="Standard" style:family="paragraph">
      <style:text-properties fo:language="en" fo:country="US"/>
    </style:style>
    <style:style style:name="P2816" style:parent-style-name="Standard" style:family="paragraph">
      <style:text-properties fo:language="en" fo:country="US"/>
    </style:style>
    <style:style style:name="P2817" style:parent-style-name="Standard" style:family="paragraph">
      <style:text-properties fo:language="en" fo:country="US"/>
    </style:style>
    <style:style style:name="P2818" style:parent-style-name="Standard" style:family="paragraph">
      <style:text-properties fo:language="en" fo:country="US"/>
    </style:style>
    <style:style style:name="P2819" style:parent-style-name="Standard" style:family="paragraph">
      <style:text-properties fo:language="en" fo:country="US"/>
    </style:style>
    <style:style style:name="P2820" style:parent-style-name="Standard" style:family="paragraph">
      <style:text-properties fo:language="en" fo:country="US"/>
    </style:style>
    <style:style style:name="P2821" style:parent-style-name="Standard" style:family="paragraph">
      <style:text-properties fo:language="en" fo:country="US"/>
    </style:style>
    <style:style style:name="P2822" style:parent-style-name="Standard" style:family="paragraph">
      <style:text-properties fo:language="en" fo:country="US"/>
    </style:style>
    <style:style style:name="P2823" style:parent-style-name="Standard" style:family="paragraph">
      <style:text-properties fo:language="en" fo:country="US"/>
    </style:style>
    <style:style style:name="P2824" style:parent-style-name="Standard" style:family="paragraph">
      <style:text-properties fo:language="en" fo:country="US"/>
    </style:style>
    <style:style style:name="P2825" style:parent-style-name="Standard" style:family="paragraph">
      <style:text-properties fo:language="en" fo:country="US"/>
    </style:style>
    <style:style style:name="P2826" style:parent-style-name="Standard" style:family="paragraph">
      <style:text-properties fo:language="en" fo:country="US"/>
    </style:style>
    <style:style style:name="P2827" style:parent-style-name="Standard" style:family="paragraph">
      <style:text-properties fo:language="en" fo:country="US"/>
    </style:style>
    <style:style style:name="P2828" style:parent-style-name="Standard" style:family="paragraph">
      <style:text-properties fo:language="en" fo:country="US"/>
    </style:style>
    <style:style style:name="P2829" style:parent-style-name="Standard" style:family="paragraph">
      <style:text-properties fo:language="en" fo:country="US"/>
    </style:style>
    <style:style style:name="P2830" style:parent-style-name="Standard" style:family="paragraph">
      <style:text-properties fo:language="en" fo:country="US"/>
    </style:style>
    <style:style style:name="P2831" style:parent-style-name="Standard" style:family="paragraph">
      <style:text-properties fo:language="en" fo:country="US"/>
    </style:style>
    <style:style style:name="P2832" style:parent-style-name="Standard" style:family="paragraph">
      <style:text-properties fo:language="en" fo:country="US"/>
    </style:style>
    <style:style style:name="P2833" style:parent-style-name="Standard" style:family="paragraph">
      <style:text-properties fo:language="en" fo:country="US"/>
    </style:style>
    <style:style style:name="P2834" style:parent-style-name="Standard" style:family="paragraph">
      <style:text-properties fo:language="en" fo:country="US"/>
    </style:style>
    <style:style style:name="P2835" style:parent-style-name="Standard" style:family="paragraph">
      <style:text-properties fo:language="en" fo:country="US"/>
    </style:style>
    <style:style style:name="P2836" style:parent-style-name="Standard" style:family="paragraph">
      <style:text-properties fo:language="en" fo:country="US"/>
    </style:style>
    <style:style style:name="P2837" style:parent-style-name="Standard" style:family="paragraph">
      <style:text-properties fo:language="en" fo:country="US"/>
    </style:style>
    <style:style style:name="P2838" style:parent-style-name="Standard" style:family="paragraph">
      <style:text-properties fo:language="en" fo:country="US"/>
    </style:style>
    <style:style style:name="P2839" style:parent-style-name="Standard" style:family="paragraph">
      <style:text-properties fo:language="en" fo:country="US"/>
    </style:style>
    <style:style style:name="P2840" style:parent-style-name="Standard" style:family="paragraph">
      <style:text-properties fo:language="en" fo:country="US"/>
    </style:style>
    <style:style style:name="P2841" style:parent-style-name="Standard" style:family="paragraph">
      <style:text-properties fo:language="en" fo:country="US"/>
    </style:style>
    <style:style style:name="P2842" style:parent-style-name="Standard" style:family="paragraph">
      <style:text-properties fo:language="en" fo:country="US"/>
    </style:style>
    <style:style style:name="P2843" style:parent-style-name="Standard" style:family="paragraph">
      <style:text-properties fo:language="en" fo:country="US"/>
    </style:style>
    <style:style style:name="P2844" style:parent-style-name="Standard" style:family="paragraph">
      <style:text-properties fo:language="en" fo:country="US"/>
    </style:style>
    <style:style style:name="P2845" style:parent-style-name="Standard" style:family="paragraph">
      <style:text-properties fo:language="en" fo:country="US"/>
    </style:style>
    <style:style style:name="P2846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Московский Авиационный Институт</text:span></text:p>
      <text:p text:style-name="P3"><text:span text:style-name="T4">(Национальный исследовательский Университет)</text:span></text:p>
      <text:p text:style-name="P5"/>
      <text:p text:style-name="P6">Факультет: «Информационные технологии и прикладная математика»<text:s/></text:p>
      <text:p text:style-name="P7">Кафедра: 806 «Вычислительная математика и программирование»<text:s/></text:p>
      <text:p text:style-name="P8"><text:s/></text:p>
      <text:p text:style-name="P9"><text:s/></text:p>
      <text:p text:style-name="P10"><text:s/></text:p>
      <text:p text:style-name="P11"><text:s/></text:p>
      <text:p text:style-name="P12"><text:s/></text:p>
      <text:p text:style-name="P13">Лабораторная работа № 6</text:p>
      <text:p text:style-name="P14">по курсу «Операционные системы»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s/></text:p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Студент:</text:p>
          </table:table-cell>
          <table:table-cell table:style-name="TableCell32">
            <text:p text:style-name="P33">Обыденкова Ю. Ю.</text:p>
          </table:table-cell>
        </table:table-row>
        <table:table-row table:style-name="TableRow34">
          <table:table-cell table:style-name="TableCell35">
            <text:p text:style-name="P36">Группа:</text:p>
          </table:table-cell>
          <table:table-cell table:style-name="TableCell37">
            <text:p text:style-name="P38">М8О-308Б-18</text:p>
          </table:table-cell>
        </table:table-row>
        <table:table-row table:style-name="TableRow39">
          <table:table-cell table:style-name="TableCell40">
            <text:p text:style-name="P41">Вариант:</text:p>
          </table:table-cell>
          <table:table-cell table:style-name="TableCell42">
            <text:p text:style-name="P43">41</text:p>
          </table:table-cell>
        </table:table-row>
        <table:table-row table:style-name="TableRow44">
          <table:table-cell table:style-name="TableCell45">
            <text:p text:style-name="P46">Преподаватель:</text:p>
          </table:table-cell>
          <table:table-cell table:style-name="TableCell47">
            <text:p text:style-name="Содержимоетаблицы"><text:span text:style-name="T48">Миронов Е.С.</text:span></text:p>
          </table:table-cell>
        </table:table-row>
        <table:table-row table:style-name="TableRow49">
          <table:table-cell table:style-name="TableCell50">
            <text:p text:style-name="P51">Оценка: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Дата:</text:p>
          </table:table-cell>
          <table:table-cell table:style-name="TableCell57">
            <text:p text:style-name="P58"/>
          </table:table-cell>
        </table:table-row>
      </table:table>
      <text:p text:style-name="P59"/>
      <text:p text:style-name="P60"><text:span text:style-name="T61">Москва, 2020</text:span></text:p>
      <text:soft-page-break/>
      <text:h text:style-name="P62" text:outline-level="1">Постановка задачи</text:h>
      <text:p text:style-name="Standard">Реализовать распределенную систему по обработке запросов. В данной<text:s/>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сервера сообщений zmq. Также в<text:s/>данной системе необходимо предусмотреть проверку доступности узлов в соответствии с вариантом.</text:p>
      <text:p text:style-name="Standard"><text:span text:style-name="T63">Вариант задания:</text:span><text:s/>41. Топология — бинарное дерево. Тип вычислительной команды — сумма n чисел. Тип проверки узлов на доступность — пинг всех узлов.</text:p>
      <text:h text:style-name="Заголовок1" text:outline-level="1">Общие сведения о программе</text:h>
      <text:p text:style-name="Standard">Программа состоит из двух файлов, которые компилируются в исполнительные файлы (которые представляют управляющий и вычислительные узлы), а так же из статической библиотеки, которая подключается к вышеуказанным файлам. Общение между процессами<text:s/>происходит с помощью библиотеки zmq.</text:p>
      <text:p text:style-name="Standard"/>
      <text:h text:style-name="Заголовок1" text:outline-level="1">Общий метод и алгоритм решения</text:h>
      <text:list text:style-name="LFO4" text:continue-numbering="true">
        <text:list-item>
          <text:p text:style-name="P64">Управляющий узел принимает команды, обрабатывает их и пересылает дочерним узлам (или выводит сообщение об ошибке).</text:p>
        </text:list-item>
        <text:list-item>
          <text:p text:style-name="P65">Дочерние узлы проверяют, может ли быть команда выполнена в данном<text:s/>узле, если нет, то команда пересылается в один из дочерних узлов, из которого возвращается некоторое сообщение (об успехе или об ошибке), которое потом пересылается обратно по дереву.</text:p>
        </text:list-item>
        <text:list-item>
          <text:p text:style-name="P66">Для корректной проверки на доступность узлов, используется дерево, эмулирующее поведение узлов в данной топологии (например, при удалении узла, удаляются все его потомки).</text:p>
        </text:list-item>
        <text:list-item>
          <text:p text:style-name="P67">Если узел недоступен, то по истечении таймаута будет сгенерировано сообщение о недоступности узла и оно будет передано вверх по дереву, к управляющему узлу.</text:p>
        </text:list-item>
        <text:list-item>
          <text:p text:style-name="P68">При удалении узла, все его потомки рекурсивно уничтожаются.</text:p>
        </text:list-item>
      </text:list>
      <text:p text:style-name="P69"/>
      <text:h text:style-name="Заголовок1" text:outline-level="1"/>
      <text:soft-page-break/>
      <text:h text:style-name="P70" text:outline-level="1">Код программы</text:h>
      <text:p text:style-name="P71">main_node.cpp:</text:p>
      <text:p text:style-name="PreformattedText"><text:span text:style-name="T72">#include<text:s/></text:span><text:span text:style-name="T73">&lt;iostream&gt;</text:span></text:p>
      <text:p text:style-name="P74"><text:span text:style-name="T75">#include<text:s/></text:span><text:span text:style-name="T76">"zmq.hpp"</text:span></text:p>
      <text:p text:style-name="P77"><text:span text:style-name="T78">#include<text:s/></text:span><text:span text:style-name="T79">&lt;string&gt;</text:span></text:p>
      <text:p text:style-name="P80"><text:span text:style-name="T81">#include<text:s/></text:span><text:span text:style-name="T82">&lt;zconf.h&gt;</text:span></text:p>
      <text:p text:style-name="P83"><text:span text:style-name="T84">#include<text:s/></text:span><text:span text:style-name="T85">&lt;vector&gt;</text:span></text:p>
      <text:p text:style-name="P86"><text:span text:style-name="T87">#include<text:s/></text:span><text:span text:style-name="T88">&lt;signal.h&gt;</text:span></text:p>
      <text:p text:style-name="P89"><text:span text:style-name="T90">#include<text:s/></text:span><text:span text:style-name="T91">&lt;sstream&gt;</text:span></text:p>
      <text:p text:style-name="P92"><text:span text:style-name="T93">#include<text:s/></text:span><text:span text:style-name="T94">&lt;set&gt;</text:span></text:p>
      <text:p text:style-name="P95"><text:span text:style-name="T96">#include<text:s/></text:span><text:span text:style-name="T97">&lt;algorithm&gt;</text:span></text:p>
      <text:p text:style-name="P98"><text:span text:style-name="T99">#include<text:s/></text:span><text:span text:style-name="T100">"server_functions.h"</text:span></text:p>
      <text:p text:style-name="P101"/>
      <text:p text:style-name="P102"><text:span text:style-name="T103">class<text:s/></text:span><text:span text:style-name="T104">IdTree<text:s/></text:span><text:span text:style-name="T105">{</text:span></text:p>
      <text:p text:style-name="P106"><text:span text:style-name="T107">public</text:span><text:span text:style-name="T108">:</text:span></text:p>
      <text:p text:style-name="P109"><text:span text:style-name="T110"><text:s text:c="4"/></text:span><text:span text:style-name="T111">IdTree() =<text:s/></text:span><text:span text:style-name="T112">default</text:span><text:span text:style-name="T113">;</text:span></text:p>
      <text:p text:style-name="P114"><text:span text:style-name="T115"><text:s text:c="4"/></text:span><text:span text:style-name="T116">~IdTree() {</text:span></text:p>
      <text:p text:style-name="P117"><text:span text:style-name="T118"><text:s text:c="8"/></text:span><text:span text:style-name="T119">delete_node(</text:span><text:span text:style-name="T120">head_</text:span><text:span text:style-name="T121">);</text:span></text:p>
      <text:p text:style-name="P122"><text:span text:style-name="T123"><text:s text:c="4"/></text:span><text:span text:style-name="T124">}</text:span></text:p>
      <text:p text:style-name="P125"><text:span text:style-name="T126"><text:s text:c="4"/></text:span><text:span text:style-name="T127">bool<text:s/></text:span><text:span text:style-name="T128">contains(</text:span><text:span text:style-name="T129">int<text:s/></text:span><text:span text:style-name="T130">id) {</text:span></text:p>
      <text:p text:style-name="P131"><text:span text:style-name="T132"><text:s text:c="8"/></text:span><text:span text:style-name="T133">TreeNode</text:span><text:span text:style-name="T134">* temp =<text:s/></text:span><text:span text:style-name="T135">head_</text:span><text:span text:style-name="T136">;</text:span></text:p>
      <text:p text:style-name="P137"><text:span text:style-name="T138"><text:s text:c="8"/></text:span><text:span text:style-name="T139">while</text:span><text:span text:style-name="T140">(temp !=<text:s/></text:span><text:span text:style-name="T141">nullptr</text:span><text:span text:style-name="T142">) {</text:span></text:p>
      <text:p text:style-name="P143"><text:span text:style-name="T144"><text:s text:c="12"/></text:span><text:span text:style-name="T145">if<text:s/></text:span><text:span text:style-name="T146">(temp-&gt;</text:span><text:span text:style-name="T147">id_<text:s/></text:span><text:span text:style-name="T148">== id) {</text:span></text:p>
      <text:p text:style-name="P149"><text:span text:style-name="T150"><text:s text:c="16"/></text:span><text:span text:style-name="T151">break</text:span><text:span text:style-name="T152">;</text:span></text:p>
      <text:p text:style-name="P153"><text:span text:style-name="T154"><text:s text:c="12"/></text:span><text:span text:style-name="T155">}</text:span></text:p>
      <text:p text:style-name="P156"><text:span text:style-name="T157"><text:s text:c="12"/></text:span><text:span text:style-name="T158">if<text:s/></text:span><text:span text:style-name="T159">(id &gt; temp-&gt;</text:span><text:span text:style-name="T160">id_</text:span><text:span text:style-name="T161">) {</text:span></text:p>
      <text:p text:style-name="P162"><text:span text:style-name="T163"><text:s text:c="16"/></text:span><text:span text:style-name="T164">temp = temp-&gt;</text:span><text:span text:style-name="T165">right</text:span><text:span text:style-name="T166">;</text:span></text:p>
      <text:p text:style-name="P167"><text:span text:style-name="T168"><text:s text:c="12"/></text:span><text:span text:style-name="T169">}</text:span></text:p>
      <text:p text:style-name="P170"><text:span text:style-name="T171"><text:s text:c="12"/></text:span><text:span text:style-name="T172">if<text:s/></text:span><text:span text:style-name="T173">(id &lt; temp-&gt;</text:span><text:span text:style-name="T174">id_</text:span><text:span text:style-name="T175">) {</text:span></text:p>
      <text:p text:style-name="P176"><text:span text:style-name="T177"><text:s text:c="16"/></text:span><text:span text:style-name="T178">temp = temp-&gt;</text:span><text:span text:style-name="T179">left</text:span><text:span text:style-name="T180">;</text:span></text:p>
      <text:p text:style-name="P181"><text:span text:style-name="T182"><text:s text:c="12"/></text:span><text:span text:style-name="T183">}</text:span></text:p>
      <text:p text:style-name="P184"><text:span text:style-name="T185"><text:s text:c="8"/></text:span><text:span text:style-name="T186">}</text:span></text:p>
      <text:p text:style-name="P187"><text:span text:style-name="T188"><text:s text:c="7"/></text:span><text:span text:style-name="T189"><text:s/></text:span><text:span text:style-name="T190">return<text:s/></text:span><text:span text:style-name="T191">temp !=<text:s/></text:span><text:span text:style-name="T192">nullptr</text:span><text:span text:style-name="T193">;</text:span></text:p>
      <text:p text:style-name="P194"><text:span text:style-name="T195"><text:s text:c="4"/></text:span><text:span text:style-name="T196">}</text:span></text:p>
      <text:p text:style-name="P197"><text:span text:style-name="T198"><text:s text:c="4"/></text:span><text:span text:style-name="T199">void<text:s/></text:span><text:span text:style-name="T200">insert(</text:span><text:span text:style-name="T201">int<text:s/></text:span><text:span text:style-name="T202">id) {</text:span></text:p>
      <text:p text:style-name="P203"><text:span text:style-name="T204"><text:s text:c="8"/></text:span><text:span text:style-name="T205">if<text:s/></text:span><text:span text:style-name="T206">(</text:span><text:span text:style-name="T207">head_<text:s/></text:span><text:span text:style-name="T208">==<text:s/></text:span><text:span text:style-name="T209">nullptr</text:span><text:span text:style-name="T210">) {</text:span></text:p>
      <text:p text:style-name="P211"><text:span text:style-name="T212"><text:s text:c="12"/></text:span><text:span text:style-name="T213">head_<text:s/></text:span><text:span text:style-name="T214">=<text:s/></text:span><text:span text:style-name="T215">new<text:s/></text:span><text:span text:style-name="T216">TreeNode</text:span><text:span text:style-name="T217">(id);</text:span></text:p>
      <text:p text:style-name="P218"><text:span text:style-name="T219"><text:s text:c="12"/></text:span><text:span text:style-name="T220">return</text:span><text:span text:style-name="T221">;</text:span></text:p>
      <text:p text:style-name="P222"><text:span text:style-name="T223"><text:s text:c="8"/></text:span><text:span text:style-name="T224">}</text:span></text:p>
      <text:p text:style-name="P225"><text:span text:style-name="T226"><text:s text:c="8"/></text:span><text:span text:style-name="T227">TreeNode</text:span><text:span text:style-name="T228">* temp =<text:s/></text:span><text:span text:style-name="T229">head_</text:span><text:span text:style-name="T230">;</text:span></text:p>
      <text:p text:style-name="P231"><text:span text:style-name="T232"><text:s text:c="8"/></text:span><text:span text:style-name="T233">while</text:span><text:span text:style-name="T234">(temp !=<text:s/></text:span><text:span text:style-name="T235">nullptr</text:span><text:span text:style-name="T236">) {</text:span></text:p>
      <text:p text:style-name="P237"><text:span text:style-name="T238"><text:s text:c="12"/></text:span><text:span text:style-name="T239">if<text:s/></text:span><text:span text:style-name="T240">(id == temp-&gt;</text:span><text:span text:style-name="T241">id_</text:span><text:span text:style-name="T242">)<text:s/></text:span><text:span text:style-name="T243">{</text:span></text:p>
      <text:p text:style-name="P244"><text:span text:style-name="T245"><text:s text:c="16"/></text:span><text:span text:style-name="T246">break</text:span><text:span text:style-name="T247">;</text:span></text:p>
      <text:p text:style-name="P248"><text:span text:style-name="T249"><text:s text:c="12"/></text:span><text:span text:style-name="T250">}</text:span></text:p>
      <text:p text:style-name="P251"><text:span text:style-name="T252"><text:s text:c="12"/></text:span><text:span text:style-name="T253">if<text:s/></text:span><text:span text:style-name="T254">(id &lt; temp-&gt;</text:span><text:span text:style-name="T255">id_</text:span><text:span text:style-name="T256">) {</text:span></text:p>
      <text:p text:style-name="P257"><text:span text:style-name="T258"><text:s text:c="16"/></text:span><text:span text:style-name="T259">if<text:s/></text:span><text:span text:style-name="T260">(temp-&gt;</text:span><text:span text:style-name="T261">left<text:s/></text:span><text:span text:style-name="T262">==<text:s/></text:span><text:span text:style-name="T263">nullptr</text:span><text:span text:style-name="T264">) {</text:span></text:p>
      <text:p text:style-name="P265"><text:span text:style-name="T266"><text:s text:c="20"/></text:span><text:span text:style-name="T267">temp-&gt;</text:span><text:span text:style-name="T268">left<text:s/></text:span><text:span text:style-name="T269">=<text:s/></text:span><text:span text:style-name="T270">new<text:s/></text:span><text:span text:style-name="T271">TreeNode</text:span><text:span text:style-name="T272">(id);</text:span></text:p>
      <text:p text:style-name="P273"><text:span text:style-name="T274"><text:s text:c="20"/></text:span><text:span text:style-name="T275">break</text:span><text:span text:style-name="T276">;</text:span></text:p>
      <text:p text:style-name="P277"><text:span text:style-name="T278"><text:s text:c="16"/></text:span><text:span text:style-name="T279">}</text:span></text:p>
      <text:p text:style-name="P280"><text:span text:style-name="T281"><text:s text:c="16"/></text:span><text:span text:style-name="T282">temp = temp-&gt;</text:span><text:span text:style-name="T283">left</text:span><text:span text:style-name="T284">;</text:span></text:p>
      <text:p text:style-name="P285"><text:span text:style-name="T286"><text:s text:c="12"/></text:span><text:span text:style-name="T287">}</text:span></text:p>
      <text:p text:style-name="P288"><text:span text:style-name="T289"><text:s text:c="12"/></text:span><text:span text:style-name="T290">if<text:s/></text:span><text:span text:style-name="T291">(id &gt; temp-&gt;</text:span><text:span text:style-name="T292">id_</text:span><text:span text:style-name="T293">) {</text:span></text:p>
      <text:p text:style-name="P294"><text:span text:style-name="T295"><text:s text:c="16"/></text:span><text:span text:style-name="T296">if<text:s/></text:span><text:span text:style-name="T297">(temp-&gt;</text:span><text:span text:style-name="T298">right<text:s/></text:span><text:span text:style-name="T299">==<text:s/></text:span><text:span text:style-name="T300">nullptr</text:span><text:span text:style-name="T301">) {</text:span></text:p>
      <text:p text:style-name="P302"><text:span text:style-name="T303"><text:s text:c="20"/></text:span><text:span text:style-name="T304">temp-&gt;</text:span><text:span text:style-name="T305">right<text:s/></text:span><text:span text:style-name="T306">=<text:s/></text:span><text:span text:style-name="T307">new<text:s/></text:span><text:span text:style-name="T308">TreeNode</text:span><text:span text:style-name="T309">(id);</text:span></text:p>
      <text:p text:style-name="P310"><text:span text:style-name="T311"><text:s text:c="20"/></text:span><text:span text:style-name="T312">break</text:span><text:span text:style-name="T313">;</text:span></text:p>
      <text:soft-page-break/>
      <text:p text:style-name="P314"><text:span text:style-name="T315"><text:s text:c="16"/></text:span><text:span text:style-name="T316">}</text:span></text:p>
      <text:p text:style-name="P317"><text:span text:style-name="T318"><text:s text:c="16"/></text:span><text:span text:style-name="T319">temp = temp-&gt;</text:span><text:span text:style-name="T320">right</text:span><text:span text:style-name="T321">;</text:span></text:p>
      <text:p text:style-name="P322"><text:span text:style-name="T323"><text:s text:c="12"/></text:span><text:span text:style-name="T324">}</text:span></text:p>
      <text:p text:style-name="P325"><text:span text:style-name="T326"><text:s text:c="8"/></text:span><text:span text:style-name="T327">}</text:span></text:p>
      <text:p text:style-name="P328"><text:span text:style-name="T329"><text:s text:c="4"/></text:span><text:span text:style-name="T330">}</text:span></text:p>
      <text:p text:style-name="P331"><text:span text:style-name="T332"><text:s text:c="4"/></text:span><text:span text:style-name="T333">void<text:s/></text:span><text:span text:style-name="T334">erase(</text:span><text:span text:style-name="T335">int<text:s/></text:span><text:span text:style-name="T336">id) {</text:span></text:p>
      <text:p text:style-name="P337"><text:span text:style-name="T338"><text:s text:c="8"/></text:span><text:span text:style-name="T339">TreeNode</text:span><text:span text:style-name="T340">* prev_id =<text:s/></text:span><text:span text:style-name="T341">nullptr</text:span><text:span text:style-name="T342">;</text:span></text:p>
      <text:p text:style-name="P343"><text:span text:style-name="T344"><text:s text:c="8"/></text:span><text:span text:style-name="T345">TreeNode</text:span><text:span text:style-name="T346">* temp =<text:s/></text:span><text:span text:style-name="T347">head_</text:span><text:span text:style-name="T348">;</text:span></text:p>
      <text:p text:style-name="P349"><text:span text:style-name="T350"><text:s text:c="8"/></text:span><text:span text:style-name="T351">while<text:s/></text:span><text:span text:style-name="T352">(temp !=<text:s/></text:span><text:span text:style-name="T353">nullptr</text:span><text:span text:style-name="T354">) {</text:span></text:p>
      <text:p text:style-name="P355"><text:span text:style-name="T356"><text:s text:c="12"/></text:span><text:span text:style-name="T357">if<text:s/></text:span><text:span text:style-name="T358">(id == temp-&gt;</text:span><text:span text:style-name="T359">id_</text:span><text:span text:style-name="T360">) {</text:span></text:p>
      <text:p text:style-name="P361"><text:span text:style-name="T362"><text:s text:c="16"/></text:span><text:span text:style-name="T363">if<text:s/></text:span><text:span text:style-name="T364">(prev_id ==<text:s/></text:span><text:span text:style-name="T365">nullptr</text:span><text:span text:style-name="T366">) {</text:span></text:p>
      <text:p text:style-name="P367"><text:span text:style-name="T368"><text:s text:c="20"/></text:span><text:span text:style-name="T369">head_<text:s/></text:span><text:span text:style-name="T370">=<text:s/></text:span><text:span text:style-name="T371">nullptr</text:span><text:span text:style-name="T372">;</text:span></text:p>
      <text:p text:style-name="P373"><text:span text:style-name="T374"><text:s text:c="16"/></text:span><text:span text:style-name="T375">}<text:s/></text:span><text:span text:style-name="T376">else<text:s/></text:span><text:span text:style-name="T377">{</text:span></text:p>
      <text:p text:style-name="P378"><text:span text:style-name="T379"><text:s text:c="20"/></text:span><text:span text:style-name="T380">if<text:s/></text:span><text:span text:style-name="T381">(prev_id-&gt;</text:span><text:span text:style-name="T382">left<text:s/></text:span><text:span text:style-name="T383">== temp) {</text:span></text:p>
      <text:p text:style-name="P384"><text:span text:style-name="T385"><text:s text:c="24"/></text:span><text:span text:style-name="T386">prev_id-&gt;</text:span><text:span text:style-name="T387">left<text:s/></text:span><text:span text:style-name="T388">=<text:s/></text:span><text:span text:style-name="T389">nullptr</text:span><text:span text:style-name="T390">;</text:span></text:p>
      <text:p text:style-name="P391"><text:span text:style-name="T392"><text:s text:c="20"/></text:span><text:span text:style-name="T393">}<text:s/></text:span><text:span text:style-name="T394">else<text:s/></text:span><text:span text:style-name="T395">{</text:span></text:p>
      <text:p text:style-name="P396"><text:span text:style-name="T397"><text:s text:c="24"/></text:span><text:span text:style-name="T398">prev_id-&gt;</text:span><text:span text:style-name="T399">right<text:s/></text:span><text:span text:style-name="T400">=<text:s/></text:span><text:span text:style-name="T401">nullptr</text:span><text:span text:style-name="T402">;</text:span></text:p>
      <text:p text:style-name="P403"><text:span text:style-name="T404"><text:s text:c="20"/></text:span><text:span text:style-name="T405">}</text:span></text:p>
      <text:p text:style-name="P406"><text:span text:style-name="T407"><text:s text:c="16"/></text:span><text:span text:style-name="T408">}</text:span></text:p>
      <text:p text:style-name="P409"><text:span text:style-name="T410"><text:s text:c="12"/></text:span><text:span text:style-name="T411"><text:s text:c="4"/></text:span><text:span text:style-name="T412">delete_node(temp);</text:span></text:p>
      <text:p text:style-name="P413"><text:span text:style-name="T414"><text:s text:c="12"/></text:span><text:span text:style-name="T415">}<text:s/></text:span><text:span text:style-name="T416">else if<text:s/></text:span><text:span text:style-name="T417">(id &lt; temp-&gt;</text:span><text:span text:style-name="T418">id_</text:span><text:span text:style-name="T419">) {</text:span></text:p>
      <text:p text:style-name="P420"><text:span text:style-name="T421"><text:s text:c="16"/></text:span><text:span text:style-name="T422">prev_id = temp;</text:span></text:p>
      <text:p text:style-name="P423"><text:span text:style-name="T424"><text:s text:c="16"/></text:span><text:span text:style-name="T425">temp = temp-&gt;</text:span><text:span text:style-name="T426">left</text:span><text:span text:style-name="T427">;</text:span></text:p>
      <text:p text:style-name="P428"><text:span text:style-name="T429"><text:s text:c="12"/></text:span><text:span text:style-name="T430">}<text:s/></text:span><text:span text:style-name="T431">else if<text:s/></text:span><text:span text:style-name="T432">(id &gt; temp-&gt;</text:span><text:span text:style-name="T433">id_</text:span><text:span text:style-name="T434">) {</text:span></text:p>
      <text:p text:style-name="P435"><text:span text:style-name="T436"><text:s text:c="16"/></text:span><text:span text:style-name="T437">prev_id = temp;</text:span></text:p>
      <text:p text:style-name="P438"><text:span text:style-name="T439"><text:s text:c="16"/></text:span><text:span text:style-name="T440">temp = temp-&gt;</text:span><text:span text:style-name="T441">right</text:span><text:span text:style-name="T442">;</text:span></text:p>
      <text:p text:style-name="P443"><text:span text:style-name="T444"><text:s text:c="12"/></text:span><text:span text:style-name="T445">}</text:span></text:p>
      <text:p text:style-name="P446"><text:span text:style-name="T447"><text:s text:c="8"/></text:span><text:span text:style-name="T448">}</text:span></text:p>
      <text:p text:style-name="P449"><text:span text:style-name="T450"><text:s text:c="4"/></text:span><text:span text:style-name="T451">}</text:span></text:p>
      <text:p text:style-name="P452"><text:span text:style-name="T453"><text:s text:c="4"/></text:span><text:span text:style-name="T454">std</text:span><text:span text:style-name="T455">::</text:span><text:span text:style-name="T456">vector</text:span><text:span text:style-name="T457">&lt;</text:span><text:span text:style-name="T458">int</text:span><text:span text:style-name="T459">&gt; get_nodes()<text:s/></text:span><text:span text:style-name="T460">const<text:s/></text:span><text:span text:style-name="T461">{</text:span></text:p>
      <text:p text:style-name="P462"><text:span text:style-name="T463"><text:s text:c="8"/></text:span><text:span text:style-name="T464">std</text:span><text:span text:style-name="T465">::</text:span><text:span text:style-name="T466">vector</text:span><text:span text:style-name="T467">&lt;</text:span><text:span text:style-name="T468">int</text:span><text:span text:style-name="T469">&gt; result;</text:span></text:p>
      <text:p text:style-name="P470"><text:span text:style-name="T471"><text:s text:c="8"/></text:span><text:span text:style-name="T472">get_nodes(</text:span><text:span text:style-name="T473">head_</text:span><text:span text:style-name="T474">, result);</text:span></text:p>
      <text:p text:style-name="P475"><text:span text:style-name="T476"><text:s text:c="8"/></text:span><text:span text:style-name="T477">return<text:s/></text:span><text:span text:style-name="T478">result;</text:span></text:p>
      <text:p text:style-name="P479"><text:span text:style-name="T480"><text:s text:c="4"/></text:span><text:span text:style-name="T481">}</text:span></text:p>
      <text:p text:style-name="P482"><text:span text:style-name="T483">private</text:span><text:span text:style-name="T484">:</text:span></text:p>
      <text:p text:style-name="P485"><text:span text:style-name="T486"><text:s text:c="4"/></text:span><text:span text:style-name="T487">struct<text:s/></text:span><text:span text:style-name="T488">TreeNode<text:s/></text:span><text:span text:style-name="T489">{</text:span></text:p>
      <text:p text:style-name="P490"><text:span text:style-name="T491"><text:s text:c="8"/></text:span><text:span text:style-name="T492">TreeNode(</text:span><text:span text:style-name="T493">int<text:s/></text:span><text:span text:style-name="T494">id) :<text:s/></text:span><text:span text:style-name="T495">id_</text:span><text:span text:style-name="T496">(id) {}</text:span></text:p>
      <text:p text:style-name="P497"><text:span text:style-name="T498"><text:s text:c="8"/></text:span><text:span text:style-name="T499">int<text:s/></text:span><text:span text:style-name="T500">id_</text:span><text:span text:style-name="T501">;</text:span></text:p>
      <text:p text:style-name="P502"><text:span text:style-name="T503"><text:s text:c="8"/></text:span><text:span text:style-name="T504">TreeNode</text:span><text:span text:style-name="T505">*<text:s/></text:span><text:span text:style-name="T506">left<text:s/></text:span><text:span text:style-name="T507">=<text:s/></text:span><text:span text:style-name="T508">nullptr</text:span><text:span text:style-name="T509">;</text:span></text:p>
      <text:p text:style-name="P510"><text:span text:style-name="T511"><text:s text:c="8"/></text:span><text:span text:style-name="T512">TreeNode</text:span><text:span text:style-name="T513">*<text:s/></text:span><text:span text:style-name="T514">right<text:s/></text:span><text:span text:style-name="T515">=<text:s/></text:span><text:span text:style-name="T516">nullptr</text:span><text:span text:style-name="T517">;</text:span></text:p>
      <text:p text:style-name="P518"><text:span text:style-name="T519"><text:s text:c="4"/></text:span><text:span text:style-name="T520">};</text:span></text:p>
      <text:p text:style-name="P521"><text:span text:style-name="T522"><text:s text:c="4"/></text:span><text:span text:style-name="T523">void<text:s/></text:span><text:span text:style-name="T524">get_nodes(</text:span><text:span text:style-name="T525">TreeNode</text:span><text:span text:style-name="T526">* node,<text:s/></text:span><text:span text:style-name="T527">std</text:span><text:span text:style-name="T528">::</text:span><text:span text:style-name="T529">vector</text:span><text:span text:style-name="T530">&lt;</text:span><text:span text:style-name="T531">int</text:span><text:span text:style-name="T532">&gt;&amp; v)<text:s/></text:span><text:span text:style-name="T533">const<text:s/></text:span><text:span text:style-name="T534">{</text:span></text:p>
      <text:p text:style-name="P535"><text:span text:style-name="T536"><text:s text:c="8"/></text:span><text:span text:style-name="T537">if<text:s/></text:span><text:span text:style-name="T538">(node ==<text:s/></text:span><text:span text:style-name="T539">nullptr</text:span><text:span text:style-name="T540">) {</text:span></text:p>
      <text:p text:style-name="P541"><text:span text:style-name="T542"><text:s text:c="12"/></text:span><text:span text:style-name="T543">return</text:span><text:span text:style-name="T544">;</text:span></text:p>
      <text:p text:style-name="P545"><text:span text:style-name="T546"><text:s text:c="8"/></text:span><text:span text:style-name="T547">}</text:span></text:p>
      <text:p text:style-name="P548"><text:span text:style-name="T549"><text:s text:c="8"/></text:span><text:span text:style-name="T550">get_nodes(node-&gt;</text:span><text:span text:style-name="T551">left</text:span><text:span text:style-name="T552">,v);</text:span></text:p>
      <text:p text:style-name="P553"><text:span text:style-name="T554"><text:s text:c="8"/></text:span><text:span text:style-name="T555">v.push_back(node-&gt;</text:span><text:span text:style-name="T556">id_</text:span><text:span text:style-name="T557">);</text:span></text:p>
      <text:p text:style-name="P558"><text:span text:style-name="T559"><text:s text:c="8"/></text:span><text:span text:style-name="T560">get_nodes(node-&gt;</text:span><text:span text:style-name="T561">right</text:span><text:span text:style-name="T562">, v);</text:span></text:p>
      <text:p text:style-name="P563"><text:span text:style-name="T564"><text:s text:c="4"/></text:span><text:span text:style-name="T565">}</text:span></text:p>
      <text:p text:style-name="P566"><text:span text:style-name="T567"><text:s text:c="4"/></text:span><text:span text:style-name="T568">void<text:s/></text:span><text:span text:style-name="T569">delete_node(</text:span><text:span text:style-name="T570">TreeNode</text:span><text:span text:style-name="T571">* node) {</text:span></text:p>
      <text:p text:style-name="P572"><text:span text:style-name="T573"><text:s text:c="8"/></text:span><text:span text:style-name="T574">if<text:s/></text:span><text:span text:style-name="T575">(node ==<text:s/></text:span><text:span text:style-name="T576">nullptr</text:span><text:span text:style-name="T577">) {</text:span></text:p>
      <text:p text:style-name="P578"><text:span text:style-name="T579"><text:s text:c="12"/></text:span><text:span text:style-name="T580">return</text:span><text:span text:style-name="T581">;</text:span></text:p>
      <text:p text:style-name="P582"><text:span text:style-name="T583"><text:s text:c="8"/></text:span><text:span text:style-name="T584">}</text:span></text:p>
      <text:p text:style-name="P585"><text:span text:style-name="T586"><text:s text:c="8"/></text:span><text:span text:style-name="T587">delete_node(node-&gt;</text:span><text:span text:style-name="T588">right</text:span><text:span text:style-name="T589">);</text:span></text:p>
      <text:p text:style-name="P590"><text:span text:style-name="T591"><text:s text:c="8"/></text:span><text:span text:style-name="T592">delete_node(node-&gt;</text:span><text:span text:style-name="T593">left</text:span><text:span text:style-name="T594">);</text:span></text:p>
      <text:p text:style-name="P595"><text:span text:style-name="T596"><text:s text:c="8"/></text:span><text:span text:style-name="T597">delete<text:s/></text:span><text:span text:style-name="T598">node;</text:span></text:p>
      <text:soft-page-break/>
      <text:p text:style-name="P599"><text:span text:style-name="T600"><text:s text:c="4"/></text:span><text:span text:style-name="T601">}</text:span></text:p>
      <text:p text:style-name="P602"><text:span text:style-name="T603"><text:s text:c="4"/></text:span><text:span text:style-name="T604">TreeNode</text:span><text:span text:style-name="T605">*<text:s/></text:span><text:span text:style-name="T606">head_<text:s/></text:span><text:span text:style-name="T607">=<text:s/></text:span><text:span text:style-name="T608">nullptr</text:span><text:span text:style-name="T609">;</text:span></text:p>
      <text:p text:style-name="P610">};</text:p>
      <text:p text:style-name="P611"><text:span text:style-name="T612">int<text:s/></text:span><text:span text:style-name="T613">main() {</text:span></text:p>
      <text:p text:style-name="P614"><text:span text:style-name="T615"><text:s text:c="4"/></text:span><text:span text:style-name="T616">std</text:span><text:span text:style-name="T617">::</text:span><text:span text:style-name="T618">string<text:s/></text:span><text:span text:style-name="T619">command;</text:span></text:p>
      <text:p text:style-name="P620"><text:span text:style-name="T621"><text:s text:c="4"/></text:span><text:span text:style-name="T622">IdTree<text:s/></text:span><text:span text:style-name="T623">ids;</text:span></text:p>
      <text:p text:style-name="P624"><text:span text:style-name="T625"><text:s text:c="4"/></text:span><text:span text:style-name="T626">size_t<text:s/></text:span><text:span text:style-name="T627">child_pid =<text:s/></text:span><text:span text:style-name="T628">0</text:span><text:span text:style-name="T629">;</text:span></text:p>
      <text:p text:style-name="P630"><text:span text:style-name="T631"><text:s text:c="4"/></text:span><text:span text:style-name="T632">int<text:s/></text:span><text:span text:style-name="T633">child_id =<text:s/></text:span><text:span text:style-name="T634">0</text:span><text:span text:style-name="T635">;</text:span></text:p>
      <text:p text:style-name="P636"><text:span text:style-name="T637"><text:s text:c="4"/></text:span><text:span text:style-name="T638">zmq</text:span><text:span text:style-name="T639">::</text:span><text:span text:style-name="T640">context_t<text:s/></text:span><text:span text:style-name="T641">context(</text:span><text:span text:style-name="T642">1</text:span><text:span text:style-name="T643">);</text:span></text:p>
      <text:p text:style-name="P644"><text:span text:style-name="T645"><text:s text:c="4"/></text:span><text:span text:style-name="T646">zmq</text:span><text:span text:style-name="T647">::</text:span><text:span text:style-name="T648">socket_t<text:s/></text:span><text:span text:style-name="T649">main_socket(context, ZMQ_REQ);</text:span></text:p>
      <text:p text:style-name="P650"><text:span text:style-name="T651"><text:s text:c="4"/></text:span><text:span text:style-name="T652">int<text:s/></text:span><text:span text:style-name="T653">linger =<text:s/></text:span><text:span text:style-name="T654">0</text:span><text:span text:style-name="T655">;</text:span></text:p>
      <text:p text:style-name="P656"><text:span text:style-name="T657"><text:s text:c="4"/></text:span><text:span text:style-name="T658">main_socket.setsockopt(ZMQ_SNDTIMEO,<text:s/></text:span><text:span text:style-name="T659">2000</text:span><text:span text:style-name="T660">);</text:span></text:p>
      <text:p text:style-name="P661"><text:span text:style-name="T662"><text:s text:c="4"/></text:span><text:span text:style-name="T663">//main_socket.setsockopt(ZMQ_RCVTIMEO, 2000);</text:span></text:p>
      <text:p text:style-name="P664"><text:span text:style-name="T665"><text:s text:c="4"/></text:span><text:span text:style-name="T666">main_socket.setsockopt(ZMQ_LINGER, &amp;linger,<text:s/></text:span><text:span text:style-name="T667">sizeof</text:span><text:span text:style-name="T668">(linger));</text:span></text:p>
      <text:p text:style-name="P669"><text:span text:style-name="T670"><text:s text:c="4"/></text:span><text:span text:style-name="T671">//main_socket.connect(get_connect_name(30000));</text:span></text:p>
      <text:p text:style-name="P672"><text:span text:style-name="T673"><text:s text:c="4"/></text:span><text:span text:style-name="T674">int<text:s/></text:span><text:span text:style-name="T675">port = bind_socket(main_socket);</text:span></text:p>
      <text:p text:style-name="P676"><text:span text:style-name="T677"><text:s text:c="4"/></text:span><text:span text:style-name="T678">while<text:s/></text:span><text:span text:style-name="T679">(</text:span><text:span text:style-name="T680">true</text:span><text:span text:style-name="T681">) {</text:span></text:p>
      <text:p text:style-name="P682"><text:span text:style-name="T683"><text:s text:c="8"/></text:span><text:span text:style-name="T684">std</text:span><text:span text:style-name="T685">::cin<text:s/></text:span><text:span text:style-name="T686">&gt;&gt;<text:s/></text:span><text:span text:style-name="T687">command;</text:span></text:p>
      <text:p text:style-name="P688"><text:span text:style-name="T689"><text:s text:c="8"/></text:span><text:span text:style-name="T690">if<text:s/></text:span><text:span text:style-name="T691">(command<text:s/></text:span><text:span text:style-name="T692">==<text:s/></text:span><text:span text:style-name="T693">"create"</text:span><text:span text:style-name="T694">) {</text:span></text:p>
      <text:p text:style-name="P695"><text:span text:style-name="T696"><text:s text:c="12"/></text:span><text:span text:style-name="T697">size_t<text:s/></text:span><text:span text:style-name="T698">node_id;</text:span></text:p>
      <text:p text:style-name="P699"><text:span text:style-name="T700"><text:s text:c="12"/></text:span><text:span text:style-name="T701">std</text:span><text:span text:style-name="T702">::</text:span><text:span text:style-name="T703">string<text:s/></text:span><text:span text:style-name="T704">result;</text:span></text:p>
      <text:p text:style-name="P705"><text:span text:style-name="T706"><text:s text:c="12"/></text:span><text:span text:style-name="T707">std</text:span><text:span text:style-name="T708">::cin<text:s/></text:span><text:span text:style-name="T709">&gt;&gt;<text:s/></text:span><text:span text:style-name="T710">node_id;</text:span></text:p>
      <text:p text:style-name="P711"><text:span text:style-name="T712"><text:s text:c="12"/></text:span><text:span text:style-name="T713">if<text:s/></text:span><text:span text:style-name="T714">(child_pid ==<text:s/></text:span><text:span text:style-name="T715">0</text:span><text:span text:style-name="T716">) {</text:span></text:p>
      <text:p text:style-name="P717"><text:span text:style-name="T718"><text:s text:c="16"/></text:span><text:span text:style-name="T719">child_pid = fork();</text:span></text:p>
      <text:p text:style-name="P720"><text:span text:style-name="T721"><text:s text:c="16"/></text:span><text:span text:style-name="T722">if<text:s/></text:span><text:span text:style-name="T723">(child_pid == -</text:span><text:span text:style-name="T724">1</text:span><text:span text:style-name="T725">) {</text:span></text:p>
      <text:p text:style-name="P726"><text:span text:style-name="T727"><text:s text:c="20"/></text:span><text:span text:style-name="T728">std</text:span><text:span text:style-name="T729">::cout<text:s/></text:span><text:span text:style-name="T730">&lt;&lt;<text:s/></text:span><text:span text:style-name="T731">"Unable to create first worker node</text:span><text:span text:style-name="T732">\n</text:span><text:span text:style-name="T733">"</text:span><text:span text:style-name="T734">;</text:span></text:p>
      <text:p text:style-name="P735"><text:span text:style-name="T736"><text:s text:c="20"/></text:span><text:span text:style-name="T737">child_pid =<text:s/></text:span><text:span text:style-name="T738">0</text:span><text:span text:style-name="T739">;</text:span></text:p>
      <text:p text:style-name="P740"><text:span text:style-name="T741"><text:s text:c="20"/></text:span><text:span text:style-name="T742">exit(</text:span><text:span text:style-name="T743">1</text:span><text:span text:style-name="T744">);</text:span></text:p>
      <text:p text:style-name="P745"><text:span text:style-name="T746"><text:s text:c="16"/></text:span><text:span text:style-name="T747">}<text:s/></text:span><text:span text:style-name="T748">else if<text:s/></text:span><text:span text:style-name="T749">(child_pid ==<text:s/></text:span><text:span text:style-name="T750">0</text:span><text:span text:style-name="T751">) {</text:span></text:p>
      <text:p text:style-name="P752"><text:span text:style-name="T753"><text:s text:c="20"/></text:span><text:span text:style-name="T754">create_node(node_id, port);</text:span></text:p>
      <text:p text:style-name="P755"><text:span text:style-name="T756"><text:s text:c="16"/></text:span><text:span text:style-name="T757">}<text:s/></text:span><text:span text:style-name="T758">else<text:s/></text:span><text:span text:style-name="T759">{</text:span></text:p>
      <text:p text:style-name="P760"><text:span text:style-name="T761"><text:s text:c="20"/></text:span><text:span text:style-name="T762">child_id = node_id;</text:span></text:p>
      <text:p text:style-name="P763"><text:span text:style-name="T764"><text:s text:c="20"/></text:span><text:span text:style-name="T765">send_message(main_socket,</text:span><text:span text:style-name="T766">"pid"</text:span><text:span text:style-name="T767">);</text:span></text:p>
      <text:p text:style-name="P768"><text:span text:style-name="T769"><text:s text:c="16"/></text:span><text:span text:style-name="T770"><text:s text:c="4"/></text:span><text:span text:style-name="T771">result<text:s/></text:span><text:span text:style-name="T772">=<text:s/></text:span><text:span text:style-name="T773">recieve_message(main_socket);</text:span></text:p>
      <text:p text:style-name="P774"><text:span text:style-name="T775"><text:s text:c="16"/></text:span><text:span text:style-name="T776">}</text:span></text:p>
      <text:p text:style-name="P777"><text:span text:style-name="T778"><text:s text:c="12"/></text:span><text:span text:style-name="T779">}<text:s/></text:span><text:span text:style-name="T780">else<text:s/></text:span><text:span text:style-name="T781">{</text:span></text:p>
      <text:p text:style-name="P782">// <text:s text:c="15"/>if (child_id == node_id) {</text:p>
      <text:p text:style-name="P783">// <text:s text:c="19"/>std::cout &lt;&lt; "Error: Already exists";</text:p>
      <text:p text:style-name="P784">// <text:s text:c="15"/>}</text:p>
      <text:p text:style-name="P785"><text:span text:style-name="T786"><text:s text:c="16"/></text:span><text:span text:style-name="T787">std</text:span><text:span text:style-name="T788">::</text:span><text:span text:style-name="T789">ostringstream<text:s/></text:span><text:span text:style-name="T790">msg_stream;</text:span></text:p>
      <text:p text:style-name="P791"><text:span text:style-name="T792"><text:s text:c="16"/></text:span><text:span text:style-name="T793">msg_stream<text:s/></text:span><text:span text:style-name="T794">&lt;&lt;<text:s/></text:span><text:span text:style-name="T795">"create "<text:s/></text:span><text:span text:style-name="T796">&lt;&lt;<text:s/></text:span><text:span text:style-name="T797">node_id;</text:span></text:p>
      <text:p text:style-name="P798"><text:span text:style-name="T799"><text:s text:c="16"/></text:span><text:span text:style-name="T800">send_message(main_socket, msg_stream.str());</text:span></text:p>
      <text:p text:style-name="P801"><text:span text:style-name="T802"><text:s text:c="16"/></text:span><text:span text:style-name="T803">result<text:s/></text:span><text:span text:style-name="T804">=<text:s/></text:span><text:span text:style-name="T805">recieve_message(main_socket);</text:span></text:p>
      <text:p text:style-name="P806"><text:span text:style-name="T807"><text:s text:c="12"/></text:span><text:span text:style-name="T808">}</text:span></text:p>
      <text:p text:style-name="P809"><text:span text:style-name="T810"><text:s text:c="12"/></text:span><text:span text:style-name="T811">if<text:s/></text:span><text:span text:style-name="T812">(result.substr(</text:span><text:span text:style-name="T813">0</text:span><text:span text:style-name="T814">,</text:span><text:span text:style-name="T815">2</text:span><text:span text:style-name="T816">)<text:s/></text:span><text:span text:style-name="T817">==<text:s/></text:span><text:span text:style-name="T818">"Ok"</text:span><text:span text:style-name="T819">) {</text:span></text:p>
      <text:p text:style-name="P820"><text:span text:style-name="T821"><text:s text:c="16"/></text:span><text:span text:style-name="T822">ids.insert(node_id);</text:span></text:p>
      <text:p text:style-name="P823"><text:span text:style-name="T824"><text:s text:c="12"/></text:span><text:span text:style-name="T825">}</text:span></text:p>
      <text:p text:style-name="P826"><text:span text:style-name="T827"><text:s text:c="12"/></text:span><text:span text:style-name="T828">std</text:span><text:span text:style-name="T829">::cout<text:s/></text:span><text:span text:style-name="T830">&lt;&lt;<text:s/></text:span><text:span text:style-name="T831">result<text:s/></text:span><text:span text:style-name="T832">&lt;&lt;<text:s/></text:span><text:span text:style-name="T833">"</text:span><text:span text:style-name="T834">\n</text:span><text:span text:style-name="T835">"</text:span><text:span text:style-name="T836">;</text:span></text:p>
      <text:p text:style-name="P837"><text:span text:style-name="T838"><text:s text:c="8"/></text:span><text:span text:style-name="T839">}<text:s/></text:span><text:span text:style-name="T840">else if<text:s/></text:span><text:span text:style-name="T841">(command<text:s/></text:span><text:span text:style-name="T842">==<text:s/></text:span><text:span text:style-name="T843">"remove"</text:span><text:span text:style-name="T844">) {</text:span></text:p>
      <text:p text:style-name="P845"><text:span text:style-name="T846"><text:s text:c="12"/></text:span><text:span text:style-name="T847">if<text:s/></text:span><text:span text:style-name="T848">(child_pid ==<text:s/></text:span><text:span text:style-name="T849">0</text:span><text:span text:style-name="T850">) {</text:span></text:p>
      <text:p text:style-name="P851"><text:span text:style-name="T852"><text:s text:c="16"/></text:span><text:span text:style-name="T853">std</text:span><text:span text:style-name="T854">::cout<text:s/></text:span><text:span text:style-name="T855">&lt;&lt;<text:s/></text:span><text:span text:style-name="T856">"Error:Not found</text:span><text:span text:style-name="T857">\n</text:span><text:span text:style-name="T858">"</text:span><text:span text:style-name="T859">;</text:span></text:p>
      <text:p text:style-name="P860"><text:span text:style-name="T861"><text:s text:c="16"/></text:span><text:span text:style-name="T862">continue</text:span><text:span text:style-name="T863">;</text:span></text:p>
      <text:p text:style-name="P864"><text:span text:style-name="T865"><text:s text:c="12"/></text:span><text:span text:style-name="T866">}</text:span></text:p>
      <text:p text:style-name="P867"><text:span text:style-name="T868"><text:s text:c="12"/></text:span><text:span text:style-name="T869">size_t<text:s/></text:span><text:span text:style-name="T870">node_id;</text:span></text:p>
      <text:p text:style-name="P871"><text:span text:style-name="T872"><text:s text:c="12"/></text:span><text:span text:style-name="T873">std</text:span><text:span text:style-name="T874">::cin<text:s/></text:span><text:span text:style-name="T875">&gt;&gt;<text:s/></text:span><text:span text:style-name="T876">node_id;</text:span></text:p>
      <text:p text:style-name="P877"><text:span text:style-name="T878"><text:s text:c="12"/></text:span><text:span text:style-name="T879">if<text:s/></text:span><text:span text:style-name="T880">(node_id == child_id) {</text:span></text:p>
      <text:soft-page-break/>
      <text:p text:style-name="P881"><text:span text:style-name="T882"><text:s text:c="16"/></text:span><text:span text:style-name="T883">kill(child_pid, SIGTERM);</text:span></text:p>
      <text:p text:style-name="P884"><text:span text:style-name="T885"><text:s text:c="16"/></text:span><text:span text:style-name="T886">kill(child_pid, SIGKILL);</text:span></text:p>
      <text:p text:style-name="P887"><text:span text:style-name="T888"><text:s text:c="16"/></text:span><text:span text:style-name="T889">child_id =<text:s/></text:span><text:span text:style-name="T890">0</text:span><text:span text:style-name="T891">;</text:span></text:p>
      <text:p text:style-name="P892"><text:span text:style-name="T893"><text:s text:c="16"/></text:span><text:span text:style-name="T894">child_pid =<text:s/></text:span><text:span text:style-name="T895">0</text:span><text:span text:style-name="T896">;</text:span></text:p>
      <text:p text:style-name="P897"><text:span text:style-name="T898"><text:s text:c="11"/></text:span><text:span text:style-name="T899"><text:s text:c="5"/></text:span><text:span text:style-name="T900">std</text:span><text:span text:style-name="T901">::cout<text:s/></text:span><text:span text:style-name="T902">&lt;&lt;<text:s/></text:span><text:span text:style-name="T903">"Ok</text:span><text:span text:style-name="T904">\n</text:span><text:span text:style-name="T905">"</text:span><text:span text:style-name="T906">;</text:span></text:p>
      <text:p text:style-name="P907"><text:span text:style-name="T908"><text:s text:c="16"/></text:span><text:span text:style-name="T909">ids.erase(node_id);</text:span></text:p>
      <text:p text:style-name="P910"><text:span text:style-name="T911"><text:s text:c="16"/></text:span><text:span text:style-name="T912">continue</text:span><text:span text:style-name="T913">;</text:span></text:p>
      <text:p text:style-name="P914"><text:span text:style-name="T915"><text:s text:c="12"/></text:span><text:span text:style-name="T916">}</text:span></text:p>
      <text:p text:style-name="P917"><text:span text:style-name="T918"><text:s text:c="12"/></text:span><text:span text:style-name="T919">std</text:span><text:span text:style-name="T920">::</text:span><text:span text:style-name="T921">string<text:s/></text:span><text:span text:style-name="T922">message_string =<text:s/></text:span><text:span text:style-name="T923">"remove "<text:s/></text:span><text:span text:style-name="T924">+ std</text:span><text:span text:style-name="T925">::to_string(node_id);</text:span></text:p>
      <text:p text:style-name="P926"><text:span text:style-name="T927"><text:s text:c="12"/></text:span><text:span text:style-name="T928">send_message(main_socket, message_string);</text:span></text:p>
      <text:p text:style-name="P929"><text:span text:style-name="T930"><text:s text:c="12"/></text:span><text:span text:style-name="T931">std</text:span><text:span text:style-name="T932">::</text:span><text:span text:style-name="T933">string<text:s/></text:span><text:span text:style-name="T934">recieved_message = recieve_message(main_socket);</text:span></text:p>
      <text:p text:style-name="P935"><text:span text:style-name="T936"><text:s text:c="12"/></text:span><text:span text:style-name="T937">if<text:s/></text:span><text:span text:style-name="T938">(recieved_message.substr(</text:span><text:span text:style-name="T939">0</text:span><text:span text:style-name="T940">,<text:s/></text:span><text:span text:style-name="T941">std</text:span><text:span text:style-name="T942">::min&lt;</text:span><text:span text:style-name="T943">int</text:span><text:span text:style-name="T944">&gt;(recieved_message.size(),<text:s/></text:span><text:span text:style-name="T945">2</text:span><text:span text:style-name="T946">))<text:s/></text:span><text:span text:style-name="T947">==<text:s/></text:span><text:span text:style-name="T948">"Ok"</text:span><text:span text:style-name="T949">) {</text:span></text:p>
      <text:p text:style-name="P950"><text:span text:style-name="T951"><text:s text:c="16"/></text:span><text:span text:style-name="T952">ids.erase(node_id);</text:span></text:p>
      <text:p text:style-name="P953"><text:span text:style-name="T954"><text:s text:c="12"/></text:span><text:span text:style-name="T955">}</text:span></text:p>
      <text:p text:style-name="P956"><text:span text:style-name="T957"><text:s text:c="12"/></text:span><text:span text:style-name="T958">std</text:span><text:span text:style-name="T959">::cout<text:s/></text:span><text:span text:style-name="T960">&lt;&lt;<text:s/></text:span><text:span text:style-name="T961">recieved_me</text:span><text:span text:style-name="T962">ssage<text:s/></text:span><text:span text:style-name="T963">&lt;&lt;<text:s/></text:span><text:span text:style-name="T964">"</text:span><text:span text:style-name="T965">\n</text:span><text:span text:style-name="T966">"</text:span><text:span text:style-name="T967">;</text:span></text:p>
      <text:p text:style-name="P968"><text:span text:style-name="T969"><text:s text:c="8"/></text:span><text:span text:style-name="T970">}<text:s/></text:span><text:span text:style-name="T971">else if<text:s/></text:span><text:span text:style-name="T972">(command<text:s/></text:span><text:span text:style-name="T973">==<text:s/></text:span><text:span text:style-name="T974">"exec"</text:span><text:span text:style-name="T975">) {</text:span></text:p>
      <text:p text:style-name="P976"><text:span text:style-name="T977"><text:s text:c="12"/></text:span><text:span text:style-name="T978">int<text:s/></text:span><text:span text:style-name="T979">id, n;</text:span></text:p>
      <text:p text:style-name="P980"><text:span text:style-name="T981"><text:s text:c="12"/></text:span><text:span text:style-name="T982">std</text:span><text:span text:style-name="T983">::cin<text:s/></text:span><text:span text:style-name="T984">&gt;&gt;<text:s/></text:span><text:span text:style-name="T985">id<text:s/></text:span><text:span text:style-name="T986">&gt;&gt;<text:s/></text:span><text:span text:style-name="T987">n;</text:span></text:p>
      <text:p text:style-name="P988"><text:span text:style-name="T989"><text:s text:c="12"/></text:span><text:span text:style-name="T990">std</text:span><text:span text:style-name="T991">::</text:span><text:span text:style-name="T992">vector</text:span><text:span text:style-name="T993">&lt;</text:span><text:span text:style-name="T994">int</text:span><text:span text:style-name="T995">&gt; numbers(n);</text:span></text:p>
      <text:p text:style-name="P996"><text:span text:style-name="T997"><text:s text:c="12"/></text:span><text:span text:style-name="T998">for<text:s/></text:span><text:span text:style-name="T999">(</text:span><text:span text:style-name="T1000">int<text:s/></text:span><text:span text:style-name="T1001">i =<text:s/></text:span><text:span text:style-name="T1002">0</text:span><text:span text:style-name="T1003">; i &lt; n; ++i) {</text:span></text:p>
      <text:p text:style-name="P1004"><text:span text:style-name="T1005"><text:s text:c="16"/></text:span><text:span text:style-name="T1006">std</text:span><text:span text:style-name="T1007">::cin<text:s/></text:span><text:span text:style-name="T1008">&gt;&gt;<text:s/></text:span><text:span text:style-name="T1009">numbers</text:span><text:span text:style-name="T1010">[</text:span><text:span text:style-name="T1011">i</text:span><text:span text:style-name="T1012">]</text:span><text:span text:style-name="T1013">;</text:span></text:p>
      <text:p text:style-name="P1014"><text:span text:style-name="T1015"><text:s text:c="12"/></text:span><text:span text:style-name="T1016">}</text:span></text:p>
      <text:p text:style-name="P1017"><text:span text:style-name="T1018"><text:s text:c="12"/></text:span><text:span text:style-name="T1019">std</text:span><text:span text:style-name="T1020">::</text:span><text:span text:style-name="T1021">string<text:s/></text:span><text:span text:style-name="T1022">message_string =<text:s/></text:span><text:span text:style-name="T1023">"exec "<text:s/></text:span><text:span text:style-name="T1024">+ std</text:span><text:span text:style-name="T1025">::to_string(id)<text:s/></text:span><text:span text:style-name="T1026">+<text:s/></text:span><text:span text:style-name="T1027">" "<text:s/></text:span><text:span text:style-name="T1028">+ std</text:span><text:span text:style-name="T1029">::to_string(n);</text:span></text:p>
      <text:p text:style-name="P1030"><text:span text:style-name="T1031"><text:s text:c="12"/></text:span><text:span text:style-name="T1032">for<text:s/></text:span><text:span text:style-name="T1033">(</text:span><text:span text:style-name="T1034">int<text:s/></text:span><text:span text:style-name="T1035">i =<text:s/></text:span><text:span text:style-name="T1036">0</text:span><text:span text:style-name="T1037">; i &lt; n; ++i) {</text:span></text:p>
      <text:p text:style-name="P1038"><text:span text:style-name="T1039"><text:s text:c="16"/></text:span><text:span text:style-name="T1040">message_string<text:s/></text:span><text:span text:style-name="T1041">+=<text:s/></text:span><text:span text:style-name="T1042">" "<text:s/></text:span><text:span text:style-name="T1043">+ std</text:span><text:span text:style-name="T1044">::to_string(numbers</text:span><text:span text:style-name="T1045">[</text:span><text:span text:style-name="T1046">i</text:span><text:span text:style-name="T1047">]</text:span><text:span text:style-name="T1048">);</text:span></text:p>
      <text:p text:style-name="P1049"><text:span text:style-name="T1050"><text:s text:c="12"/></text:span><text:span text:style-name="T1051">}</text:span></text:p>
      <text:p text:style-name="P1052"><text:span text:style-name="T1053"><text:s text:c="12"/></text:span><text:span text:style-name="T1054">send_message(main_socket, message_string);</text:span></text:p>
      <text:p text:style-name="P1055"><text:span text:style-name="T1056"><text:s text:c="12"/></text:span><text:span text:style-name="T1057">std</text:span><text:span text:style-name="T1058">::</text:span><text:span text:style-name="T1059">string<text:s/></text:span><text:span text:style-name="T1060">recieved_message = recieve_message(main_socket);</text:span></text:p>
      <text:p text:style-name="P1061"><text:span text:style-name="T1062"><text:s text:c="12"/></text:span><text:span text:style-name="T1063">std</text:span><text:span text:style-name="T1064">::cout<text:s/></text:span><text:span text:style-name="T1065">&lt;&lt;<text:s/></text:span><text:span text:style-name="T1066">recieved_message<text:s/></text:span><text:span text:style-name="T1067">&lt;&lt;<text:s/></text:span><text:span text:style-name="T1068">"</text:span><text:span text:style-name="T1069">\n</text:span><text:span text:style-name="T1070">"</text:span><text:span text:style-name="T1071">;</text:span></text:p>
      <text:p text:style-name="P1072"><text:span text:style-name="T1073"><text:s text:c="8"/></text:span><text:span text:style-name="T1074">}<text:s/></text:span><text:span text:style-name="T1075">else if<text:s/></text:span><text:span text:style-name="T1076">(command<text:s/></text:span><text:span text:style-name="T1077">==<text:s/></text:span><text:span text:style-name="T1078">"pingall"</text:span><text:span text:style-name="T1079">) {</text:span></text:p>
      <text:p text:style-name="P1080"><text:span text:style-name="T1081"><text:s text:c="12"/></text:span><text:span text:style-name="T1082">send_message(main_sock</text:span><text:span text:style-name="T1083">et,</text:span><text:span text:style-name="T1084">"pingall"</text:span><text:span text:style-name="T1085">);</text:span></text:p>
      <text:p text:style-name="P1086"><text:span text:style-name="T1087"><text:s text:c="12"/></text:span><text:span text:style-name="T1088">std</text:span><text:span text:style-name="T1089">::</text:span><text:span text:style-name="T1090">string<text:s/></text:span><text:span text:style-name="T1091">recieved = recieve_message(main_socket);</text:span></text:p>
      <text:p text:style-name="P1092"><text:span text:style-name="T1093"><text:s text:c="12"/></text:span><text:span text:style-name="T1094">std</text:span><text:span text:style-name="T1095">::</text:span><text:span text:style-name="T1096">istringstream<text:s/></text:span><text:span text:style-name="T1097">is;</text:span></text:p>
      <text:p text:style-name="P1098"><text:span text:style-name="T1099"><text:s text:c="12"/></text:span><text:span text:style-name="T1100">if<text:s/></text:span><text:span text:style-name="T1101">(recieved.substr(</text:span><text:span text:style-name="T1102">0</text:span><text:span text:style-name="T1103">,</text:span><text:span text:style-name="T1104">std</text:span><text:span text:style-name="T1105">::min&lt;</text:span><text:span text:style-name="T1106">int</text:span><text:span text:style-name="T1107">&gt;(recieved.size(),<text:s/></text:span><text:span text:style-name="T1108">5</text:span><text:span text:style-name="T1109">))<text:s/></text:span><text:span text:style-name="T1110">==<text:s/></text:span><text:span text:style-name="T1111">"Error"</text:span><text:span text:style-name="T1112">) {</text:span></text:p>
      <text:p text:style-name="P1113"><text:span text:style-name="T1114"><text:s text:c="16"/></text:span><text:span text:style-name="T1115">is<text:s/></text:span><text:span text:style-name="T1116">= std</text:span><text:span text:style-name="T1117">::</text:span><text:span text:style-name="T1118">istringstream</text:span><text:span text:style-name="T1119">(</text:span><text:span text:style-name="T1120">""</text:span><text:span text:style-name="T1121">);</text:span></text:p>
      <text:p text:style-name="P1122"><text:span text:style-name="T1123"><text:s text:c="12"/></text:span><text:span text:style-name="T1124">}<text:s/></text:span><text:span text:style-name="T1125">else<text:s/></text:span><text:span text:style-name="T1126">{</text:span></text:p>
      <text:p text:style-name="P1127"><text:span text:style-name="T1128"><text:s text:c="16"/></text:span><text:span text:style-name="T1129">is<text:s/></text:span><text:span text:style-name="T1130">= std</text:span><text:span text:style-name="T1131">::</text:span><text:span text:style-name="T1132">istringstream</text:span><text:span text:style-name="T1133">(recieved);</text:span></text:p>
      <text:p text:style-name="P1134"><text:span text:style-name="T1135"><text:s text:c="12"/></text:span><text:span text:style-name="T1136">}</text:span></text:p>
      <text:p text:style-name="P1137"><text:s text:c="12"/></text:p>
      <text:p text:style-name="P1138"><text:span text:style-name="T1139"><text:s text:c="12"/></text:span><text:span text:style-name="T1140">std</text:span><text:span text:style-name="T1141">::</text:span><text:span text:style-name="T1142">set</text:span><text:span text:style-name="T1143">&lt;</text:span><text:span text:style-name="T1144">int</text:span><text:span text:style-name="T1145">&gt; recieved_ids;</text:span></text:p>
      <text:p text:style-name="P1146"><text:span text:style-name="T1147"><text:s text:c="12"/></text:span><text:span text:style-name="T1148">int<text:s/></text:span><text:span text:style-name="T1149">rec_id;</text:span></text:p>
      <text:p text:style-name="P1150"><text:span text:style-name="T1151"><text:s text:c="12"/></text:span><text:span text:style-name="T1152">while<text:s/></text:span><text:span text:style-name="T1153">(is<text:s/></text:span><text:span text:style-name="T1154">&gt;&gt;<text:s/></text:span><text:span text:style-name="T1155">rec_id) {</text:span></text:p>
      <text:p text:style-name="P1156"><text:span text:style-name="T1157"><text:s text:c="16"/></text:span><text:span text:style-name="T1158">recieved_ids.insert(rec_id);</text:span></text:p>
      <text:p text:style-name="P1159"><text:span text:style-name="T1160"><text:s text:c="12"/></text:span><text:span text:style-name="T1161">}</text:span></text:p>
      <text:p text:style-name="P1162"><text:span text:style-name="T1163"><text:s text:c="12"/></text:span><text:span text:style-name="T1164">std</text:span><text:span text:style-name="T1165">::vector from_tree = ids.get_nodes();</text:span></text:p>
      <text:p text:style-name="P1166"><text:span text:style-name="T1167"><text:s text:c="12"/></text:span><text:span text:style-name="T1168">auto<text:s/></text:span><text:span text:style-name="T1169">part_it =<text:s/></text:span><text:span text:style-name="T1170">std</text:span><text:span text:style-name="T1171">::partition(from_tree.begin(), from_tree.end(), [&amp;recieved_ids] (</text:span><text:span text:style-name="T1172">int<text:s/></text:span><text:span text:style-name="T1173">a) {</text:span></text:p>
      <text:p text:style-name="P1174"><text:span text:style-name="T1175"><text:s text:c="16"/></text:span><text:span text:style-name="T1176">return<text:s/></text:span><text:span text:style-name="T1177">recieved_ids.count(a) ==<text:s/></text:span><text:span text:style-name="T1178">0</text:span><text:span text:style-name="T1179">;</text:span></text:p>
      <text:p text:style-name="P1180"><text:span text:style-name="T1181"><text:s text:c="12"/></text:span><text:span text:style-name="T1182">});</text:span></text:p>
      <text:p text:style-name="P1183"><text:span text:style-name="T1184"><text:s text:c="12"/></text:span><text:span text:style-name="T1185">if<text:s/></text:span><text:span text:style-name="T1186">(part_it<text:s/></text:span><text:span text:style-name="T1187">==<text:s/></text:span><text:span text:style-name="T1188">from_tree.begin()) {</text:span></text:p>
      <text:p text:style-name="P1189"><text:span text:style-name="T1190"><text:s text:c="16"/></text:span><text:span text:style-name="T1191">std</text:span><text:span text:style-name="T1192">::cout<text:s/></text:span><text:span text:style-name="T1193">&lt;&lt;<text:s/></text:span><text:span text:style-name="T1194">"Ok: -1</text:span><text:span text:style-name="T1195">\n</text:span><text:span text:style-name="T1196">"</text:span><text:span text:style-name="T1197">;</text:span></text:p>
      <text:p text:style-name="P1198"><text:span text:style-name="T1199"><text:s text:c="12"/></text:span><text:span text:style-name="T1200">}<text:s/></text:span><text:span text:style-name="T1201">else<text:s/></text:span><text:span text:style-name="T1202">{</text:span></text:p>
      <text:p text:style-name="P1203"><text:span text:style-name="T1204"><text:s text:c="16"/></text:span><text:span text:style-name="T1205">std</text:span><text:span text:style-name="T1206">::cout<text:s/></text:span><text:span text:style-name="T1207">&lt;&lt;<text:s/></text:span><text:span text:style-name="T1208">"Ok:"</text:span><text:span text:style-name="T1209">;</text:span></text:p>
      <text:p text:style-name="P1210"><text:span text:style-name="T1211"><text:s text:c="16"/></text:span><text:span text:style-name="T1212">for<text:s/></text:span><text:span text:style-name="T1213">(</text:span><text:span text:style-name="T1214">auto<text:s/></text:span><text:span text:style-name="T1215">it = from_tree.begin(); it<text:s/></text:span><text:span text:style-name="T1216">!=<text:s/></text:span><text:span text:style-name="T1217">part_it;<text:s/></text:span><text:span text:style-name="T1218">++</text:span><text:span text:style-name="T1219">it) {</text:span></text:p>
      <text:p text:style-name="P1220"><text:span text:style-name="T1221"><text:s text:c="20"/></text:span><text:span text:style-name="T1222">std</text:span><text:span text:style-name="T1223">::cout<text:s/></text:span><text:span text:style-name="T1224">&lt;&lt;<text:s/></text:span><text:span text:style-name="T1225">" "<text:s/></text:span><text:span text:style-name="T1226">&lt;&lt; *</text:span><text:span text:style-name="T1227">it;</text:span></text:p>
      <text:soft-page-break/>
      <text:p text:style-name="P1228"><text:span text:style-name="T1229"><text:s text:c="16"/></text:span><text:span text:style-name="T1230">}</text:span></text:p>
      <text:p text:style-name="P1231"><text:span text:style-name="T1232"><text:s text:c="16"/></text:span><text:span text:style-name="T1233">std</text:span><text:span text:style-name="T1234">::cout<text:s/></text:span><text:span text:style-name="T1235">&lt;&lt;<text:s/></text:span><text:span text:style-name="T1236">"</text:span><text:span text:style-name="T1237">\n</text:span><text:span text:style-name="T1238">"</text:span><text:span text:style-name="T1239">;</text:span></text:p>
      <text:p text:style-name="P1240"><text:span text:style-name="T1241"><text:s text:c="12"/></text:span><text:span text:style-name="T1242">}</text:span></text:p>
      <text:p text:style-name="P1243"><text:span text:style-name="T1244"><text:s text:c="8"/></text:span><text:span text:style-name="T1245">}<text:s/></text:span><text:span text:style-name="T1246">else if<text:s/></text:span><text:span text:style-name="T1247">(command<text:s/></text:span><text:span text:style-name="T1248">==<text:s/></text:span><text:span text:style-name="T1249">"exit"</text:span><text:span text:style-name="T1250">) {</text:span></text:p>
      <text:p text:style-name="P1251"><text:span text:style-name="T1252"><text:s text:c="12"/></text:span><text:span text:style-name="T1253">break</text:span><text:span text:style-name="T1254">;</text:span></text:p>
      <text:p text:style-name="P1255"><text:span text:style-name="T1256"><text:s text:c="8"/></text:span><text:span text:style-name="T1257">}</text:span></text:p>
      <text:p text:style-name="P1258"><text:span text:style-name="T1259"><text:s text:c="4"/></text:span><text:span text:style-name="T1260">}</text:span></text:p>
      <text:p text:style-name="P1261"><text:span text:style-name="T1262"><text:s text:c="4"/></text:span><text:span text:style-name="T1263">return<text:s/></text:span><text:span text:style-name="T1264">0</text:span><text:span text:style-name="T1265">;</text:span></text:p>
      <text:p text:style-name="P1266">}</text:p>
      <text:p text:style-name="P1267">child_node.cpp:</text:p>
      <text:p text:style-name="PreformattedText"><text:span text:style-name="T1268">#include<text:s/></text:span><text:span text:style-name="T1269">&lt;iostream&gt;</text:span></text:p>
      <text:p text:style-name="P1270"><text:span text:style-name="T1271">#include<text:s/></text:span><text:span text:style-name="T1272">"zmq.hpp"</text:span></text:p>
      <text:p text:style-name="P1273"><text:span text:style-name="T1274">#include<text:s/></text:span><text:span text:style-name="T1275">&lt;string&gt;</text:span></text:p>
      <text:p text:style-name="P1276"><text:span text:style-name="T1277">#include<text:s/></text:span><text:span text:style-name="T1278">&lt;sstream&gt;</text:span></text:p>
      <text:p text:style-name="P1279"><text:span text:style-name="T1280">#include<text:s/></text:span><text:span text:style-name="T1281">&lt;zconf.h&gt;</text:span></text:p>
      <text:p text:style-name="P1282"><text:span text:style-name="T1283">#include<text:s/></text:span><text:span text:style-name="T1284">&lt;exception&gt;</text:span></text:p>
      <text:p text:style-name="P1285"><text:span text:style-name="T1286">#include<text:s/></text:span><text:span text:style-name="T1287">&lt;signal.h&gt;</text:span></text:p>
      <text:p text:style-name="P1288"><text:span text:style-name="T1289">#include<text:s/></text:span><text:span text:style-name="T1290">"server_functions.h"</text:span></text:p>
      <text:p text:style-name="P1291"><text:span text:style-name="T1292">int<text:s/></text:span><text:span text:style-name="T1293">main(</text:span><text:span text:style-name="T1294">int<text:s/></text:span><text:span text:style-name="T1295">argc,<text:s/></text:span><text:span text:style-name="T1296">char</text:span><text:span text:style-name="T1297">** argv) {<text:s/></text:span><text:span text:style-name="T1298">//</text:span><text:span text:style-name="T1299">аргументы</text:span><text:span text:style-name="T1300"><text:s/>-<text:s/></text:span><text:span text:style-name="T1301">айди</text:span><text:span text:style-name="T1302"><text:s/></text:span><text:span text:style-name="T1303">и</text:span><text:span text:style-name="T1304"><text:s/></text:span><text:span text:style-name="T1305">номер</text:span><text:span text:style-name="T1306"><text:s/></text:span><text:span text:style-name="T1307">порта</text:span><text:span text:style-name="T1308">,<text:s/></text:span><text:span text:style-name="T1309">к</text:span><text:span text:style-name="T1310"><text:s/></text:span><text:span text:style-name="T1311">которому</text:span><text:span text:style-name="T1312"><text:s/></text:span><text:span text:style-name="T1313">нужно</text:span><text:span text:style-name="T1314"><text:s/></text:span><text:span text:style-name="T1315">подключиться</text:span></text:p>
      <text:p text:style-name="P1316">// <text:s text:c="3"/>zmq::context_t context (1);</text:p>
      <text:p text:style-name="P1317">// <text:s text:c="3"/>zmq::message_t msg(strlen(argv[1]));</text:p>
      <text:p text:style-name="P1318">// <text:s text:c="3"/>zmq::message_t msg_2(strlen(argv[2]));</text:p>
      <text:p text:style-name="P1319">// <text:s text:c="3"/>zmq::message_t rcv;</text:p>
      <text:p text:style-name="P1320">// <text:s text:c="3"/>memcpy(msg.data(), argv[1],strlen(argv[1]));</text:p>
      <text:p text:style-name="P1321">// <text:s text:c="3"/>memcpy(msg_2.data(), argv[2],strlen(argv[2]));</text:p>
      <text:p text:style-name="P1322">// <text:s text:c="3"/>socket.send(msg);</text:p>
      <text:p text:style-name="P1323">// <text:s text:c="3"/>socket.recv(&amp;rcv);</text:p>
      <text:p text:style-name="P1324">// <text:s text:c="3"/>socket.send(msg_2);</text:p>
      <text:p text:style-name="P1325"><text:span text:style-name="T1326"><text:s text:c="4"/></text:span><text:span text:style-name="T1327">int<text:s/></text:span><text:span text:style-name="T1328">id =<text:s/></text:span><text:span text:style-name="T1329">std</text:span><text:span text:style-name="T1330">::stoi(argv[</text:span><text:span text:style-name="T1331">1</text:span><text:span text:style-name="T1332">]);</text:span></text:p>
      <text:p text:style-name="P1333"><text:span text:style-name="T1334"><text:s text:c="4"/></text:span><text:span text:style-name="T1335">int<text:s/></text:span><text:span text:style-name="T1336">parent_port =<text:s/></text:span><text:span text:style-name="T1337">std</text:span><text:span text:style-name="T1338">::stoi(argv[</text:span><text:span text:style-name="T1339">2</text:span><text:span text:style-name="T1340">]);</text:span></text:p>
      <text:p text:style-name="P1341"><text:span text:style-name="T1342"><text:s text:c="4"/></text:span><text:span text:style-name="T1343">zmq</text:span><text:span text:style-name="T1344">::</text:span><text:span text:style-name="T1345">context_t<text:s/></text:span><text:span text:style-name="T1346">context(</text:span><text:span text:style-name="T1347">3</text:span><text:span text:style-name="T1348">);</text:span></text:p>
      <text:p text:style-name="P1349"><text:span text:style-name="T1350"><text:s text:c="4"/></text:span><text:span text:style-name="T1351">zmq</text:span><text:span text:style-name="T1352">::</text:span><text:span text:style-name="T1353">socket_t<text:s/></text:span><text:span text:style-name="T1354">parent_socket(context,<text:s/></text:span><text:span text:style-name="T1355">ZMQ_REP</text:span><text:span text:style-name="T1356">);</text:span></text:p>
      <text:p text:style-name="P1357">// <text:s text:c="3"/>zmq::socket_t socket (context,<text:s/>ZMQ_REQ);</text:p>
      <text:p text:style-name="P1358">// <text:s text:c="3"/>socket.connect ("tcp://127.0.0.1:5555");</text:p>
      <text:p text:style-name="P1359"><text:span text:style-name="T1360"><text:s text:c="4"/></text:span><text:span text:style-name="T1361">parent_socket.connect(get_port_name(parent_port));</text:span></text:p>
      <text:p text:style-name="P1362"><text:span text:style-name="T1363"><text:s text:c="4"/></text:span><text:span text:style-name="T1364">int<text:s/></text:span><text:span text:style-name="T1365">left_pid =<text:s/></text:span><text:span text:style-name="T1366">0</text:span><text:span text:style-name="T1367">;</text:span></text:p>
      <text:p text:style-name="P1368"><text:span text:style-name="T1369"><text:s text:c="4"/></text:span><text:span text:style-name="T1370">int<text:s/></text:span><text:span text:style-name="T1371">right_pid =<text:s/></text:span><text:span text:style-name="T1372">0</text:span><text:span text:style-name="T1373">;</text:span></text:p>
      <text:p text:style-name="P1374"><text:span text:style-name="T1375"><text:s text:c="4"/></text:span><text:span text:style-name="T1376">int<text:s/></text:span><text:span text:style-name="T1377">left_id =<text:s/></text:span><text:span text:style-name="T1378">0</text:span><text:span text:style-name="T1379">;</text:span></text:p>
      <text:p text:style-name="P1380"><text:span text:style-name="T1381"><text:s text:c="4"/></text:span><text:span text:style-name="T1382">int<text:s/></text:span><text:span text:style-name="T1383">right_id =<text:s/></text:span><text:span text:style-name="T1384">0</text:span><text:span text:style-name="T1385">;</text:span></text:p>
      <text:p text:style-name="P1386"><text:s text:c="4"/></text:p>
      <text:p text:style-name="P1387"><text:span text:style-name="T1388"><text:s text:c="4"/></text:span><text:span text:style-name="T1389">zmq</text:span><text:span text:style-name="T1390">::</text:span><text:span text:style-name="T1391">socket_t<text:s/></text:span><text:span text:style-name="T1392">left_socket(context,<text:s/></text:span><text:span text:style-name="T1393">ZMQ_REQ</text:span><text:span text:style-name="T1394">);</text:span></text:p>
      <text:p text:style-name="P1395"><text:span text:style-name="T1396"><text:s text:c="4"/></text:span><text:span text:style-name="T1397">zmq</text:span><text:span text:style-name="T1398">::</text:span><text:span text:style-name="T1399">socket_t<text:s/></text:span><text:span text:style-name="T1400">right_socket(context,<text:s/></text:span><text:span text:style-name="T1401">ZMQ_REQ</text:span><text:span text:style-name="T1402">);</text:span></text:p>
      <text:p text:style-name="P1403"><text:span text:style-name="T1404"><text:s text:c="4"/></text:span><text:span text:style-name="T1405">int<text:s/></text:span><text:span text:style-name="T1406">linger =<text:s/></text:span><text:span text:style-name="T1407">0</text:span><text:span text:style-name="T1408">;</text:span></text:p>
      <text:p text:style-name="P1409"><text:span text:style-name="T1410"><text:s text:c="4"/></text:span><text:span text:style-name="T1411">left_socket.setsockopt(</text:span><text:span text:style-name="T1412">ZMQ_SNDTIMEO</text:span><text:span text:style-name="T1413">,<text:s/></text:span><text:span text:style-name="T1414">2000</text:span><text:span text:style-name="T1415">);</text:span></text:p>
      <text:p text:style-name="P1416"><text:span text:style-name="T1417"><text:s text:c="4"/></text:span><text:span text:style-name="T1418">//left_socket.setsockopt(ZMQ_RCVTIMEO, 2000);</text:span></text:p>
      <text:p text:style-name="P1419"><text:span text:style-name="T1420"><text:s text:c="4"/></text:span><text:span text:style-name="T1421">left_socket.setsockopt(</text:span><text:span text:style-name="T1422">ZMQ_LINGER</text:span><text:span text:style-name="T1423">, &amp;linger,<text:s/></text:span><text:span text:style-name="T1424">sizeof</text:span><text:span text:style-name="T1425">(li</text:span><text:span text:style-name="T1426">nger));</text:span></text:p>
      <text:p text:style-name="P1427"><text:span text:style-name="T1428"><text:s text:c="4"/></text:span><text:span text:style-name="T1429">right_socket.setsockopt(</text:span><text:span text:style-name="T1430">ZMQ_SNDTIMEO</text:span><text:span text:style-name="T1431">,<text:s/></text:span><text:span text:style-name="T1432">2000</text:span><text:span text:style-name="T1433">);</text:span></text:p>
      <text:p text:style-name="P1434"><text:span text:style-name="T1435"><text:s text:c="4"/></text:span><text:span text:style-name="T1436">//right_socket.setsockopt(ZMQ_RCVTIMEO, 2000);</text:span></text:p>
      <text:p text:style-name="P1437"><text:span text:style-name="T1438"><text:s text:c="4"/></text:span><text:span text:style-name="T1439">right_socket.setsockopt(</text:span><text:span text:style-name="T1440">ZMQ_LINGER</text:span><text:span text:style-name="T1441">, &amp;linger,<text:s/></text:span><text:span text:style-name="T1442">sizeof</text:span><text:span text:style-name="T1443">(linger));</text:span></text:p>
      <text:p text:style-name="P1444"><text:span text:style-name="T1445"><text:s text:c="4"/></text:span><text:span text:style-name="T1446">int<text:s/></text:span><text:span text:style-name="T1447">left_port = bind_socket(left_socket);</text:span></text:p>
      <text:p text:style-name="P1448"><text:span text:style-name="T1449"><text:s text:c="4"/></text:span><text:span text:style-name="T1450">int<text:s/></text:span><text:span text:style-name="T1451">right_port =<text:s/></text:span><text:span text:style-name="T1452">bind_socket(right_socket);</text:span></text:p>
      <text:p text:style-name="P1453"><text:span text:style-name="T1454"><text:s text:c="4"/></text:span><text:span text:style-name="T1455">while<text:s/></text:span><text:span text:style-name="T1456">(</text:span><text:span text:style-name="T1457">true</text:span><text:span text:style-name="T1458">) {</text:span></text:p>
      <text:p text:style-name="P1459"><text:span text:style-name="T1460"><text:s text:c="8"/></text:span><text:span text:style-name="T1461">std</text:span><text:span text:style-name="T1462">::</text:span><text:span text:style-name="T1463">string<text:s/></text:span><text:span text:style-name="T1464">request_string;</text:span></text:p>
      <text:soft-page-break/>
      <text:p text:style-name="P1465"><text:span text:style-name="T1466"><text:s text:c="8"/></text:span><text:span text:style-name="T1467">request_string<text:s/></text:span><text:span text:style-name="T1468">=<text:s/></text:span><text:span text:style-name="T1469">recieve_message(parent_socket);</text:span></text:p>
      <text:p text:style-name="P1470">// <text:s text:c="7"/>std::ostringstream stream;</text:p>
      <text:p text:style-name="P1471">// <text:s text:c="7"/>stream &lt;&lt; "Worker: id:" &lt;&lt; id &lt;&lt; "\n"</text:p>
      <text:p text:style-name="P1472">// <text:s text:c="14"/>&lt;&lt; "pid:" &lt;&lt; getpid() &lt;&lt; "\n"</text:p>
      <text:p text:style-name="P1473">// <text:s text:c="14"/>&lt;&lt; "parent port:" &lt;&lt; parent_port &lt;&lt; "\n"</text:p>
      <text:p text:style-name="P1474">// <text:s text:c="14"/>&lt;&lt; "left port:" &lt;&lt; left_port &lt;&lt; "\n"</text:p>
      <text:p text:style-name="P1475">// <text:s text:c="14"/>&lt;&lt; "right port:" &lt;&lt; right_port &lt;&lt; "\n"</text:p>
      <text:p text:style-name="P1476">// <text:s text:c="14"/>&lt;&lt; "left child: id:" &lt;&lt; left_id &lt;&lt; " pid:" &lt;&lt; left_pid &lt;&lt; "\n"</text:p>
      <text:p text:style-name="P1477">// <text:s text:c="14"/>&lt;&lt; "right child: id:" &lt;&lt; right_id &lt;&lt; " pid:" &lt;&lt; right_pid &lt;&lt; "\n"</text:p>
      <text:p text:style-name="P1478">// <text:s text:c="14"/>&lt;&lt; "request:" &lt;&lt; request_string &lt;&lt; "\n\n";</text:p>
      <text:p text:style-name="P1479">// <text:s text:c="7"/>send_message(socket, stream.str());</text:p>
      <text:p text:style-name="P1480">// <text:s text:c="7"/>recieve_message(socket);</text:p>
      <text:p text:style-name="P1481"><text:span text:style-name="T1482"><text:s text:c="8"/></text:span><text:span text:style-name="T1483">std</text:span><text:span text:style-name="T1484">::</text:span><text:span text:style-name="T1485">istringstream<text:s/></text:span><text:span text:style-name="T1486">command_stream(request_string);</text:span></text:p>
      <text:p text:style-name="P1487"><text:span text:style-name="T1488"><text:s text:c="8"/></text:span><text:span text:style-name="T1489">std</text:span><text:span text:style-name="T1490">::</text:span><text:span text:style-name="T1491">string<text:s/></text:span><text:span text:style-name="T1492">command;</text:span></text:p>
      <text:p text:style-name="P1493"><text:span text:style-name="T1494"><text:s text:c="8"/></text:span><text:span text:style-name="T1495">command_stream<text:s/></text:span><text:span text:style-name="T1496">&gt;&gt;<text:s/></text:span><text:span text:style-name="T1497">command;</text:span></text:p>
      <text:p text:style-name="P1498"><text:span text:style-name="T1499"><text:s text:c="8"/></text:span><text:span text:style-name="T1500">if<text:s/></text:span><text:span text:style-name="T1501">(command<text:s/></text:span><text:span text:style-name="T1502">==<text:s/></text:span><text:span text:style-name="T1503">"id"</text:span><text:span text:style-name="T1504">) {</text:span></text:p>
      <text:p text:style-name="P1505"><text:span text:style-name="T1506"><text:s text:c="12"/></text:span><text:span text:style-name="T1507">std</text:span><text:span text:style-name="T1508">::</text:span><text:span text:style-name="T1509">string<text:s/></text:span><text:span text:style-name="T1510">parent_string =<text:s/></text:span><text:span text:style-name="T1511">"Ok:"<text:s/></text:span><text:span text:style-name="T1512">+ std</text:span><text:span text:style-name="T1513">::to_string(id);</text:span></text:p>
      <text:p text:style-name="P1514"><text:span text:style-name="T1515"><text:s text:c="12"/></text:span><text:span text:style-name="T1516">send_message(parent_socket, parent_</text:span><text:span text:style-name="T1517">string);</text:span></text:p>
      <text:p text:style-name="P1518"><text:span text:style-name="T1519"><text:s text:c="8"/></text:span><text:span text:style-name="T1520">}<text:s/></text:span><text:span text:style-name="T1521">else if<text:s/></text:span><text:span text:style-name="T1522">(command<text:s/></text:span><text:span text:style-name="T1523">==<text:s/></text:span><text:span text:style-name="T1524">"pid"</text:span><text:span text:style-name="T1525">) {</text:span></text:p>
      <text:p text:style-name="P1526"><text:span text:style-name="T1527"><text:s text:c="12"/></text:span><text:span text:style-name="T1528">std</text:span><text:span text:style-name="T1529">::</text:span><text:span text:style-name="T1530">string<text:s/></text:span><text:span text:style-name="T1531">parent_string =<text:s/></text:span><text:span text:style-name="T1532">"Ok:"<text:s/></text:span><text:span text:style-name="T1533">+ std</text:span><text:span text:style-name="T1534">::to_string(getpid());</text:span></text:p>
      <text:p text:style-name="P1535"><text:span text:style-name="T1536"><text:s text:c="12"/></text:span><text:span text:style-name="T1537">send_message(parent_socket, parent_string);</text:span></text:p>
      <text:p text:style-name="P1538"><text:span text:style-name="T1539"><text:s text:c="8"/></text:span><text:span text:style-name="T1540">}<text:s/></text:span><text:span text:style-name="T1541">else <text:s/>if<text:s/></text:span><text:span text:style-name="T1542">(command<text:s/></text:span><text:span text:style-name="T1543">==<text:s/></text:span><text:span text:style-name="T1544">"create"</text:span><text:span text:style-name="T1545">) {</text:span></text:p>
      <text:p text:style-name="P1546"><text:span text:style-name="T1547"><text:s text:c="12"/></text:span><text:span text:style-name="T1548">int<text:s/></text:span><text:span text:style-name="T1549">id_to_create;</text:span></text:p>
      <text:p text:style-name="P1550"><text:span text:style-name="T1551"><text:s text:c="12"/></text:span><text:span text:style-name="T1552">command_stream<text:s/></text:span><text:span text:style-name="T1553">&gt;&gt;<text:s/></text:span><text:span text:style-name="T1554">id_to_create;</text:span></text:p>
      <text:p text:style-name="P1555"><text:span text:style-name="T1556"><text:s text:c="12"/></text:span><text:span text:style-name="T1557">// управляюший узел сообщает id нового узла и порт, к которому его надо подключить</text:span></text:p>
      <text:p text:style-name="P1558"><text:span text:style-name="T1559"><text:s text:c="12"/></text:span><text:span text:style-name="T1560">if<text:s/></text:span><text:span text:style-name="T1561">(id_to_create == id) {</text:span></text:p>
      <text:p text:style-name="P1562"><text:span text:style-name="T1563"><text:s text:c="16"/></text:span><text:span text:style-name="T1564">// если id равен данному, значит узел уже<text:s/></text:span><text:span text:style-name="T1565">существует, посылаем ответ с ошибкой</text:span></text:p>
      <text:p text:style-name="P1566"><text:span text:style-name="T1567"><text:s text:c="16"/></text:span><text:span text:style-name="T1568">std</text:span><text:span text:style-name="T1569">::</text:span><text:span text:style-name="T1570">string<text:s/></text:span><text:span text:style-name="T1571">message_string =<text:s/></text:span><text:span text:style-name="T1572">"Error: Already exists"</text:span><text:span text:style-name="T1573">;</text:span></text:p>
      <text:p text:style-name="P1574"><text:span text:style-name="T1575"><text:s text:c="16"/></text:span><text:span text:style-name="T1576">send_message(parent_socket, message_string);</text:span></text:p>
      <text:p text:style-name="P1577"><text:span text:style-name="T1578"><text:s text:c="12"/></text:span><text:span text:style-name="T1579">}<text:s/></text:span><text:span text:style-name="T1580">else if<text:s/></text:span><text:span text:style-name="T1581">(id_to_create &lt; id) {</text:span></text:p>
      <text:p text:style-name="P1582"><text:span text:style-name="T1583"><text:s text:c="16"/></text:span><text:span text:style-name="T1584">if<text:s/></text:span><text:span text:style-name="T1585">(left_pid ==<text:s/></text:span><text:span text:style-name="T1586">0</text:span><text:span text:style-name="T1587">) {</text:span></text:p>
      <text:p text:style-name="P1588"><text:span text:style-name="T1589"><text:s text:c="7"/></text:span><text:span text:style-name="T1590"><text:s text:c="13"/></text:span><text:span text:style-name="T1591">left_pid = fork();</text:span></text:p>
      <text:p text:style-name="P1592"><text:span text:style-name="T1593"><text:s text:c="20"/></text:span><text:span text:style-name="T1594">if<text:s/></text:span><text:span text:style-name="T1595">(left_pid == -</text:span><text:span text:style-name="T1596">1</text:span><text:span text:style-name="T1597">) {</text:span></text:p>
      <text:p text:style-name="P1598"><text:span text:style-name="T1599"><text:s text:c="24"/></text:span><text:span text:style-name="T1600">send_message(parent_socket,<text:s/></text:span><text:span text:style-name="T1601">"Error: Cannot fork"</text:span><text:span text:style-name="T1602">);</text:span></text:p>
      <text:p text:style-name="P1603"><text:span text:style-name="T1604"><text:s text:c="24"/></text:span><text:span text:style-name="T1605">left_pid =<text:s/></text:span><text:span text:style-name="T1606">0</text:span><text:span text:style-name="T1607">;</text:span></text:p>
      <text:p text:style-name="P1608"><text:span text:style-name="T1609"><text:s text:c="20"/></text:span><text:span text:style-name="T1610">}<text:s/></text:span><text:span text:style-name="T1611">else if<text:s/></text:span><text:span text:style-name="T1612">(left_pid ==<text:s/></text:span><text:span text:style-name="T1613">0</text:span><text:span text:style-name="T1614">) {</text:span></text:p>
      <text:p text:style-name="P1615"><text:span text:style-name="T1616"><text:s text:c="24"/></text:span><text:span text:style-name="T1617">create_node(id_to_create,left_port);</text:span></text:p>
      <text:p text:style-name="P1618"><text:span text:style-name="T1619"><text:s text:c="20"/></text:span><text:span text:style-name="T1620">}<text:s/></text:span><text:span text:style-name="T1621">else<text:s/></text:span><text:span text:style-name="T1622">{</text:span></text:p>
      <text:p text:style-name="P1623"><text:span text:style-name="T1624"><text:s text:c="24"/></text:span><text:span text:style-name="T1625">left_id = id_to_create;</text:span></text:p>
      <text:p text:style-name="P1626"><text:span text:style-name="T1627"><text:s text:c="24"/></text:span><text:span text:style-name="T1628">send_message(left_socket,<text:s/></text:span><text:span text:style-name="T1629">"pid"</text:span><text:span text:style-name="T1630">);</text:span></text:p>
      <text:p text:style-name="P1631"><text:span text:style-name="T1632"><text:s text:c="24"/></text:span><text:span text:style-name="T1633">send_message(parent_socket, recieve_</text:span><text:span text:style-name="T1634">message(left_socket));</text:span></text:p>
      <text:p text:style-name="P1635"><text:span text:style-name="T1636"><text:s text:c="20"/></text:span><text:span text:style-name="T1637">}</text:span></text:p>
      <text:p text:style-name="P1638"><text:span text:style-name="T1639"><text:s text:c="16"/></text:span><text:span text:style-name="T1640">}<text:s/></text:span><text:span text:style-name="T1641">else<text:s/></text:span><text:span text:style-name="T1642">{</text:span></text:p>
      <text:p text:style-name="P1643"><text:span text:style-name="T1644"><text:s text:c="20"/></text:span><text:span text:style-name="T1645">send_message(left_socket, request_string);</text:span></text:p>
      <text:p text:style-name="P1646"><text:span text:style-name="T1647"><text:s text:c="20"/></text:span><text:span text:style-name="T1648">send_message(parent_socket, recieve_message(left_socket));</text:span></text:p>
      <text:p text:style-name="P1649"><text:span text:style-name="T1650"><text:s text:c="16"/></text:span><text:span text:style-name="T1651">}</text:span></text:p>
      <text:p text:style-name="P1652"><text:span text:style-name="T1653"><text:s text:c="12"/></text:span><text:span text:style-name="T1654">}<text:s/></text:span><text:span text:style-name="T1655">else<text:s/></text:span><text:span text:style-name="T1656">{</text:span></text:p>
      <text:p text:style-name="P1657"><text:span text:style-name="T1658"><text:s text:c="5"/></text:span><text:span text:style-name="T1659"><text:s text:c="11"/></text:span><text:span text:style-name="T1660">if<text:s/></text:span><text:span text:style-name="T1661">(right_pid ==<text:s/></text:span><text:span text:style-name="T1662">0</text:span><text:span text:style-name="T1663">) {</text:span></text:p>
      <text:p text:style-name="P1664"><text:span text:style-name="T1665"><text:s text:c="20"/></text:span><text:span text:style-name="T1666">right_pid = fork();</text:span></text:p>
      <text:p text:style-name="P1667"><text:span text:style-name="T1668"><text:s text:c="20"/></text:span><text:span text:style-name="T1669">if<text:s/></text:span><text:span text:style-name="T1670">(right_pid == -</text:span><text:span text:style-name="T1671">1</text:span><text:span text:style-name="T1672">) {</text:span></text:p>
      <text:p text:style-name="P1673"><text:span text:style-name="T1674"><text:s text:c="24"/></text:span><text:span text:style-name="T1675">send_message(parent_socket,<text:s/></text:span><text:span text:style-name="T1676">"Error: Cannot fork"</text:span><text:span text:style-name="T1677">);</text:span></text:p>
      <text:p text:style-name="P1678"><text:span text:style-name="T1679"><text:s text:c="24"/></text:span><text:span text:style-name="T1680">right_pid =<text:s/></text:span><text:span text:style-name="T1681">0</text:span><text:span text:style-name="T1682">;</text:span></text:p>
      <text:p text:style-name="P1683"><text:span text:style-name="T1684"><text:s text:c="20"/></text:span><text:span text:style-name="T1685">}<text:s/></text:span><text:span text:style-name="T1686">else if<text:s/></text:span><text:span text:style-name="T1687">(right_pid ==<text:s/></text:span><text:span text:style-name="T1688">0</text:span><text:span text:style-name="T1689">) {</text:span></text:p>
      <text:p text:style-name="P1690"><text:span text:style-name="T1691"><text:s text:c="24"/></text:span><text:span text:style-name="T1692">create_node(id_to_create,right_port);</text:span></text:p>
      <text:soft-page-break/>
      <text:p text:style-name="P1693"><text:span text:style-name="T1694"><text:s text:c="20"/></text:span><text:span text:style-name="T1695">}<text:s/></text:span><text:span text:style-name="T1696">else<text:s/></text:span><text:span text:style-name="T1697">{</text:span></text:p>
      <text:p text:style-name="P1698"><text:span text:style-name="T1699"><text:s text:c="24"/></text:span><text:span text:style-name="T1700">right_id = id_to_create;</text:span></text:p>
      <text:p text:style-name="P1701"><text:span text:style-name="T1702"><text:s text:c="24"/></text:span><text:span text:style-name="T1703">send_message(right_socket,<text:s/></text:span><text:span text:style-name="T1704">"pid"</text:span><text:span text:style-name="T1705">);</text:span></text:p>
      <text:p text:style-name="P1706"><text:span text:style-name="T1707"><text:s text:c="8"/></text:span><text:span text:style-name="T1708"><text:s text:c="16"/></text:span><text:span text:style-name="T1709">send_message(parent_socket, recieve_message(right_socket));</text:span></text:p>
      <text:p text:style-name="P1710"><text:span text:style-name="T1711"><text:s text:c="20"/></text:span><text:span text:style-name="T1712">}</text:span></text:p>
      <text:p text:style-name="P1713"><text:span text:style-name="T1714"><text:s text:c="16"/></text:span><text:span text:style-name="T1715">}<text:s/></text:span><text:span text:style-name="T1716">else<text:s/></text:span><text:span text:style-name="T1717">{</text:span></text:p>
      <text:p text:style-name="P1718"><text:span text:style-name="T1719"><text:s text:c="20"/></text:span><text:span text:style-name="T1720">send_message(right_socket, request_string);</text:span></text:p>
      <text:p text:style-name="P1721"><text:span text:style-name="T1722"><text:s text:c="20"/></text:span><text:span text:style-name="T1723">send_message(parent_socket, recieve_message(right</text:span><text:span text:style-name="T1724">_socket));</text:span></text:p>
      <text:p text:style-name="P1725"><text:span text:style-name="T1726"><text:s text:c="16"/></text:span><text:span text:style-name="T1727">}</text:span></text:p>
      <text:p text:style-name="P1728"><text:span text:style-name="T1729"><text:s text:c="12"/></text:span><text:span text:style-name="T1730">}</text:span></text:p>
      <text:p text:style-name="P1731"><text:span text:style-name="T1732"><text:s text:c="8"/></text:span><text:span text:style-name="T1733">}<text:s/></text:span><text:span text:style-name="T1734">else if<text:s/></text:span><text:span text:style-name="T1735">(command<text:s/></text:span><text:span text:style-name="T1736">==<text:s/></text:span><text:span text:style-name="T1737">"remove"</text:span><text:span text:style-name="T1738">) {</text:span></text:p>
      <text:p text:style-name="P1739"><text:span text:style-name="T1740"><text:s text:c="12"/></text:span><text:span text:style-name="T1741">int<text:s/></text:span><text:span text:style-name="T1742">id_to_delete;</text:span></text:p>
      <text:p text:style-name="P1743"><text:span text:style-name="T1744"><text:s text:c="12"/></text:span><text:span text:style-name="T1745">command_stream<text:s/></text:span><text:span text:style-name="T1746">&gt;&gt;<text:s/></text:span><text:span text:style-name="T1747">id_to_delete;</text:span></text:p>
      <text:p text:style-name="P1748"><text:span text:style-name="T1749"><text:s text:c="12"/></text:span><text:span text:style-name="T1750">if<text:s/></text:span><text:span text:style-name="T1751">(id_to_delete &lt; id) {</text:span></text:p>
      <text:p text:style-name="P1752"><text:span text:style-name="T1753"><text:s text:c="16"/></text:span><text:span text:style-name="T1754">if<text:s/></text:span><text:span text:style-name="T1755">(left_id ==<text:s/></text:span><text:span text:style-name="T1756">0</text:span><text:span text:style-name="T1757">) {</text:span></text:p>
      <text:p text:style-name="P1758"><text:span text:style-name="T1759"><text:s text:c="20"/></text:span><text:span text:style-name="T1760">send_message(parent_socket,<text:s/></text:span><text:span text:style-name="T1761">"Error: Not found"</text:span><text:span text:style-name="T1762">);</text:span></text:p>
      <text:p text:style-name="P1763"><text:span text:style-name="T1764"><text:s text:c="16"/></text:span><text:span text:style-name="T1765">}<text:s/></text:span><text:span text:style-name="T1766">else if<text:s/></text:span><text:span text:style-name="T1767">(left_id == id_to_delete) {</text:span></text:p>
      <text:p text:style-name="P1768"><text:span text:style-name="T1769"><text:s text:c="20"/></text:span><text:span text:style-name="T1770">send_message(left_socket,<text:s/></text:span><text:span text:style-name="T1771">"kill_children"</text:span><text:span text:style-name="T1772">);</text:span></text:p>
      <text:p text:style-name="P1773"><text:span text:style-name="T1774"><text:s text:c="20"/></text:span><text:span text:style-name="T1775">recieve_message(left_socket);</text:span></text:p>
      <text:p text:style-name="P1776"><text:span text:style-name="T1777"><text:s text:c="19"/></text:span><text:span text:style-name="T1778"><text:s/></text:span><text:span text:style-name="T1779">kill(left_pid,</text:span><text:span text:style-name="T1780">SIGTERM</text:span><text:span text:style-name="T1781">);</text:span></text:p>
      <text:p text:style-name="P1782"><text:span text:style-name="T1783"><text:s text:c="20"/></text:span><text:span text:style-name="T1784">kill(left_pid,</text:span><text:span text:style-name="T1785">SIGKILL</text:span><text:span text:style-name="T1786">);</text:span></text:p>
      <text:p text:style-name="P1787"><text:span text:style-name="T1788"><text:s text:c="20"/></text:span><text:span text:style-name="T1789">left_id =<text:s/></text:span><text:span text:style-name="T1790">0</text:span><text:span text:style-name="T1791">;</text:span></text:p>
      <text:p text:style-name="P1792"><text:span text:style-name="T1793"><text:s text:c="20"/></text:span><text:span text:style-name="T1794">left_pid =<text:s/></text:span><text:span text:style-name="T1795">0</text:span><text:span text:style-name="T1796">;</text:span></text:p>
      <text:p text:style-name="P1797"><text:span text:style-name="T1798"><text:s text:c="20"/></text:span><text:span text:style-name="T1799">send_message(parent_socket,<text:s/></text:span><text:span text:style-name="T1800">"Ok"</text:span><text:span text:style-name="T1801">);</text:span></text:p>
      <text:p text:style-name="P1802"><text:span text:style-name="T1803"><text:s text:c="16"/></text:span><text:span text:style-name="T1804">}<text:s/></text:span><text:span text:style-name="T1805">else<text:s/></text:span><text:span text:style-name="T1806">{</text:span></text:p>
      <text:p text:style-name="P1807"><text:span text:style-name="T1808"><text:s text:c="20"/></text:span><text:span text:style-name="T1809">send_message(left_so</text:span><text:span text:style-name="T1810">cket, request_string);</text:span></text:p>
      <text:p text:style-name="P1811"><text:span text:style-name="T1812"><text:s text:c="20"/></text:span><text:span text:style-name="T1813">send_message(parent_socket, recieve_message(left_socket));</text:span></text:p>
      <text:p text:style-name="P1814"><text:span text:style-name="T1815"><text:s text:c="16"/></text:span><text:span text:style-name="T1816">}</text:span></text:p>
      <text:p text:style-name="P1817"><text:span text:style-name="T1818"><text:s text:c="12"/></text:span><text:span text:style-name="T1819">}<text:s/></text:span><text:span text:style-name="T1820">else<text:s/></text:span><text:span text:style-name="T1821">{</text:span></text:p>
      <text:p text:style-name="P1822"><text:span text:style-name="T1823"><text:s text:c="16"/></text:span><text:span text:style-name="T1824">if<text:s/></text:span><text:span text:style-name="T1825">(right_id ==<text:s/></text:span><text:span text:style-name="T1826">0</text:span><text:span text:style-name="T1827">) {</text:span></text:p>
      <text:p text:style-name="P1828"><text:span text:style-name="T1829"><text:s text:c="20"/></text:span><text:span text:style-name="T1830">send_message(parent_socket,<text:s/></text:span><text:span text:style-name="T1831">"Error: Not found"</text:span><text:span text:style-name="T1832">);</text:span></text:p>
      <text:p text:style-name="P1833"><text:span text:style-name="T1834"><text:s text:c="16"/></text:span><text:span text:style-name="T1835">}<text:s/></text:span><text:span text:style-name="T1836">else if<text:s/></text:span><text:span text:style-name="T1837">(right_id == id_to_delete) {</text:span></text:p>
      <text:p text:style-name="P1838"><text:span text:style-name="T1839"><text:s text:c="20"/></text:span><text:span text:style-name="T1840">send_message(right_socket,<text:s/></text:span><text:span text:style-name="T1841">"kill_children"</text:span><text:span text:style-name="T1842">);</text:span></text:p>
      <text:p text:style-name="P1843"><text:span text:style-name="T1844"><text:s text:c="20"/></text:span><text:span text:style-name="T1845">recieve_message(right_socket);</text:span></text:p>
      <text:p text:style-name="P1846"><text:span text:style-name="T1847"><text:s text:c="20"/></text:span><text:span text:style-name="T1848">kill(right_pid,</text:span><text:span text:style-name="T1849">SIGTERM</text:span><text:span text:style-name="T1850">);</text:span></text:p>
      <text:p text:style-name="P1851"><text:span text:style-name="T1852"><text:s text:c="20"/></text:span><text:span text:style-name="T1853">kill(right_pid,</text:span><text:span text:style-name="T1854">SIGKI</text:span><text:span text:style-name="T1855">LL</text:span><text:span text:style-name="T1856">);</text:span></text:p>
      <text:p text:style-name="P1857"><text:span text:style-name="T1858"><text:s text:c="20"/></text:span><text:span text:style-name="T1859">right_id =<text:s/></text:span><text:span text:style-name="T1860">0</text:span><text:span text:style-name="T1861">;</text:span></text:p>
      <text:p text:style-name="P1862"><text:span text:style-name="T1863"><text:s text:c="20"/></text:span><text:span text:style-name="T1864">right_pid =<text:s/></text:span><text:span text:style-name="T1865">0</text:span><text:span text:style-name="T1866">;</text:span></text:p>
      <text:p text:style-name="P1867"><text:span text:style-name="T1868"><text:s text:c="20"/></text:span><text:span text:style-name="T1869">send_message(parent_socket,<text:s/></text:span><text:span text:style-name="T1870">"Ok"</text:span><text:span text:style-name="T1871">);</text:span></text:p>
      <text:p text:style-name="P1872"><text:span text:style-name="T1873"><text:s text:c="16"/></text:span><text:span text:style-name="T1874">}<text:s/></text:span><text:span text:style-name="T1875">else<text:s/></text:span><text:span text:style-name="T1876">{</text:span></text:p>
      <text:p text:style-name="P1877"><text:span text:style-name="T1878"><text:s text:c="20"/></text:span><text:span text:style-name="T1879">send_message(right_socket, request_string);</text:span></text:p>
      <text:p text:style-name="P1880"><text:span text:style-name="T1881"><text:s text:c="20"/></text:span><text:span text:style-name="T1882">send_message(paren</text:span><text:span text:style-name="T1883">t_socket, recieve_message(right_socket));</text:span></text:p>
      <text:p text:style-name="P1884"><text:span text:style-name="T1885"><text:s text:c="16"/></text:span><text:span text:style-name="T1886">}</text:span></text:p>
      <text:p text:style-name="P1887"><text:span text:style-name="T1888"><text:s text:c="12"/></text:span><text:span text:style-name="T1889">}</text:span></text:p>
      <text:p text:style-name="P1890"><text:span text:style-name="T1891"><text:s text:c="8"/></text:span><text:span text:style-name="T1892">}<text:s/></text:span><text:span text:style-name="T1893">else if<text:s/></text:span><text:span text:style-name="T1894">(command<text:s/></text:span><text:span text:style-name="T1895">==<text:s/></text:span><text:span text:style-name="T1896">"exec"</text:span><text:span text:style-name="T1897">) {</text:span></text:p>
      <text:p text:style-name="P1898"><text:span text:style-name="T1899"><text:s text:c="12"/></text:span><text:span text:style-name="T1900">int<text:s/></text:span><text:span text:style-name="T1901">exec_id;</text:span></text:p>
      <text:p text:style-name="P1902"><text:span text:style-name="T1903"><text:s text:c="12"/></text:span><text:span text:style-name="T1904">command_stream<text:s/></text:span><text:span text:style-name="T1905">&gt;&gt;<text:s/></text:span><text:span text:style-name="T1906">exec_id;</text:span></text:p>
      <text:p text:style-name="P1907"><text:span text:style-name="T1908"><text:s text:c="12"/></text:span><text:span text:style-name="T1909">if<text:s/></text:span><text:span text:style-name="T1910">(exec_id == id) {</text:span></text:p>
      <text:p text:style-name="P1911"><text:span text:style-name="T1912"><text:s text:c="16"/></text:span><text:span text:style-name="T1913">int<text:s/></text:span><text:span text:style-name="T1914">n;</text:span></text:p>
      <text:p text:style-name="P1915"><text:span text:style-name="T1916"><text:s text:c="16"/></text:span><text:span text:style-name="T1917">command_stream<text:s/></text:span><text:span text:style-name="T1918">&gt;&gt;<text:s/></text:span><text:span text:style-name="T1919">n;</text:span></text:p>
      <text:p text:style-name="P1920"><text:span text:style-name="T1921"><text:s text:c="16"/></text:span><text:span text:style-name="T1922">int<text:s/></text:span><text:span text:style-name="T1923">sum =<text:s/></text:span><text:span text:style-name="T1924">0</text:span><text:span text:style-name="T1925">;</text:span></text:p>
      <text:p text:style-name="P1926"><text:span text:style-name="T1927"><text:s text:c="16"/></text:span><text:span text:style-name="T1928">for<text:s/></text:span><text:span text:style-name="T1929">(</text:span><text:span text:style-name="T1930">int<text:s/></text:span><text:span text:style-name="T1931">i =<text:s/></text:span><text:span text:style-name="T1932">0</text:span><text:span text:style-name="T1933">; i &lt; n; ++i) {</text:span></text:p>
      <text:p text:style-name="P1934"><text:span text:style-name="T1935"><text:s text:c="20"/></text:span><text:span text:style-name="T1936">int<text:s/></text:span><text:span text:style-name="T1937">cur_num;</text:span></text:p>
      <text:p text:style-name="P1938"><text:span text:style-name="T1939"><text:s text:c="20"/></text:span><text:span text:style-name="T1940">command_stream<text:s/></text:span><text:span text:style-name="T1941">&gt;&gt;<text:s/></text:span><text:span text:style-name="T1942">cur_num;</text:span></text:p>
      <text:p text:style-name="P1943"><text:span text:style-name="T1944"><text:s text:c="20"/></text:span><text:span text:style-name="T1945">sum += cur_num;</text:span></text:p>
      <text:p text:style-name="P1946"><text:span text:style-name="T1947"><text:s text:c="16"/></text:span><text:span text:style-name="T1948">}</text:span></text:p>
      <text:soft-page-break/>
      <text:p text:style-name="P1949"><text:span text:style-name="T1950"><text:s text:c="16"/></text:span><text:span text:style-name="T1951">std</text:span><text:span text:style-name="T1952">::</text:span><text:span text:style-name="T1953">string<text:s/></text:span><text:span text:style-name="T1954">recieve_message =<text:s/></text:span><text:span text:style-name="T1955">"Ok:"<text:s/></text:span><text:span text:style-name="T1956">+ std</text:span><text:span text:style-name="T1957">::to_string(id)<text:s/></text:span><text:span text:style-name="T1958">+<text:s/></text:span><text:span text:style-name="T1959">":"<text:s/></text:span><text:span text:style-name="T1960">+ std</text:span><text:span text:style-name="T1961">::to_string(sum);</text:span></text:p>
      <text:p text:style-name="P1962"><text:span text:style-name="T1963"><text:s text:c="16"/></text:span><text:span text:style-name="T1964">send_message(parent_socket, recieve_message);</text:span></text:p>
      <text:p text:style-name="P1965"><text:s text:c="16"/></text:p>
      <text:p text:style-name="P1966"><text:span text:style-name="T1967"><text:s text:c="12"/></text:span><text:span text:style-name="T1968">}<text:s/></text:span><text:span text:style-name="T1969">else if<text:s/></text:span><text:span text:style-name="T1970">(exec_id &lt; id) {</text:span></text:p>
      <text:p text:style-name="P1971"><text:span text:style-name="T1972"><text:s text:c="16"/></text:span><text:span text:style-name="T1973">if<text:s/></text:span><text:span text:style-name="T1974">(left_pid ==<text:s/></text:span><text:span text:style-name="T1975">0</text:span><text:span text:style-name="T1976">) {</text:span></text:p>
      <text:p text:style-name="P1977"><text:span text:style-name="T1978"><text:s text:c="20"/></text:span><text:span text:style-name="T1979">std</text:span><text:span text:style-name="T1980">::</text:span><text:span text:style-name="T1981">string<text:s/></text:span><text:span text:style-name="T1982">recieve_message =<text:s/></text:span><text:span text:style-name="T1983">"Error:"<text:s/></text:span><text:span text:style-name="T1984">+ std</text:span><text:span text:style-name="T1985">::to_string(exec_id)<text:s/></text:span><text:span text:style-name="T1986">+<text:s/></text:span><text:span text:style-name="T1987">": Not found"</text:span><text:span text:style-name="T1988">;</text:span></text:p>
      <text:p text:style-name="P1989"><text:span text:style-name="T1990"><text:s text:c="20"/></text:span><text:span text:style-name="T1991">send_message(parent_socket, recieve_message);</text:span></text:p>
      <text:p text:style-name="P1992"><text:span text:style-name="T1993"><text:s text:c="16"/></text:span><text:span text:style-name="T1994">}<text:s/></text:span><text:span text:style-name="T1995">else<text:s/></text:span><text:span text:style-name="T1996">{</text:span></text:p>
      <text:p text:style-name="P1997"><text:span text:style-name="T1998"><text:s text:c="20"/></text:span><text:span text:style-name="T1999">send_m</text:span><text:span text:style-name="T2000">essage(left_socket, request_string);</text:span></text:p>
      <text:p text:style-name="P2001"><text:span text:style-name="T2002"><text:s text:c="20"/></text:span><text:span text:style-name="T2003">send_message(parent_socket, recieve_message(left_socket));</text:span></text:p>
      <text:p text:style-name="P2004"><text:span text:style-name="T2005"><text:s text:c="16"/></text:span><text:span text:style-name="T2006">}</text:span></text:p>
      <text:p text:style-name="P2007"><text:span text:style-name="T2008"><text:s text:c="12"/></text:span><text:span text:style-name="T2009">}<text:s/></text:span><text:span text:style-name="T2010">else<text:s/></text:span><text:span text:style-name="T2011">{</text:span></text:p>
      <text:p text:style-name="P2012"><text:span text:style-name="T2013"><text:s text:c="16"/></text:span><text:span text:style-name="T2014">if<text:s/></text:span><text:span text:style-name="T2015">(right_pid ==<text:s/></text:span><text:span text:style-name="T2016">0</text:span><text:span text:style-name="T2017">) {</text:span></text:p>
      <text:p text:style-name="P2018"><text:span text:style-name="T2019"><text:s text:c="20"/></text:span><text:span text:style-name="T2020">std</text:span><text:span text:style-name="T2021">::</text:span><text:span text:style-name="T2022">string<text:s/></text:span><text:span text:style-name="T2023">recieve_message =<text:s/></text:span><text:span text:style-name="T2024">"Error:"<text:s/></text:span><text:span text:style-name="T2025">+ std</text:span><text:span text:style-name="T2026">::to_string(exec_id)<text:s/></text:span><text:span text:style-name="T2027">+<text:s/></text:span><text:span text:style-name="T2028">": Not found"</text:span><text:span text:style-name="T2029">;</text:span></text:p>
      <text:p text:style-name="P2030"><text:span text:style-name="T2031"><text:s text:c="20"/></text:span><text:span text:style-name="T2032">send_message(parent_socket, recieve_message);</text:span></text:p>
      <text:p text:style-name="P2033"><text:span text:style-name="T2034"><text:s text:c="16"/></text:span><text:span text:style-name="T2035">}<text:s/></text:span><text:span text:style-name="T2036">else<text:s/></text:span><text:span text:style-name="T2037">{</text:span></text:p>
      <text:p text:style-name="P2038"><text:span text:style-name="T2039"><text:s text:c="20"/></text:span><text:span text:style-name="T2040">send_message(right_socket, request_string);</text:span></text:p>
      <text:p text:style-name="P2041"><text:span text:style-name="T2042"><text:s text:c="20"/></text:span><text:span text:style-name="T2043">send_message(parent_socket, r</text:span><text:span text:style-name="T2044">ecieve_message(right_socket));</text:span></text:p>
      <text:p text:style-name="P2045"><text:span text:style-name="T2046"><text:s text:c="16"/></text:span><text:span text:style-name="T2047">}</text:span></text:p>
      <text:p text:style-name="P2048"><text:span text:style-name="T2049"><text:s text:c="12"/></text:span><text:span text:style-name="T2050">}</text:span></text:p>
      <text:p text:style-name="P2051"><text:span text:style-name="T2052"><text:s text:c="8"/></text:span><text:span text:style-name="T2053">}<text:s/></text:span><text:span text:style-name="T2054">else if<text:s/></text:span><text:span text:style-name="T2055">(command<text:s/></text:span><text:span text:style-name="T2056">==<text:s/></text:span><text:span text:style-name="T2057">"pingall"</text:span><text:span text:style-name="T2058">) {</text:span></text:p>
      <text:p text:style-name="P2059"><text:span text:style-name="T2060"><text:s text:c="12"/></text:span><text:span text:style-name="T2061">std</text:span><text:span text:style-name="T2062">::</text:span><text:span text:style-name="T2063">ostringstream<text:s/></text:span><text:span text:style-name="T2064">res;</text:span></text:p>
      <text:p text:style-name="P2065"><text:span text:style-name="T2066"><text:s text:c="12"/></text:span><text:span text:style-name="T2067">std</text:span><text:span text:style-name="T2068">::</text:span><text:span text:style-name="T2069">string<text:s/></text:span><text:span text:style-name="T2070">left_res;</text:span></text:p>
      <text:p text:style-name="P2071"><text:span text:style-name="T2072"><text:s text:c="12"/></text:span><text:span text:style-name="T2073">std</text:span><text:span text:style-name="T2074">::</text:span><text:span text:style-name="T2075">string<text:s/></text:span><text:span text:style-name="T2076">right_res;</text:span></text:p>
      <text:p text:style-name="P2077"><text:span text:style-name="T2078"><text:s text:c="12"/></text:span><text:span text:style-name="T2079">if<text:s/></text:span><text:span text:style-name="T2080">(left_pid !=<text:s/></text:span><text:span text:style-name="T2081">0</text:span><text:span text:style-name="T2082">) {</text:span></text:p>
      <text:p text:style-name="P2083"><text:span text:style-name="T2084"><text:s text:c="12"/></text:span><text:span text:style-name="T2085"><text:s text:c="4"/></text:span><text:span text:style-name="T2086">send_message(left_socket,<text:s/></text:span><text:span text:style-name="T2087">"pingall"</text:span><text:span text:style-name="T2088">);</text:span></text:p>
      <text:p text:style-name="P2089"><text:span text:style-name="T2090"><text:s text:c="16"/></text:span><text:span text:style-name="T2091">left_res<text:s/></text:span><text:span text:style-name="T2092">=<text:s/></text:span><text:span text:style-name="T2093">recieve_message(left_socket);</text:span></text:p>
      <text:p text:style-name="P2094"><text:span text:style-name="T2095"><text:s text:c="12"/></text:span><text:span text:style-name="T2096">}</text:span></text:p>
      <text:p text:style-name="P2097"><text:span text:style-name="T2098"><text:s text:c="12"/></text:span><text:span text:style-name="T2099">if<text:s/></text:span><text:span text:style-name="T2100">(right_pid !=<text:s/></text:span><text:span text:style-name="T2101">0</text:span><text:span text:style-name="T2102">) {</text:span></text:p>
      <text:p text:style-name="P2103"><text:span text:style-name="T2104"><text:s text:c="16"/></text:span><text:span text:style-name="T2105">send_message(right_socket,<text:s/></text:span><text:span text:style-name="T2106">"pingall"</text:span><text:span text:style-name="T2107">);</text:span></text:p>
      <text:p text:style-name="P2108"><text:span text:style-name="T2109"><text:s text:c="16"/></text:span><text:span text:style-name="T2110">right_res<text:s/></text:span><text:span text:style-name="T2111">=<text:s/></text:span><text:span text:style-name="T2112">recieve_message(right_socket);</text:span></text:p>
      <text:p text:style-name="P2113"><text:span text:style-name="T2114"><text:s text:c="12"/></text:span><text:span text:style-name="T2115">}</text:span></text:p>
      <text:p text:style-name="P2116"><text:span text:style-name="T2117"><text:s text:c="12"/></text:span><text:span text:style-name="T2118">if<text:s/></text:span><text:span text:style-name="T2119">(!left_res.empty() &amp;&amp; left_res.substr(</text:span><text:span text:style-name="T2120">std</text:span><text:span text:style-name="T2121">::min&lt;</text:span><text:span text:style-name="T2122">int</text:span><text:span text:style-name="T2123">&gt;(left_res.size(),</text:span><text:span text:style-name="T2124">5</text:span><text:span text:style-name="T2125">))<text:s/></text:span><text:span text:style-name="T2126">!=<text:s/></text:span><text:span text:style-name="T2127">"Error"</text:span><text:span text:style-name="T2128">) {</text:span></text:p>
      <text:p text:style-name="P2129"><text:span text:style-name="T2130"><text:s text:c="16"/></text:span><text:span text:style-name="T2131">res<text:s/></text:span><text:span text:style-name="T2132">&lt;&lt;<text:s/></text:span><text:span text:style-name="T2133">left_res;</text:span></text:p>
      <text:p text:style-name="P2134"><text:span text:style-name="T2135"><text:s text:c="12"/></text:span><text:span text:style-name="T2136">}</text:span></text:p>
      <text:p text:style-name="P2137"><text:span text:style-name="T2138"><text:s text:c="12"/></text:span><text:span text:style-name="T2139">if<text:s/></text:span><text:span text:style-name="T2140">(!right_res.empty() &amp;&amp; right_res.substr(</text:span><text:span text:style-name="T2141">std</text:span><text:span text:style-name="T2142">::min</text:span><text:span text:style-name="T2143">&lt;</text:span><text:span text:style-name="T2144">int</text:span><text:span text:style-name="T2145">&gt;(right_res.size(),</text:span><text:span text:style-name="T2146">5</text:span><text:span text:style-name="T2147">))<text:s/></text:span><text:span text:style-name="T2148">!=<text:s/></text:span><text:span text:style-name="T2149">"Error"</text:span><text:span text:style-name="T2150">) {</text:span></text:p>
      <text:p text:style-name="P2151"><text:span text:style-name="T2152"><text:s text:c="16"/></text:span><text:span text:style-name="T2153">res<text:s/></text:span><text:span text:style-name="T2154">&lt;&lt;<text:s/></text:span><text:span text:style-name="T2155">right_res;</text:span></text:p>
      <text:p text:style-name="P2156"><text:span text:style-name="T2157"><text:s text:c="12"/></text:span><text:span text:style-name="T2158">}</text:span></text:p>
      <text:p text:style-name="P2159"><text:span text:style-name="T2160"><text:s text:c="12"/></text:span><text:span text:style-name="T2161">send_message(parent_socket, res.str());</text:span></text:p>
      <text:p text:style-name="P2162"><text:span text:style-name="T2163"><text:s text:c="8"/></text:span><text:span text:style-name="T2164">}<text:s/></text:span><text:span text:style-name="T2165">else if<text:s/></text:span><text:span text:style-name="T2166">(command<text:s/></text:span><text:span text:style-name="T2167">==<text:s/></text:span><text:span text:style-name="T2168">"kill_children"</text:span><text:span text:style-name="T2169">) { <text:s/></text:span><text:span text:style-name="T2170">//<text:s/></text:span><text:span text:style-name="T2171">УБИТЬ</text:span><text:span text:style-name="T2172"><text:s/></text:span><text:span text:style-name="T2173">ВСЕХ</text:span><text:span text:style-name="T2174"><text:s/></text:span><text:span text:style-name="T2175">ДЕТЕЙ</text:span></text:p>
      <text:p text:style-name="P2176"><text:span text:style-name="T2177"><text:s text:c="12"/></text:span><text:span text:style-name="T2178">if<text:s/></text:span><text:span text:style-name="T2179">(left_pid ==<text:s/></text:span><text:span text:style-name="T2180">0<text:s/></text:span><text:span text:style-name="T2181">&amp;&amp;<text:s/></text:span><text:span text:style-name="T2182">right_pid ==<text:s/></text:span><text:span text:style-name="T2183">0</text:span><text:span text:style-name="T2184">) {</text:span></text:p>
      <text:p text:style-name="P2185"><text:span text:style-name="T2186"><text:s text:c="16"/></text:span><text:span text:style-name="T2187">send_message(parent_socket,<text:s/></text:span><text:span text:style-name="T2188">"Ok"</text:span><text:span text:style-name="T2189">);</text:span></text:p>
      <text:p text:style-name="P2190"><text:span text:style-name="T2191"><text:s text:c="12"/></text:span><text:span text:style-name="T2192">}<text:s/></text:span><text:span text:style-name="T2193">else<text:s/></text:span><text:span text:style-name="T2194">{</text:span></text:p>
      <text:p text:style-name="P2195"><text:span text:style-name="T2196"><text:s text:c="16"/></text:span><text:span text:style-name="T2197">if<text:s/></text:span><text:span text:style-name="T2198">(left_pid !=<text:s/></text:span><text:span text:style-name="T2199">0</text:span><text:span text:style-name="T2200">) {</text:span></text:p>
      <text:p text:style-name="P2201"><text:span text:style-name="T2202"><text:s text:c="20"/></text:span><text:span text:style-name="T2203">send_message(left_socket,<text:s/></text:span><text:span text:style-name="T2204">"kill_children"</text:span><text:span text:style-name="T2205">);</text:span></text:p>
      <text:p text:style-name="P2206"><text:span text:style-name="T2207"><text:s text:c="20"/></text:span><text:span text:style-name="T2208">recieve_message(left_socket);</text:span></text:p>
      <text:p text:style-name="P2209"><text:span text:style-name="T2210"><text:s text:c="15"/></text:span><text:span text:style-name="T2211"><text:s text:c="5"/></text:span><text:span text:style-name="T2212">kill(left_pid,</text:span><text:span text:style-name="T2213">SIGTERM</text:span><text:span text:style-name="T2214">);</text:span></text:p>
      <text:p text:style-name="P2215"><text:span text:style-name="T2216"><text:s text:c="20"/></text:span><text:span text:style-name="T2217">kill(left_pid,</text:span><text:span text:style-name="T2218">SIGKILL</text:span><text:span text:style-name="T2219">);</text:span></text:p>
      <text:p text:style-name="P2220"><text:span text:style-name="T2221"><text:s text:c="16"/></text:span><text:span text:style-name="T2222">}</text:span></text:p>
      <text:p text:style-name="P2223"><text:span text:style-name="T2224"><text:s text:c="16"/></text:span><text:span text:style-name="T2225">if<text:s/></text:span><text:span text:style-name="T2226">(right_pid !=<text:s/></text:span><text:span text:style-name="T2227">0</text:span><text:span text:style-name="T2228">) {</text:span></text:p>
      <text:p text:style-name="P2229"><text:span text:style-name="T2230"><text:s text:c="20"/></text:span><text:span text:style-name="T2231">send_message(right_socket,<text:s/></text:span><text:span text:style-name="T2232">"kill_children"</text:span><text:span text:style-name="T2233">);</text:span></text:p>
      <text:soft-page-break/>
      <text:p text:style-name="P2234"><text:span text:style-name="T2235"><text:s text:c="20"/></text:span><text:span text:style-name="T2236">recieve_message(right_socket);</text:span></text:p>
      <text:p text:style-name="P2237"><text:span text:style-name="T2238"><text:s text:c="20"/></text:span><text:span text:style-name="T2239">kill(right_pid,</text:span><text:span text:style-name="T2240">SIGTERM</text:span><text:span text:style-name="T2241">);</text:span></text:p>
      <text:p text:style-name="P2242"><text:span text:style-name="T2243"><text:s text:c="20"/></text:span><text:span text:style-name="T2244">kill(right_pid,</text:span><text:span text:style-name="T2245">SIGKILL</text:span><text:span text:style-name="T2246">);</text:span></text:p>
      <text:p text:style-name="P2247"><text:span text:style-name="T2248"><text:s text:c="16"/></text:span><text:span text:style-name="T2249">}</text:span></text:p>
      <text:p text:style-name="P2250"><text:span text:style-name="T2251"><text:s text:c="16"/></text:span><text:span text:style-name="T2252">send_message(parent_socket,<text:s/></text:span><text:span text:style-name="T2253">"Ok"</text:span><text:span text:style-name="T2254">);</text:span></text:p>
      <text:p text:style-name="P2255"><text:span text:style-name="T2256"><text:s text:c="12"/></text:span><text:span text:style-name="T2257">}</text:span></text:p>
      <text:p text:style-name="P2258"><text:span text:style-name="T2259"><text:s text:c="8"/></text:span><text:span text:style-name="T2260">}</text:span></text:p>
      <text:p text:style-name="P2261"><text:span text:style-name="T2262"><text:s text:c="8"/></text:span><text:span text:style-name="T2263">if<text:s/></text:span><text:span text:style-name="T2264">(parent_port ==<text:s/></text:span><text:span text:style-name="T2265">0</text:span><text:span text:style-name="T2266">) {</text:span></text:p>
      <text:p text:style-name="P2267"><text:span text:style-name="T2268"><text:s text:c="12"/></text:span><text:span text:style-name="T2269">break</text:span><text:span text:style-name="T2270">;</text:span></text:p>
      <text:p text:style-name="P2271"><text:span text:style-name="T2272"><text:s text:c="8"/></text:span><text:span text:style-name="T2273">}</text:span></text:p>
      <text:p text:style-name="P2274"><text:span text:style-name="T2275"><text:s text:c="4"/></text:span><text:span text:style-name="T2276">}</text:span></text:p>
      <text:p text:style-name="P2277">}</text:p>
      <text:p text:style-name="P2278">server_functions.cpp:</text:p>
      <text:p text:style-name="P2279"><text:span text:style-name="T2280">#include<text:s/></text:span><text:span text:style-name="T2281">"server_functions.h"</text:span></text:p>
      <text:p text:style-name="P2282"><text:span text:style-name="T2283">bool<text:s/></text:span><text:span text:style-name="T2284">send_message(zmq::socket_t&amp; socket,<text:s/></text:span><text:span text:style-name="T2285">const<text:s/></text:span><text:span text:style-name="T2286">std::string&amp; message_string) {</text:span></text:p>
      <text:p text:style-name="P2287"><text:span text:style-name="T2288"><text:s text:c="4"/></text:span><text:span text:style-name="T2289">zmq::message_t message(message_string.size());</text:span></text:p>
      <text:p text:style-name="P2290"><text:span text:style-name="T2291"><text:s text:c="4"/></text:span><text:span text:style-name="T2292">memcpy(message.data(), message_string.c_str(), message_string.size());</text:span></text:p>
      <text:p text:style-name="P2293"><text:span text:style-name="T2294"><text:s text:c="4"/></text:span><text:span text:style-name="T2295">return<text:s/></text:span><text:span text:style-name="T2296">socket.send(message);</text:span></text:p>
      <text:p text:style-name="P2297">}</text:p>
      <text:p text:style-name="P2298">std::string recieve_message(zmq::socket_t&amp; socket) {</text:p>
      <text:p text:style-name="P2299"><text:span text:style-name="T2300"><text:s text:c="4"/></text:span><text:span text:style-name="T2301">zmq::message_t message;</text:span></text:p>
      <text:p text:style-name="P2302"><text:span text:style-name="T2303"><text:s text:c="4"/></text:span><text:span text:style-name="T2304">bool<text:s/></text:span><text:span text:style-name="T2305">ok;</text:span></text:p>
      <text:p text:style-name="P2306"><text:span text:style-name="T2307"><text:s text:c="4"/></text:span><text:span text:style-name="T2308">try<text:s/></text:span><text:span text:style-name="T2309">{</text:span></text:p>
      <text:p text:style-name="P2310"><text:span text:style-name="T2311"><text:s text:c="8"/></text:span><text:span text:style-name="T2312">ok = socket.recv(&amp;message);</text:span></text:p>
      <text:p text:style-name="P2313"><text:span text:style-name="T2314"><text:s text:c="4"/></text:span><text:span text:style-name="T2315">}<text:s/></text:span><text:span text:style-name="T2316">catc</text:span><text:span text:style-name="T2317">h<text:s/></text:span><text:span text:style-name="T2318">(...) {</text:span></text:p>
      <text:p text:style-name="P2319"><text:span text:style-name="T2320"><text:s text:c="8"/></text:span><text:span text:style-name="T2321">ok =<text:s/></text:span><text:span text:style-name="T2322">false</text:span><text:span text:style-name="T2323">;</text:span></text:p>
      <text:p text:style-name="P2324"><text:span text:style-name="T2325"><text:s text:c="4"/></text:span><text:span text:style-name="T2326">}</text:span></text:p>
      <text:p text:style-name="P2327"><text:span text:style-name="T2328"><text:s text:c="4"/></text:span><text:span text:style-name="T2329">std::string recieved_message(</text:span><text:span text:style-name="T2330">static_cast</text:span><text:span text:style-name="T2331">&lt;</text:span><text:span text:style-name="T2332">char</text:span><text:span text:style-name="T2333">*&gt;(message.data()), message.size());</text:span></text:p>
      <text:p text:style-name="P2334"><text:span text:style-name="T2335"><text:s text:c="4"/></text:span><text:span text:style-name="T2336">if<text:s/></text:span><text:span text:style-name="T2337">(recieved_message.empty() || !ok) {</text:span></text:p>
      <text:p text:style-name="P2338"><text:span text:style-name="T2339"><text:s text:c="8"/></text:span><text:span text:style-name="T2340">return<text:s/></text:span><text:span text:style-name="T2341">"Error: Node is not available"</text:span><text:span text:style-name="T2342">;</text:span></text:p>
      <text:p text:style-name="P2343"><text:span text:style-name="T2344"><text:s text:c="4"/></text:span><text:span text:style-name="T2345">}</text:span></text:p>
      <text:p text:style-name="P2346"><text:span text:style-name="T2347"><text:s text:c="4"/></text:span><text:span text:style-name="T2348">return<text:s/></text:span><text:span text:style-name="T2349">recieved_message;</text:span></text:p>
      <text:p text:style-name="P2350">}</text:p>
      <text:p text:style-name="P2351"><text:span text:style-name="T2352">std::string get_port_name(</text:span><text:span text:style-name="T2353">int<text:s/></text:span><text:span text:style-name="T2354">port) {</text:span></text:p>
      <text:p text:style-name="P2355"><text:span text:style-name="T2356"><text:s text:c="4"/></text:span><text:span text:style-name="T2357">return<text:s/></text:span><text:span text:style-name="T2358">"tcp://127.0.0.1:"<text:s/></text:span><text:span text:style-name="T2359">+ std::to_string(port);</text:span></text:p>
      <text:p text:style-name="P2360">}</text:p>
      <text:p text:style-name="P2361"><text:span text:style-name="T2362">int<text:s/></text:span><text:span text:style-name="T2363">bind_socket(zmq::socket_t&amp; socket) {</text:span></text:p>
      <text:p text:style-name="P2364"><text:span text:style-name="T2365"><text:s text:c="4"/></text:span><text:span text:style-name="T2366">int<text:s/></text:span><text:span text:style-name="T2367">port =<text:s/></text:span><text:span text:style-name="T2368">30000</text:span><text:span text:style-name="T2369">;</text:span></text:p>
      <text:p text:style-name="P2370"><text:span text:style-name="T2371"><text:s text:c="4"/></text:span><text:span text:style-name="T2372">while<text:s/></text:span><text:span text:style-name="T2373">(</text:span><text:span text:style-name="T2374">true</text:span><text:span text:style-name="T2375">) {</text:span></text:p>
      <text:p text:style-name="P2376"><text:span text:style-name="T2377"><text:s text:c="8"/></text:span><text:span text:style-name="T2378">try<text:s/></text:span><text:span text:style-name="T2379">{</text:span></text:p>
      <text:p text:style-name="P2380"><text:span text:style-name="T2381"><text:s text:c="12"/></text:span><text:span text:style-name="T2382">socket.bind(get_port_name(port));</text:span></text:p>
      <text:p text:style-name="P2383"><text:span text:style-name="T2384"><text:s text:c="12"/></text:span><text:span text:style-name="T2385">break</text:span><text:span text:style-name="T2386">;</text:span></text:p>
      <text:p text:style-name="P2387"><text:span text:style-name="T2388"><text:s text:c="8"/></text:span><text:span text:style-name="T2389">}<text:s/></text:span><text:span text:style-name="T2390">catch</text:span><text:span text:style-name="T2391">(...) {</text:span></text:p>
      <text:p text:style-name="P2392"><text:span text:style-name="T2393"><text:s text:c="12"/></text:span><text:span text:style-name="T2394">port++;</text:span></text:p>
      <text:p text:style-name="P2395"><text:span text:style-name="T2396"><text:s text:c="8"/></text:span><text:span text:style-name="T2397">}</text:span></text:p>
      <text:p text:style-name="P2398"><text:span text:style-name="T2399"><text:s text:c="4"/></text:span><text:span text:style-name="T2400">}</text:span></text:p>
      <text:p text:style-name="P2401"><text:span text:style-name="T2402"><text:s text:c="4"/></text:span><text:span text:style-name="T2403">return<text:s/></text:span><text:span text:style-name="T2404">port;</text:span></text:p>
      <text:p text:style-name="P2405">}</text:p>
      <text:p text:style-name="P2406"><text:span text:style-name="T2407">void<text:s/></text:span><text:span text:style-name="T2408">create_node(</text:span><text:span text:style-name="T2409">int<text:s/></text:span><text:span text:style-name="T2410">id,<text:s/></text:span><text:span text:style-name="T2411">int<text:s/></text:span><text:span text:style-name="T2412">port) {</text:span></text:p>
      <text:p text:style-name="P2413"><text:span text:style-name="T2414"><text:s text:c="4"/></text:span><text:span text:style-name="T2415">char</text:span><text:span text:style-name="T2416">* arg1 = strdup((std::to_string(id)).c_str());</text:span></text:p>
      <text:p text:style-name="P2417"><text:span text:style-name="T2418"><text:s text:c="4"/></text:span><text:span text:style-name="T2419">char</text:span><text:span text:style-name="T2420">* arg2 =<text:s/></text:span><text:span text:style-name="T2421">strdup((std::to_string(port)).c_str());</text:span></text:p>
      <text:p text:style-name="P2422"><text:span text:style-name="T2423"><text:s text:c="4"/></text:span><text:span text:style-name="T2424">char</text:span><text:span text:style-name="T2425">* args[] = {</text:span><text:span text:style-name="T2426">"./child_node"</text:span><text:span text:style-name="T2427">, arg1, arg2, NULL};</text:span></text:p>
      <text:p text:style-name="P2428"><text:span text:style-name="T2429"><text:s text:c="4"/></text:span><text:span text:style-name="T2430">execv(</text:span><text:span text:style-name="T2431">"./child_node"</text:span><text:span text:style-name="T2432">, args);</text:span></text:p>
      <text:p text:style-name="P2433">}</text:p>
      <text:p text:style-name="P2434"/>
      <text:p text:style-name="P2435">server_functions.h:</text:p>
      <text:p text:style-name="P2436"><text:span text:style-name="T2437">#pragma<text:s/></text:span><text:span text:style-name="T2438">once</text:span></text:p>
      <text:p text:style-name="P2439"><text:span text:style-name="T2440">#include<text:s/></text:span><text:span text:style-name="T2441">&lt;string&gt;</text:span></text:p>
      <text:p text:style-name="P2442"><text:span text:style-name="T2443">#include<text:s/></text:span><text:span text:style-name="T2444">&lt;zconf.h&gt;</text:span></text:p>
      <text:p text:style-name="P2445"><text:span text:style-name="T2446">#include<text:s/></text:span><text:span text:style-name="T2447">"zmq.hpp"</text:span></text:p>
      <text:p text:style-name="P2448"><text:span text:style-name="T2449">bool<text:s/></text:span><text:span text:style-name="T2450">send_message(zmq::socket_t&amp; socket,<text:s/></text:span><text:span text:style-name="T2451">const<text:s/></text:span><text:span text:style-name="T2452">std::string&amp; message_string);</text:span></text:p>
      <text:p text:style-name="P2453">std::string recieve_message(zmq::socket_t&amp; socket);</text:p>
      <text:p text:style-name="P2454"><text:span text:style-name="T2455">std::string get_port_name(</text:span><text:span text:style-name="T2456">int<text:s/></text:span><text:span text:style-name="T2457">port);</text:span></text:p>
      <text:p text:style-name="P2458"><text:span text:style-name="T2459">int<text:s/></text:span><text:span text:style-name="T2460">bind_socket(zmq::socket_t&amp; socket);</text:span></text:p>
      <text:p text:style-name="P2461"><text:span text:style-name="T2462">void<text:s/></text:span><text:span text:style-name="T2463">create_node(</text:span><text:span text:style-name="T2464">int<text:s/></text:span><text:span text:style-name="T2465">id,<text:s/></text:span><text:span text:style-name="T2466">int<text:s/></text:span><text:span text:style-name="T2467">port);</text:span></text:p>
      <text:p text:style-name="P2468"/>
      <text:soft-page-break/>
      <text:h text:style-name="P2469" text:outline-level="1">Демонстрация работы программы</text:h>
      <text:p text:style-name="P2470">julia@julia-:~/CLionProjects/os_lab_06/src/cmake-build-debug$ ./terminal</text:p>
      <text:p text:style-name="P2471">create 1</text:p>
      <text:p text:style-name="P2472">Ok:10200</text:p>
      <text:p text:style-name="P2473">create 2</text:p>
      <text:p text:style-name="P2474">Ok:10205</text:p>
      <text:p text:style-name="P2475">create 3</text:p>
      <text:p text:style-name="P2476">Ok:10210</text:p>
      <text:p text:style-name="P2477">create 5</text:p>
      <text:p text:style-name="P2478">Ok:10215</text:p>
      <text:p text:style-name="P2479">exec 5 3 1 2 3</text:p>
      <text:p text:style-name="P2480">Ok:5:6</text:p>
      <text:p text:style-name="P2481">pingall</text:p>
      <text:p text:style-name="P2482">Ok: 1 2 3 5</text:p>
      <text:p text:style-name="P2483">create 5</text:p>
      <text:p text:style-name="P2484">Error: Already exists</text:p>
      <text:p text:style-name="P2485">exec 6 3 1 2 3</text:p>
      <text:p text:style-name="P2486">Error:6: Not found</text:p>
      <text:p text:style-name="P2487">remove 2</text:p>
      <text:p text:style-name="P2488">Ok</text:p>
      <text:p text:style-name="P2489">pingall</text:p>
      <text:p text:style-name="P2490">Ok: 1</text:p>
      <text:p text:style-name="P2491">exec 3 3 1 2 3</text:p>
      <text:p text:style-name="P2492">Error:3: Not found</text:p>
      <text:p text:style-name="P2493">exit</text:p>
      <text:p text:style-name="P2494">julia@julia-:~/CLionProjects/os_lab_06/src/cmake-build-debug$ strace ./terminal</text:p>
      <text:p text:style-name="P2495">execve("./terminal", ["./terminal"], 0x7ffec98bdc20 /* 53 vars */) = 0</text:p>
      <text:p text:style-name="P2496">brk(NULL) <text:s text:c="7"/><text:s text:c="23"/>= 0x55bfa1b1d000</text:p>
      <text:p text:style-name="P2497">access("/etc/ld.so.nohwcap", F_OK) <text:s text:c="5"/>= -1 ENOENT (No such file or directory)</text:p>
      <text:soft-page-break/>
      <text:p text:style-name="P2498">access("/etc/ld.so.preload", R_OK) <text:s text:c="5"/>= -1 ENOENT (No such file or directory)</text:p>
      <text:p text:style-name="P2499">openat(AT_FDCWD, "/home/julia/CLionProjects/os_lab_05/cmake-build-debug/tls/x86_64/x86_64/libzmq.so.5", O_RDONLY|O_CLOEXEC) = -1 ENOENT (No such file or directory)</text:p>
      <text:p text:style-name="P2500">stat("/home/julia/CLionProjects/os_lab_05/cmake-build-debug/tls/x86_64/x86_64", 0x7ffcffc49e10) = -1 ENOENT (No such file or directory)</text:p>
      <text:p text:style-name="P2501">openat(AT_FDCWD, "/home/julia/CLionProjects/os_lab_05/cmake-build-debug/tls/x86_64/libzmq.so.5", O_RDONLY|O_CLOEXEC) = -1 ENOENT (No such file or directory)</text:p>
      <text:p text:style-name="P2502">stat("/home/julia/CLionProjects/os_lab_05/cmake-build-debug/tls/x86_64", 0x7ffcffc49e10) = -1 ENOENT (No such file<text:s/>or directory)</text:p>
      <text:p text:style-name="P2503">openat(AT_FDCWD, "/home/julia/CLionProjects/os_lab_05/cmake-build-debug/tls/x86_64/libzmq.so.5", O_RDONLY|O_CLOEXEC) = -1 ENOENT (No such file or directory)</text:p>
      <text:p text:style-name="P2504">stat("/home/julia/CLionProjects/os_lab_05/cmake-build-debug/tls/x86_64", 0x7ffcffc49e10) = -1 ENOENT (No such file or directory)</text:p>
      <text:p text:style-name="P2505">openat(AT_FDCWD, "/home/julia/CLionProjects/os_lab_05/cmake-build-debug/tls/libzmq.so.5", O_RDONLY|O_CLOEXEC) = -1 ENOENT (No such file or directory)</text:p>
      <text:p text:style-name="P2506">stat("/home/julia/CLionProjects/os_lab_05/cmake-build-debug/tls",<text:s/>0x7ffcffc49e10) = -1 ENOENT (No such file or directory)</text:p>
      <text:p text:style-name="P2507">openat(AT_FDCWD, "/home/julia/CLionProjects/os_lab_05/cmake-build-debug/x86_64/x86_64/libzmq.so.5", O_RDONLY|O_CLOEXEC) = -1 ENOENT (No such file or directory)</text:p>
      <text:p text:style-name="P2508">stat("/home/julia/CLionProjects/os_lab_05/cmake-build-debug/x86_64/x86_64", 0x7ffcffc49e10) = -1 ENOENT (No such file or directory)</text:p>
      <text:p text:style-name="P2509">openat(AT_FDCWD, "/home/julia/CLionProjects/os_lab_05/cmake-build-debug/x86_64/libzmq.so.5", O_RDONLY|O_CLOEXEC) = -1 ENOENT (No such file or directory)</text:p>
      <text:p text:style-name="P2510">stat("/home/julia/CLionProjects/os_lab_05/cmake-build-debug/x86_64", 0x7ffcffc49e10) = -1 ENOENT (No such file or directory)</text:p>
      <text:p text:style-name="P2511">openat(AT_FDCWD, "/home/julia/CLionProjects/os_lab_05/cmake-build-debug/x86_64/libzmq.so.5", O_RDONLY|O_CLOEXEC) = -1 ENOENT (No such file or directory)</text:p>
      <text:soft-page-break/>
      <text:p text:style-name="P2512">stat("/home/julia/CLionProjects/os_lab_05/cmake-build-debug/x86_64", 0x7ffcffc49e10) = -1 ENOENT (No such file or directory)</text:p>
      <text:p text:style-name="P2513">openat(AT_FDCWD,<text:s/>"/home/julia/CLionProjects/os_lab_05/cmake-build-debug/libzmq.so.5", O_RDONLY|O_CLOEXEC) = -1 ENOENT (No such file or directory)</text:p>
      <text:p text:style-name="P2514">stat("/home/julia/CLionProjects/os_lab_05/cmake-build-debug", 0x7ffcffc49e10) = -1 ENOENT (No such file or directory)</text:p>
      <text:p text:style-name="P2515">openat(AT_FDCWD, "/etc/ld.so.cache", O_RDONLY|O_CLOEXEC) = 3</text:p>
      <text:p text:style-name="P2516">fstat(3, {st_mode=S_IFREG|0644, st_size=152516, ...}) = 0</text:p>
      <text:p text:style-name="P2517">mmap(NULL, 152516, PROT_READ, MAP_PRIVATE, 3, 0) = 0x7f48cb898000</text:p>
      <text:p text:style-name="P2518">close(3) <text:s text:c="31"/>= 0</text:p>
      <text:p text:style-name="P2519">access("/etc/ld.so.nohwcap", F_OK) <text:s text:c="3"/><text:s text:c="2"/>= -1 ENOENT (No such file or directory)</text:p>
      <text:p text:style-name="P2520">openat(AT_FDCWD, "/usr/lib/x86_64-linux-gnu/libzmq.so.5", O_RDONLY|O_CLOEXEC) = 3</text:p>
      <text:p text:style-name="P2521">read(3, "\177ELF\2\1\1\0\0\0\0\0\0\0\0\0\3\0&gt;\0\1\0\0\0P?\1\0\0\0\0\0"..., 832) = 832</text:p>
      <text:p text:style-name="P2522">fstat(3, {st_mode=S_IFREG|0644, st_size=630464, ...}) = 0</text:p>
      <text:p text:style-name="P2523">mmap(NULL, 8192, PROT_READ|PROT_WRITE, MAP_PRIVATE|MAP_ANONYMOUS, -1, 0) = 0x7f48cb896000</text:p>
      <text:p text:style-name="P2524">mmap(NULL, 2725560, PROT_READ|PROT_EXEC, MAP_PRIVATE|MAP_DENYWRITE, 3, 0) = 0x7f48cb3fd000</text:p>
      <text:p text:style-name="P2525">mprotect(0x7f48cb490000, 2097152, PROT_NONE) = 0</text:p>
      <text:p text:style-name="P2526">mmap(0x7f48cb690000, 28672, PROT_READ|PROT_WRITE, MAP_PRIVATE|MAP_FIXED|MAP_DENYWRITE, 3, 0x93000) = 0x7f48cb690000</text:p>
      <text:p text:style-name="P2527">close(3) <text:s text:c="31"/>= 0</text:p>
      <text:p text:style-name="P2528">access("/etc/ld.so.nohwcap", F_OK) <text:s text:c="5"/>= -1 ENOENT (No such file or directory)</text:p>
      <text:p text:style-name="P2529">openat(AT_FDCWD, "/usr/lib/x86_64-linux-gnu/libstdc++.so.6", O_RDONLY|O_CLOEXEC) = 3</text:p>
      <text:p text:style-name="P2530">read(3, "\177ELF\2\1\1\3\0\0\0\0\0\0\0\0\3\0&gt;\0\1\0\0\0\220\304\10\0\0\0\0\0"..., 832) = 832</text:p>
      <text:p text:style-name="P2531">fstat(3, {st_mode=S_IFREG|0644, st_size=1594864, ...}) = 0</text:p>
      <text:soft-page-break/>
      <text:p text:style-name="P2532">mmap(NULL, 3702848, PROT_READ|PROT_EXEC, MAP_PRIVATE|MAP_DENYWRITE, 3, 0) = 0x7f48cb074000</text:p>
      <text:p text:style-name="P2533">mprotect(0x7f48cb1ed000, 2097152, PROT_NONE) = 0</text:p>
      <text:p text:style-name="P2534">mmap(0x7f48cb3ed000, 49152, PROT_READ|PROT_WRITE, MAP_PRIVATE|MAP_FIXED|MAP_DENYWRITE, 3, 0x179000) = 0x7f48cb3ed000</text:p>
      <text:p text:style-name="P2535">mmap(0x7f48cb3f9000, 12352,<text:s/>PROT_READ|PROT_WRITE, MAP_PRIVATE|MAP_FIXED|MAP_ANONYMOUS, -1, 0) = 0x7f48cb3f9000</text:p>
      <text:p text:style-name="P2536">close(3) <text:s text:c="31"/>= 0</text:p>
      <text:p text:style-name="P2537">access("/etc/ld.so.nohwcap", F_OK) <text:s text:c="5"/>= -1 ENOENT (No such file or directory)</text:p>
      <text:p text:style-name="P2538">openat(AT_FDCWD, "/lib/x86_64-linux-gnu/libgcc_s.so.1", O_RDONLY|O_CLOEXEC) = 3</text:p>
      <text:p text:style-name="P2539">read(3, "\177ELF\2\1\1\0\0\0\0\0\0\0\0\0\3\0&gt;\0\1\0\0\0\300*\0\0\0\0\0\0"..., 832) = 832</text:p>
      <text:p text:style-name="P2540">fstat(3, {st_mode=S_IFREG|0644, st_size=96616, ...}) = 0</text:p>
      <text:p text:style-name="P2541">mmap(NULL, 2192432, PROT_READ|PROT_EXEC, MAP_PRIVATE|MAP_DENYWRITE, 3, 0) = 0x7f48cae5c000</text:p>
      <text:p text:style-name="P2542">mprotect(0x7f48cae73000, 2093056, PROT_NONE) = 0</text:p>
      <text:p text:style-name="P2543">mmap(0x7f48cb072000, 8192, PROT_READ|PROT_WRITE, MAP_PRIVATE|MAP_FIXED|MAP_DENYWRITE, 3, 0x16000) = 0x7f48cb072000</text:p>
      <text:p text:style-name="P2544">close(3) <text:s text:c="31"/>= 0</text:p>
      <text:p text:style-name="P2545">access("/etc/ld.so.nohwcap", F_OK) <text:s text:c="5"/>= -1 ENOENT (No such file or directory)</text:p>
      <text:p text:style-name="P2546">openat(AT_FDCWD, "/lib/x86_64-linux-gnu/libc.so.6", O_RDONLY|O_CLOEXEC) = 3</text:p>
      <text:p text:style-name="P2547">read(3, "\177ELF\2\1\1\3\0\0\0\0\0\0\0\0\3\0&gt;\0\1\0\0\0\260\34\2\0\0\0\0\0"..., 832) = 832</text:p>
      <text:p text:style-name="P2548">fstat(3,<text:s/>{st_mode=S_IFREG|0755, st_size=2030544, ...}) = 0</text:p>
      <text:p text:style-name="P2549">mmap(NULL, 4131552, PROT_READ|PROT_EXEC, MAP_PRIVATE|MAP_DENYWRITE, 3, 0) = 0x7f48caa6b000</text:p>
      <text:p text:style-name="P2550">mprotect(0x7f48cac52000, 2097152, PROT_NONE) = 0</text:p>
      <text:soft-page-break/>
      <text:p text:style-name="P2551">mmap(0x7f48cae52000, 24576, PROT_READ|PROT_WRITE, MAP_PRIVATE|MAP_FIXED|MAP_DENYWRITE, 3, 0x1e7000) = 0x7f48cae52000</text:p>
      <text:p text:style-name="P2552">mmap(0x7f48cae58000, 15072, PROT_READ|PROT_WRITE, MAP_PRIVATE|MAP_FIXED|MAP_ANONYMOUS, -1, 0) = 0x7f48cae58000</text:p>
      <text:p text:style-name="P2553">close(3) <text:s text:c="31"/>= 0</text:p>
      <text:p text:style-name="P2554">access("/etc/ld.so.nohwcap", F_OK) <text:s text:c="5"/>= -1 ENOENT (No such file or directory)</text:p>
      <text:p text:style-name="P2555">openat(AT_FDCWD, "/usr/lib/x86_64-linux-gnu/libsodium.so.23", O_RDONLY|O_CLOEXEC) = 3</text:p>
      <text:p text:style-name="P2556">read(3, "\177ELF\2\1\1\0\0\0\0\0\0\0\0\0\3\0&gt;\0\1\0\0\0\340\251\0\0\0\0\0\0"..., 832) = 832</text:p>
      <text:p text:style-name="P2557">fstat(3, {st_mode=S_IFREG|0644, st_size=330440,<text:s/>...}) = 0</text:p>
      <text:p text:style-name="P2558">mmap(NULL, 2425864, PROT_READ|PROT_EXEC, MAP_PRIVATE|MAP_DENYWRITE, 3, 0) = 0x7f48ca81a000</text:p>
      <text:p text:style-name="P2559">mprotect(0x7f48ca86a000, 2093056, PROT_NONE) = 0</text:p>
      <text:p text:style-name="P2560">mmap(0x7f48caa69000, 8192, PROT_READ|PROT_WRITE, MAP_PRIVATE|MAP_FIXED|MAP_DENYWRITE, 3, 0x4f000) = 0x7f48caa69000</text:p>
      <text:p text:style-name="P2561">close(3) <text:s text:c="31"/>= 0</text:p>
      <text:p text:style-name="P2562">access("/etc/ld.so.nohwcap", F_OK) <text:s text:c="5"/>= -1 ENOENT (No such file or directory)</text:p>
      <text:p text:style-name="P2563">openat(AT_FDCWD, "/usr/lib/x86_64-linux-gnu/libpgm-5.2.so.0", O_RDONLY|O_CLOEXEC) = 3</text:p>
      <text:p text:style-name="P2564">read(3, "\177ELF\2\1\1\0\0\0\0\0\0\0\0\0\3\0&gt;\0\1\0\0\0000;\0\0\0\0\0\0"..., 832) = 832</text:p>
      <text:p text:style-name="P2565">fstat(3, {st_mode=S_IFREG|0644, st_size=293784, ...}) = 0</text:p>
      <text:p text:style-name="P2566">mmap(NULL, 2406448, PROT_READ|PROT_EXEC, MAP_PRIVATE|MAP_DENYWRITE, 3, 0) = 0x7f48ca5ce000</text:p>
      <text:p text:style-name="P2567">mprotect(0x7f48ca615000, 2093056, PROT_NONE) = 0</text:p>
      <text:p text:style-name="P2568">mmap(0x7f48ca814000, 8192, PROT_READ|PROT_WRITE, MAP_PRIVATE|MAP_FIXED|MAP_DENYWRITE, 3, 0x46000) = 0x7f48ca814000</text:p>
      <text:p text:style-name="P2569">mmap(0x7f48ca816000, 14384, PROT_READ|PROT_WRITE, MAP_PRIVATE|MAP_FIXED|MAP_ANONYMOUS, -1, 0) = 0x7f48ca816000</text:p>
      <text:soft-page-break/>
      <text:p text:style-name="P2570">close(3) <text:s text:c="28"/><text:s text:c="3"/>= 0</text:p>
      <text:p text:style-name="P2571">access("/etc/ld.so.nohwcap", F_OK) <text:s text:c="5"/>= -1 ENOENT (No such file or directory)</text:p>
      <text:p text:style-name="P2572">openat(AT_FDCWD, "/usr/lib/x86_64-linux-gnu/libnorm.so.1", O_RDONLY|O_CLOEXEC) = 3</text:p>
      <text:p text:style-name="P2573">read(3,<text:s/>"\177ELF\2\1\1\0\0\0\0\0\0\0\0\0\3\0&gt;\0\1\0\0\0000\374\1\0\0\0\0\0"..., 832) = 832</text:p>
      <text:p text:style-name="P2574">fstat(3, {st_mode=S_IFREG|0644, st_size=522248, ...}) = 0</text:p>
      <text:p text:style-name="P2575">mmap(NULL, 8192, PROT_READ|PROT_WRITE, MAP_PRIVATE|MAP_ANONYMOUS, -1, 0) = 0x7f48cb894000</text:p>
      <text:p text:style-name="P2576">mmap(NULL, 3340624, PROT_READ|PROT_EXEC, MAP_PRIVATE|MAP_DENYWRITE, 3, 0) = 0x7f48ca29e000</text:p>
      <text:p text:style-name="P2577">mprotect(0x7f48ca31b000, 2097152, PROT_NONE) = 0</text:p>
      <text:p text:style-name="P2578">mmap(0x7f48ca51b000, 12288, PROT_READ|PROT_WRITE, MAP_PRIVATE|MAP_FIXED|MAP_DENYWRITE, 3, 0x7d000) = 0x7f48ca51b000</text:p>
      <text:p text:style-name="P2579">mmap(0x7f48ca51e000, 719184, PROT_READ|PROT_WRITE, MAP_PRIVATE|MAP_FIXED|MAP_ANONYMOUS, -1, 0) = 0x7f48ca51e000</text:p>
      <text:p text:style-name="P2580">close(3) <text:s text:c="31"/>= 0</text:p>
      <text:p text:style-name="P2581">access("/etc/ld.so.nohwcap", F_OK) <text:s text:c="5"/>= -1 ENOENT (No such file or directory)</text:p>
      <text:p text:style-name="P2582">openat(AT_FDCWD,<text:s/>"/lib/x86_64-linux-gnu/librt.so.1", O_RDONLY|O_CLOEXEC) = 3</text:p>
      <text:p text:style-name="P2583">read(3, "\177ELF\2\1\1\0\0\0\0\0\0\0\0\0\3\0&gt;\0\1\0\0\0\0\"\0\0\0\0\0\0"..., 832) = 832</text:p>
      <text:p text:style-name="P2584">fstat(3, {st_mode=S_IFREG|0644, st_size=31680, ...}) = 0</text:p>
      <text:p text:style-name="P2585">mmap(NULL, 2128864, PROT_READ|PROT_EXEC, MAP_PRIVATE|MAP_DENYWRITE, 3, 0) = 0x7f48ca096000</text:p>
      <text:p text:style-name="P2586">mprotect(0x7f48ca09d000, 2093056, PROT_NONE) = 0</text:p>
      <text:p text:style-name="P2587">mmap(0x7f48ca29c000, 8192, PROT_READ|PROT_WRITE, MAP_PRIVATE|MAP_FIXED|MAP_DENYWRITE, 3, 0x6000) = 0x7f48ca29c000</text:p>
      <text:p text:style-name="P2588">close(3) <text:s text:c="31"/>= 0</text:p>
      <text:p text:style-name="P2589">access("/etc/ld.so.nohwcap", F_OK) <text:s text:c="5"/>= -1 ENOENT (No such file or directory)</text:p>
      <text:soft-page-break/>
      <text:p text:style-name="P2590">openat(AT_FDCWD, "/lib/x86_64-linux-gnu/libpthread.so.0", O_RDONLY|O_CLOEXEC) = 3</text:p>
      <text:p text:style-name="P2591">read(3, "\177ELF\2\1\1\0\0\0\0\0\0\0\0\0\3\0&gt;\0\1\0\0\0000b\0\0\0\0\0\0"..., 832) = 832</text:p>
      <text:p text:style-name="P2592">fstat(3, {st_mode=S_IFREG|0755, st_size=144976, ...}) = 0</text:p>
      <text:p text:style-name="P2593">mmap(NULL, 2221184, PROT_READ|PROT_EXEC, MAP_PRIVATE|MAP_DENYWRITE, 3, 0) = 0x7f48c9e77000</text:p>
      <text:p text:style-name="P2594">mprotect(0x7f48c9e91000, 2093056, PROT_NONE) = 0</text:p>
      <text:p text:style-name="P2595">mmap(0x7f48ca090000, 8192, PROT_READ|PROT_WRITE, MAP_PRIVATE|MAP_FIXED|MAP_DENYWRITE, 3, 0x19000) = 0x7f48ca090000</text:p>
      <text:p text:style-name="P2596">mmap(0x7f48ca092000, 13440, PROT_READ|PROT_WRITE, MAP_PRIVATE|MAP_FIXED|MAP_ANONYMOUS, -1, 0) = 0x7f48ca092000</text:p>
      <text:p text:style-name="P2597">close(3) <text:s text:c="31"/>= 0</text:p>
      <text:p text:style-name="P2598">access("/etc/ld.so.nohwcap", F_OK) <text:s text:c="5"/>= -1 ENOENT (No such file or directory)</text:p>
      <text:p text:style-name="P2599">openat(AT_FDCWD, "/lib/x86_64-linux-gnu/libm.so.6", O_RDONLY|O_CLOEXEC) = 3</text:p>
      <text:p text:style-name="P2600">read(3, "\177ELF\2\1\1\3\0\0\0\0\0\0\0\0\3\0&gt;\0\1\0\0\0\200\272\0\0\0\0\0\0"..., 832) = 832</text:p>
      <text:p text:style-name="P2601">fstat(3, {st_mode=S_IFREG|0644, st_size=1700792, ...}) = 0</text:p>
      <text:p text:style-name="P2602">mmap(NULL, 3789144, PROT_READ|PROT_EXEC, MAP_PRIVATE|MAP_DENYWRITE, 3, 0) = 0x7f48c9ad9000</text:p>
      <text:p text:style-name="P2603">mprotect(0x7f48c9c76000, 2093056, PROT_NONE) = 0</text:p>
      <text:p text:style-name="P2604">mmap(0x7f48c9e75000, 8192, PROT_READ|PROT_WRITE, MAP_PRIVATE|MAP_FIXED|MAP_DENYWRITE, 3, 0x19c000) = 0x7f48c9e75000</text:p>
      <text:p text:style-name="P2605">close(3) <text:s text:c="31"/>= 0</text:p>
      <text:p text:style-name="P2606">mmap(NULL, 8192, PROT_READ|PROT_WRITE, MAP_PRIVATE|MAP_ANONYMOUS, -1, 0) = 0x7f48cb892000</text:p>
      <text:p text:style-name="P2607">mmap(NULL, 12288, PROT_READ|PROT_WRITE, MAP_PRIVATE|MAP_ANONYMOUS, -1, 0) = 0x7f48cb88f000</text:p>
      <text:p text:style-name="P2608">arch_prctl(ARCH_SET_FS, 0x7f48cb88fb80) = 0</text:p>
      <text:p text:style-name="P2609">mprotect(0x7f48cae52000, 16384, PROT_READ) = 0</text:p>
      <text:soft-page-break/>
      <text:p text:style-name="P2610">mprotect(0x7f48c9e75000, 4096, PROT_READ) = 0</text:p>
      <text:p text:style-name="P2611">mprotect(0x7f48ca090000, 4096, PROT_READ) = 0</text:p>
      <text:p text:style-name="P2612">mprotect(0x7f48ca29c000, 4096, PROT_READ) = 0</text:p>
      <text:p text:style-name="P2613">mprotect(0x7f48cb072000, 4096, PROT_READ) = 0</text:p>
      <text:p text:style-name="P2614">mmap(NULL, 8192, PROT_READ|PROT_WRITE, MAP_PRIVATE|MAP_ANONYMOUS, -1, 0) = 0x7f48cb88d000</text:p>
      <text:p text:style-name="P2615">mprotect(0x7f48cb3ed000, 40960, PROT_READ) = 0</text:p>
      <text:p text:style-name="P2616">mprotect(0x7f48ca51b000, 8192, PROT_READ) = 0</text:p>
      <text:p text:style-name="P2617">mprotect(0x7f48ca814000, 4096, PROT_READ) = 0</text:p>
      <text:p text:style-name="P2618">mprotect(0x7f48caa69000, 4096, PROT_READ) = 0</text:p>
      <text:p text:style-name="P2619">mprotect(0x7f48cb690000, 24576, PROT_READ) = 0</text:p>
      <text:p text:style-name="P2620">mprotect(0x55bfa0f00000, 4096, PROT_READ) = 0</text:p>
      <text:p text:style-name="P2621">mprotect(0x7f48cb8be000, 4096, PROT_READ) = 0</text:p>
      <text:p text:style-name="P2622">munmap(0x7f48cb898000, 152516) <text:s text:c="9"/>= 0</text:p>
      <text:p text:style-name="P2623">set_tid_address(0x7f48cb88fe50) <text:s text:c="8"/>= 10254</text:p>
      <text:p text:style-name="P2624">set_robust_list(0x7f48cb88fe60, 24) <text:s text:c="4"/>= 0</text:p>
      <text:p text:style-name="P2625">rt_sigaction(SIGRTMIN, {sa_handler=0x7f48c9e7ccb0, sa_mask=[], sa_flags=SA_RESTORER|SA_SIGINFO, sa_restorer=0x7f48c9e89890}, NULL, 8) = 0</text:p>
      <text:p text:style-name="P2626">rt_sigaction(SIGRT_1, {sa_handler=0x7f48c9e7cd50, sa_mask=[], sa_flags=SA_RESTORER|SA_RESTART|SA_SIGINFO, sa_restorer=0x7f48c9e89890}, NULL, 8) = 0</text:p>
      <text:p text:style-name="P2627">rt_sigprocmask(SIG_UNBLOCK, [RTMIN RT_1], NULL, 8) = 0</text:p>
      <text:p text:style-name="P2628">prlimit64(0, RLIMIT_STACK, NULL, {rlim_cur=8192*1024, rlim_max=RLIM64_INFINITY}) = 0</text:p>
      <text:p text:style-name="P2629">brk(NULL)<text:s/><text:s text:c="30"/>= 0x55bfa1b1d000</text:p>
      <text:p text:style-name="P2630">brk(0x55bfa1b3e000) <text:s text:c="20"/>= 0x55bfa1b3e000</text:p>
      <text:p text:style-name="P2631">futex(0x7f48cb3fa09c, FUTEX_WAKE_PRIVATE, 2147483647) = 0</text:p>
      <text:p text:style-name="P2632">futex(0x7f48cb3fa0a8, FUTEX_WAKE_PRIVATE, 2147483647) = 0</text:p>
      <text:p text:style-name="P2633">openat(AT_FDCWD,<text:s/>"/sys/devices/system/cpu/online", O_RDONLY|O_CLOEXEC) = 3</text:p>
      <text:soft-page-break/>
      <text:p text:style-name="P2634">read(3, "0-3\n", 8192) <text:s text:c="17"/>= 4</text:p>
      <text:p text:style-name="P2635">close(3) <text:s text:c="31"/>= 0</text:p>
      <text:p text:style-name="P2636">openat(AT_FDCWD, "/sys/devices/system/cpu", O_RDONLY|O_NONBLOCK|O_CLOEXEC|O_DIRECTORY) = 3</text:p>
      <text:p text:style-name="P2637">fstat(3, {st_mode=S_IFDIR|0755, st_size=0, ...}) = 0</text:p>
      <text:p text:style-name="P2638">getdents(3, /* 22 entries */, 32768) <text:s text:c="3"/>= 656</text:p>
      <text:p text:style-name="P2639">getdents(3, /* 0 entries */, 32768) <text:s text:c="4"/>= 0</text:p>
      <text:p text:style-name="P2640">close(3) <text:s text:c="31"/>= 0</text:p>
      <text:p text:style-name="P2641">getpid() <text:s text:c="31"/>= 10254</text:p>
      <text:p text:style-name="P2642">sched_getaffinity(10254, 128, [0, 1, 2,<text:s/>3]) = 8</text:p>
      <text:p text:style-name="P2643">openat(AT_FDCWD, "/etc/nsswitch.conf", O_RDONLY|O_CLOEXEC) = 3</text:p>
      <text:p text:style-name="P2644">fstat(3, {st_mode=S_IFREG|0644, st_size=556, ...}) = 0</text:p>
      <text:p text:style-name="P2645">read(3, "# /etc/nsswitch.conf\n#\n# Example"..., 4096) = 556</text:p>
      <text:p text:style-name="P2646">read(3, "", 4096) <text:s text:c="22"/>= 0</text:p>
      <text:p text:style-name="P2647">close(3) <text:s text:c="16"/><text:s text:c="15"/>= 0</text:p>
      <text:p text:style-name="P2648">openat(AT_FDCWD, "/etc/ld.so.cache", O_RDONLY|O_CLOEXEC) = 3</text:p>
      <text:p text:style-name="P2649">fstat(3, {st_mode=S_IFREG|0644, st_size=152516, ...}) = 0</text:p>
      <text:p text:style-name="P2650">mmap(NULL, 152516, PROT_READ, MAP_PRIVATE, 3, 0) = 0x7f48cb898000</text:p>
      <text:p text:style-name="P2651">close(3) <text:s text:c="31"/>= 0</text:p>
      <text:p text:style-name="P2652">access("/etc/ld.so.nohwcap", F_OK) <text:s text:c="5"/>= -1 ENOENT (No such file or directory)</text:p>
      <text:p text:style-name="P2653">openat(AT_FDCWD, "/lib/x86_64-linux-gnu/tls/x86_64/x86_64/libnss_db.so.2", O_RDONLY|O_CLOEXEC) = -1 ENOENT (No such file or directory)</text:p>
      <text:p text:style-name="P2654">stat("/lib/x86_64-linux-gnu/tls/x86_64/x86_64", 0x7ffcffc476a0) = -1 ENOENT (No such file or directory)</text:p>
      <text:p text:style-name="P2655">openat(AT_FDCWD, "/lib/x86_64-linux-gnu/tls/x86_64/libnss_db.so.2", O_RDONLY|O_CLOEXEC) = -1 ENOENT (No such file or directory)</text:p>
      <text:p text:style-name="P2656">stat("/lib/x86_64-linux-gnu/tls/x86_64", 0x7ffcffc476a0) = -1 ENOENT (No<text:s/>such file or directory)</text:p>
      <text:p text:style-name="P2657">openat(AT_FDCWD, "/lib/x86_64-linux-gnu/tls/x86_64/libnss_db.so.2", O_RDONLY|O_CLOEXEC) = -1 ENOENT (No such file or directory)</text:p>
      <text:soft-page-break/>
      <text:p text:style-name="P2658">stat("/lib/x86_64-linux-gnu/tls/x86_64", 0x7ffcffc476a0) = -1 ENOENT (No such file or<text:s/>directory)</text:p>
      <text:p text:style-name="P2659">openat(AT_FDCWD, "/lib/x86_64-linux-gnu/tls/libnss_db.so.2", O_RDONLY|O_CLOEXEC) = -1 ENOENT (No such file or directory)</text:p>
      <text:p text:style-name="P2660">stat("/lib/x86_64-linux-gnu/tls", 0x7ffcffc476a0) = -1 ENOENT (No such file or directory)</text:p>
      <text:p text:style-name="P2661">openat(AT_FDCWD, "/lib/x86_64-linux-gnu/x86_64/x86_64/libnss_db.so.2", O_RDONLY|O_CLOEXEC) = -1 ENOENT (No such file or directory)</text:p>
      <text:p text:style-name="P2662">stat("/lib/x86_64-linux-gnu/x86_64/x86_64", 0x7ffcffc476a0) = -1 ENOENT (No such file or directory)</text:p>
      <text:p text:style-name="P2663">openat(AT_FDCWD, "/lib/x86_64-linux-gnu/x86_64/libnss_db.so.2", O_RDONLY|O_CLOEXEC) = -1 ENOENT (No such file or directory)</text:p>
      <text:p text:style-name="P2664">stat("/lib/x86_64-linux-gnu/x86_64", 0x7ffcffc476a0) = -1 ENOENT (No such file or directory)</text:p>
      <text:p text:style-name="P2665">openat(AT_FDCWD, "/lib/x86_64-linux-gnu/x86_64/libnss_db.so.2", O_RDONLY|O_CLOEXEC) = -1 ENOENT (No such file or directory)</text:p>
      <text:p text:style-name="P2666">stat("/lib/x86_64-linux-gnu/x86_64", 0x7ffcffc476a0) = -1 ENOENT (No such file or directory)</text:p>
      <text:p text:style-name="P2667">openat(AT_FDCWD, "/lib/x86_64-linux-gnu/libnss_db.so.2", O_RDONLY|O_CLOEXEC) = -1 ENOENT (No such file or directory)</text:p>
      <text:p text:style-name="P2668">stat("/lib/x86_64-linux-gnu", {st_mode=S_IFDIR|0755, st_size=12288, ...}) = 0</text:p>
      <text:p text:style-name="P2669">openat(AT_FDCWD, "/usr/lib/x86_64-linux-gnu/tls/x86_64/x86_64/libnss_db.so.2", O_RDONLY|O_CLOEXEC) = -1 ENOENT (No such file or directory)</text:p>
      <text:p text:style-name="P2670">stat("/usr/lib/x86_64-linux-gnu/tls/x86_64/x86_64", 0x7ffcffc476a0) = -1 ENOENT (No such file or directory)</text:p>
      <text:p text:style-name="P2671">openat(AT_FDCWD, "/usr/lib/x86_64-linux-gnu/tls/x86_64/libnss_db.so.2", O_RDONLY|O_CLOEXEC) = -1 ENOENT (No such file or directory)</text:p>
      <text:p text:style-name="P2672">stat("/usr/lib/x86_64-linux-gnu/tls/x86_64", 0x7ffcffc476a0) = -1 ENOENT (No such file or directory)</text:p>
      <text:p text:style-name="P2673">openat(AT_FDCWD, "/usr/lib/x86_64-linux-gnu/tls/x86_64/libnss_db.so.2", O_RDONLY|O_CLOEXEC) = -1 ENOENT (No such file or directory)</text:p>
      <text:p text:style-name="P2674">stat("/usr/lib/x86_64-linux-gnu/tls/x86_64", 0x7ffcffc476a0) = -1 ENOENT (No such file or directory)</text:p>
      <text:soft-page-break/>
      <text:p text:style-name="P2675">openat(AT_FDCWD, "/usr/lib/x86_64-linux-gnu/tls/libnss_db.so.2", O_RDONLY|O_CLOEXEC) = -1 ENOENT (No such file or directory)</text:p>
      <text:p text:style-name="P2676">stat("/usr/lib/x86_64-linux-gnu/tls", 0x7ffcffc476a0) = -1 ENOENT (No such file or directory)</text:p>
      <text:p text:style-name="P2677">openat(AT_FDCWD, "/usr/lib/x86_64-linux-gnu/x86_64/x86_64/libnss_db.so.2", O_RDONLY|O_CLOEXEC) = -1 ENOENT (No such file or directory)</text:p>
      <text:p text:style-name="P2678">stat("/usr/lib/x86_64-linux-gnu/x86_64/x86_64", 0x7ffcffc476a0) = -1 ENOENT (No such file or directory)</text:p>
      <text:p text:style-name="P2679">openat(AT_FDCWD,<text:s/>"/usr/lib/x86_64-linux-gnu/x86_64/libnss_db.so.2", O_RDONLY|O_CLOEXEC) = -1 ENOENT (No such file or directory)</text:p>
      <text:p text:style-name="P2680">stat("/usr/lib/x86_64-linux-gnu/x86_64", 0x7ffcffc476a0) = -1 ENOENT (No such file or directory)</text:p>
      <text:p text:style-name="P2681">openat(AT_FDCWD, "/usr/lib/x86_64-linux-gnu/x86_64/libnss_db.so.2", O_RDONLY|O_CLOEXEC) = -1 ENOENT (No such file or directory)</text:p>
      <text:p text:style-name="P2682">stat("/usr/lib/x86_64-linux-gnu/x86_64", 0x7ffcffc476a0) = -1 ENOENT (No such file or directory)</text:p>
      <text:p text:style-name="P2683">openat(AT_FDCWD, "/usr/lib/x86_64-linux-gnu/libnss_db.so.2", O_RDONLY|O_CLOEXEC) = -1 ENOENT (No such file or directory)</text:p>
      <text:p text:style-name="P2684">stat("/usr/lib/x86_64-linux-gnu", {st_mode=S_IFDIR|0755, st_size=122880, ...}) = 0</text:p>
      <text:p text:style-name="P2685">openat(AT_FDCWD, "/lib/tls/x86_64/x86_64/libnss_db.so.2", O_RDONLY|O_CLOEXEC) = -1 ENOENT (No such file or directory)</text:p>
      <text:p text:style-name="P2686">stat("/lib/tls/x86_64/x86_64", 0x7ffcffc476a0) = -1 ENOENT (No such file or directory)</text:p>
      <text:p text:style-name="P2687">openat(AT_FDCWD, "/lib/tls/x86_64/libnss_db.so.2", O_RDONLY|O_CLOEXEC) = -1 ENOENT (No such file or directory)</text:p>
      <text:p text:style-name="P2688">stat("/lib/tls/x86_64", 0x7ffcffc476a0) = -1 ENOENT (No such file or<text:s/>directory)</text:p>
      <text:p text:style-name="P2689">openat(AT_FDCWD, "/lib/tls/x86_64/libnss_db.so.2", O_RDONLY|O_CLOEXEC) = -1 ENOENT (No such file or directory)</text:p>
      <text:p text:style-name="P2690">stat("/lib/tls/x86_64", 0x7ffcffc476a0) = -1 ENOENT (No such file or directory)</text:p>
      <text:p text:style-name="P2691">openat(AT_FDCWD, "/lib/tls/libnss_db.so.2", O_RDONLY|O_CLOEXEC) = -1 ENOENT (No such file or directory)</text:p>
      <text:p text:style-name="P2692">stat("/lib/tls", 0x7ffcffc476a0) <text:s text:c="7"/>= -1 ENOENT (No such file or directory)</text:p>
      <text:soft-page-break/>
      <text:p text:style-name="P2693">openat(AT_FDCWD, "/lib/x86_64/x86_64/libnss_db.so.2", O_RDONLY|O_CLOEXEC) = -1 ENOENT (No such file or directory)</text:p>
      <text:p text:style-name="P2694">stat("/lib/x86_64/x86_64", 0x7ffcffc476a0) = -1 ENOENT (No such file or directory)</text:p>
      <text:p text:style-name="P2695">openat(AT_FDCWD, "/lib/x86_64/libnss_db.so.2", O_RDONLY|O_CLOEXEC) = -1 ENOENT (No such file or directory)</text:p>
      <text:p text:style-name="P2696">stat("/lib/x86_64", 0x7ffcffc476a0) <text:s text:c="4"/>= -1 ENOENT (No such file or directory)</text:p>
      <text:p text:style-name="P2697">openat(AT_FDCWD, "/lib/x86_64/libnss_db.so.2", O_RDONLY|O_CLOEXEC) = -1 ENOENT (No such file or directory)</text:p>
      <text:p text:style-name="P2698">stat("/lib/x86_64", 0x7ffcffc476a0) <text:s text:c="4"/>= -1 ENOENT (No such file or directory)</text:p>
      <text:p text:style-name="P2699">openat(AT_FDCWD, "/lib/libnss_db.so.2", O_RDONLY|O_CLOEXEC) = -1 ENOENT (No such file or directory)</text:p>
      <text:p text:style-name="P2700">stat("/lib", {st_mode=S_IFDIR|0755, st_size=4096, ...}) = 0</text:p>
      <text:p text:style-name="P2701">openat(AT_FDCWD, "/usr/lib/tls/x86_64/x86_64/libnss_db.so.2", O_RDONLY|O_CLOEXEC) = -1 ENOENT (No such file or directory)</text:p>
      <text:p text:style-name="P2702">stat("/usr/lib/tls/x86_64/x86_64", 0x7ffcffc476a0) = -1 ENOENT (No such file or directory)</text:p>
      <text:p text:style-name="P2703">openat(AT_FDCWD, "/usr/lib/tls/x86_64/libnss_db.so.2", O_RDONLY|O_CLOEXEC) = -1 ENOENT (No such file or directory)</text:p>
      <text:p text:style-name="P2704">stat("/usr/lib/tls/x86_64", 0x7ffcffc476a0) = -1 ENOENT (No such file or directory)</text:p>
      <text:p text:style-name="P2705">openat(AT_FDCWD, "/usr/lib/tls/x86_64/libnss_db.so.2", O_RDONLY|O_CLOEXEC) = -1 ENOENT (No such file or directory)</text:p>
      <text:p text:style-name="P2706">stat("/usr/lib/tls/x86_64", 0x7ffcffc476a0) = -1 ENOENT (No such file or directory)</text:p>
      <text:p text:style-name="P2707">openat(AT_FDCWD, "/usr/lib/tls/libnss_db.so.2", O_RDONLY|O_CLOEXEC) = -1 ENOENT (No such file or directory)</text:p>
      <text:p text:style-name="P2708">stat("/usr/lib/tls", 0x7ffcffc476a0) <text:s text:c="3"/>= -1 ENOENT (No such file or directory)</text:p>
      <text:p text:style-name="P2709">openat(AT_FDCWD, "/usr/lib/x86_64/x86_64/libnss_db.so.2", O_RDONLY|O_CLOEXEC) = -1 ENOENT (No such file or directory)</text:p>
      <text:p text:style-name="P2710">stat("/usr/lib/x86_64/x86_64", 0x7ffcffc476a0) = -1 ENOENT (No such file or directory)</text:p>
      <text:p text:style-name="P2711">openat(AT_FDCWD, "/usr/lib/x86_64/libnss_db.so.2", O_RDONLY|O_CLOEXEC) = -1 ENOENT (No such file or directory)</text:p>
      <text:soft-page-break/>
      <text:p text:style-name="P2712">stat("/usr/lib/x86_64", 0x7ffcffc476a0) = -1 ENOENT (No such file or directory)</text:p>
      <text:p text:style-name="P2713">openat(AT_FDCWD, "/usr/lib/x86_64/libnss_db.so.2", O_RDONLY|O_CLOEXEC) = -1 ENOENT (No such file or directory)</text:p>
      <text:p text:style-name="P2714">stat("/usr/lib/x86_64", 0x7ffcffc476a0) = -1 ENOENT (No such file or directory)</text:p>
      <text:p text:style-name="P2715">openat(AT_FDCWD, "/usr/lib/libnss_db.so.2", O_RDONLY|O_CLOEXEC) = -1 ENOENT (No such file or directory)</text:p>
      <text:p text:style-name="P2716">stat("/usr/lib", {st_mode=S_IFDIR|0755, st_size=12288, ...}) = 0</text:p>
      <text:p text:style-name="P2717">munmap(0x7f48cb898000, 152516) <text:s text:c="9"/>= 0</text:p>
      <text:p text:style-name="P2718">openat(AT_FDCWD, "/etc/ld.so.cache", O_RDONLY|O_CLOEXEC) = 3</text:p>
      <text:p text:style-name="P2719">fstat(3,<text:s/>{st_mode=S_IFREG|0644, st_size=152516, ...}) = 0</text:p>
      <text:p text:style-name="P2720">mmap(NULL, 152516, PROT_READ, MAP_PRIVATE, 3, 0) = 0x7f48cb898000</text:p>
      <text:p text:style-name="P2721">close(3) <text:s text:c="31"/>= 0</text:p>
      <text:p text:style-name="P2722">access("/etc/ld.so.nohwcap", F_OK) <text:s text:c="5"/>= -1 ENOENT (No such file or directory)</text:p>
      <text:p text:style-name="P2723">openat(AT_FDCWD,<text:s/>"/lib/x86_64-linux-gnu/libnss_files.so.2", O_RDONLY|O_CLOEXEC) = 3</text:p>
      <text:p text:style-name="P2724">read(3, "\177ELF\2\1\1\0\0\0\0\0\0\0\0\0\3\0&gt;\0\1\0\0\0P#\0\0\0\0\0\0"..., 832) = 832</text:p>
      <text:p text:style-name="P2725">fstat(3, {st_mode=S_IFREG|0644, st_size=47568, ...}) = 0</text:p>
      <text:p text:style-name="P2726">mmap(NULL, 2168632, PROT_READ|PROT_EXEC, MAP_PRIVATE|MAP_DENYWRITE, 3, 0) = 0x7f48c98c7000</text:p>
      <text:p text:style-name="P2727">mprotect(0x7f48c98d2000, 2093056, PROT_NONE) = 0</text:p>
      <text:p text:style-name="P2728">mmap(0x7f48c9ad1000, 8192, PROT_READ|PROT_WRITE, MAP_PRIVATE|MAP_FIXED|MAP_DENYWRITE, 3, 0xa000) = 0x7f48c9ad1000</text:p>
      <text:p text:style-name="P2729">mmap(0x7f48c9ad3000, 22328,<text:s/>PROT_READ|PROT_WRITE, MAP_PRIVATE|MAP_FIXED|MAP_ANONYMOUS, -1, 0) = 0x7f48c9ad3000</text:p>
      <text:p text:style-name="P2730">close(3) <text:s text:c="31"/>= 0</text:p>
      <text:p text:style-name="P2731">mprotect(0x7f48c9ad1000, 4096, PROT_READ) = 0</text:p>
      <text:p text:style-name="P2732">munmap(0x7f48cb898000, 152516) <text:s text:c="9"/>= 0</text:p>
      <text:p text:style-name="P2733">openat(AT_FDCWD, "/etc/protocols", O_RDONLY|O_CLOEXEC) = 3</text:p>
      <text:p text:style-name="P2734">fstat(3, {st_mode=S_IFREG|0644, st_size=2932, ...}) = 0</text:p>
      <text:p text:style-name="P2735">read(3, "# Internet (IP) protocols\n#\n# Up"..., 4096) = 2932</text:p>
      <text:soft-page-break/>
      <text:p text:style-name="P2736">read(3, "", 4096) <text:s text:c="22"/>= 0</text:p>
      <text:p text:style-name="P2737">close(3) <text:s text:c="31"/>= 0</text:p>
      <text:p text:style-name="P2738">eventfd2(0, EFD_CLOEXEC) <text:s text:c="5"/><text:s text:c="10"/>= 3</text:p>
      <text:p text:style-name="P2739">fcntl(3, F_GETFL) <text:s text:c="22"/>= 0x2 (flags O_RDWR)</text:p>
      <text:p text:style-name="P2740">fcntl(3, F_SETFL, O_RDWR|O_NONBLOCK) <text:s text:c="3"/>= 0</text:p>
      <text:p text:style-name="P2741">fcntl(3, F_GETFL) <text:s text:c="22"/>= 0x802 (flags O_RDWR|O_NONBLOCK)</text:p>
      <text:p text:style-name="P2742">fcntl(3, F_SETFL, O_RDWR|O_NONBLOCK) <text:s text:c="3"/>= 0</text:p>
      <text:p text:style-name="P2743">getrandom("\x51\xd8\x0f\x14\xf8\xc3\xe0\xea\xe3\x16\x8a\x50\xa2\xee\x9f\x8a", 16, 0) = 16</text:p>
      <text:p text:style-name="P2744">getrandom("\x90\x23\x51\x70\xb7\x05\x5d\x81\x97\x5d\x81\x47\x9a\x67\x09\x12", 16, 0) = 16</text:p>
      <text:p text:style-name="P2745">eventfd2(0, EFD_CLOEXEC) <text:s text:c="15"/>= 4</text:p>
      <text:p text:style-name="P2746">fcntl(4, F_GETFL)<text:s/><text:s text:c="22"/>= 0x2 (flags O_RDWR)</text:p>
      <text:p text:style-name="P2747">fcntl(4, F_SETFL, O_RDWR|O_NONBLOCK) <text:s text:c="3"/>= 0</text:p>
      <text:p text:style-name="P2748">fcntl(4, F_GETFL) <text:s text:c="22"/>= 0x802 (flags O_RDWR|O_NONBLOCK)</text:p>
      <text:p text:style-name="P2749">fcntl(4, F_SETFL, O_RDWR|O_NONBLOCK) <text:s text:c="3"/>= 0</text:p>
      <text:p text:style-name="P2750">epoll_create1(EPOLL_CLOEXEC) <text:s text:c="11"/>= 5</text:p>
      <text:p text:style-name="P2751">epoll_ctl(5, EPOLL_CTL_ADD, 4, {0, {u32=2712860704, u64=94281539975200}}) = 0</text:p>
      <text:p text:style-name="P2752">epoll_ctl(5, EPOLL_CTL_MOD, 4, {EPOLLIN, {u32=2712860704, u64=94281539975200}}) = 0</text:p>
      <text:p text:style-name="P2753">mmap(NULL, 8392704, PROT_NONE, MAP_PRIVATE|MAP_ANONYMOUS|MAP_STACK, -1, 0) = 0x7f48c90c6000</text:p>
      <text:p text:style-name="P2754">mprotect(0x7f48c90c7000, 8388608, PROT_READ|PROT_WRITE) = 0</text:p>
      <text:p text:style-name="P2755">clone(child_stack=0x7f48c98c5b70, flags=CLONE_VM|CLONE_FS|CLONE_FILES|CLONE_SIGHAND|CLONE_THREAD|CLONE_SYSVSEM|CLONE_SETTLS|CLONE_PARENT_SETTID|CLONE_CHILD_CLEARTID, parent_tidptr=0x7f48c98c69d0, tls=0x7f48c98c6700, child_tidptr=0x7f48c98c69d0) = 10255</text:p>
      <text:p text:style-name="P2756">openat(AT_FDCWD, "/proc/self/task/10255/comm", O_RDWR) = 6</text:p>
      <text:p text:style-name="P2757">write(6, "ZMQbg/0", 7) <text:s text:c="17"/>= 7</text:p>
      <text:p text:style-name="P2758">close(6) <text:s text:c="31"/>= 0</text:p>
      <text:soft-page-break/>
      <text:p text:style-name="P2759">eventfd2(0, EFD_CLOEXEC) <text:s text:c="15"/>= 6</text:p>
      <text:p text:style-name="P2760">fcntl(6, F_GETFL)<text:s text:c="23"/>= 0x2 (flags O_RDWR)</text:p>
      <text:p text:style-name="P2761">fcntl(6, F_SETFL, O_RDWR|O_NONBLOCK) <text:s text:c="3"/>= 0</text:p>
      <text:p text:style-name="P2762">fcntl(6, F_GETFL) <text:s text:c="22"/>= 0x802 (flags O_RDWR|O_NONBLOCK)</text:p>
      <text:p text:style-name="P2763">fcntl(6, F_SETFL, O_RDWR|O_NONBLOCK) <text:s text:c="3"/>= 0</text:p>
      <text:p text:style-name="P2764">epoll_create1(EPOLL_CLOEXEC) <text:s text:c="11"/>= 7</text:p>
      <text:p text:style-name="P2765">epoll_ctl(7, EPOLL_CTL_ADD, 6, {0, {u32=2712876144, u64=94281539990640}}) = 0</text:p>
      <text:p text:style-name="P2766">epoll_ctl(7, EPOLL_CTL_MOD, 6, {EPOLLIN, {u32=2712876144, u64=94281539990640}}) = 0</text:p>
      <text:p text:style-name="P2767">mmap(NULL, 8392704, PROT_NONE, MAP_PRIVATE|MAP_ANONYMOUS|MAP_STACK, -1, 0) = 0x7f48c88c5000</text:p>
      <text:p text:style-name="P2768">mprotect(0x7f48c88c6000, 8388608, PROT_READ|PROT_WRITE) = 0</text:p>
      <text:p text:style-name="P2769">clone(child_stack=0x7f48c90c4b70, flags=CLONE_VM|CLONE_FS|CLONE_FILES|CLONE_SIGHAND|CLONE_THREAD|CLONE_SYSVSEM|CLONE_SETTLS|CLONE_PARENT_SETTID|CLONE_CHILD_CLEARTID, parent_tidptr=0x7f48c90c59d0, tls=0x7f48c90c5700, child_tidptr=0x7f48c90c59d0) = 10256</text:p>
      <text:p text:style-name="P2770">openat(AT_FDCWD, "/proc/self/task/10256/comm", O_RDWR) = 8</text:p>
      <text:p text:style-name="P2771">write(8, "ZMQbg/1", 7) <text:s text:c="17"/>= 7</text:p>
      <text:p text:style-name="P2772">close(8) <text:s text:c="31"/>= 0</text:p>
      <text:p text:style-name="P2773">eventfd2(0, EFD_CLOEXEC) <text:s text:c="15"/>= 8</text:p>
      <text:p text:style-name="P2774">fcntl(8,<text:s/>F_GETFL) <text:s text:c="22"/>= 0x2 (flags O_RDWR)</text:p>
      <text:p text:style-name="P2775">fcntl(8, F_SETFL, O_RDWR|O_NONBLOCK) <text:s text:c="3"/>= 0</text:p>
      <text:p text:style-name="P2776">fcntl(8, F_GETFL) <text:s text:c="22"/>= 0x802 (flags O_RDWR|O_NONBLOCK)</text:p>
      <text:p text:style-name="P2777">fcntl(8, F_SETFL, O_RDWR|O_NONBLOCK) <text:s text:c="3"/>= 0</text:p>
      <text:p text:style-name="P2778">poll([{fd=8,<text:s/>events=POLLIN}], 1, 0) <text:s text:c="4"/>= 0 (Timeout)</text:p>
      <text:p text:style-name="P2779">socket(AF_NETLINK, SOCK_RAW|SOCK_CLOEXEC, NETLINK_ROUTE) = 9</text:p>
      <text:p text:style-name="P2780">bind(9, {sa_family=AF_NETLINK, nl_pid=0, nl_groups=00000000}, 12) = 0</text:p>
      <text:p text:style-name="P2781">getsockname(9, {sa_family=AF_NETLINK, nl_pid=10254, nl_groups=00000000}, [12]) = 0</text:p>
      <text:soft-page-break/>
      <text:p text:style-name="P2782">sendto(9, {{len=20, type=RTM_GETLINK, flags=NLM_F_REQUEST|NLM_F_DUMP, seq=1577382168, pid=0}, {ifi_family=AF_UNSPEC, ...}}, 20, 0, {sa_family=AF_NETLINK, nl_pid=0, nl_groups=00000000}, 12) = 20</text:p>
      <text:p text:style-name="P2783">recvmsg(9, {msg_name={sa_family=AF_NETLINK, nl_pid=0, nl_groups=00000000}, msg_namelen=12, msg_iov=[{iov_base=[{{len=1316, type=RTM_NEWLINK, flags=NLM_F_MULTI, seq=1577382168, pid=10254}, {ifi_family=AF_UNSPEC, ifi_type=ARPHRD_LOOPBACK, ifi_index=if_nametoindex("lo"), ifi_flags=IFF_UP|IFF_LOOPBACK|IFF_RUNNING|0x10000,<text:s/>ifi_change=0}, [{{nla_len=7, nla_type=IFLA_IFNAME}, "lo"}, {{nla_len=8, nla_type=IFLA_TXQLEN}, 1000}, {{nla_len=5, nla_type=IFLA_OPERSTATE}, 0}, {{nla_len=5, nla_type=IFLA_LINKMODE}, 0}, {{nla_len=8, nla_type=IFLA_MTU}, 65536}, {{nla_len=8, nla_type=0x32<text:s/>/* IFLA_??? */}, "\x00\x00\x00\x00"}, {{nla_len=8, nla_type=0x33 /* IFLA_??? */}, "\x00\x00\x00\x00"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2, nla_type=IFLA_QDISC}, "noqueue"}, {{nla_len=8, nla_type=IFLA_CARRIER_CHANGES}, 0}, {{nla_len=5, nla_type=IFLA_PROTO_DOWN}, 0}, {{nla_len=8, nla_type=0x2f /* IFLA_??? */}, "\x00\x00\x00\x00"}, {{nla_len=8, nla_type=0x30 /* IFLA_??? */}, "\x00\x00\x00\x00"}, {{nla_len=36, nla_type=IFLA_MAP}, {mem_start=0, mem_end=0, base_addr=0, irq=0, dma=0, port=0}}, {{nla_len=10, nla_type=IFLA_ADDRESS}, "\x00\x00\x00\x00\x00\x00"}, {{nla_len=10, nla_type=IFLA_BROADCAST}, "\x00\x00\x00\x00\x00\x00"}, {{nla_len=196, nla_type=IFLA_STATS64}, {rx_packets=3702, tx_packets=3702, rx_bytes=277184, tx_bytes=277184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3702, tx_packets=3702, rx_bytes=277184, tx_bytes=277184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<text:s/><text:soft-page-break/>nla_type=IFLA_XDP_ATTACHED}, 0}}, {{nla_len=760, nla_type=IFLA_AF_SPEC}, "\x88\x00\x02\x00\x84\x00\x01\x00\x00\x00\x00\x00\x00\x00\x00\x00\x00\x00\x00\x00\x01\x00\x00\x00\x01\x00\x00\x00\x01\x00\x00\x00"...}]}, {{len=1324, type=RTM_NEWLINK, flags=NLM_F_MULTI, seq=1577382168, pid=10254}, {ifi_family=AF_UNSPEC, ifi_type=ARPHRD_ETHER, ifi_index=if_nametoindex("enp1s0"), ifi_flags=IFF_UP|IFF_BROADCAST|IFF_MULTICAST, ifi_change=0}, [{{nla_len=11, nla_type=IFLA_IFNAME}, "enp1s0"}, {{nla_len=8, nla_type=IFLA_TXQLEN}, 1000}, {{nla_len=5, nla_type=IFLA_OPERSTATE}, 2}, {{nla_len=5, nla_type=IFLA_LINKMODE}, 0}, {{nla_len=8, nla_type=IFLA_MTU}, 1500}, {{nla_len=8, nla_type=0x32 /*<text:s/>IFLA_??? */}, "\x3c\x00\x00\x00"}, {{nla_len=8, nla_type=0x33 /* IFLA_??? */}, "\xf0\x23\x00\x00"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0}, {{nla_len=13, nla_type=IFLA_QDISC}, "fq_codel"}, {{nla_len=8, nla_type=IFLA_CARRIER_CHANGES},<text:s/>1}, {{nla_len=5, nla_type=IFLA_PROTO_DOWN}, 0}, {{nla_len=8, nla_type=0x2f /* IFLA_??? */}, "\x00\x00\x00\x00"}, {{nla_len=8, nla_type=0x30 /* IFLA_??? */}, "\x01\x00\x00\x00"}, {{nla_len=36, nla_type=IFLA_MAP}, {mem_start=0, mem_end=0, base_addr=0, irq=0, dma=0, port=0}}, {{nla_len=10, nla_type=IFLA_ADDRESS}, "\x54\xe1\xad\x32\x70\xf3"}, {{nla_len=10, nla_type=IFLA_BROADCAST}, "\xff\xff\xff\xff\xff\xff"}, {{nla_len=196, nla_type=IFLA_STATS64}, {rx_packets=0, tx_packets=0, rx_bytes=0, tx_bytes=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0, tx_packets=0, rx_bytes=0, tx_bytes=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0}}, {{nla_len=760, nla_type=IFLA_AF_SPEC}, "\x88\x00\x02\x00\x84\x00\x01\x00\x00\x00\x00\x00\x00\x00\x00\x00\x00\x00\x<text:soft-page-break/>00\x00\x01\x00\x00\x00\x01\x00\x00\x00\x01\x00\x00\x00"...}]}], iov_len=4096}], msg_iovlen=1, msg_controllen=0, msg_flags=0}, 0) = 2640</text:p>
      <text:p text:style-name="P2784">recvmsg(9, {msg_name={sa_family=AF_NETLINK, nl_pid=0, nl_groups=00000000}, msg_namelen=12, msg_iov=[{iov_base={{len=1316, type=RTM_NEWLINK, flags=NLM_F_MULTI, seq=1577382168, pid=10254}, {ifi_family=AF_UNSPEC, ifi_type=ARPHRD_ETHER, ifi_index=if_nametoindex("wlp2s0"), ifi_flags=IFF_UP|IFF_BROADCAST|IFF_RUNNING|IFF_MULTICAST|0x10000, ifi_change=0}, [{{nla_len=11, nla_type=IFLA_IFNAME}, "wlp2s0"}, {{nla_len=8, nla_type=IFLA_TXQLEN}, 1000}, {{nla_len=5, nla_type=IFLA_OPERSTATE}, 6}, {{nla_len=5, nla_type=IFLA_LINKMODE}, 1}, {{nla_len=8, nla_type=IFLA_MTU}, 1500}, {{nla_len=8, nla_type=0x32 /* IFLA_??? */}, "\x00\x01\x00\x00"}, {{nla_len=8, nla_type=0x33 /* IFLA_??? */}, "\x00\x09\x00\x00"}, {{nla_len=8, nla_type=IFLA_GROUP}, 0}, {{nla_len=8, nla_type=IFLA_PROMISCUITY}, 0}, {{nla_len=8, nla_type=IFLA_NUM_TX_QUEUES}, 4}, {{nla_len=8, nla_type=IFLA_GSO_MAX_SEGS}, 65535}, {{nla_len=8, nla_type=IFLA_GSO_MAX_SIZE}, 65536}, {{nla_len=8,<text:s/>nla_type=IFLA_NUM_RX_QUEUES}, 1}, {{nla_len=5, nla_type=IFLA_CARRIER}, 1}, {{nla_len=7, nla_type=IFLA_QDISC}, "mq"}, {{nla_len=8, nla_type=IFLA_CARRIER_CHANGES}, 4}, {{nla_len=5, nla_type=IFLA_PROTO_DOWN}, 0}, {{nla_len=8, nla_type=0x2f /* IFLA_??? */}, "\x02\x00\x00\x00"}, {{nla_len=8, nla_type=0x30 /* IFLA_??? */}, "\x02\x00\x00\x00"}, {{nla_len=36, nla_type=IFLA_MAP}, {mem_start=0, mem_end=0, base_addr=0, irq=0, dma=0, port=0}}, {{nla_len=10, nla_type=IFLA_ADDRESS}, "\x34\xf6\x4b\x2d\x96\xfa"}, {{nla_len=10, nla_type=IFLA_BROADCAST}, "\xff\xff\xff\xff\xff\xff"}, {{nla_len=196, nla_type=IFLA_STATS64}, {rx_packets=401331, tx_packets=202239, rx_bytes=523984672, tx_bytes=25490344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401331, tx_packets=202239, rx_bytes=523984672, tx_bytes=25490344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0}}, {{nla_len=760, nla_type=IFLA_AF_SPEC},<text:s/><text:soft-page-break/>"\x88\x00\x02\x00\x84\x00\x01\x00\x00\x00\x00\x00\x00\x00\x00\x00\x00\x00\x00\x00\x01\x00\x00\x00\x01\x00\x00\x00\x01\x00\x00\x00"...}]}, iov_len=4096}], msg_iovlen=1, msg_controllen=0, msg_flags=0}, 0) = 1316</text:p>
      <text:p text:style-name="P2785">recvmsg(9, {msg_name={sa_family=AF_NETLINK, nl_pid=0, nl_groups=00000000}, msg_namelen=12, msg_iov=[{iov_base={{len=20, type=NLMSG_DONE, flags=NLM_F_MULTI, seq=1577382168, pid=10254}, 0}, iov_len=4096}], msg_iovlen=1,<text:s/>msg_controllen=0, msg_flags=0}, 0) = 20</text:p>
      <text:p text:style-name="P2786">sendto(9, {{len=20, type=RTM_GETADDR, flags=NLM_F_REQUEST|NLM_F_DUMP, seq=1577382169, pid=0}, {ifa_family=AF_UNSPEC, ...}}, 20, 0, {sa_family=AF_NETLINK, nl_pid=0, nl_groups=00000000}, 12) = 20</text:p>
      <text:p text:style-name="P2787">recvmsg(9, {msg_name={sa_family=AF_NETLINK, nl_pid=0, nl_groups=00000000}, msg_namelen=12, msg_iov=[{iov_base=[{{len=76, type=RTM_NEWADDR, flags=NLM_F_MULTI, seq=1577382169, pid=10254}, {ifa_family=AF_INET, ifa_prefixlen=8, ifa_flags=IFA_F_PERMANENT, ifa_scope=RT_SCOPE_HOST, ifa_index=if_nametoindex("lo")}, [{{nla_len=8, nla_type=IFA_ADDRESS}, 127.0.0.1}, {{nla_len=8, nla_type=IFA_LOCAL}, 127.0.0.1}, {{nla_len=7, nla_type=IFA_LABEL}, "lo"}, {{nla_len=8, nla_type=IFA_FLAGS}, IFA_F_PERMANENT}, {{nla_len=20, nla_type=IFA_CACHEINFO}, {ifa_prefered=4294967295, ifa_valid=4294967295, cstamp=638, tstamp=638}}]}, {{len=88, type=RTM_NEWADDR, flags=NLM_F_MULTI, seq=1577382169, pid=10254}, {ifa_family=AF_INET, ifa_prefixlen=24, ifa_flags=0, ifa_scope=RT_SCOPE_UNIVERSE, ifa_index=if_nametoindex("wlp2s0")}, [{{nla_len=8, nla_type=IFA_ADDRESS}, 192.168.0.103}, {{nla_len=8, nla_type=IFA_LOCAL}, 192.168.0.103}, {{nla_len=8, nla_type=IFA_BROADCAST}, 192.168.0.255}, {{nla_len=11, nla_type=IFA_LABEL}, "wlp2s0"}, {{nla_len=8, nla_type=IFA_FLAGS}, IFA_F_NOPREFIXROUTE}, {{nla_len=20, nla_type=IFA_CACHEINFO}, {ifa_prefered=5042, ifa_valid=5042, cstamp=745272, tstamp=745312}}]}], iov_len=4096}], msg_iovlen=1, msg_controllen=0, msg_flags=0}, 0) = 164</text:p>
      <text:p text:style-name="P2788">recvmsg(9, {msg_name={sa_family=AF_NETLINK, nl_pid=0, nl_groups=00000000}, msg_namelen=12, msg_iov=[{iov_base=[{{len=72, type=RTM_NEWADDR, flags=NLM_F_MULTI, seq=1577382169, pid=10254}, {ifa_family=AF_INET6, ifa_prefixlen=128, ifa_flags=IFA_F_PERMANENT, ifa_scope=RT_SCOPE_HOST, ifa_index=if_nametoindex("lo")},<text:s/>[{{nla_len=20, nla_type=IFA_ADDRESS}, ::1}, {{nla_len=20, nla_type=IFA_CACHEINFO}, {ifa_prefered=4294967295, ifa_valid=4294967295, cstamp=638, tstamp=638}}, {{nla_len=8, nla_type=IFA_FLAGS}, IFA_F_PERMANENT}]}, {{len=72, type=RTM_NEWADDR, flags=NLM_F_MULTI, seq=1577382169, pid=10254},<text:s/><text:soft-page-break/>{ifa_family=AF_INET6, ifa_prefixlen=64, ifa_flags=IFA_F_PERMANENT, ifa_scope=RT_SCOPE_LINK, ifa_index=if_nametoindex("wlp2s0")}, [{{nla_len=20, nla_type=IFA_ADDRESS}, fe80::8a79:36f5:d59e:af00}, {{nla_len=20, nla_type=IFA_CACHEINFO}, {ifa_prefered=4294967295, ifa_valid=4294967295, cstamp=745266, tstamp=745434}}, {{nla_len=8, nla_type=IFA_FLAGS}, IFA_F_PERMANENT|IFA_F_NOPREFIXROUTE}]}], iov_len=4096}], msg_iovlen=1, msg_controllen=0, msg_flags=0}, 0) = 144</text:p>
      <text:p text:style-name="P2789">recvmsg(9, {msg_name={sa_family=AF_NETLINK, nl_pid=0, nl_groups=00000000}, msg_namelen=12, msg_iov=[{iov_base={{len=20, type=NLMSG_DONE, flags=NLM_F_MULTI, seq=1577382169, pid=10254}, 0}, iov_len=4096}], msg_iovlen=1, msg_controllen=0, msg_flags=0}, 0) = 20</text:p>
      <text:p text:style-name="P2790">close(9) <text:s text:c="11"/><text:s text:c="20"/>= 0</text:p>
      <text:p text:style-name="P2791">socket(AF_INET, SOCK_STREAM|SOCK_CLOEXEC, IPPROTO_TCP) = 9</text:p>
      <text:p text:style-name="P2792">setsockopt(9, SOL_SOCKET, SO_REUSEADDR, [1], 4) = 0</text:p>
      <text:p text:style-name="P2793">bind(9, {sa_family=AF_INET, sin_port=htons(30000), sin_addr=inet_addr("127.0.0.1")}, 16) = 0</text:p>
      <text:p text:style-name="P2794">listen(9, 100) <text:s text:c="13"/><text:s text:c="12"/>= 0</text:p>
      <text:p text:style-name="P2795">getsockname(9, {sa_family=AF_INET, sin_port=htons(30000), sin_addr=inet_addr("127.0.0.1")}, [128-&gt;16]) = 0</text:p>
      <text:p text:style-name="P2796">write(6, "\1\0\0\0\0\0\0\0", 8) <text:s text:c="8"/>= 8</text:p>
      <text:p text:style-name="P2797">write(8, "\1\0\0\0\0\0\0\0", 8) <text:s text:c="8"/>= 8</text:p>
      <text:p text:style-name="P2798">fstat(0, {st_mode=S_IFCHR|0620, st_rdev=makedev(136, 0), ...}) = 0</text:p>
      <text:p text:style-name="P2799">read(0, create 1</text:p>
      <text:p text:style-name="P2800">"create 1\n", 1024) <text:s text:c="12"/>= 9</text:p>
      <text:p text:style-name="P2801">clone(child_stack=NULL, flags=CLONE_CHILD_CLEARTID|CLONE_CHILD_SETTID|SIGCHLD, child_tidptr=0x7f48cb88fe50) = 10257</text:p>
      <text:p text:style-name="P2802">poll([{fd=8, events=POLLIN}], 1, 0) <text:s text:c="4"/>= 1 ([{fd=8, revents=POLLIN}])</text:p>
      <text:p text:style-name="P2803">read(8, "\1\0\0\0\0\0\0\0", 8) <text:s text:c="9"/>= 8</text:p>
      <text:p text:style-name="P2804">poll([{fd=8, events=POLLIN}], 1, 0) <text:s text:c="4"/>= 0 (Timeout)</text:p>
      <text:p text:style-name="P2805">write(6, "\1\0\0\0\0\0\0\0", 8) <text:s text:c="8"/>= 8</text:p>
      <text:p text:style-name="P2806">poll([{fd=8, events=POLLIN}], 1, -1) <text:s text:c="3"/>= 1 ([{fd=8, revents=POLLIN}])</text:p>
      <text:p text:style-name="P2807">read(8,<text:s/>"\1\0\0\0\0\0\0\0", 8) <text:s text:c="9"/>= 8</text:p>
      <text:soft-page-break/>
      <text:p text:style-name="P2808">poll([{fd=8, events=POLLIN}], 1, 0) <text:s text:c="4"/>= 0 (Timeout)</text:p>
      <text:p text:style-name="P2809">write(6, "\1\0\0\0\0\0\0\0", 8) <text:s text:c="8"/>= 8</text:p>
      <text:p text:style-name="P2810">fstat(1, {st_mode=S_IFCHR|0620, st_rdev=makedev(136, 0), ...}) = 0</text:p>
      <text:p text:style-name="P2811">write(1, "Ok:10200\n", 9Ok:10200</text:p>
      <text:p text:style-name="P2812">) <text:s text:c="14"/>= 9</text:p>
      <text:p text:style-name="P2813">read(0, create 2</text:p>
      <text:p text:style-name="P2814">"create 2\n", 1024) <text:s text:c="12"/>= 9</text:p>
      <text:p text:style-name="P2815">poll([{fd=8, events=POLLIN}], 1, 0) <text:s text:c="4"/>= 1 ([{fd=8, revents=POLLIN}])</text:p>
      <text:p text:style-name="P2816">read(8, "\1\0\0\0\0\0\0\0", 8) <text:s text:c="9"/>= 8</text:p>
      <text:p text:style-name="P2817">poll([{fd=8, events=POLLIN}], 1, 0) <text:s text:c="4"/>= 0 (Timeout)</text:p>
      <text:p text:style-name="P2818">write(6, "\1\0\0\0\0\0\0\0", 8) <text:s text:c="4"/><text:s text:c="4"/>= 8</text:p>
      <text:p text:style-name="P2819">poll([{fd=8, events=POLLIN}], 1, -1) <text:s text:c="3"/>= 1 ([{fd=8, revents=POLLIN}])</text:p>
      <text:p text:style-name="P2820">read(8, "\1\0\0\0\0\0\0\0", 8) <text:s text:c="9"/>= 8</text:p>
      <text:p text:style-name="P2821">poll([{fd=8, events=POLLIN}], 1, 0) <text:s text:c="4"/>= 0 (Timeout)</text:p>
      <text:p text:style-name="P2822">write(1, "Ok:10262\n", 9Ok:10262</text:p>
      <text:p text:style-name="P2823">) <text:s text:c="14"/>= 9</text:p>
      <text:p text:style-name="P2824">read(0, exec 2 3 1 2 3</text:p>
      <text:p text:style-name="P2825">"exec 2 3 1 2 3\n", 1024) <text:s text:c="6"/>= 15</text:p>
      <text:p text:style-name="P2826">poll([{fd=8, events=POLLIN}], 1, 0) <text:s text:c="4"/>= 0 (Timeout)</text:p>
      <text:p text:style-name="P2827">write(6, "\1\0\0\0\0\0\0\0", 8) <text:s text:c="8"/>= 8</text:p>
      <text:p text:style-name="P2828">poll([{fd=8, events=POLLIN}], 1, -1) <text:s text:c="3"/>= 1 ([{fd=8, revents=POLLIN}])</text:p>
      <text:p text:style-name="P2829">read(8, "\1\0\0\0\0\0\0\0", 8) <text:s text:c="9"/>= 8</text:p>
      <text:p text:style-name="P2830">poll([{fd=8, events=POLLIN}], 1, 0) <text:s text:c="4"/>= 0 (Timeout)</text:p>
      <text:p text:style-name="P2831">write(6, "\1\0\0\0\0\0\0\0", 8) <text:s text:c="8"/>= 8</text:p>
      <text:p text:style-name="P2832">write(1, "Error:2: Not found\n", 19Error:2: Not found</text:p>
      <text:p text:style-name="P2833">) <text:s text:c="3"/>= 19</text:p>
      <text:p text:style-name="P2834">read(0, exit</text:p>
      <text:p text:style-name="P2835">"exit\n", 1024) <text:s text:c="16"/>= 5</text:p>
      <text:p text:style-name="P2836">write(4, "\1\0\0\0\0\0\0\0", 8) <text:s text:c="8"/>= 8</text:p>
      <text:soft-page-break/>
      <text:p text:style-name="P2837">write(8, "\1\0\0\0\0\0\0\0", 8) <text:s text:c="8"/>= 8</text:p>
      <text:p text:style-name="P2838">poll([{fd=3, events=POLLIN}], 1, -1) <text:s text:c="3"/>= 1 ([{fd=3, revents=POLLIN}])</text:p>
      <text:p text:style-name="P2839">read(3, "\1\0\0\0\0\0\0\0", 8) <text:s text:c="9"/>= 8</text:p>
      <text:p text:style-name="P2840">write(6, "\1\0\0\0\0\0\0\0", 8) <text:s text:c="8"/>= 8</text:p>
      <text:p text:style-name="P2841">close(7) <text:s text:c="31"/>= 0</text:p>
      <text:p text:style-name="P2842">close(6)<text:s/><text:s text:c="31"/>= 0</text:p>
      <text:p text:style-name="P2843">close(5) <text:s text:c="31"/>= 0</text:p>
      <text:p text:style-name="P2844">close(4) <text:s text:c="31"/>= 0</text:p>
      <text:p text:style-name="P2845">close(3) <text:s text:c="31"/>= 0</text:p>
      <text:p text:style-name="P2846">lseek(0, -1, SEEK_CUR) <text:s text:c="17"/>= -1 ESPIPE (Illegal seek)</text:p>
      <text:p text:style-name="Standard">exit_group(0) <text:s text:c="8"/><text:s text:c="18"/>= ?</text:p>
      <text:p text:style-name="Standard">+++ exited with 0 +++</text:p>
      <text:h text:style-name="Заголовок1" text:outline-level="1">Вывод</text:h>
      <text:p text:style-name="Standard">В результате данной лабораторной работы я научилась работать с технологией очереди сообщений, создавать программы, создающие и связывающие процессы в определенные топологии. Так же я приобрела полезные навыки в отладке многопроцессорных приложений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erif" svg:font-family="Liberation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DejaVu Sans Mono" svg:font-family="DejaVu Sans Mono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text-align="center" fo:margin-top="0.1666in" fo:margin-bottom="0in"/>
      <style:text-properties fo:font-weight="bold" style:font-weight-asian="bold" fo:color="#4F81BD" fo:font-size="18pt" style:font-size-asian="18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style:punctuation-wrap="simple" fo:margin-bottom="0.1111in" fo:line-height="105%"/>
      <style:text-properties style:font-name="Liberation Serif" fo:font-size="14pt" style:font-size-asian="14pt" style:font-size-complex="11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Standard" style:default-outline-level="1">
      <style:paragraph-properties fo:margin-top="0.3333in" fo:line-height="115%"/>
      <style:text-properties style:font-weight-complex="bold" fo:font-size="14pt" style:font-size-asian="14pt" style:font-size-complex="14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1666in" fo:margin-bottom="0.0833in"/>
      <style:text-properties style:font-name-complex="Calibri" fo:font-weight="bold" style:font-weight-asian="bold" style:font-weight-complex="bold" fo:font-size="10pt" style:font-size-asian="10pt" style:font-size-complex="10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0833in" fo:margin-bottom="0in" fo:margin-left="0.1527in">
        <style:tab-stops/>
      </style:paragraph-properties>
      <style:text-properties style:font-name-complex="Calibri" fo:font-style="italic" style:font-style-asian="italic" style:font-style-complex="italic" fo:font-size="10pt" style:font-size-asian="10pt" style:font-size-complex="10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in" fo:margin-left="0.305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 style:auto-update="true">
      <style:paragraph-properties fo:margin-bottom="0in" fo:margin-left="0.458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bottom="0in" fo:margin-left="0.611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bottom="0in" fo:margin-left="0.7638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bottom="0in" fo:margin-left="0.91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bottom="0in" fo:margin-left="1.0694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bottom="0in" fo:margin-left="1.2222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HeaderChar" style:display-name="Header Char" style:family="text" style:parent-style-name="Основнойшрифтабзаца">
      <style:text-properties style:font-name-asian="Calibri" fo:font-size="11pt" style:font-size-asian="11pt" style:font-size-complex="11pt" style:language-asian="ru" style:country-asian="RU"/>
    </style:style>
    <style:style style:name="FooterChar" style:display-name="Footer Char" style:family="text" style:parent-style-name="Основнойшрифтабзаца">
      <style:text-properties style:font-name-asian="Calibri" fo:font-size="11pt" style:font-size-asian="11pt" style:font-size-complex="11pt" style:language-asian="ru" style:country-asian="RU"/>
    </style:style>
    <style:style style:name="Номерстраницы" style:display-name="Номер страницы" style:family="text" style:parent-style-name="Основнойшрифтабзаца"/>
    <style:style style:name="Heading1Char" style:display-name="Heading 1 Char" style:family="text" style:parent-style-name="Основнойшрифтабзаца">
      <style:text-properties style:font-name="Calibri Light" style:font-name-asian="Calibri" style:font-name-complex="DejaVu Sans" fo:color="#2F5496" fo:font-size="16pt" style:font-size-asian="16pt" style:font-size-complex="16pt" style:language-asian="ru" style:country-asian="RU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/>
    </style:style>
    <style:style style:name="ListLabel8" style:display-name="ListLabel 8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Содержимоетаблицы" style:display-name="Содержимое таблицы" style:family="paragraph" style:parent-style-name="Обычный">
      <style:paragraph-properties fo:widows="2" fo:orphans="2" text:number-lines="false" style:vertical-align="auto" fo:margin-bottom="0.1111in" fo:line-height="105%"/>
      <style:text-properties style:font-name-complex="Times New Roman" fo:font-size="11pt" style:font-size-asian="11pt" style:font-size-complex="11pt" fo:hyphenate="tru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bullet>
      <text:list-level-style-bullet text:level="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bullet>
      <text:list-level-style-bullet text:level="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ndchess@gmail.com</meta:initial-creator>
    <dc:creator>Julia Obydenkova</dc:creator>
    <meta:creation-date>2020-11-23T11:50:00Z</meta:creation-date>
    <dc:date>2020-11-23T15:16:00Z</dc:date>
    <meta:template xlink:href="Normal" xlink:type="simple"/>
    <meta:editing-cycles>5</meta:editing-cycles>
    <meta:editing-duration>PT116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4" meta:paragraph-count="117" meta:word-count="8764" meta:character-count="58605" meta:row-count="416" meta:non-whitespace-character-count="49958"/>
  </office:meta>
</office:document-meta>
</file>